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1.5701in"/>
    </style:style>
    <style:style style:name="co5" style:family="table-column">
      <style:table-column-properties fo:break-before="auto" style:column-width="1.5028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.resume" table:style-name="ta1">
        <table:shapes>
          <draw:frame draw:z-index="0" draw:style-name="gr1" draw:text-style-name="P1" svg:width="9.163in" svg:height="3.5469in" svg:x="11.9886in" svg:y="3.6709in">
            <draw:object draw:notify-on-update-of-ranges="'df.resume'.B1:'df.resume'.B1 'df.resume'.B2:'df.resume'.B50 'df.resume'.E1:'df.resume'.E1 'df.resume'.E2:'df.resume'.E50 'df.resume'.F1:'df.resume'.F1 'df.resume'.F2:'df.resume'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1228in" svg:height="5.1913in" svg:x="11.965in" svg:y="7.1732in">
            <draw:object draw:notify-on-update-of-ranges="'df.resume'.B51:'df.resume'.B100 'df.resume'.E51:'df.resume'.E100 'df.resume'.F51:'df.resume'.F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0217in" svg:height="3.5469in" svg:x="12.0169in" svg:y="12.4268in">
            <draw:object draw:notify-on-update-of-ranges="'df.resume'.B101:'df.resume'.B150 'df.resume'.E101:'df.resume'.E150 'df.resume'.F101:'df.resume'.F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y_re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Ulow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MS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  <table:table-cell office:value-type="float" office:value="27.685718536377" calcext:value-type="float">
            <text:p>27.685718536377</text:p>
          </table:table-cell>
          <table:table-cell office:value-type="float" office:value="8.95629501342773" calcext:value-type="float">
            <text:p>8.95629501342773</text:p>
          </table:table-cell>
          <table:table-cell office:value-type="float" office:value="18.7294235229492" calcext:value-type="float">
            <text:p>18.7294235229492</text:p>
          </table:table-cell>
          <table:table-cell office:value-type="float" office:value="36.6420135498047" calcext:value-type="float">
            <text:p>36.6420135498047</text:p>
          </table:table-cell>
          <table:table-cell table:formula="of:=IF(AND([.B2]&gt;=[.E2];[.B2]&lt;=[.F2]);0;1)" office:value-type="float" office:value="1" calcext:value-type="float">
            <text:p>1</text:p>
          </table:table-cell>
          <table:table-cell table:formula="of:=([.B2]-[.C2])^2" office:value-type="float" office:value="88.467541185545" calcext:value-type="float">
            <text:p>88.4675411855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02" calcext:value-type="float">
            <text:p>31.02</text:p>
          </table:table-cell>
          <table:table-cell office:value-type="float" office:value="31.0007266998291" calcext:value-type="float">
            <text:p>31.0007266998291</text:p>
          </table:table-cell>
          <table:table-cell office:value-type="float" office:value="11.0933427810669" calcext:value-type="float">
            <text:p>11.0933427810669</text:p>
          </table:table-cell>
          <table:table-cell office:value-type="float" office:value="19.9073839187622" calcext:value-type="float">
            <text:p>19.9073839187622</text:p>
          </table:table-cell>
          <table:table-cell office:value-type="float" office:value="42.094069480896" calcext:value-type="float">
            <text:p>42.094069480896</text:p>
          </table:table-cell>
          <table:table-cell table:formula="of:=IF(AND([.B3]&gt;=[.E3];[.B3]&lt;=[.F3]);0;1)" office:value-type="float" office:value="0" calcext:value-type="float">
            <text:p>0</text:p>
          </table:table-cell>
          <table:table-cell table:formula="of:=([.B3]-[.C3])^2" office:value-type="float" office:value="0.000371460099477537" calcext:value-type="float">
            <text:p>0.00037146009947753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4" calcext:value-type="float">
            <text:p>12.84</text:p>
          </table:table-cell>
          <table:table-cell office:value-type="float" office:value="14.4189882278442" calcext:value-type="float">
            <text:p>14.4189882278442</text:p>
          </table:table-cell>
          <table:table-cell office:value-type="float" office:value="4.27459287643433" calcext:value-type="float">
            <text:p>4.27459287643433</text:p>
          </table:table-cell>
          <table:table-cell office:value-type="float" office:value="10.1443953514099" calcext:value-type="float">
            <text:p>10.1443953514099</text:p>
          </table:table-cell>
          <table:table-cell office:value-type="float" office:value="18.6935811042786" calcext:value-type="float">
            <text:p>18.6935811042786</text:p>
          </table:table-cell>
          <table:table-cell table:formula="of:=IF(AND([.B4]&gt;=[.E4];[.B4]&lt;=[.F4]);0;1)" office:value-type="float" office:value="0" calcext:value-type="float">
            <text:p>0</text:p>
          </table:table-cell>
          <table:table-cell table:formula="of:=([.B4]-[.C4])^2" office:value-type="float" office:value="2.49320382367069" calcext:value-type="float">
            <text:p>2.493203823670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9" calcext:value-type="float">
            <text:p>53.9</text:p>
          </table:table-cell>
          <table:table-cell office:value-type="float" office:value="49.0534439086914" calcext:value-type="float">
            <text:p>49.0534439086914</text:p>
          </table:table-cell>
          <table:table-cell office:value-type="float" office:value="16.9665260314941" calcext:value-type="float">
            <text:p>16.9665260314941</text:p>
          </table:table-cell>
          <table:table-cell office:value-type="float" office:value="32.0869178771973" calcext:value-type="float">
            <text:p>32.0869178771973</text:p>
          </table:table-cell>
          <table:table-cell office:value-type="float" office:value="66.0199699401855" calcext:value-type="float">
            <text:p>66.0199699401855</text:p>
          </table:table-cell>
          <table:table-cell table:formula="of:=IF(AND([.B5]&gt;=[.E5];[.B5]&lt;=[.F5]);0;1)" office:value-type="float" office:value="0" calcext:value-type="float">
            <text:p>0</text:p>
          </table:table-cell>
          <table:table-cell table:formula="of:=([.B5]-[.C5])^2" office:value-type="float" office:value="23.4891059462004" calcext:value-type="float">
            <text:p>23.48910594620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7" calcext:value-type="float">
            <text:p>39.7</text:p>
          </table:table-cell>
          <table:table-cell office:value-type="float" office:value="41.9301643371582" calcext:value-type="float">
            <text:p>41.9301643371582</text:p>
          </table:table-cell>
          <table:table-cell office:value-type="float" office:value="14.088267326355" calcext:value-type="float">
            <text:p>14.088267326355</text:p>
          </table:table-cell>
          <table:table-cell office:value-type="float" office:value="27.8418970108032" calcext:value-type="float">
            <text:p>27.8418970108032</text:p>
          </table:table-cell>
          <table:table-cell office:value-type="float" office:value="56.0184316635132" calcext:value-type="float">
            <text:p>56.0184316635132</text:p>
          </table:table-cell>
          <table:table-cell table:formula="of:=IF(AND([.B6]&gt;=[.E6];[.B6]&lt;=[.F6]);0;1)" office:value-type="float" office:value="0" calcext:value-type="float">
            <text:p>0</text:p>
          </table:table-cell>
          <table:table-cell table:formula="of:=([.B6]-[.C6])^2" office:value-type="float" office:value="4.97363297073227" calcext:value-type="float">
            <text:p>4.973632970732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12" calcext:value-type="float">
            <text:p>31.12</text:p>
          </table:table-cell>
          <table:table-cell office:value-type="float" office:value="29.6898345947266" calcext:value-type="float">
            <text:p>29.6898345947266</text:p>
          </table:table-cell>
          <table:table-cell office:value-type="float" office:value="9.10042858123779" calcext:value-type="float">
            <text:p>9.10042858123779</text:p>
          </table:table-cell>
          <table:table-cell office:value-type="float" office:value="20.5894060134888" calcext:value-type="float">
            <text:p>20.5894060134888</text:p>
          </table:table-cell>
          <table:table-cell office:value-type="float" office:value="38.7902631759644" calcext:value-type="float">
            <text:p>38.7902631759644</text:p>
          </table:table-cell>
          <table:table-cell table:formula="of:=IF(AND([.B7]&gt;=[.E7];[.B7]&lt;=[.F7]);0;1)" office:value-type="float" office:value="0" calcext:value-type="float">
            <text:p>0</text:p>
          </table:table-cell>
          <table:table-cell table:formula="of:=([.B7]-[.C7])^2" office:value-type="float" office:value="2.04537308644094" calcext:value-type="float">
            <text:p>2.0453730864409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.92" calcext:value-type="float">
            <text:p>61.92</text:p>
          </table:table-cell>
          <table:table-cell office:value-type="float" office:value="55.4460906982422" calcext:value-type="float">
            <text:p>55.4460906982422</text:p>
          </table:table-cell>
          <table:table-cell office:value-type="float" office:value="10.8303270339966" calcext:value-type="float">
            <text:p>10.8303270339966</text:p>
          </table:table-cell>
          <table:table-cell office:value-type="float" office:value="44.6157636642456" calcext:value-type="float">
            <text:p>44.6157636642456</text:p>
          </table:table-cell>
          <table:table-cell office:value-type="float" office:value="66.2764177322388" calcext:value-type="float">
            <text:p>66.2764177322388</text:p>
          </table:table-cell>
          <table:table-cell table:formula="of:=IF(AND([.B8]&gt;=[.E8];[.B8]&lt;=[.F8]);0;1)" office:value-type="float" office:value="0" calcext:value-type="float">
            <text:p>0</text:p>
          </table:table-cell>
          <table:table-cell table:formula="of:=([.B8]-[.C8])^2" office:value-type="float" office:value="41.9115016473864" calcext:value-type="float">
            <text:p>41.91150164738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.81" calcext:value-type="float">
            <text:p>56.81</text:p>
          </table:table-cell>
          <table:table-cell office:value-type="float" office:value="51.0569038391113" calcext:value-type="float">
            <text:p>51.0569038391113</text:p>
          </table:table-cell>
          <table:table-cell office:value-type="float" office:value="16.1999893188477" calcext:value-type="float">
            <text:p>16.1999893188477</text:p>
          </table:table-cell>
          <table:table-cell office:value-type="float" office:value="34.8569145202637" calcext:value-type="float">
            <text:p>34.8569145202637</text:p>
          </table:table-cell>
          <table:table-cell office:value-type="float" office:value="67.256893157959" calcext:value-type="float">
            <text:p>67.256893157959</text:p>
          </table:table-cell>
          <table:table-cell table:formula="of:=IF(AND([.B9]&gt;=[.E9];[.B9]&lt;=[.F9]);0;1)" office:value-type="float" office:value="0" calcext:value-type="float">
            <text:p>0</text:p>
          </table:table-cell>
          <table:table-cell table:formula="of:=([.B9]-[.C9])^2" office:value-type="float" office:value="33.098115436432" calcext:value-type="float">
            <text:p>33.0981154364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87" calcext:value-type="float">
            <text:p>40.87</text:p>
          </table:table-cell>
          <table:table-cell office:value-type="float" office:value="44.2931442260742" calcext:value-type="float">
            <text:p>44.2931442260742</text:p>
          </table:table-cell>
          <table:table-cell office:value-type="float" office:value="10.7768020629883" calcext:value-type="float">
            <text:p>10.7768020629883</text:p>
          </table:table-cell>
          <table:table-cell office:value-type="float" office:value="33.5163421630859" calcext:value-type="float">
            <text:p>33.5163421630859</text:p>
          </table:table-cell>
          <table:table-cell office:value-type="float" office:value="55.0699462890625" calcext:value-type="float">
            <text:p>55.0699462890625</text:p>
          </table:table-cell>
          <table:table-cell table:formula="of:=IF(AND([.B10]&gt;=[.E10];[.B10]&lt;=[.F10]);0;1)" office:value-type="float" office:value="0" calcext:value-type="float">
            <text:p>0</text:p>
          </table:table-cell>
          <table:table-cell table:formula="of:=([.B10]-[.C10])^2" office:value-type="float" office:value="11.7179163925053" calcext:value-type="float">
            <text:p>11.717916392505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42.8519248962402" calcext:value-type="float">
            <text:p>42.8519248962402</text:p>
          </table:table-cell>
          <table:table-cell office:value-type="float" office:value="12.988938331604" calcext:value-type="float">
            <text:p>12.988938331604</text:p>
          </table:table-cell>
          <table:table-cell office:value-type="float" office:value="29.8629865646362" calcext:value-type="float">
            <text:p>29.8629865646362</text:p>
          </table:table-cell>
          <table:table-cell office:value-type="float" office:value="55.8408632278442" calcext:value-type="float">
            <text:p>55.8408632278442</text:p>
          </table:table-cell>
          <table:table-cell table:formula="of:=IF(AND([.B11]&gt;=[.E11];[.B11]&lt;=[.F11]);0;1)" office:value-type="float" office:value="0" calcext:value-type="float">
            <text:p>0</text:p>
          </table:table-cell>
          <table:table-cell table:formula="of:=([.B11]-[.C11])^2" office:value-type="float" office:value="0.420001340113231" calcext:value-type="float">
            <text:p>0.4200013401132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3" calcext:value-type="float">
            <text:p>64.3</text:p>
          </table:table-cell>
          <table:table-cell office:value-type="float" office:value="65.2910079956055" calcext:value-type="float">
            <text:p>65.2910079956055</text:p>
          </table:table-cell>
          <table:table-cell office:value-type="float" office:value="12.0410280227661" calcext:value-type="float">
            <text:p>12.0410280227661</text:p>
          </table:table-cell>
          <table:table-cell office:value-type="float" office:value="53.2499799728394" calcext:value-type="float">
            <text:p>53.2499799728394</text:p>
          </table:table-cell>
          <table:table-cell office:value-type="float" office:value="77.3320360183716" calcext:value-type="float">
            <text:p>77.3320360183716</text:p>
          </table:table-cell>
          <table:table-cell table:formula="of:=IF(AND([.B12]&gt;=[.E12];[.B12]&lt;=[.F12]);0;1)" office:value-type="float" office:value="0" calcext:value-type="float">
            <text:p>0</text:p>
          </table:table-cell>
          <table:table-cell table:formula="of:=([.B12]-[.C12])^2" office:value-type="float" office:value="0.982096847353974" calcext:value-type="float">
            <text:p>0.98209684735397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1" calcext:value-type="float">
            <text:p>24.1</text:p>
          </table:table-cell>
          <table:table-cell office:value-type="float" office:value="42.6183471679687" calcext:value-type="float">
            <text:p>42.6183471679687</text:p>
          </table:table-cell>
          <table:table-cell office:value-type="float" office:value="11.9365653991699" calcext:value-type="float">
            <text:p>11.9365653991699</text:p>
          </table:table-cell>
          <table:table-cell office:value-type="float" office:value="30.6817817687988" calcext:value-type="float">
            <text:p>30.6817817687988</text:p>
          </table:table-cell>
          <table:table-cell office:value-type="float" office:value="54.5549125671387" calcext:value-type="float">
            <text:p>54.5549125671387</text:p>
          </table:table-cell>
          <table:table-cell table:formula="of:=IF(AND([.B13]&gt;=[.E13];[.B13]&lt;=[.F13]);0;1)" office:value-type="float" office:value="1" calcext:value-type="float">
            <text:p>1</text:p>
          </table:table-cell>
          <table:table-cell table:formula="of:=([.B13]-[.C13])^2" office:value-type="float" office:value="342.929181833416" calcext:value-type="float">
            <text:p>342.9291818334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85" calcext:value-type="float">
            <text:p>11.85</text:p>
          </table:table-cell>
          <table:table-cell office:value-type="float" office:value="15.9570436477661" calcext:value-type="float">
            <text:p>15.9570436477661</text:p>
          </table:table-cell>
          <table:table-cell office:value-type="float" office:value="2.97938561439514" calcext:value-type="float">
            <text:p>2.97938561439514</text:p>
          </table:table-cell>
          <table:table-cell office:value-type="float" office:value="12.977658033371" calcext:value-type="float">
            <text:p>12.977658033371</text:p>
          </table:table-cell>
          <table:table-cell office:value-type="float" office:value="18.9364292621613" calcext:value-type="float">
            <text:p>18.9364292621613</text:p>
          </table:table-cell>
          <table:table-cell table:formula="of:=IF(AND([.B14]&gt;=[.E14];[.B14]&lt;=[.F14]);0;1)" office:value-type="float" office:value="1" calcext:value-type="float">
            <text:p>1</text:p>
          </table:table-cell>
          <table:table-cell table:formula="of:=([.B14]-[.C14])^2" office:value-type="float" office:value="16.867807524656" calcext:value-type="float">
            <text:p>16.8678075246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9" calcext:value-type="float">
            <text:p>54.9</text:p>
          </table:table-cell>
          <table:table-cell office:value-type="float" office:value="53.528980255127" calcext:value-type="float">
            <text:p>53.528980255127</text:p>
          </table:table-cell>
          <table:table-cell office:value-type="float" office:value="10.0961103439331" calcext:value-type="float">
            <text:p>10.0961103439331</text:p>
          </table:table-cell>
          <table:table-cell office:value-type="float" office:value="43.4328699111939" calcext:value-type="float">
            <text:p>43.4328699111939</text:p>
          </table:table-cell>
          <table:table-cell office:value-type="float" office:value="63.6250905990601" calcext:value-type="float">
            <text:p>63.6250905990601</text:p>
          </table:table-cell>
          <table:table-cell table:formula="of:=IF(AND([.B15]&gt;=[.E15];[.B15]&lt;=[.F15]);0;1)" office:value-type="float" office:value="0" calcext:value-type="float">
            <text:p>0</text:p>
          </table:table-cell>
          <table:table-cell table:formula="of:=([.B15]-[.C15])^2" office:value-type="float" office:value="1.87969514083175" calcext:value-type="float">
            <text:p>1.8796951408317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.94" calcext:value-type="float">
            <text:p>55.94</text:p>
          </table:table-cell>
          <table:table-cell office:value-type="float" office:value="48.2329406738281" calcext:value-type="float">
            <text:p>48.2329406738281</text:p>
          </table:table-cell>
          <table:table-cell office:value-type="float" office:value="9.90629386901856" calcext:value-type="float">
            <text:p>9.90629386901856</text:p>
          </table:table-cell>
          <table:table-cell office:value-type="float" office:value="38.3266468048096" calcext:value-type="float">
            <text:p>38.3266468048096</text:p>
          </table:table-cell>
          <table:table-cell office:value-type="float" office:value="58.1392345428467" calcext:value-type="float">
            <text:p>58.1392345428467</text:p>
          </table:table-cell>
          <table:table-cell table:formula="of:=IF(AND([.B16]&gt;=[.E16];[.B16]&lt;=[.F16]);0;1)" office:value-type="float" office:value="0" calcext:value-type="float">
            <text:p>0</text:p>
          </table:table-cell>
          <table:table-cell table:formula="of:=([.B16]-[.C16])^2" office:value-type="float" office:value="59.3987634571328" calcext:value-type="float">
            <text:p>59.398763457132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92" calcext:value-type="float">
            <text:p>24.92</text:p>
          </table:table-cell>
          <table:table-cell office:value-type="float" office:value="23.3522891998291" calcext:value-type="float">
            <text:p>23.3522891998291</text:p>
          </table:table-cell>
          <table:table-cell office:value-type="float" office:value="4.62076044082642" calcext:value-type="float">
            <text:p>4.62076044082642</text:p>
          </table:table-cell>
          <table:table-cell office:value-type="float" office:value="18.7315287590027" calcext:value-type="float">
            <text:p>18.7315287590027</text:p>
          </table:table-cell>
          <table:table-cell office:value-type="float" office:value="27.9730496406555" calcext:value-type="float">
            <text:p>27.9730496406555</text:p>
          </table:table-cell>
          <table:table-cell table:formula="of:=IF(AND([.B17]&gt;=[.E17];[.B17]&lt;=[.F17]);0;1)" office:value-type="float" office:value="0" calcext:value-type="float">
            <text:p>0</text:p>
          </table:table-cell>
          <table:table-cell table:formula="of:=([.B17]-[.C17])^2" office:value-type="float" office:value="2.45771715297248" calcext:value-type="float">
            <text:p>2.457717152972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63" calcext:value-type="float">
            <text:p>22.63</text:p>
          </table:table-cell>
          <table:table-cell office:value-type="float" office:value="26.6115570068359" calcext:value-type="float">
            <text:p>26.6115570068359</text:p>
          </table:table-cell>
          <table:table-cell office:value-type="float" office:value="6.77202844619751" calcext:value-type="float">
            <text:p>6.77202844619751</text:p>
          </table:table-cell>
          <table:table-cell office:value-type="float" office:value="19.8395285606384" calcext:value-type="float">
            <text:p>19.8395285606384</text:p>
          </table:table-cell>
          <table:table-cell office:value-type="float" office:value="33.3835854530334" calcext:value-type="float">
            <text:p>33.3835854530334</text:p>
          </table:table-cell>
          <table:table-cell table:formula="of:=IF(AND([.B18]&gt;=[.E18];[.B18]&lt;=[.F18]);0;1)" office:value-type="float" office:value="0" calcext:value-type="float">
            <text:p>0</text:p>
          </table:table-cell>
          <table:table-cell table:formula="of:=([.B18]-[.C18])^2" office:value-type="float" office:value="15.8527961986844" calcext:value-type="float">
            <text:p>15.852796198684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.46" calcext:value-type="float">
            <text:p>38.46</text:p>
          </table:table-cell>
          <table:table-cell office:value-type="float" office:value="43.2252197265625" calcext:value-type="float">
            <text:p>43.2252197265625</text:p>
          </table:table-cell>
          <table:table-cell office:value-type="float" office:value="10.7161884307861" calcext:value-type="float">
            <text:p>10.7161884307861</text:p>
          </table:table-cell>
          <table:table-cell office:value-type="float" office:value="32.5090312957764" calcext:value-type="float">
            <text:p>32.5090312957764</text:p>
          </table:table-cell>
          <table:table-cell office:value-type="float" office:value="53.9414081573486" calcext:value-type="float">
            <text:p>53.9414081573486</text:p>
          </table:table-cell>
          <table:table-cell table:formula="of:=IF(AND([.B19]&gt;=[.E19];[.B19]&lt;=[.F19]);0;1)" office:value-type="float" office:value="0" calcext:value-type="float">
            <text:p>0</text:p>
          </table:table-cell>
          <table:table-cell table:formula="of:=([.B19]-[.C19])^2" office:value-type="float" office:value="22.7073190424204" calcext:value-type="float">
            <text:p>22.70731904242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45" calcext:value-type="float">
            <text:p>31.45</text:p>
          </table:table-cell>
          <table:table-cell office:value-type="float" office:value="29.7943897247314" calcext:value-type="float">
            <text:p>29.7943897247314</text:p>
          </table:table-cell>
          <table:table-cell office:value-type="float" office:value="6.61660242080689" calcext:value-type="float">
            <text:p>6.61660242080689</text:p>
          </table:table-cell>
          <table:table-cell office:value-type="float" office:value="23.1777873039246" calcext:value-type="float">
            <text:p>23.1777873039246</text:p>
          </table:table-cell>
          <table:table-cell office:value-type="float" office:value="36.4109921455383" calcext:value-type="float">
            <text:p>36.4109921455383</text:p>
          </table:table-cell>
          <table:table-cell table:formula="of:=IF(AND([.B20]&gt;=[.E20];[.B20]&lt;=[.F20]);0;1)" office:value-type="float" office:value="0" calcext:value-type="float">
            <text:p>0</text:p>
          </table:table-cell>
          <table:table-cell table:formula="of:=([.B20]-[.C20])^2" office:value-type="float" office:value="2.74104538357482" calcext:value-type="float">
            <text:p>2.7410453835748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02" calcext:value-type="float">
            <text:p>28.02</text:p>
          </table:table-cell>
          <table:table-cell office:value-type="float" office:value="24.8919792175293" calcext:value-type="float">
            <text:p>24.8919792175293</text:p>
          </table:table-cell>
          <table:table-cell office:value-type="float" office:value="6.09825849533081" calcext:value-type="float">
            <text:p>6.09825849533081</text:p>
          </table:table-cell>
          <table:table-cell office:value-type="float" office:value="18.7937207221985" calcext:value-type="float">
            <text:p>18.7937207221985</text:p>
          </table:table-cell>
          <table:table-cell office:value-type="float" office:value="30.9902377128601" calcext:value-type="float">
            <text:p>30.9902377128601</text:p>
          </table:table-cell>
          <table:table-cell table:formula="of:=IF(AND([.B21]&gt;=[.E21];[.B21]&lt;=[.F21]);0;1)" office:value-type="float" office:value="0" calcext:value-type="float">
            <text:p>0</text:p>
          </table:table-cell>
          <table:table-cell table:formula="of:=([.B21]-[.C21])^2" office:value-type="float" office:value="9.78451401556863" calcext:value-type="float">
            <text:p>9.7845140155686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1" calcext:value-type="float">
            <text:p>14.31</text:p>
          </table:table-cell>
          <table:table-cell office:value-type="float" office:value="17.0194835662842" calcext:value-type="float">
            <text:p>17.0194835662842</text:p>
          </table:table-cell>
          <table:table-cell office:value-type="float" office:value="3.49820280075073" calcext:value-type="float">
            <text:p>3.49820280075073</text:p>
          </table:table-cell>
          <table:table-cell office:value-type="float" office:value="13.5212807655334" calcext:value-type="float">
            <text:p>13.5212807655334</text:p>
          </table:table-cell>
          <table:table-cell office:value-type="float" office:value="20.5176863670349" calcext:value-type="float">
            <text:p>20.5176863670349</text:p>
          </table:table-cell>
          <table:table-cell table:formula="of:=IF(AND([.B22]&gt;=[.E22];[.B22]&lt;=[.F22]);0;1)" office:value-type="float" office:value="0" calcext:value-type="float">
            <text:p>0</text:p>
          </table:table-cell>
          <table:table-cell table:formula="of:=([.B22]-[.C22])^2" office:value-type="float" office:value="7.34130119596403" calcext:value-type="float">
            <text:p>7.3413011959640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25" calcext:value-type="float">
            <text:p>55.25</text:p>
          </table:table-cell>
          <table:table-cell office:value-type="float" office:value="58.9463081359863" calcext:value-type="float">
            <text:p>58.9463081359863</text:p>
          </table:table-cell>
          <table:table-cell office:value-type="float" office:value="13.6781616210938" calcext:value-type="float">
            <text:p>13.6781616210938</text:p>
          </table:table-cell>
          <table:table-cell office:value-type="float" office:value="45.2681465148926" calcext:value-type="float">
            <text:p>45.2681465148926</text:p>
          </table:table-cell>
          <table:table-cell office:value-type="float" office:value="72.6244697570801" calcext:value-type="float">
            <text:p>72.6244697570801</text:p>
          </table:table-cell>
          <table:table-cell table:formula="of:=IF(AND([.B23]&gt;=[.E23];[.B23]&lt;=[.F23]);0;1)" office:value-type="float" office:value="0" calcext:value-type="float">
            <text:p>0</text:p>
          </table:table-cell>
          <table:table-cell table:formula="of:=([.B23]-[.C23])^2" office:value-type="float" office:value="13.6626938361587" calcext:value-type="float">
            <text:p>13.662693836158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01" calcext:value-type="float">
            <text:p>33.01</text:p>
          </table:table-cell>
          <table:table-cell office:value-type="float" office:value="28.422550201416" calcext:value-type="float">
            <text:p>28.422550201416</text:p>
          </table:table-cell>
          <table:table-cell office:value-type="float" office:value="9.14570999145508" calcext:value-type="float">
            <text:p>9.14570999145508</text:p>
          </table:table-cell>
          <table:table-cell office:value-type="float" office:value="19.2768402099609" calcext:value-type="float">
            <text:p>19.2768402099609</text:p>
          </table:table-cell>
          <table:table-cell office:value-type="float" office:value="37.5682601928711" calcext:value-type="float">
            <text:p>37.5682601928711</text:p>
          </table:table-cell>
          <table:table-cell table:formula="of:=IF(AND([.B24]&gt;=[.E24];[.B24]&lt;=[.F24]);0;1)" office:value-type="float" office:value="0" calcext:value-type="float">
            <text:p>0</text:p>
          </table:table-cell>
          <table:table-cell table:formula="of:=([.B24]-[.C24])^2" office:value-type="float" office:value="21.0446956545282" calcext:value-type="float">
            <text:p>21.04469565452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04" calcext:value-type="float">
            <text:p>27.04</text:p>
          </table:table-cell>
          <table:table-cell office:value-type="float" office:value="22.7053909301758" calcext:value-type="float">
            <text:p>22.7053909301758</text:p>
          </table:table-cell>
          <table:table-cell office:value-type="float" office:value="4.27210664749146" calcext:value-type="float">
            <text:p>4.27210664749146</text:p>
          </table:table-cell>
          <table:table-cell office:value-type="float" office:value="18.4332842826843" calcext:value-type="float">
            <text:p>18.4332842826843</text:p>
          </table:table-cell>
          <table:table-cell office:value-type="float" office:value="26.9774975776672" calcext:value-type="float">
            <text:p>26.9774975776672</text:p>
          </table:table-cell>
          <table:table-cell table:formula="of:=IF(AND([.B25]&gt;=[.E25];[.B25]&lt;=[.F25]);0;1)" office:value-type="float" office:value="1" calcext:value-type="float">
            <text:p>1</text:p>
          </table:table-cell>
          <table:table-cell table:formula="of:=([.B25]-[.C25])^2" office:value-type="float" office:value="18.7888357882024" calcext:value-type="float">
            <text:p>18.78883578820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.63" calcext:value-type="float">
            <text:p>38.63</text:p>
          </table:table-cell>
          <table:table-cell office:value-type="float" office:value="39.6524505615234" calcext:value-type="float">
            <text:p>39.6524505615234</text:p>
          </table:table-cell>
          <table:table-cell office:value-type="float" office:value="8.33837509155273" calcext:value-type="float">
            <text:p>8.33837509155273</text:p>
          </table:table-cell>
          <table:table-cell office:value-type="float" office:value="31.3140754699707" calcext:value-type="float">
            <text:p>31.3140754699707</text:p>
          </table:table-cell>
          <table:table-cell office:value-type="float" office:value="47.9908256530762" calcext:value-type="float">
            <text:p>47.9908256530762</text:p>
          </table:table-cell>
          <table:table-cell table:formula="of:=IF(AND([.B26]&gt;=[.E26];[.B26]&lt;=[.F26]);0;1)" office:value-type="float" office:value="0" calcext:value-type="float">
            <text:p>0</text:p>
          </table:table-cell>
          <table:table-cell table:formula="of:=([.B26]-[.C26])^2" office:value-type="float" office:value="1.04540515075959" calcext:value-type="float">
            <text:p>1.0454051507595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87" calcext:value-type="float">
            <text:p>67.87</text:p>
          </table:table-cell>
          <table:table-cell office:value-type="float" office:value="49.0595970153809" calcext:value-type="float">
            <text:p>49.0595970153809</text:p>
          </table:table-cell>
          <table:table-cell office:value-type="float" office:value="9.58866882324219" calcext:value-type="float">
            <text:p>9.58866882324219</text:p>
          </table:table-cell>
          <table:table-cell office:value-type="float" office:value="39.4709281921387" calcext:value-type="float">
            <text:p>39.4709281921387</text:p>
          </table:table-cell>
          <table:table-cell office:value-type="float" office:value="58.6482658386231" calcext:value-type="float">
            <text:p>58.6482658386231</text:p>
          </table:table-cell>
          <table:table-cell table:formula="of:=IF(AND([.B27]&gt;=[.E27];[.B27]&lt;=[.F27]);0;1)" office:value-type="float" office:value="1" calcext:value-type="float">
            <text:p>1</text:p>
          </table:table-cell>
          <table:table-cell table:formula="of:=([.B27]-[.C27])^2" office:value-type="float" office:value="353.831260443769" calcext:value-type="float">
            <text:p>353.83126044376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55" calcext:value-type="float">
            <text:p>55.55</text:p>
          </table:table-cell>
          <table:table-cell office:value-type="float" office:value="51.2347526550293" calcext:value-type="float">
            <text:p>51.2347526550293</text:p>
          </table:table-cell>
          <table:table-cell office:value-type="float" office:value="10.727370262146" calcext:value-type="float">
            <text:p>10.727370262146</text:p>
          </table:table-cell>
          <table:table-cell office:value-type="float" office:value="40.5073823928833" calcext:value-type="float">
            <text:p>40.5073823928833</text:p>
          </table:table-cell>
          <table:table-cell office:value-type="float" office:value="61.9621229171753" calcext:value-type="float">
            <text:p>61.9621229171753</text:p>
          </table:table-cell>
          <table:table-cell table:formula="of:=IF(AND([.B28]&gt;=[.E28];[.B28]&lt;=[.F28]);0;1)" office:value-type="float" office:value="0" calcext:value-type="float">
            <text:p>0</text:p>
          </table:table-cell>
          <table:table-cell table:formula="of:=([.B28]-[.C28])^2" office:value-type="float" office:value="18.6213596482767" calcext:value-type="float">
            <text:p>18.621359648276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6" calcext:value-type="float">
            <text:p>28.6</text:p>
          </table:table-cell>
          <table:table-cell office:value-type="float" office:value="42.6590919494629" calcext:value-type="float">
            <text:p>42.6590919494629</text:p>
          </table:table-cell>
          <table:table-cell office:value-type="float" office:value="7.39345264434814" calcext:value-type="float">
            <text:p>7.39345264434814</text:p>
          </table:table-cell>
          <table:table-cell office:value-type="float" office:value="35.2656393051147" calcext:value-type="float">
            <text:p>35.2656393051147</text:p>
          </table:table-cell>
          <table:table-cell office:value-type="float" office:value="50.052544593811" calcext:value-type="float">
            <text:p>50.052544593811</text:p>
          </table:table-cell>
          <table:table-cell table:formula="of:=IF(AND([.B29]&gt;=[.E29];[.B29]&lt;=[.F29]);0;1)" office:value-type="float" office:value="1" calcext:value-type="float">
            <text:p>1</text:p>
          </table:table-cell>
          <table:table-cell table:formula="of:=([.B29]-[.C29])^2" office:value-type="float" office:value="197.658066443452" calcext:value-type="float">
            <text:p>197.65806644345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.48" calcext:value-type="float">
            <text:p>21.48</text:p>
          </table:table-cell>
          <table:table-cell office:value-type="float" office:value="19.0150356292725" calcext:value-type="float">
            <text:p>19.0150356292725</text:p>
          </table:table-cell>
          <table:table-cell office:value-type="float" office:value="4.12926244735718" calcext:value-type="float">
            <text:p>4.12926244735718</text:p>
          </table:table-cell>
          <table:table-cell office:value-type="float" office:value="14.8857731819153" calcext:value-type="float">
            <text:p>14.8857731819153</text:p>
          </table:table-cell>
          <table:table-cell office:value-type="float" office:value="23.1442980766296" calcext:value-type="float">
            <text:p>23.1442980766296</text:p>
          </table:table-cell>
          <table:table-cell table:formula="of:=IF(AND([.B30]&gt;=[.E30];[.B30]&lt;=[.F30]);0;1)" office:value-type="float" office:value="0" calcext:value-type="float">
            <text:p>0</text:p>
          </table:table-cell>
          <table:table-cell table:formula="of:=([.B30]-[.C30])^2" office:value-type="float" office:value="6.07604934895621" calcext:value-type="float">
            <text:p>6.0760493489562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.08" calcext:value-type="float">
            <text:p>20.08</text:p>
          </table:table-cell>
          <table:table-cell office:value-type="float" office:value="18.9272708892822" calcext:value-type="float">
            <text:p>18.9272708892822</text:p>
          </table:table-cell>
          <table:table-cell office:value-type="float" office:value="4.33556270599365" calcext:value-type="float">
            <text:p>4.33556270599365</text:p>
          </table:table-cell>
          <table:table-cell office:value-type="float" office:value="14.5917081832886" calcext:value-type="float">
            <text:p>14.5917081832886</text:p>
          </table:table-cell>
          <table:table-cell office:value-type="float" office:value="23.2628335952759" calcext:value-type="float">
            <text:p>23.2628335952759</text:p>
          </table:table-cell>
          <table:table-cell table:formula="of:=IF(AND([.B31]&gt;=[.E31];[.B31]&lt;=[.F31]);0;1)" office:value-type="float" office:value="0" calcext:value-type="float">
            <text:p>0</text:p>
          </table:table-cell>
          <table:table-cell table:formula="of:=([.B31]-[.C31])^2" office:value-type="float" office:value="1.32878440269618" calcext:value-type="float">
            <text:p>1.3287844026961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82" calcext:value-type="float">
            <text:p>52.82</text:p>
          </table:table-cell>
          <table:table-cell office:value-type="float" office:value="47.3227806091309" calcext:value-type="float">
            <text:p>47.3227806091309</text:p>
          </table:table-cell>
          <table:table-cell office:value-type="float" office:value="8.31916332244873" calcext:value-type="float">
            <text:p>8.31916332244873</text:p>
          </table:table-cell>
          <table:table-cell office:value-type="float" office:value="39.0036172866821" calcext:value-type="float">
            <text:p>39.0036172866821</text:p>
          </table:table-cell>
          <table:table-cell office:value-type="float" office:value="55.6419439315796" calcext:value-type="float">
            <text:p>55.6419439315796</text:p>
          </table:table-cell>
          <table:table-cell table:formula="of:=IF(AND([.B32]&gt;=[.E32];[.B32]&lt;=[.F32]);0;1)" office:value-type="float" office:value="0" calcext:value-type="float">
            <text:p>0</text:p>
          </table:table-cell>
          <table:table-cell table:formula="of:=([.B32]-[.C32])^2" office:value-type="float" office:value="30.2194210313477" calcext:value-type="float">
            <text:p>30.219421031347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.77" calcext:value-type="float">
            <text:p>19.77</text:p>
          </table:table-cell>
          <table:table-cell office:value-type="float" office:value="23.6684703826904" calcext:value-type="float">
            <text:p>23.6684703826904</text:p>
          </table:table-cell>
          <table:table-cell office:value-type="float" office:value="5.55421161651611" calcext:value-type="float">
            <text:p>5.55421161651611</text:p>
          </table:table-cell>
          <table:table-cell office:value-type="float" office:value="18.1142587661743" calcext:value-type="float">
            <text:p>18.1142587661743</text:p>
          </table:table-cell>
          <table:table-cell office:value-type="float" office:value="29.2226819992065" calcext:value-type="float">
            <text:p>29.2226819992065</text:p>
          </table:table-cell>
          <table:table-cell table:formula="of:=IF(AND([.B33]&gt;=[.E33];[.B33]&lt;=[.F33]);0;1)" office:value-type="float" office:value="0" calcext:value-type="float">
            <text:p>0</text:p>
          </table:table-cell>
          <table:table-cell table:formula="of:=([.B33]-[.C33])^2" office:value-type="float" office:value="15.1980713247145" calcext:value-type="float">
            <text:p>15.198071324714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53" calcext:value-type="float">
            <text:p>50.53</text:p>
          </table:table-cell>
          <table:table-cell office:value-type="float" office:value="53.1590881347656" calcext:value-type="float">
            <text:p>53.1590881347656</text:p>
          </table:table-cell>
          <table:table-cell office:value-type="float" office:value="17.7594909667969" calcext:value-type="float">
            <text:p>17.7594909667969</text:p>
          </table:table-cell>
          <table:table-cell office:value-type="float" office:value="35.3995971679687" calcext:value-type="float">
            <text:p>35.3995971679687</text:p>
          </table:table-cell>
          <table:table-cell office:value-type="float" office:value="70.9185791015625" calcext:value-type="float">
            <text:p>70.9185791015625</text:p>
          </table:table-cell>
          <table:table-cell table:formula="of:=IF(AND([.B34]&gt;=[.E34];[.B34]&lt;=[.F34]);0;1)" office:value-type="float" office:value="0" calcext:value-type="float">
            <text:p>0</text:p>
          </table:table-cell>
          <table:table-cell table:formula="of:=([.B34]-[.C34])^2" office:value-type="float" office:value="6.91210442036539" calcext:value-type="float">
            <text:p>6.9121044203653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6" calcext:value-type="float">
            <text:p>55.26</text:p>
          </table:table-cell>
          <table:table-cell office:value-type="float" office:value="51.9275054931641" calcext:value-type="float">
            <text:p>51.9275054931641</text:p>
          </table:table-cell>
          <table:table-cell office:value-type="float" office:value="12.5644483566284" calcext:value-type="float">
            <text:p>12.5644483566284</text:p>
          </table:table-cell>
          <table:table-cell office:value-type="float" office:value="39.3630571365356" calcext:value-type="float">
            <text:p>39.3630571365356</text:p>
          </table:table-cell>
          <table:table-cell office:value-type="float" office:value="64.4919538497925" calcext:value-type="float">
            <text:p>64.4919538497925</text:p>
          </table:table-cell>
          <table:table-cell table:formula="of:=IF(AND([.B35]&gt;=[.E35];[.B35]&lt;=[.F35]);0;1)" office:value-type="float" office:value="0" calcext:value-type="float">
            <text:p>0</text:p>
          </table:table-cell>
          <table:table-cell table:formula="of:=([.B35]-[.C35])^2" office:value-type="float" office:value="11.1055196380917" calcext:value-type="float">
            <text:p>11.10551963809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.93" calcext:value-type="float">
            <text:p>46.93</text:p>
          </table:table-cell>
          <table:table-cell office:value-type="float" office:value="46.5527496337891" calcext:value-type="float">
            <text:p>46.5527496337891</text:p>
          </table:table-cell>
          <table:table-cell office:value-type="float" office:value="13.6651592254639" calcext:value-type="float">
            <text:p>13.6651592254639</text:p>
          </table:table-cell>
          <table:table-cell office:value-type="float" office:value="32.8875904083252" calcext:value-type="float">
            <text:p>32.8875904083252</text:p>
          </table:table-cell>
          <table:table-cell office:value-type="float" office:value="60.2179088592529" calcext:value-type="float">
            <text:p>60.2179088592529</text:p>
          </table:table-cell>
          <table:table-cell table:formula="of:=IF(AND([.B36]&gt;=[.E36];[.B36]&lt;=[.F36]);0;1)" office:value-type="float" office:value="0" calcext:value-type="float">
            <text:p>0</text:p>
          </table:table-cell>
          <table:table-cell table:formula="of:=([.B36]-[.C36])^2" office:value-type="float" office:value="0.142317838806286" calcext:value-type="float">
            <text:p>0.14231783880628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76" calcext:value-type="float">
            <text:p>35.76</text:p>
          </table:table-cell>
          <table:table-cell office:value-type="float" office:value="33.3448638916016" calcext:value-type="float">
            <text:p>33.3448638916016</text:p>
          </table:table-cell>
          <table:table-cell office:value-type="float" office:value="8.11213684082031" calcext:value-type="float">
            <text:p>8.11213684082031</text:p>
          </table:table-cell>
          <table:table-cell office:value-type="float" office:value="25.2327270507813" calcext:value-type="float">
            <text:p>25.2327270507813</text:p>
          </table:table-cell>
          <table:table-cell office:value-type="float" office:value="41.4570007324219" calcext:value-type="float">
            <text:p>41.4570007324219</text:p>
          </table:table-cell>
          <table:table-cell table:formula="of:=IF(AND([.B37]&gt;=[.E37];[.B37]&lt;=[.F37]);0;1)" office:value-type="float" office:value="0" calcext:value-type="float">
            <text:p>0</text:p>
          </table:table-cell>
          <table:table-cell table:formula="of:=([.B37]-[.C37])^2" office:value-type="float" office:value="5.83288242208994" calcext:value-type="float">
            <text:p>5.8328824220899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.74" calcext:value-type="float">
            <text:p>23.74</text:p>
          </table:table-cell>
          <table:table-cell office:value-type="float" office:value="25.4104232788086" calcext:value-type="float">
            <text:p>25.4104232788086</text:p>
          </table:table-cell>
          <table:table-cell office:value-type="float" office:value="7.30153894424439" calcext:value-type="float">
            <text:p>7.30153894424439</text:p>
          </table:table-cell>
          <table:table-cell office:value-type="float" office:value="18.1088843345642" calcext:value-type="float">
            <text:p>18.1088843345642</text:p>
          </table:table-cell>
          <table:table-cell office:value-type="float" office:value="32.711962223053" calcext:value-type="float">
            <text:p>32.711962223053</text:p>
          </table:table-cell>
          <table:table-cell table:formula="of:=IF(AND([.B38]&gt;=[.E38];[.B38]&lt;=[.F38]);0;1)" office:value-type="float" office:value="0" calcext:value-type="float">
            <text:p>0</text:p>
          </table:table-cell>
          <table:table-cell table:formula="of:=([.B38]-[.C38])^2" office:value-type="float" office:value="2.79031393038566" calcext:value-type="float">
            <text:p>2.7903139303856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56" calcext:value-type="float">
            <text:p>25.56</text:p>
          </table:table-cell>
          <table:table-cell office:value-type="float" office:value="29.9948081970215" calcext:value-type="float">
            <text:p>29.9948081970215</text:p>
          </table:table-cell>
          <table:table-cell office:value-type="float" office:value="8.44040679931641" calcext:value-type="float">
            <text:p>8.44040679931641</text:p>
          </table:table-cell>
          <table:table-cell office:value-type="float" office:value="21.5544013977051" calcext:value-type="float">
            <text:p>21.5544013977051</text:p>
          </table:table-cell>
          <table:table-cell office:value-type="float" office:value="38.4352149963379" calcext:value-type="float">
            <text:p>38.4352149963379</text:p>
          </table:table-cell>
          <table:table-cell table:formula="of:=IF(AND([.B39]&gt;=[.E39];[.B39]&lt;=[.F39]);0;1)" office:value-type="float" office:value="0" calcext:value-type="float">
            <text:p>0</text:p>
          </table:table-cell>
          <table:table-cell table:formula="of:=([.B39]-[.C39])^2" office:value-type="float" office:value="19.667523744369" calcext:value-type="float">
            <text:p>19.66752374436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57" calcext:value-type="float">
            <text:p>15.57</text:p>
          </table:table-cell>
          <table:table-cell office:value-type="float" office:value="17.5728855133057" calcext:value-type="float">
            <text:p>17.5728855133057</text:p>
          </table:table-cell>
          <table:table-cell office:value-type="float" office:value="7.60120916366577" calcext:value-type="float">
            <text:p>7.60120916366577</text:p>
          </table:table-cell>
          <table:table-cell office:value-type="float" office:value="9.97167634963989" calcext:value-type="float">
            <text:p>9.97167634963989</text:p>
          </table:table-cell>
          <table:table-cell office:value-type="float" office:value="25.1740946769714" calcext:value-type="float">
            <text:p>25.1740946769714</text:p>
          </table:table-cell>
          <table:table-cell table:formula="of:=IF(AND([.B40]&gt;=[.E40];[.B40]&lt;=[.F40]);0;1)" office:value-type="float" office:value="0" calcext:value-type="float">
            <text:p>0</text:p>
          </table:table-cell>
          <table:table-cell table:formula="of:=([.B40]-[.C40])^2" office:value-type="float" office:value="4.01155037940969" calcext:value-type="float">
            <text:p>4.0115503794096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91" calcext:value-type="float">
            <text:p>26.91</text:p>
          </table:table-cell>
          <table:table-cell office:value-type="float" office:value="32.7211570739746" calcext:value-type="float">
            <text:p>32.7211570739746</text:p>
          </table:table-cell>
          <table:table-cell office:value-type="float" office:value="8.66686344146729" calcext:value-type="float">
            <text:p>8.66686344146729</text:p>
          </table:table-cell>
          <table:table-cell office:value-type="float" office:value="24.0542936325073" calcext:value-type="float">
            <text:p>24.0542936325073</text:p>
          </table:table-cell>
          <table:table-cell office:value-type="float" office:value="41.3880205154419" calcext:value-type="float">
            <text:p>41.3880205154419</text:p>
          </table:table-cell>
          <table:table-cell table:formula="of:=IF(AND([.B41]&gt;=[.E41];[.B41]&lt;=[.F41]);0;1)" office:value-type="float" office:value="0" calcext:value-type="float">
            <text:p>0</text:p>
          </table:table-cell>
          <table:table-cell table:formula="of:=([.B41]-[.C41])^2" office:value-type="float" office:value="33.7695465384051" calcext:value-type="float">
            <text:p>33.769546538405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54" calcext:value-type="float">
            <text:p>13.54</text:p>
          </table:table-cell>
          <table:table-cell office:value-type="float" office:value="18.423656463623" calcext:value-type="float">
            <text:p>18.423656463623</text:p>
          </table:table-cell>
          <table:table-cell office:value-type="float" office:value="4.46106767654419" calcext:value-type="float">
            <text:p>4.46106767654419</text:p>
          </table:table-cell>
          <table:table-cell office:value-type="float" office:value="13.9625887870789" calcext:value-type="float">
            <text:p>13.9625887870789</text:p>
          </table:table-cell>
          <table:table-cell office:value-type="float" office:value="22.8847241401672" calcext:value-type="float">
            <text:p>22.8847241401672</text:p>
          </table:table-cell>
          <table:table-cell table:formula="of:=IF(AND([.B42]&gt;=[.E42];[.B42]&lt;=[.F42]);0;1)" office:value-type="float" office:value="1" calcext:value-type="float">
            <text:p>1</text:p>
          </table:table-cell>
          <table:table-cell table:formula="of:=([.B42]-[.C42])^2" office:value-type="float" office:value="23.8501004546872" calcext:value-type="float">
            <text:p>23.850100454687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52" calcext:value-type="float">
            <text:p>58.52</text:p>
          </table:table-cell>
          <table:table-cell office:value-type="float" office:value="58.420581817627" calcext:value-type="float">
            <text:p>58.420581817627</text:p>
          </table:table-cell>
          <table:table-cell office:value-type="float" office:value="13.1391754150391" calcext:value-type="float">
            <text:p>13.1391754150391</text:p>
          </table:table-cell>
          <table:table-cell office:value-type="float" office:value="45.2814064025879" calcext:value-type="float">
            <text:p>45.2814064025879</text:p>
          </table:table-cell>
          <table:table-cell office:value-type="float" office:value="71.559757232666" calcext:value-type="float">
            <text:p>71.559757232666</text:p>
          </table:table-cell>
          <table:table-cell table:formula="of:=IF(AND([.B43]&gt;=[.E43];[.B43]&lt;=[.F43]);0;1)" office:value-type="float" office:value="0" calcext:value-type="float">
            <text:p>0</text:p>
          </table:table-cell>
          <table:table-cell table:formula="of:=([.B43]-[.C43])^2" office:value-type="float" office:value="0.00988397498636103" calcext:value-type="float">
            <text:p>0.0098839749863610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03" calcext:value-type="float">
            <text:p>42.03</text:p>
          </table:table-cell>
          <table:table-cell office:value-type="float" office:value="46.6099472045898" calcext:value-type="float">
            <text:p>46.6099472045898</text:p>
          </table:table-cell>
          <table:table-cell office:value-type="float" office:value="11.5900850296021" calcext:value-type="float">
            <text:p>11.5900850296021</text:p>
          </table:table-cell>
          <table:table-cell office:value-type="float" office:value="35.0198621749878" calcext:value-type="float">
            <text:p>35.0198621749878</text:p>
          </table:table-cell>
          <table:table-cell office:value-type="float" office:value="58.2000322341919" calcext:value-type="float">
            <text:p>58.2000322341919</text:p>
          </table:table-cell>
          <table:table-cell table:formula="of:=IF(AND([.B44]&gt;=[.E44];[.B44]&lt;=[.F44]);0;1)" office:value-type="float" office:value="0" calcext:value-type="float">
            <text:p>0</text:p>
          </table:table-cell>
          <table:table-cell table:formula="of:=([.B44]-[.C44])^2" office:value-type="float" office:value="20.9759163968303" calcext:value-type="float">
            <text:p>20.975916396830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.5" calcext:value-type="float">
            <text:p>75.5</text:p>
          </table:table-cell>
          <table:table-cell office:value-type="float" office:value="63.2558212280273" calcext:value-type="float">
            <text:p>63.2558212280273</text:p>
          </table:table-cell>
          <table:table-cell office:value-type="float" office:value="11.7592315673828" calcext:value-type="float">
            <text:p>11.7592315673828</text:p>
          </table:table-cell>
          <table:table-cell office:value-type="float" office:value="51.4965896606445" calcext:value-type="float">
            <text:p>51.4965896606445</text:p>
          </table:table-cell>
          <table:table-cell office:value-type="float" office:value="75.0150527954102" calcext:value-type="float">
            <text:p>75.0150527954102</text:p>
          </table:table-cell>
          <table:table-cell table:formula="of:=IF(AND([.B45]&gt;=[.E45];[.B45]&lt;=[.F45]);0;1)" office:value-type="float" office:value="1" calcext:value-type="float">
            <text:p>1</text:p>
          </table:table-cell>
          <table:table-cell table:formula="of:=([.B45]-[.C45])^2" office:value-type="float" office:value="149.919913800026" calcext:value-type="float">
            <text:p>149.91991380002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32" calcext:value-type="float">
            <text:p>7.32</text:p>
          </table:table-cell>
          <table:table-cell office:value-type="float" office:value="18.0376205444336" calcext:value-type="float">
            <text:p>18.0376205444336</text:p>
          </table:table-cell>
          <table:table-cell office:value-type="float" office:value="7.17212677001953" calcext:value-type="float">
            <text:p>7.17212677001953</text:p>
          </table:table-cell>
          <table:table-cell office:value-type="float" office:value="10.8654937744141" calcext:value-type="float">
            <text:p>10.8654937744141</text:p>
          </table:table-cell>
          <table:table-cell office:value-type="float" office:value="25.2097473144531" calcext:value-type="float">
            <text:p>25.2097473144531</text:p>
          </table:table-cell>
          <table:table-cell table:formula="of:=IF(AND([.B46]&gt;=[.E46];[.B46]&lt;=[.F46]);0;1)" office:value-type="float" office:value="1" calcext:value-type="float">
            <text:p>1</text:p>
          </table:table-cell>
          <table:table-cell table:formula="of:=([.B46]-[.C46])^2" office:value-type="float" office:value="114.867390134465" calcext:value-type="float">
            <text:p>114.86739013446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.07" calcext:value-type="float">
            <text:p>29.07</text:p>
          </table:table-cell>
          <table:table-cell office:value-type="float" office:value="32.8778305053711" calcext:value-type="float">
            <text:p>32.8778305053711</text:p>
          </table:table-cell>
          <table:table-cell office:value-type="float" office:value="10.6626567840576" calcext:value-type="float">
            <text:p>10.6626567840576</text:p>
          </table:table-cell>
          <table:table-cell office:value-type="float" office:value="22.2151737213135" calcext:value-type="float">
            <text:p>22.2151737213135</text:p>
          </table:table-cell>
          <table:table-cell office:value-type="float" office:value="43.5404872894287" calcext:value-type="float">
            <text:p>43.5404872894287</text:p>
          </table:table-cell>
          <table:table-cell table:formula="of:=IF(AND([.B47]&gt;=[.E47];[.B47]&lt;=[.F47]);0;1)" office:value-type="float" office:value="0" calcext:value-type="float">
            <text:p>0</text:p>
          </table:table-cell>
          <table:table-cell table:formula="of:=([.B47]-[.C47])^2" office:value-type="float" office:value="14.4995731576347" calcext:value-type="float">
            <text:p>14.499573157634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.13" calcext:value-type="float">
            <text:p>47.13</text:p>
          </table:table-cell>
          <table:table-cell office:value-type="float" office:value="46.2348976135254" calcext:value-type="float">
            <text:p>46.2348976135254</text:p>
          </table:table-cell>
          <table:table-cell office:value-type="float" office:value="14.484133720398" calcext:value-type="float">
            <text:p>14.484133720398</text:p>
          </table:table-cell>
          <table:table-cell office:value-type="float" office:value="31.7507638931274" calcext:value-type="float">
            <text:p>31.7507638931274</text:p>
          </table:table-cell>
          <table:table-cell office:value-type="float" office:value="60.7190313339233" calcext:value-type="float">
            <text:p>60.7190313339233</text:p>
          </table:table-cell>
          <table:table-cell table:formula="of:=IF(AND([.B48]&gt;=[.E48];[.B48]&lt;=[.F48]);0;1)" office:value-type="float" office:value="0" calcext:value-type="float">
            <text:p>0</text:p>
          </table:table-cell>
          <table:table-cell table:formula="of:=([.B48]-[.C48])^2" office:value-type="float" office:value="0.801208282272546" calcext:value-type="float">
            <text:p>0.8012082822725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96" calcext:value-type="float">
            <text:p>37.96</text:p>
          </table:table-cell>
          <table:table-cell office:value-type="float" office:value="34.3355522155762" calcext:value-type="float">
            <text:p>34.3355522155762</text:p>
          </table:table-cell>
          <table:table-cell office:value-type="float" office:value="9.96370887756348" calcext:value-type="float">
            <text:p>9.96370887756348</text:p>
          </table:table-cell>
          <table:table-cell office:value-type="float" office:value="24.3718433380127" calcext:value-type="float">
            <text:p>24.3718433380127</text:p>
          </table:table-cell>
          <table:table-cell office:value-type="float" office:value="44.2992610931397" calcext:value-type="float">
            <text:p>44.2992610931397</text:p>
          </table:table-cell>
          <table:table-cell table:formula="of:=IF(AND([.B49]&gt;=[.E49];[.B49]&lt;=[.F49]);0;1)" office:value-type="float" office:value="0" calcext:value-type="float">
            <text:p>0</text:p>
          </table:table-cell>
          <table:table-cell table:formula="of:=([.B49]-[.C49])^2" office:value-type="float" office:value="13.1366217420148" calcext:value-type="float">
            <text:p>13.13662174201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57" calcext:value-type="float">
            <text:p>17.57</text:p>
          </table:table-cell>
          <table:table-cell office:value-type="float" office:value="24.6697444915771" calcext:value-type="float">
            <text:p>24.6697444915771</text:p>
          </table:table-cell>
          <table:table-cell office:value-type="float" office:value="6.22203874588013" calcext:value-type="float">
            <text:p>6.22203874588013</text:p>
          </table:table-cell>
          <table:table-cell office:value-type="float" office:value="18.447705745697" calcext:value-type="float">
            <text:p>18.447705745697</text:p>
          </table:table-cell>
          <table:table-cell office:value-type="float" office:value="30.8917832374573" calcext:value-type="float">
            <text:p>30.8917832374573</text:p>
          </table:table-cell>
          <table:table-cell table:formula="of:=IF(AND([.B50]&gt;=[.E50];[.B50]&lt;=[.F50]);0;1)" office:value-type="float" office:value="1" calcext:value-type="float">
            <text:p>1</text:p>
          </table:table-cell>
          <table:table-cell table:formula="of:=([.B50]-[.C50])^2" office:value-type="float" office:value="50.4063718456801" calcext:value-type="float">
            <text:p>50.40637184568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.08" calcext:value-type="float">
            <text:p>23.08</text:p>
          </table:table-cell>
          <table:table-cell office:value-type="float" office:value="23.7365093231201" calcext:value-type="float">
            <text:p>23.7365093231201</text:p>
          </table:table-cell>
          <table:table-cell office:value-type="float" office:value="8.04347324371338" calcext:value-type="float">
            <text:p>8.04347324371338</text:p>
          </table:table-cell>
          <table:table-cell office:value-type="float" office:value="15.6930360794067" calcext:value-type="float">
            <text:p>15.6930360794067</text:p>
          </table:table-cell>
          <table:table-cell office:value-type="float" office:value="31.7799825668335" calcext:value-type="float">
            <text:p>31.7799825668335</text:p>
          </table:table-cell>
          <table:table-cell table:formula="of:=IF(AND([.B51]&gt;=[.E51];[.B51]&lt;=[.F51]);0;1)" office:value-type="float" office:value="0" calcext:value-type="float">
            <text:p>0</text:p>
          </table:table-cell>
          <table:table-cell table:formula="of:=([.B51]-[.C51])^2" office:value-type="float" office:value="0.431004491343637" calcext:value-type="float">
            <text:p>0.43100449134363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97" calcext:value-type="float">
            <text:p>47.97</text:p>
          </table:table-cell>
          <table:table-cell office:value-type="float" office:value="59.8055229187012" calcext:value-type="float">
            <text:p>59.8055229187012</text:p>
          </table:table-cell>
          <table:table-cell office:value-type="float" office:value="14.0039958953857" calcext:value-type="float">
            <text:p>14.0039958953857</text:p>
          </table:table-cell>
          <table:table-cell office:value-type="float" office:value="45.8015270233154" calcext:value-type="float">
            <text:p>45.8015270233154</text:p>
          </table:table-cell>
          <table:table-cell office:value-type="float" office:value="73.8095188140869" calcext:value-type="float">
            <text:p>73.8095188140869</text:p>
          </table:table-cell>
          <table:table-cell table:formula="of:=IF(AND([.B52]&gt;=[.E52];[.B52]&lt;=[.F52]);0;1)" office:value-type="float" office:value="0" calcext:value-type="float">
            <text:p>0</text:p>
          </table:table-cell>
          <table:table-cell table:formula="of:=([.B52]-[.C52])^2" office:value-type="float" office:value="140.079602759101" calcext:value-type="float">
            <text:p>140.07960275910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62" calcext:value-type="float">
            <text:p>25.62</text:p>
          </table:table-cell>
          <table:table-cell office:value-type="float" office:value="26.1372413635254" calcext:value-type="float">
            <text:p>26.1372413635254</text:p>
          </table:table-cell>
          <table:table-cell office:value-type="float" office:value="4.13096141815186" calcext:value-type="float">
            <text:p>4.13096141815186</text:p>
          </table:table-cell>
          <table:table-cell office:value-type="float" office:value="22.0062799453735" calcext:value-type="float">
            <text:p>22.0062799453735</text:p>
          </table:table-cell>
          <table:table-cell office:value-type="float" office:value="30.2682027816772" calcext:value-type="float">
            <text:p>30.2682027816772</text:p>
          </table:table-cell>
          <table:table-cell table:formula="of:=IF(AND([.B53]&gt;=[.E53];[.B53]&lt;=[.F53]);0;1)" office:value-type="float" office:value="0" calcext:value-type="float">
            <text:p>0</text:p>
          </table:table-cell>
          <table:table-cell table:formula="of:=([.B53]-[.C53])^2" office:value-type="float" office:value="0.267538628141604" calcext:value-type="float">
            <text:p>0.26753862814160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24" calcext:value-type="float">
            <text:p>76.24</text:p>
          </table:table-cell>
          <table:table-cell office:value-type="float" office:value="52.1642570495605" calcext:value-type="float">
            <text:p>52.1642570495605</text:p>
          </table:table-cell>
          <table:table-cell office:value-type="float" office:value="10.6603956222534" calcext:value-type="float">
            <text:p>10.6603956222534</text:p>
          </table:table-cell>
          <table:table-cell office:value-type="float" office:value="41.5038614273071" calcext:value-type="float">
            <text:p>41.5038614273071</text:p>
          </table:table-cell>
          <table:table-cell office:value-type="float" office:value="62.824652671814" calcext:value-type="float">
            <text:p>62.824652671814</text:p>
          </table:table-cell>
          <table:table-cell table:formula="of:=IF(AND([.B54]&gt;=[.E54];[.B54]&lt;=[.F54]);0;1)" office:value-type="float" office:value="1" calcext:value-type="float">
            <text:p>1</text:p>
          </table:table-cell>
          <table:table-cell table:formula="of:=([.B54]-[.C54])^2" office:value-type="float" office:value="579.641398615635" calcext:value-type="float">
            <text:p>579.64139861563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42" calcext:value-type="float">
            <text:p>52.42</text:p>
          </table:table-cell>
          <table:table-cell office:value-type="float" office:value="45.8872032165527" calcext:value-type="float">
            <text:p>45.8872032165527</text:p>
          </table:table-cell>
          <table:table-cell office:value-type="float" office:value="10.1470375061035" calcext:value-type="float">
            <text:p>10.1470375061035</text:p>
          </table:table-cell>
          <table:table-cell office:value-type="float" office:value="35.7401657104492" calcext:value-type="float">
            <text:p>35.7401657104492</text:p>
          </table:table-cell>
          <table:table-cell office:value-type="float" office:value="56.0342407226563" calcext:value-type="float">
            <text:p>56.0342407226563</text:p>
          </table:table-cell>
          <table:table-cell table:formula="of:=IF(AND([.B55]&gt;=[.E55];[.B55]&lt;=[.F55]);0;1)" office:value-type="float" office:value="0" calcext:value-type="float">
            <text:p>0</text:p>
          </table:table-cell>
          <table:table-cell table:formula="of:=([.B55]-[.C55])^2" office:value-type="float" office:value="42.677433813819" calcext:value-type="float">
            <text:p>42.67743381381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.09" calcext:value-type="float">
            <text:p>44.09</text:p>
          </table:table-cell>
          <table:table-cell office:value-type="float" office:value="39.2019157409668" calcext:value-type="float">
            <text:p>39.2019157409668</text:p>
          </table:table-cell>
          <table:table-cell office:value-type="float" office:value="9.48699855804443" calcext:value-type="float">
            <text:p>9.48699855804443</text:p>
          </table:table-cell>
          <table:table-cell office:value-type="float" office:value="29.7149171829224" calcext:value-type="float">
            <text:p>29.7149171829224</text:p>
          </table:table-cell>
          <table:table-cell office:value-type="float" office:value="48.6889142990112" calcext:value-type="float">
            <text:p>48.6889142990112</text:p>
          </table:table-cell>
          <table:table-cell table:formula="of:=IF(AND([.B56]&gt;=[.E56];[.B56]&lt;=[.F56]);0;1)" office:value-type="float" office:value="0" calcext:value-type="float">
            <text:p>0</text:p>
          </table:table-cell>
          <table:table-cell table:formula="of:=([.B56]-[.C56])^2" office:value-type="float" office:value="23.8933677234082" calcext:value-type="float">
            <text:p>23.893367723408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.85" calcext:value-type="float">
            <text:p>45.85</text:p>
          </table:table-cell>
          <table:table-cell office:value-type="float" office:value="35.0207633972168" calcext:value-type="float">
            <text:p>35.0207633972168</text:p>
          </table:table-cell>
          <table:table-cell office:value-type="float" office:value="7.69385623931885" calcext:value-type="float">
            <text:p>7.69385623931885</text:p>
          </table:table-cell>
          <table:table-cell office:value-type="float" office:value="27.3269071578979" calcext:value-type="float">
            <text:p>27.3269071578979</text:p>
          </table:table-cell>
          <table:table-cell office:value-type="float" office:value="42.7146196365356" calcext:value-type="float">
            <text:p>42.7146196365356</text:p>
          </table:table-cell>
          <table:table-cell table:formula="of:=IF(AND([.B57]&gt;=[.E57];[.B57]&lt;=[.F57]);0;1)" office:value-type="float" office:value="1" calcext:value-type="float">
            <text:p>1</text:p>
          </table:table-cell>
          <table:table-cell table:formula="of:=([.B57]-[.C57])^2" office:value-type="float" office:value="117.27236539906" calcext:value-type="float">
            <text:p>117.2723653990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.78" calcext:value-type="float">
            <text:p>39.78</text:p>
          </table:table-cell>
          <table:table-cell office:value-type="float" office:value="41.053394317627" calcext:value-type="float">
            <text:p>41.053394317627</text:p>
          </table:table-cell>
          <table:table-cell office:value-type="float" office:value="9.92381572723389" calcext:value-type="float">
            <text:p>9.92381572723389</text:p>
          </table:table-cell>
          <table:table-cell office:value-type="float" office:value="31.1295785903931" calcext:value-type="float">
            <text:p>31.1295785903931</text:p>
          </table:table-cell>
          <table:table-cell office:value-type="float" office:value="50.9772100448608" calcext:value-type="float">
            <text:p>50.9772100448608</text:p>
          </table:table-cell>
          <table:table-cell table:formula="of:=IF(AND([.B58]&gt;=[.E58];[.B58]&lt;=[.F58]);0;1)" office:value-type="float" office:value="0" calcext:value-type="float">
            <text:p>0</text:p>
          </table:table-cell>
          <table:table-cell table:formula="of:=([.B58]-[.C58])^2" office:value-type="float" office:value="1.62153308816461" calcext:value-type="float">
            <text:p>1.6215330881646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26" calcext:value-type="float">
            <text:p>51.26</text:p>
          </table:table-cell>
          <table:table-cell office:value-type="float" office:value="48.2249412536621" calcext:value-type="float">
            <text:p>48.2249412536621</text:p>
          </table:table-cell>
          <table:table-cell office:value-type="float" office:value="12.701807975769" calcext:value-type="float">
            <text:p>12.701807975769</text:p>
          </table:table-cell>
          <table:table-cell office:value-type="float" office:value="35.5231332778931" calcext:value-type="float">
            <text:p>35.5231332778931</text:p>
          </table:table-cell>
          <table:table-cell office:value-type="float" office:value="60.9267492294312" calcext:value-type="float">
            <text:p>60.9267492294312</text:p>
          </table:table-cell>
          <table:table-cell table:formula="of:=IF(AND([.B59]&gt;=[.E59];[.B59]&lt;=[.F59]);0;1)" office:value-type="float" office:value="0" calcext:value-type="float">
            <text:p>0</text:p>
          </table:table-cell>
          <table:table-cell table:formula="of:=([.B59]-[.C59])^2" office:value-type="float" office:value="9.21158159372212" calcext:value-type="float">
            <text:p>9.2115815937221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72" calcext:value-type="float">
            <text:p>32.72</text:p>
          </table:table-cell>
          <table:table-cell office:value-type="float" office:value="27.2567615509033" calcext:value-type="float">
            <text:p>27.2567615509033</text:p>
          </table:table-cell>
          <table:table-cell office:value-type="float" office:value="7.59523248672485" calcext:value-type="float">
            <text:p>7.59523248672485</text:p>
          </table:table-cell>
          <table:table-cell office:value-type="float" office:value="19.6615290641785" calcext:value-type="float">
            <text:p>19.6615290641785</text:p>
          </table:table-cell>
          <table:table-cell office:value-type="float" office:value="34.8519940376282" calcext:value-type="float">
            <text:p>34.8519940376282</text:p>
          </table:table-cell>
          <table:table-cell table:formula="of:=IF(AND([.B60]&gt;=[.E60];[.B60]&lt;=[.F60]);0;1)" office:value-type="float" office:value="0" calcext:value-type="float">
            <text:p>0</text:p>
          </table:table-cell>
          <table:table-cell table:formula="of:=([.B60]-[.C60])^2" office:value-type="float" office:value="29.8469743516883" calcext:value-type="float">
            <text:p>29.846974351688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96" calcext:value-type="float">
            <text:p>17.96</text:p>
          </table:table-cell>
          <table:table-cell office:value-type="float" office:value="17.9378547668457" calcext:value-type="float">
            <text:p>17.9378547668457</text:p>
          </table:table-cell>
          <table:table-cell office:value-type="float" office:value="5.65917062759399" calcext:value-type="float">
            <text:p>5.65917062759399</text:p>
          </table:table-cell>
          <table:table-cell office:value-type="float" office:value="12.2786841392517" calcext:value-type="float">
            <text:p>12.2786841392517</text:p>
          </table:table-cell>
          <table:table-cell office:value-type="float" office:value="23.5970253944397" calcext:value-type="float">
            <text:p>23.5970253944397</text:p>
          </table:table-cell>
          <table:table-cell table:formula="of:=IF(AND([.B61]&gt;=[.E61];[.B61]&lt;=[.F61]);0;1)" office:value-type="float" office:value="0" calcext:value-type="float">
            <text:p>0</text:p>
          </table:table-cell>
          <table:table-cell table:formula="of:=([.B61]-[.C61])^2" office:value-type="float" office:value="0.000490411351458207" calcext:value-type="float">
            <text:p>0.00049041135145820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62" calcext:value-type="float">
            <text:p>42.62</text:p>
          </table:table-cell>
          <table:table-cell office:value-type="float" office:value="41.9675369262695" calcext:value-type="float">
            <text:p>41.9675369262695</text:p>
          </table:table-cell>
          <table:table-cell office:value-type="float" office:value="7.19084215164185" calcext:value-type="float">
            <text:p>7.19084215164185</text:p>
          </table:table-cell>
          <table:table-cell office:value-type="float" office:value="34.7766947746277" calcext:value-type="float">
            <text:p>34.7766947746277</text:p>
          </table:table-cell>
          <table:table-cell office:value-type="float" office:value="49.1583790779114" calcext:value-type="float">
            <text:p>49.1583790779114</text:p>
          </table:table-cell>
          <table:table-cell table:formula="of:=IF(AND([.B62]&gt;=[.E62];[.B62]&lt;=[.F62]);0;1)" office:value-type="float" office:value="0" calcext:value-type="float">
            <text:p>0</text:p>
          </table:table-cell>
          <table:table-cell table:formula="of:=([.B62]-[.C62])^2" office:value-type="float" office:value="0.425708062581808" calcext:value-type="float">
            <text:p>0.4257080625818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54" calcext:value-type="float">
            <text:p>24.54</text:p>
          </table:table-cell>
          <table:table-cell office:value-type="float" office:value="26.1065940856934" calcext:value-type="float">
            <text:p>26.1065940856934</text:p>
          </table:table-cell>
          <table:table-cell office:value-type="float" office:value="6.1703028678894" calcext:value-type="float">
            <text:p>6.1703028678894</text:p>
          </table:table-cell>
          <table:table-cell office:value-type="float" office:value="19.936291217804" calcext:value-type="float">
            <text:p>19.936291217804</text:p>
          </table:table-cell>
          <table:table-cell office:value-type="float" office:value="32.2768969535828" calcext:value-type="float">
            <text:p>32.2768969535828</text:p>
          </table:table-cell>
          <table:table-cell table:formula="of:=IF(AND([.B63]&gt;=[.E63];[.B63]&lt;=[.F63]);0;1)" office:value-type="float" office:value="0" calcext:value-type="float">
            <text:p>0</text:p>
          </table:table-cell>
          <table:table-cell table:formula="of:=([.B63]-[.C63])^2" office:value-type="float" office:value="2.45421702932942" calcext:value-type="float">
            <text:p>2.4542170293294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.39" calcext:value-type="float">
            <text:p>40.39</text:p>
          </table:table-cell>
          <table:table-cell office:value-type="float" office:value="41.1534423828125" calcext:value-type="float">
            <text:p>41.1534423828125</text:p>
          </table:table-cell>
          <table:table-cell office:value-type="float" office:value="13.0232601165771" calcext:value-type="float">
            <text:p>13.0232601165771</text:p>
          </table:table-cell>
          <table:table-cell office:value-type="float" office:value="28.1301822662353" calcext:value-type="float">
            <text:p>28.1301822662353</text:p>
          </table:table-cell>
          <table:table-cell office:value-type="float" office:value="54.1767024993897" calcext:value-type="float">
            <text:p>54.1767024993897</text:p>
          </table:table-cell>
          <table:table-cell table:formula="of:=IF(AND([.B64]&gt;=[.E64];[.B64]&lt;=[.F64]);0;1)" office:value-type="float" office:value="0" calcext:value-type="float">
            <text:p>0</text:p>
          </table:table-cell>
          <table:table-cell table:formula="of:=([.B64]-[.C64])^2" office:value-type="float" office:value="0.582844271874427" calcext:value-type="float">
            <text:p>0.58284427187442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.22" calcext:value-type="float">
            <text:p>27.22</text:p>
          </table:table-cell>
          <table:table-cell office:value-type="float" office:value="28.6646003723145" calcext:value-type="float">
            <text:p>28.6646003723145</text:p>
          </table:table-cell>
          <table:table-cell office:value-type="float" office:value="6.36152839660645" calcext:value-type="float">
            <text:p>6.36152839660645</text:p>
          </table:table-cell>
          <table:table-cell office:value-type="float" office:value="22.303071975708" calcext:value-type="float">
            <text:p>22.303071975708</text:p>
          </table:table-cell>
          <table:table-cell office:value-type="float" office:value="35.0261287689209" calcext:value-type="float">
            <text:p>35.0261287689209</text:p>
          </table:table-cell>
          <table:table-cell table:formula="of:=IF(AND([.B65]&gt;=[.E65];[.B65]&lt;=[.F65]);0;1)" office:value-type="float" office:value="0" calcext:value-type="float">
            <text:p>0</text:p>
          </table:table-cell>
          <table:table-cell table:formula="of:=([.B65]-[.C65])^2" office:value-type="float" office:value="2.08687023569106" calcext:value-type="float">
            <text:p>2.0868702356910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7.9993133544922" calcext:value-type="float">
            <text:p>37.9993133544922</text:p>
          </table:table-cell>
          <table:table-cell office:value-type="float" office:value="7.22898578643799" calcext:value-type="float">
            <text:p>7.22898578643799</text:p>
          </table:table-cell>
          <table:table-cell office:value-type="float" office:value="30.7703275680542" calcext:value-type="float">
            <text:p>30.7703275680542</text:p>
          </table:table-cell>
          <table:table-cell office:value-type="float" office:value="45.2282991409302" calcext:value-type="float">
            <text:p>45.2282991409302</text:p>
          </table:table-cell>
          <table:table-cell table:formula="of:=IF(AND([.B66]&gt;=[.E66];[.B66]&lt;=[.F66]);0;1)" office:value-type="float" office:value="1" calcext:value-type="float">
            <text:p>1</text:p>
          </table:table-cell>
          <table:table-cell table:formula="of:=([.B66]-[.C66])^2" office:value-type="float" office:value="80.9876408523414" calcext:value-type="float">
            <text:p>80.987640852341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.3" calcext:value-type="float">
            <text:p>64.3</text:p>
          </table:table-cell>
          <table:table-cell office:value-type="float" office:value="65.2148742675781" calcext:value-type="float">
            <text:p>65.2148742675781</text:p>
          </table:table-cell>
          <table:table-cell office:value-type="float" office:value="12.8365106582642" calcext:value-type="float">
            <text:p>12.8365106582642</text:p>
          </table:table-cell>
          <table:table-cell office:value-type="float" office:value="52.378363609314" calcext:value-type="float">
            <text:p>52.378363609314</text:p>
          </table:table-cell>
          <table:table-cell office:value-type="float" office:value="78.0513849258423" calcext:value-type="float">
            <text:p>78.0513849258423</text:p>
          </table:table-cell>
          <table:table-cell table:formula="of:=IF(AND([.B67]&gt;=[.E67];[.B67]&lt;=[.F67]);0;1)" office:value-type="float" office:value="0" calcext:value-type="float">
            <text:p>0</text:p>
          </table:table-cell>
          <table:table-cell table:formula="of:=([.B67]-[.C67])^2" office:value-type="float" office:value="0.836994925476616" calcext:value-type="float">
            <text:p>0.83699492547661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72" calcext:value-type="float">
            <text:p>41.72</text:p>
          </table:table-cell>
          <table:table-cell office:value-type="float" office:value="39.6441612243652" calcext:value-type="float">
            <text:p>39.6441612243652</text:p>
          </table:table-cell>
          <table:table-cell office:value-type="float" office:value="12.0654392242432" calcext:value-type="float">
            <text:p>12.0654392242432</text:p>
          </table:table-cell>
          <table:table-cell office:value-type="float" office:value="27.5787220001221" calcext:value-type="float">
            <text:p>27.5787220001221</text:p>
          </table:table-cell>
          <table:table-cell office:value-type="float" office:value="51.7096004486084" calcext:value-type="float">
            <text:p>51.7096004486084</text:p>
          </table:table-cell>
          <table:table-cell table:formula="of:=IF(AND([.B68]&gt;=[.E68];[.B68]&lt;=[.F68]);0;1)" office:value-type="float" office:value="0" calcext:value-type="float">
            <text:p>0</text:p>
          </table:table-cell>
          <table:table-cell table:formula="of:=([.B68]-[.C68])^2" office:value-type="float" office:value="4.30910662242884" calcext:value-type="float">
            <text:p>4.3091066224288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.25" calcext:value-type="float">
            <text:p>36.25</text:p>
          </table:table-cell>
          <table:table-cell office:value-type="float" office:value="40.7815971374512" calcext:value-type="float">
            <text:p>40.7815971374512</text:p>
          </table:table-cell>
          <table:table-cell office:value-type="float" office:value="11.285080909729" calcext:value-type="float">
            <text:p>11.285080909729</text:p>
          </table:table-cell>
          <table:table-cell office:value-type="float" office:value="29.4965162277222" calcext:value-type="float">
            <text:p>29.4965162277222</text:p>
          </table:table-cell>
          <table:table-cell office:value-type="float" office:value="52.0666780471802" calcext:value-type="float">
            <text:p>52.0666780471802</text:p>
          </table:table-cell>
          <table:table-cell table:formula="of:=IF(AND([.B69]&gt;=[.E69];[.B69]&lt;=[.F69]);0;1)" office:value-type="float" office:value="0" calcext:value-type="float">
            <text:p>0</text:p>
          </table:table-cell>
          <table:table-cell table:formula="of:=([.B69]-[.C69])^2" office:value-type="float" office:value="20.5353726161557" calcext:value-type="float">
            <text:p>20.535372616155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.84" calcext:value-type="float">
            <text:p>32.84</text:p>
          </table:table-cell>
          <table:table-cell office:value-type="float" office:value="32.0086364746094" calcext:value-type="float">
            <text:p>32.0086364746094</text:p>
          </table:table-cell>
          <table:table-cell office:value-type="float" office:value="10.9957866668701" calcext:value-type="float">
            <text:p>10.9957866668701</text:p>
          </table:table-cell>
          <table:table-cell office:value-type="float" office:value="21.0128498077393" calcext:value-type="float">
            <text:p>21.0128498077393</text:p>
          </table:table-cell>
          <table:table-cell office:value-type="float" office:value="43.0044231414795" calcext:value-type="float">
            <text:p>43.0044231414795</text:p>
          </table:table-cell>
          <table:table-cell table:formula="of:=IF(AND([.B70]&gt;=[.E70];[.B70]&lt;=[.F70]);0;1)" office:value-type="float" office:value="0" calcext:value-type="float">
            <text:p>0</text:p>
          </table:table-cell>
          <table:table-cell table:formula="of:=([.B70]-[.C70])^2" office:value-type="float" office:value="0.691165311349934" calcext:value-type="float">
            <text:p>0.69116531134993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.29" calcext:value-type="float">
            <text:p>60.29</text:p>
          </table:table-cell>
          <table:table-cell office:value-type="float" office:value="60.8190650939941" calcext:value-type="float">
            <text:p>60.8190650939941</text:p>
          </table:table-cell>
          <table:table-cell office:value-type="float" office:value="11.3494234085083" calcext:value-type="float">
            <text:p>11.3494234085083</text:p>
          </table:table-cell>
          <table:table-cell office:value-type="float" office:value="49.4696416854858" calcext:value-type="float">
            <text:p>49.4696416854858</text:p>
          </table:table-cell>
          <table:table-cell office:value-type="float" office:value="72.1684885025024" calcext:value-type="float">
            <text:p>72.1684885025024</text:p>
          </table:table-cell>
          <table:table-cell table:formula="of:=IF(AND([.B71]&gt;=[.E71];[.B71]&lt;=[.F71]);0;1)" office:value-type="float" office:value="0" calcext:value-type="float">
            <text:p>0</text:p>
          </table:table-cell>
          <table:table-cell table:formula="of:=([.B71]-[.C71])^2" office:value-type="float" office:value="0.27990987368303" calcext:value-type="float">
            <text:p>0.2799098736830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.05" calcext:value-type="float">
            <text:p>62.05</text:p>
          </table:table-cell>
          <table:table-cell office:value-type="float" office:value="54.5023803710938" calcext:value-type="float">
            <text:p>54.5023803710938</text:p>
          </table:table-cell>
          <table:table-cell office:value-type="float" office:value="14.7831687927246" calcext:value-type="float">
            <text:p>14.7831687927246</text:p>
          </table:table-cell>
          <table:table-cell office:value-type="float" office:value="39.7192115783691" calcext:value-type="float">
            <text:p>39.7192115783691</text:p>
          </table:table-cell>
          <table:table-cell office:value-type="float" office:value="69.2855491638184" calcext:value-type="float">
            <text:p>69.2855491638184</text:p>
          </table:table-cell>
          <table:table-cell table:formula="of:=IF(AND([.B72]&gt;=[.E72];[.B72]&lt;=[.F72]);0;1)" office:value-type="float" office:value="0" calcext:value-type="float">
            <text:p>0</text:p>
          </table:table-cell>
          <table:table-cell table:formula="of:=([.B72]-[.C72])^2" office:value-type="float" office:value="56.9665620626509" calcext:value-type="float">
            <text:p>56.966562062650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.64" calcext:value-type="float">
            <text:p>36.64</text:p>
          </table:table-cell>
          <table:table-cell office:value-type="float" office:value="41.0279998779297" calcext:value-type="float">
            <text:p>41.0279998779297</text:p>
          </table:table-cell>
          <table:table-cell office:value-type="float" office:value="11.4364471435547" calcext:value-type="float">
            <text:p>11.4364471435547</text:p>
          </table:table-cell>
          <table:table-cell office:value-type="float" office:value="29.591552734375" calcext:value-type="float">
            <text:p>29.591552734375</text:p>
          </table:table-cell>
          <table:table-cell office:value-type="float" office:value="52.4644470214844" calcext:value-type="float">
            <text:p>52.4644470214844</text:p>
          </table:table-cell>
          <table:table-cell table:formula="of:=IF(AND([.B73]&gt;=[.E73];[.B73]&lt;=[.F73]);0;1)" office:value-type="float" office:value="0" calcext:value-type="float">
            <text:p>0</text:p>
          </table:table-cell>
          <table:table-cell table:formula="of:=([.B73]-[.C73])^2" office:value-type="float" office:value="19.2545429287109" calcext:value-type="float">
            <text:p>19.254542928710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.9" calcext:value-type="float">
            <text:p>45.9</text:p>
          </table:table-cell>
          <table:table-cell office:value-type="float" office:value="37.8496170043945" calcext:value-type="float">
            <text:p>37.8496170043945</text:p>
          </table:table-cell>
          <table:table-cell office:value-type="float" office:value="5.01787710189819" calcext:value-type="float">
            <text:p>5.01787710189819</text:p>
          </table:table-cell>
          <table:table-cell office:value-type="float" office:value="32.8317399024963" calcext:value-type="float">
            <text:p>32.8317399024963</text:p>
          </table:table-cell>
          <table:table-cell office:value-type="float" office:value="42.8674941062927" calcext:value-type="float">
            <text:p>42.8674941062927</text:p>
          </table:table-cell>
          <table:table-cell table:formula="of:=IF(AND([.B74]&gt;=[.E74];[.B74]&lt;=[.F74]);0;1)" office:value-type="float" office:value="1" calcext:value-type="float">
            <text:p>1</text:p>
          </table:table-cell>
          <table:table-cell table:formula="of:=([.B74]-[.C74])^2" office:value-type="float" office:value="64.8086663759337" calcext:value-type="float">
            <text:p>64.808666375933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94" calcext:value-type="float">
            <text:p>43.94</text:p>
          </table:table-cell>
          <table:table-cell office:value-type="float" office:value="49.2905731201172" calcext:value-type="float">
            <text:p>49.2905731201172</text:p>
          </table:table-cell>
          <table:table-cell office:value-type="float" office:value="13.4356088638306" calcext:value-type="float">
            <text:p>13.4356088638306</text:p>
          </table:table-cell>
          <table:table-cell office:value-type="float" office:value="35.8549642562866" calcext:value-type="float">
            <text:p>35.8549642562866</text:p>
          </table:table-cell>
          <table:table-cell office:value-type="float" office:value="62.7261819839478" calcext:value-type="float">
            <text:p>62.7261819839478</text:p>
          </table:table-cell>
          <table:table-cell table:formula="of:=IF(AND([.B75]&gt;=[.E75];[.B75]&lt;=[.F75]);0;1)" office:value-type="float" office:value="0" calcext:value-type="float">
            <text:p>0</text:p>
          </table:table-cell>
          <table:table-cell table:formula="of:=([.B75]-[.C75])^2" office:value-type="float" office:value="28.6286327137206" calcext:value-type="float">
            <text:p>28.628632713720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.13" calcext:value-type="float">
            <text:p>18.13</text:p>
          </table:table-cell>
          <table:table-cell office:value-type="float" office:value="19.590087890625" calcext:value-type="float">
            <text:p>19.590087890625</text:p>
          </table:table-cell>
          <table:table-cell office:value-type="float" office:value="3.39060139656067" calcext:value-type="float">
            <text:p>3.39060139656067</text:p>
          </table:table-cell>
          <table:table-cell office:value-type="float" office:value="16.1994864940643" calcext:value-type="float">
            <text:p>16.1994864940643</text:p>
          </table:table-cell>
          <table:table-cell office:value-type="float" office:value="22.9806892871857" calcext:value-type="float">
            <text:p>22.9806892871857</text:p>
          </table:table-cell>
          <table:table-cell table:formula="of:=IF(AND([.B76]&gt;=[.E76];[.B76]&lt;=[.F76]);0;1)" office:value-type="float" office:value="0" calcext:value-type="float">
            <text:p>0</text:p>
          </table:table-cell>
          <table:table-cell table:formula="of:=([.B76]-[.C76])^2" office:value-type="float" office:value="2.13185664834976" calcext:value-type="float">
            <text:p>2.131856648349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.37" calcext:value-type="float">
            <text:p>41.37</text:p>
          </table:table-cell>
          <table:table-cell office:value-type="float" office:value="56.5306282043457" calcext:value-type="float">
            <text:p>56.5306282043457</text:p>
          </table:table-cell>
          <table:table-cell office:value-type="float" office:value="12.6702356338501" calcext:value-type="float">
            <text:p>12.6702356338501</text:p>
          </table:table-cell>
          <table:table-cell office:value-type="float" office:value="43.8603925704956" calcext:value-type="float">
            <text:p>43.8603925704956</text:p>
          </table:table-cell>
          <table:table-cell office:value-type="float" office:value="69.2008638381958" calcext:value-type="float">
            <text:p>69.2008638381958</text:p>
          </table:table-cell>
          <table:table-cell table:formula="of:=IF(AND([.B77]&gt;=[.E77];[.B77]&lt;=[.F77]);0;1)" office:value-type="float" office:value="1" calcext:value-type="float">
            <text:p>1</text:p>
          </table:table-cell>
          <table:table-cell table:formula="of:=([.B77]-[.C77])^2" office:value-type="float" office:value="229.844647550402" calcext:value-type="float">
            <text:p>229.84464755040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.77" calcext:value-type="float">
            <text:p>49.77</text:p>
          </table:table-cell>
          <table:table-cell office:value-type="float" office:value="44.0984649658203" calcext:value-type="float">
            <text:p>44.0984649658203</text:p>
          </table:table-cell>
          <table:table-cell office:value-type="float" office:value="7.30141830444336" calcext:value-type="float">
            <text:p>7.30141830444336</text:p>
          </table:table-cell>
          <table:table-cell office:value-type="float" office:value="36.797046661377" calcext:value-type="float">
            <text:p>36.797046661377</text:p>
          </table:table-cell>
          <table:table-cell office:value-type="float" office:value="51.3998832702637" calcext:value-type="float">
            <text:p>51.3998832702637</text:p>
          </table:table-cell>
          <table:table-cell table:formula="of:=IF(AND([.B78]&gt;=[.E78];[.B78]&lt;=[.F78]);0;1)" office:value-type="float" office:value="0" calcext:value-type="float">
            <text:p>0</text:p>
          </table:table-cell>
          <table:table-cell table:formula="of:=([.B78]-[.C78])^2" office:value-type="float" office:value="32.1663096439276" calcext:value-type="float">
            <text:p>32.16630964392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.67" calcext:value-type="float">
            <text:p>34.67</text:p>
          </table:table-cell>
          <table:table-cell office:value-type="float" office:value="32.9899139404297" calcext:value-type="float">
            <text:p>32.9899139404297</text:p>
          </table:table-cell>
          <table:table-cell office:value-type="float" office:value="6.24348020553589" calcext:value-type="float">
            <text:p>6.24348020553589</text:p>
          </table:table-cell>
          <table:table-cell office:value-type="float" office:value="26.7464337348938" calcext:value-type="float">
            <text:p>26.7464337348938</text:p>
          </table:table-cell>
          <table:table-cell office:value-type="float" office:value="39.2333941459656" calcext:value-type="float">
            <text:p>39.2333941459656</text:p>
          </table:table-cell>
          <table:table-cell table:formula="of:=IF(AND([.B79]&gt;=[.E79];[.B79]&lt;=[.F79]);0;1)" office:value-type="float" office:value="0" calcext:value-type="float">
            <text:p>0</text:p>
          </table:table-cell>
          <table:table-cell table:formula="of:=([.B79]-[.C79])^2" office:value-type="float" office:value="2.82268916756251" calcext:value-type="float">
            <text:p>2.8226891675625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.14" calcext:value-type="float">
            <text:p>56.14</text:p>
          </table:table-cell>
          <table:table-cell office:value-type="float" office:value="59.4090003967285" calcext:value-type="float">
            <text:p>59.4090003967285</text:p>
          </table:table-cell>
          <table:table-cell office:value-type="float" office:value="11.9203910827637" calcext:value-type="float">
            <text:p>11.9203910827637</text:p>
          </table:table-cell>
          <table:table-cell office:value-type="float" office:value="47.4886093139648" calcext:value-type="float">
            <text:p>47.4886093139648</text:p>
          </table:table-cell>
          <table:table-cell office:value-type="float" office:value="71.3293914794922" calcext:value-type="float">
            <text:p>71.3293914794922</text:p>
          </table:table-cell>
          <table:table-cell table:formula="of:=IF(AND([.B80]&gt;=[.E80];[.B80]&lt;=[.F80]);0;1)" office:value-type="float" office:value="0" calcext:value-type="float">
            <text:p>0</text:p>
          </table:table-cell>
          <table:table-cell table:formula="of:=([.B80]-[.C80])^2" office:value-type="float" office:value="10.6863635938112" calcext:value-type="float">
            <text:p>10.686363593811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.04" calcext:value-type="float">
            <text:p>51.04</text:p>
          </table:table-cell>
          <table:table-cell office:value-type="float" office:value="49.416690826416" calcext:value-type="float">
            <text:p>49.416690826416</text:p>
          </table:table-cell>
          <table:table-cell office:value-type="float" office:value="10.9637231826782" calcext:value-type="float">
            <text:p>10.9637231826782</text:p>
          </table:table-cell>
          <table:table-cell office:value-type="float" office:value="38.4529676437378" calcext:value-type="float">
            <text:p>38.4529676437378</text:p>
          </table:table-cell>
          <table:table-cell office:value-type="float" office:value="60.3804140090942" calcext:value-type="float">
            <text:p>60.3804140090942</text:p>
          </table:table-cell>
          <table:table-cell table:formula="of:=IF(AND([.B81]&gt;=[.E81];[.B81]&lt;=[.F81]);0;1)" office:value-type="float" office:value="0" calcext:value-type="float">
            <text:p>0</text:p>
          </table:table-cell>
          <table:table-cell table:formula="of:=([.B81]-[.C81])^2" office:value-type="float" office:value="2.63513267304192" calcext:value-type="float">
            <text:p>2.6351326730419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.85" calcext:value-type="float">
            <text:p>35.85</text:p>
          </table:table-cell>
          <table:table-cell office:value-type="float" office:value="38.443058013916" calcext:value-type="float">
            <text:p>38.443058013916</text:p>
          </table:table-cell>
          <table:table-cell office:value-type="float" office:value="10.5339841842651" calcext:value-type="float">
            <text:p>10.5339841842651</text:p>
          </table:table-cell>
          <table:table-cell office:value-type="float" office:value="27.9090738296509" calcext:value-type="float">
            <text:p>27.9090738296509</text:p>
          </table:table-cell>
          <table:table-cell office:value-type="float" office:value="48.9770421981812" calcext:value-type="float">
            <text:p>48.9770421981812</text:p>
          </table:table-cell>
          <table:table-cell table:formula="of:=IF(AND([.B82]&gt;=[.E82];[.B82]&lt;=[.F82]);0;1)" office:value-type="float" office:value="0" calcext:value-type="float">
            <text:p>0</text:p>
          </table:table-cell>
          <table:table-cell table:formula="of:=([.B82]-[.C82])^2" office:value-type="float" office:value="6.72394986353406" calcext:value-type="float">
            <text:p>6.7239498635340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.87" calcext:value-type="float">
            <text:p>35.87</text:p>
          </table:table-cell>
          <table:table-cell office:value-type="float" office:value="43.1940002441406" calcext:value-type="float">
            <text:p>43.1940002441406</text:p>
          </table:table-cell>
          <table:table-cell office:value-type="float" office:value="8.80227375030518" calcext:value-type="float">
            <text:p>8.80227375030518</text:p>
          </table:table-cell>
          <table:table-cell office:value-type="float" office:value="34.3917264938354" calcext:value-type="float">
            <text:p>34.3917264938354</text:p>
          </table:table-cell>
          <table:table-cell office:value-type="float" office:value="51.9962739944458" calcext:value-type="float">
            <text:p>51.9962739944458</text:p>
          </table:table-cell>
          <table:table-cell table:formula="of:=IF(AND([.B83]&gt;=[.E83];[.B83]&lt;=[.F83]);0;1)" office:value-type="float" office:value="0" calcext:value-type="float">
            <text:p>0</text:p>
          </table:table-cell>
          <table:table-cell table:formula="of:=([.B83]-[.C83])^2" office:value-type="float" office:value="53.640979576172" calcext:value-type="float">
            <text:p>53.64097957617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.3" calcext:value-type="float">
            <text:p>64.3</text:p>
          </table:table-cell>
          <table:table-cell office:value-type="float" office:value="65.2114105224609" calcext:value-type="float">
            <text:p>65.2114105224609</text:p>
          </table:table-cell>
          <table:table-cell office:value-type="float" office:value="12.2580690383911" calcext:value-type="float">
            <text:p>12.2580690383911</text:p>
          </table:table-cell>
          <table:table-cell office:value-type="float" office:value="52.9533414840698" calcext:value-type="float">
            <text:p>52.9533414840698</text:p>
          </table:table-cell>
          <table:table-cell office:value-type="float" office:value="77.4694795608521" calcext:value-type="float">
            <text:p>77.4694795608521</text:p>
          </table:table-cell>
          <table:table-cell table:formula="of:=IF(AND([.B84]&gt;=[.E84];[.B84]&lt;=[.F84]);0;1)" office:value-type="float" office:value="0" calcext:value-type="float">
            <text:p>0</text:p>
          </table:table-cell>
          <table:table-cell table:formula="of:=([.B84]-[.C84])^2" office:value-type="float" office:value="0.830669140452524" calcext:value-type="float">
            <text:p>0.83066914045252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.14" calcext:value-type="float">
            <text:p>22.14</text:p>
          </table:table-cell>
          <table:table-cell office:value-type="float" office:value="19.0483474731445" calcext:value-type="float">
            <text:p>19.0483474731445</text:p>
          </table:table-cell>
          <table:table-cell office:value-type="float" office:value="4.3014235496521" calcext:value-type="float">
            <text:p>4.3014235496521</text:p>
          </table:table-cell>
          <table:table-cell office:value-type="float" office:value="14.7469239234924" calcext:value-type="float">
            <text:p>14.7469239234924</text:p>
          </table:table-cell>
          <table:table-cell office:value-type="float" office:value="23.3497710227966" calcext:value-type="float">
            <text:p>23.3497710227966</text:p>
          </table:table-cell>
          <table:table-cell table:formula="of:=IF(AND([.B85]&gt;=[.E85];[.B85]&lt;=[.F85]);0;1)" office:value-type="float" office:value="0" calcext:value-type="float">
            <text:p>0</text:p>
          </table:table-cell>
          <table:table-cell table:formula="of:=([.B85]-[.C85])^2" office:value-type="float" office:value="9.55831534681181" calcext:value-type="float">
            <text:p>9.5583153468118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.08" calcext:value-type="float">
            <text:p>45.08</text:p>
          </table:table-cell>
          <table:table-cell office:value-type="float" office:value="40.4501266479492" calcext:value-type="float">
            <text:p>40.4501266479492</text:p>
          </table:table-cell>
          <table:table-cell office:value-type="float" office:value="12.97496509552" calcext:value-type="float">
            <text:p>12.97496509552</text:p>
          </table:table-cell>
          <table:table-cell office:value-type="float" office:value="27.4751615524292" calcext:value-type="float">
            <text:p>27.4751615524292</text:p>
          </table:table-cell>
          <table:table-cell office:value-type="float" office:value="53.4250917434692" calcext:value-type="float">
            <text:p>53.4250917434692</text:p>
          </table:table-cell>
          <table:table-cell table:formula="of:=IF(AND([.B86]&gt;=[.E86];[.B86]&lt;=[.F86]);0;1)" office:value-type="float" office:value="0" calcext:value-type="float">
            <text:p>0</text:p>
          </table:table-cell>
          <table:table-cell table:formula="of:=([.B86]-[.C86])^2" office:value-type="float" office:value="21.4357272560299" calcext:value-type="float">
            <text:p>21.435727256029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.82" calcext:value-type="float">
            <text:p>32.82</text:p>
          </table:table-cell>
          <table:table-cell office:value-type="float" office:value="31.3073139190674" calcext:value-type="float">
            <text:p>31.3073139190674</text:p>
          </table:table-cell>
          <table:table-cell office:value-type="float" office:value="7.25194263458252" calcext:value-type="float">
            <text:p>7.25194263458252</text:p>
          </table:table-cell>
          <table:table-cell office:value-type="float" office:value="24.0553712844849" calcext:value-type="float">
            <text:p>24.0553712844849</text:p>
          </table:table-cell>
          <table:table-cell office:value-type="float" office:value="38.5592565536499" calcext:value-type="float">
            <text:p>38.5592565536499</text:p>
          </table:table-cell>
          <table:table-cell table:formula="of:=IF(AND([.B87]&gt;=[.E87];[.B87]&lt;=[.F87]);0;1)" office:value-type="float" office:value="0" calcext:value-type="float">
            <text:p>0</text:p>
          </table:table-cell>
          <table:table-cell table:formula="of:=([.B87]-[.C87])^2" office:value-type="float" office:value="2.28821917944728" calcext:value-type="float">
            <text:p>2.2882191794472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72" calcext:value-type="float">
            <text:p>22.72</text:p>
          </table:table-cell>
          <table:table-cell office:value-type="float" office:value="20.2234935760498" calcext:value-type="float">
            <text:p>20.2234935760498</text:p>
          </table:table-cell>
          <table:table-cell office:value-type="float" office:value="5.872718334198" calcext:value-type="float">
            <text:p>5.872718334198</text:p>
          </table:table-cell>
          <table:table-cell office:value-type="float" office:value="14.3507752418518" calcext:value-type="float">
            <text:p>14.3507752418518</text:p>
          </table:table-cell>
          <table:table-cell office:value-type="float" office:value="26.0962119102478" calcext:value-type="float">
            <text:p>26.0962119102478</text:p>
          </table:table-cell>
          <table:table-cell table:formula="of:=IF(AND([.B88]&gt;=[.E88];[.B88]&lt;=[.F88]);0;1)" office:value-type="float" office:value="0" calcext:value-type="float">
            <text:p>0</text:p>
          </table:table-cell>
          <table:table-cell table:formula="of:=([.B88]-[.C88])^2" office:value-type="float" office:value="6.23254432482459" calcext:value-type="float">
            <text:p>6.2325443248245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.3" calcext:value-type="float">
            <text:p>35.3</text:p>
          </table:table-cell>
          <table:table-cell office:value-type="float" office:value="46.1400756835937" calcext:value-type="float">
            <text:p>46.1400756835937</text:p>
          </table:table-cell>
          <table:table-cell office:value-type="float" office:value="10.9310054779053" calcext:value-type="float">
            <text:p>10.9310054779053</text:p>
          </table:table-cell>
          <table:table-cell office:value-type="float" office:value="35.2090702056885" calcext:value-type="float">
            <text:p>35.2090702056885</text:p>
          </table:table-cell>
          <table:table-cell office:value-type="float" office:value="57.071081161499" calcext:value-type="float">
            <text:p>57.071081161499</text:p>
          </table:table-cell>
          <table:table-cell table:formula="of:=IF(AND([.B89]&gt;=[.E89];[.B89]&lt;=[.F89]);0;1)" office:value-type="float" office:value="0" calcext:value-type="float">
            <text:p>0</text:p>
          </table:table-cell>
          <table:table-cell table:formula="of:=([.B89]-[.C89])^2" office:value-type="float" office:value="117.507240826041" calcext:value-type="float">
            <text:p>117.50724082604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63" calcext:value-type="float">
            <text:p>28.63</text:p>
          </table:table-cell>
          <table:table-cell office:value-type="float" office:value="30.1051712036133" calcext:value-type="float">
            <text:p>30.1051712036133</text:p>
          </table:table-cell>
          <table:table-cell office:value-type="float" office:value="9.59749603271484" calcext:value-type="float">
            <text:p>9.59749603271484</text:p>
          </table:table-cell>
          <table:table-cell office:value-type="float" office:value="20.5076751708984" calcext:value-type="float">
            <text:p>20.5076751708984</text:p>
          </table:table-cell>
          <table:table-cell office:value-type="float" office:value="39.7026672363281" calcext:value-type="float">
            <text:p>39.7026672363281</text:p>
          </table:table-cell>
          <table:table-cell table:formula="of:=IF(AND([.B90]&gt;=[.E90];[.B90]&lt;=[.F90]);0;1)" office:value-type="float" office:value="0" calcext:value-type="float">
            <text:p>0</text:p>
          </table:table-cell>
          <table:table-cell table:formula="of:=([.B90]-[.C90])^2" office:value-type="float" office:value="2.17613007996986" calcext:value-type="float">
            <text:p>2.1761300799698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.23" calcext:value-type="float">
            <text:p>35.23</text:p>
          </table:table-cell>
          <table:table-cell office:value-type="float" office:value="32.890682220459" calcext:value-type="float">
            <text:p>32.890682220459</text:p>
          </table:table-cell>
          <table:table-cell office:value-type="float" office:value="6.02268266677856" calcext:value-type="float">
            <text:p>6.02268266677856</text:p>
          </table:table-cell>
          <table:table-cell office:value-type="float" office:value="26.8679995536804" calcext:value-type="float">
            <text:p>26.8679995536804</text:p>
          </table:table-cell>
          <table:table-cell office:value-type="float" office:value="38.9133648872375" calcext:value-type="float">
            <text:p>38.9133648872375</text:p>
          </table:table-cell>
          <table:table-cell table:formula="of:=IF(AND([.B91]&gt;=[.E91];[.B91]&lt;=[.F91]);0;1)" office:value-type="float" office:value="0" calcext:value-type="float">
            <text:p>0</text:p>
          </table:table-cell>
          <table:table-cell table:formula="of:=([.B91]-[.C91])^2" office:value-type="float" office:value="5.47240767367669" calcext:value-type="float">
            <text:p>5.4724076736766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.08" calcext:value-type="float">
            <text:p>30.08</text:p>
          </table:table-cell>
          <table:table-cell office:value-type="float" office:value="33.3592567443848" calcext:value-type="float">
            <text:p>33.3592567443848</text:p>
          </table:table-cell>
          <table:table-cell office:value-type="float" office:value="7.98622703552246" calcext:value-type="float">
            <text:p>7.98622703552246</text:p>
          </table:table-cell>
          <table:table-cell office:value-type="float" office:value="25.3730297088623" calcext:value-type="float">
            <text:p>25.3730297088623</text:p>
          </table:table-cell>
          <table:table-cell office:value-type="float" office:value="41.3454837799072" calcext:value-type="float">
            <text:p>41.3454837799072</text:p>
          </table:table-cell>
          <table:table-cell table:formula="of:=IF(AND([.B92]&gt;=[.E92];[.B92]&lt;=[.F92]);0;1)" office:value-type="float" office:value="0" calcext:value-type="float">
            <text:p>0</text:p>
          </table:table-cell>
          <table:table-cell table:formula="of:=([.B92]-[.C92])^2" office:value-type="float" office:value="10.753524795593" calcext:value-type="float">
            <text:p>10.75352479559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.91" calcext:value-type="float">
            <text:p>21.91</text:p>
          </table:table-cell>
          <table:table-cell office:value-type="float" office:value="21.878927230835" calcext:value-type="float">
            <text:p>21.878927230835</text:p>
          </table:table-cell>
          <table:table-cell office:value-type="float" office:value="8.57226467132568" calcext:value-type="float">
            <text:p>8.57226467132568</text:p>
          </table:table-cell>
          <table:table-cell office:value-type="float" office:value="13.3066625595093" calcext:value-type="float">
            <text:p>13.3066625595093</text:p>
          </table:table-cell>
          <table:table-cell office:value-type="float" office:value="30.4511919021606" calcext:value-type="float">
            <text:p>30.4511919021606</text:p>
          </table:table-cell>
          <table:table-cell table:formula="of:=IF(AND([.B93]&gt;=[.E93];[.B93]&lt;=[.F93]);0;1)" office:value-type="float" office:value="0" calcext:value-type="float">
            <text:p>0</text:p>
          </table:table-cell>
          <table:table-cell table:formula="of:=([.B93]-[.C93])^2" office:value-type="float" office:value="0.000965516983583811" calcext:value-type="float">
            <text:p>0.00096551698358381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89" calcext:value-type="float">
            <text:p>16.89</text:p>
          </table:table-cell>
          <table:table-cell office:value-type="float" office:value="16.0265789031982" calcext:value-type="float">
            <text:p>16.0265789031982</text:p>
          </table:table-cell>
          <table:table-cell office:value-type="float" office:value="5.52305173873901" calcext:value-type="float">
            <text:p>5.52305173873901</text:p>
          </table:table-cell>
          <table:table-cell office:value-type="float" office:value="10.5035271644592" calcext:value-type="float">
            <text:p>10.5035271644592</text:p>
          </table:table-cell>
          <table:table-cell office:value-type="float" office:value="21.5496306419373" calcext:value-type="float">
            <text:p>21.5496306419373</text:p>
          </table:table-cell>
          <table:table-cell table:formula="of:=IF(AND([.B94]&gt;=[.E94];[.B94]&lt;=[.F94]);0;1)" office:value-type="float" office:value="0" calcext:value-type="float">
            <text:p>0</text:p>
          </table:table-cell>
          <table:table-cell table:formula="of:=([.B94]-[.C94])^2" office:value-type="float" office:value="0.745495990402351" calcext:value-type="float">
            <text:p>0.74549599040235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2" calcext:value-type="float">
            <text:p>14.2</text:p>
          </table:table-cell>
          <table:table-cell office:value-type="float" office:value="17.8186206817627" calcext:value-type="float">
            <text:p>17.8186206817627</text:p>
          </table:table-cell>
          <table:table-cell office:value-type="float" office:value="3.53482151031494" calcext:value-type="float">
            <text:p>3.53482151031494</text:p>
          </table:table-cell>
          <table:table-cell office:value-type="float" office:value="14.2837991714478" calcext:value-type="float">
            <text:p>14.2837991714478</text:p>
          </table:table-cell>
          <table:table-cell office:value-type="float" office:value="21.3534421920776" calcext:value-type="float">
            <text:p>21.3534421920776</text:p>
          </table:table-cell>
          <table:table-cell table:formula="of:=IF(AND([.B95]&gt;=[.E95];[.B95]&lt;=[.F95]);0;1)" office:value-type="float" office:value="1" calcext:value-type="float">
            <text:p>1</text:p>
          </table:table-cell>
          <table:table-cell table:formula="of:=([.B95]-[.C95])^2" office:value-type="float" office:value="13.0944156384807" calcext:value-type="float">
            <text:p>13.094415638480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.61" calcext:value-type="float">
            <text:p>15.61</text:p>
          </table:table-cell>
          <table:table-cell office:value-type="float" office:value="24.300760269165" calcext:value-type="float">
            <text:p>24.300760269165</text:p>
          </table:table-cell>
          <table:table-cell office:value-type="float" office:value="6.84231996536255" calcext:value-type="float">
            <text:p>6.84231996536255</text:p>
          </table:table-cell>
          <table:table-cell office:value-type="float" office:value="17.4584403038025" calcext:value-type="float">
            <text:p>17.4584403038025</text:p>
          </table:table-cell>
          <table:table-cell office:value-type="float" office:value="31.1430802345276" calcext:value-type="float">
            <text:p>31.1430802345276</text:p>
          </table:table-cell>
          <table:table-cell table:formula="of:=IF(AND([.B96]&gt;=[.E96];[.B96]&lt;=[.F96]);0;1)" office:value-type="float" office:value="1" calcext:value-type="float">
            <text:p>1</text:p>
          </table:table-cell>
          <table:table-cell table:formula="of:=([.B96]-[.C96])^2" office:value-type="float" office:value="75.5293140560976" calcext:value-type="float">
            <text:p>75.529314056097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2" calcext:value-type="float">
            <text:p>25.2</text:p>
          </table:table-cell>
          <table:table-cell office:value-type="float" office:value="42.6834106445313" calcext:value-type="float">
            <text:p>42.6834106445313</text:p>
          </table:table-cell>
          <table:table-cell office:value-type="float" office:value="11.0257787704468" calcext:value-type="float">
            <text:p>11.0257787704468</text:p>
          </table:table-cell>
          <table:table-cell office:value-type="float" office:value="31.6576318740845" calcext:value-type="float">
            <text:p>31.6576318740845</text:p>
          </table:table-cell>
          <table:table-cell office:value-type="float" office:value="53.709189414978" calcext:value-type="float">
            <text:p>53.709189414978</text:p>
          </table:table-cell>
          <table:table-cell table:formula="of:=IF(AND([.B97]&gt;=[.E97];[.B97]&lt;=[.F97]);0;1)" office:value-type="float" office:value="1" calcext:value-type="float">
            <text:p>1</text:p>
          </table:table-cell>
          <table:table-cell table:formula="of:=([.B97]-[.C97])^2" office:value-type="float" office:value="305.669647765309" calcext:value-type="float">
            <text:p>305.66964776530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.93" calcext:value-type="float">
            <text:p>40.93</text:p>
          </table:table-cell>
          <table:table-cell office:value-type="float" office:value="45.4162101745605" calcext:value-type="float">
            <text:p>45.4162101745605</text:p>
          </table:table-cell>
          <table:table-cell office:value-type="float" office:value="9.81154251098633" calcext:value-type="float">
            <text:p>9.81154251098633</text:p>
          </table:table-cell>
          <table:table-cell office:value-type="float" office:value="35.6046676635742" calcext:value-type="float">
            <text:p>35.6046676635742</text:p>
          </table:table-cell>
          <table:table-cell office:value-type="float" office:value="55.2277526855469" calcext:value-type="float">
            <text:p>55.2277526855469</text:p>
          </table:table-cell>
          <table:table-cell table:formula="of:=IF(AND([.B98]&gt;=[.E98];[.B98]&lt;=[.F98]);0;1)" office:value-type="float" office:value="0" calcext:value-type="float">
            <text:p>0</text:p>
          </table:table-cell>
          <table:table-cell table:formula="of:=([.B98]-[.C98])^2" office:value-type="float" office:value="20.1260817303306" calcext:value-type="float">
            <text:p>20.12608173033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42" calcext:value-type="float">
            <text:p>42.42</text:p>
          </table:table-cell>
          <table:table-cell office:value-type="float" office:value="38.0600891113281" calcext:value-type="float">
            <text:p>38.0600891113281</text:p>
          </table:table-cell>
          <table:table-cell office:value-type="float" office:value="6.64785146713257" calcext:value-type="float">
            <text:p>6.64785146713257</text:p>
          </table:table-cell>
          <table:table-cell office:value-type="float" office:value="31.4122376441956" calcext:value-type="float">
            <text:p>31.4122376441956</text:p>
          </table:table-cell>
          <table:table-cell office:value-type="float" office:value="44.7079405784607" calcext:value-type="float">
            <text:p>44.7079405784607</text:p>
          </table:table-cell>
          <table:table-cell table:formula="of:=IF(AND([.B99]&gt;=[.E99];[.B99]&lt;=[.F99]);0;1)" office:value-type="float" office:value="0" calcext:value-type="float">
            <text:p>0</text:p>
          </table:table-cell>
          <table:table-cell table:formula="of:=([.B99]-[.C99])^2" office:value-type="float" office:value="19.0088229571596" calcext:value-type="float">
            <text:p>19.008822957159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.7" calcext:value-type="float">
            <text:p>67.7</text:p>
          </table:table-cell>
          <table:table-cell office:value-type="float" office:value="55.6813926696777" calcext:value-type="float">
            <text:p>55.6813926696777</text:p>
          </table:table-cell>
          <table:table-cell office:value-type="float" office:value="12.1847343444824" calcext:value-type="float">
            <text:p>12.1847343444824</text:p>
          </table:table-cell>
          <table:table-cell office:value-type="float" office:value="43.4966583251953" calcext:value-type="float">
            <text:p>43.4966583251953</text:p>
          </table:table-cell>
          <table:table-cell office:value-type="float" office:value="67.8661270141602" calcext:value-type="float">
            <text:p>67.8661270141602</text:p>
          </table:table-cell>
          <table:table-cell table:formula="of:=IF(AND([.B100]&gt;=[.E100];[.B100]&lt;=[.F100]);0;1)" office:value-type="float" office:value="0" calcext:value-type="float">
            <text:p>0</text:p>
          </table:table-cell>
          <table:table-cell table:formula="of:=([.B100]-[.C100])^2" office:value-type="float" office:value="144.446922160476" calcext:value-type="float">
            <text:p>144.44692216047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36" calcext:value-type="float">
            <text:p>37.36</text:p>
          </table:table-cell>
          <table:table-cell office:value-type="float" office:value="34.3416709899902" calcext:value-type="float">
            <text:p>34.3416709899902</text:p>
          </table:table-cell>
          <table:table-cell office:value-type="float" office:value="10.8683280944824" calcext:value-type="float">
            <text:p>10.8683280944824</text:p>
          </table:table-cell>
          <table:table-cell office:value-type="float" office:value="23.4733428955078" calcext:value-type="float">
            <text:p>23.4733428955078</text:p>
          </table:table-cell>
          <table:table-cell office:value-type="float" office:value="45.2099990844727" calcext:value-type="float">
            <text:p>45.2099990844727</text:p>
          </table:table-cell>
          <table:table-cell table:formula="of:=IF(AND([.B101]&gt;=[.E101];[.B101]&lt;=[.F101]);0;1)" office:value-type="float" office:value="0" calcext:value-type="float">
            <text:p>0</text:p>
          </table:table-cell>
          <table:table-cell table:formula="of:=([.B101]-[.C101])^2" office:value-type="float" office:value="9.11031001266653" calcext:value-type="float">
            <text:p>9.1103100126665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54" calcext:value-type="float">
            <text:p>17.54</text:p>
          </table:table-cell>
          <table:table-cell office:value-type="float" office:value="18.1474666595459" calcext:value-type="float">
            <text:p>18.1474666595459</text:p>
          </table:table-cell>
          <table:table-cell office:value-type="float" office:value="2.54508256912231" calcext:value-type="float">
            <text:p>2.54508256912231</text:p>
          </table:table-cell>
          <table:table-cell office:value-type="float" office:value="15.6023840904236" calcext:value-type="float">
            <text:p>15.6023840904236</text:p>
          </table:table-cell>
          <table:table-cell office:value-type="float" office:value="20.6925492286682" calcext:value-type="float">
            <text:p>20.6925492286682</text:p>
          </table:table-cell>
          <table:table-cell table:formula="of:=IF(AND([.B102]&gt;=[.E102];[.B102]&lt;=[.F102]);0;1)" office:value-type="float" office:value="0" calcext:value-type="float">
            <text:p>0</text:p>
          </table:table-cell>
          <table:table-cell table:formula="of:=([.B102]-[.C102])^2" office:value-type="float" office:value="0.369015742459854" calcext:value-type="float">
            <text:p>0.36901574245985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68" calcext:value-type="float">
            <text:p>46.68</text:p>
          </table:table-cell>
          <table:table-cell office:value-type="float" office:value="53.6885871887207" calcext:value-type="float">
            <text:p>53.6885871887207</text:p>
          </table:table-cell>
          <table:table-cell office:value-type="float" office:value="11.3168954849243" calcext:value-type="float">
            <text:p>11.3168954849243</text:p>
          </table:table-cell>
          <table:table-cell office:value-type="float" office:value="42.3716917037964" calcext:value-type="float">
            <text:p>42.3716917037964</text:p>
          </table:table-cell>
          <table:table-cell office:value-type="float" office:value="65.005482673645" calcext:value-type="float">
            <text:p>65.005482673645</text:p>
          </table:table-cell>
          <table:table-cell table:formula="of:=IF(AND([.B103]&gt;=[.E103];[.B103]&lt;=[.F103]);0;1)" office:value-type="float" office:value="0" calcext:value-type="float">
            <text:p>0</text:p>
          </table:table-cell>
          <table:table-cell table:formula="of:=([.B103]-[.C103])^2" office:value-type="float" office:value="49.1202943819" calcext:value-type="float">
            <text:p>49.120294381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.45" calcext:value-type="float">
            <text:p>55.45</text:p>
          </table:table-cell>
          <table:table-cell office:value-type="float" office:value="52.896800994873" calcext:value-type="float">
            <text:p>52.896800994873</text:p>
          </table:table-cell>
          <table:table-cell office:value-type="float" office:value="10.5723419189453" calcext:value-type="float">
            <text:p>10.5723419189453</text:p>
          </table:table-cell>
          <table:table-cell office:value-type="float" office:value="42.3244590759277" calcext:value-type="float">
            <text:p>42.3244590759277</text:p>
          </table:table-cell>
          <table:table-cell office:value-type="float" office:value="63.4691429138184" calcext:value-type="float">
            <text:p>63.4691429138184</text:p>
          </table:table-cell>
          <table:table-cell table:formula="of:=IF(AND([.B104]&gt;=[.E104];[.B104]&lt;=[.F104]);0;1)" office:value-type="float" office:value="0" calcext:value-type="float">
            <text:p>0</text:p>
          </table:table-cell>
          <table:table-cell table:formula="of:=([.B104]-[.C104])^2" office:value-type="float" office:value="6.51882515978128" calcext:value-type="float">
            <text:p>6.5188251597812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.69" calcext:value-type="float">
            <text:p>33.69</text:p>
          </table:table-cell>
          <table:table-cell office:value-type="float" office:value="29.219087600708" calcext:value-type="float">
            <text:p>29.219087600708</text:p>
          </table:table-cell>
          <table:table-cell office:value-type="float" office:value="6.44410133361816" calcext:value-type="float">
            <text:p>6.44410133361816</text:p>
          </table:table-cell>
          <table:table-cell office:value-type="float" office:value="22.7749862670898" calcext:value-type="float">
            <text:p>22.7749862670898</text:p>
          </table:table-cell>
          <table:table-cell office:value-type="float" office:value="35.6631889343262" calcext:value-type="float">
            <text:p>35.6631889343262</text:p>
          </table:table-cell>
          <table:table-cell table:formula="of:=IF(AND([.B105]&gt;=[.E105];[.B105]&lt;=[.F105]);0;1)" office:value-type="float" office:value="0" calcext:value-type="float">
            <text:p>0</text:p>
          </table:table-cell>
          <table:table-cell table:formula="of:=([.B105]-[.C105])^2" office:value-type="float" office:value="19.9890576821429" calcext:value-type="float">
            <text:p>19.989057682142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43" calcext:value-type="float">
            <text:p>24.43</text:p>
          </table:table-cell>
          <table:table-cell office:value-type="float" office:value="22.9510822296143" calcext:value-type="float">
            <text:p>22.9510822296143</text:p>
          </table:table-cell>
          <table:table-cell office:value-type="float" office:value="4.3357138633728" calcext:value-type="float">
            <text:p>4.3357138633728</text:p>
          </table:table-cell>
          <table:table-cell office:value-type="float" office:value="18.6153683662415" calcext:value-type="float">
            <text:p>18.6153683662415</text:p>
          </table:table-cell>
          <table:table-cell office:value-type="float" office:value="27.2867960929871" calcext:value-type="float">
            <text:p>27.2867960929871</text:p>
          </table:table-cell>
          <table:table-cell table:formula="of:=IF(AND([.B106]&gt;=[.E106];[.B106]&lt;=[.F106]);0;1)" office:value-type="float" office:value="0" calcext:value-type="float">
            <text:p>0</text:p>
          </table:table-cell>
          <table:table-cell table:formula="of:=([.B106]-[.C106])^2" office:value-type="float" office:value="2.18719777156273" calcext:value-type="float">
            <text:p>2.1871977715627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.6" calcext:value-type="float">
            <text:p>54.6</text:p>
          </table:table-cell>
          <table:table-cell office:value-type="float" office:value="47.5954627990723" calcext:value-type="float">
            <text:p>47.5954627990723</text:p>
          </table:table-cell>
          <table:table-cell office:value-type="float" office:value="14.2182950973511" calcext:value-type="float">
            <text:p>14.2182950973511</text:p>
          </table:table-cell>
          <table:table-cell office:value-type="float" office:value="33.3771677017212" calcext:value-type="float">
            <text:p>33.3771677017212</text:p>
          </table:table-cell>
          <table:table-cell office:value-type="float" office:value="61.8137578964233" calcext:value-type="float">
            <text:p>61.8137578964233</text:p>
          </table:table-cell>
          <table:table-cell table:formula="of:=IF(AND([.B107]&gt;=[.E107];[.B107]&lt;=[.F107]);0;1)" office:value-type="float" office:value="0" calcext:value-type="float">
            <text:p>0</text:p>
          </table:table-cell>
          <table:table-cell table:formula="of:=([.B107]-[.C107])^2" office:value-type="float" office:value="49.0635413991806" calcext:value-type="float">
            <text:p>49.06354139918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66" calcext:value-type="float">
            <text:p>50.66</text:p>
          </table:table-cell>
          <table:table-cell office:value-type="float" office:value="46.366382598877" calcext:value-type="float">
            <text:p>46.366382598877</text:p>
          </table:table-cell>
          <table:table-cell office:value-type="float" office:value="13.7570638656616" calcext:value-type="float">
            <text:p>13.7570638656616</text:p>
          </table:table-cell>
          <table:table-cell office:value-type="float" office:value="32.6093187332153" calcext:value-type="float">
            <text:p>32.6093187332153</text:p>
          </table:table-cell>
          <table:table-cell office:value-type="float" office:value="60.1234464645386" calcext:value-type="float">
            <text:p>60.1234464645386</text:p>
          </table:table-cell>
          <table:table-cell table:formula="of:=IF(AND([.B108]&gt;=[.E108];[.B108]&lt;=[.F108]);0;1)" office:value-type="float" office:value="0" calcext:value-type="float">
            <text:p>0</text:p>
          </table:table-cell>
          <table:table-cell table:formula="of:=([.B108]-[.C108])^2" office:value-type="float" office:value="18.4351503872266" calcext:value-type="float">
            <text:p>18.435150387226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.18" calcext:value-type="float">
            <text:p>31.18</text:p>
          </table:table-cell>
          <table:table-cell office:value-type="float" office:value="38.3515357971191" calcext:value-type="float">
            <text:p>38.3515357971191</text:p>
          </table:table-cell>
          <table:table-cell office:value-type="float" office:value="8.25363636016846" calcext:value-type="float">
            <text:p>8.25363636016846</text:p>
          </table:table-cell>
          <table:table-cell office:value-type="float" office:value="30.0978994369507" calcext:value-type="float">
            <text:p>30.0978994369507</text:p>
          </table:table-cell>
          <table:table-cell office:value-type="float" office:value="46.6051721572876" calcext:value-type="float">
            <text:p>46.6051721572876</text:p>
          </table:table-cell>
          <table:table-cell table:formula="of:=IF(AND([.B109]&gt;=[.E109];[.B109]&lt;=[.F109]);0;1)" office:value-type="float" office:value="0" calcext:value-type="float">
            <text:p>0</text:p>
          </table:table-cell>
          <table:table-cell table:formula="of:=([.B109]-[.C109])^2" office:value-type="float" office:value="51.4309256893613" calcext:value-type="float">
            <text:p>51.430925689361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.68" calcext:value-type="float">
            <text:p>27.68</text:p>
          </table:table-cell>
          <table:table-cell office:value-type="float" office:value="32.2700843811035" calcext:value-type="float">
            <text:p>32.2700843811035</text:p>
          </table:table-cell>
          <table:table-cell office:value-type="float" office:value="9.42514705657959" calcext:value-type="float">
            <text:p>9.42514705657959</text:p>
          </table:table-cell>
          <table:table-cell office:value-type="float" office:value="22.8449373245239" calcext:value-type="float">
            <text:p>22.8449373245239</text:p>
          </table:table-cell>
          <table:table-cell office:value-type="float" office:value="41.6952314376831" calcext:value-type="float">
            <text:p>41.6952314376831</text:p>
          </table:table-cell>
          <table:table-cell table:formula="of:=IF(AND([.B110]&gt;=[.E110];[.B110]&lt;=[.F110]);0;1)" office:value-type="float" office:value="0" calcext:value-type="float">
            <text:p>0</text:p>
          </table:table-cell>
          <table:table-cell table:formula="of:=([.B110]-[.C110])^2" office:value-type="float" office:value="21.0688746256504" calcext:value-type="float">
            <text:p>21.068874625650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.2" calcext:value-type="float">
            <text:p>65.2</text:p>
          </table:table-cell>
          <table:table-cell office:value-type="float" office:value="65.2422180175781" calcext:value-type="float">
            <text:p>65.2422180175781</text:p>
          </table:table-cell>
          <table:table-cell office:value-type="float" office:value="13.4171981811523" calcext:value-type="float">
            <text:p>13.4171981811523</text:p>
          </table:table-cell>
          <table:table-cell office:value-type="float" office:value="51.8250198364258" calcext:value-type="float">
            <text:p>51.8250198364258</text:p>
          </table:table-cell>
          <table:table-cell office:value-type="float" office:value="78.6594161987305" calcext:value-type="float">
            <text:p>78.6594161987305</text:p>
          </table:table-cell>
          <table:table-cell table:formula="of:=IF(AND([.B111]&gt;=[.E111];[.B111]&lt;=[.F111]);0;1)" office:value-type="float" office:value="0" calcext:value-type="float">
            <text:p>0</text:p>
          </table:table-cell>
          <table:table-cell table:formula="of:=([.B111]-[.C111])^2" office:value-type="float" office:value="0.00178236100822663" calcext:value-type="float">
            <text:p>0.0017823610082266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46.4357872009277" calcext:value-type="float">
            <text:p>46.4357872009277</text:p>
          </table:table-cell>
          <table:table-cell office:value-type="float" office:value="6.23982763290405" calcext:value-type="float">
            <text:p>6.23982763290405</text:p>
          </table:table-cell>
          <table:table-cell office:value-type="float" office:value="40.1959595680237" calcext:value-type="float">
            <text:p>40.1959595680237</text:p>
          </table:table-cell>
          <table:table-cell office:value-type="float" office:value="52.6756148338318" calcext:value-type="float">
            <text:p>52.6756148338318</text:p>
          </table:table-cell>
          <table:table-cell table:formula="of:=IF(AND([.B112]&gt;=[.E112];[.B112]&lt;=[.F112]);0;1)" office:value-type="float" office:value="0" calcext:value-type="float">
            <text:p>0</text:p>
          </table:table-cell>
          <table:table-cell table:formula="of:=([.B112]-[.C112])^2" office:value-type="float" office:value="0.132650963008052" calcext:value-type="float">
            <text:p>0.13265096300805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.73" calcext:value-type="float">
            <text:p>29.73</text:p>
          </table:table-cell>
          <table:table-cell office:value-type="float" office:value="28.2036151885986" calcext:value-type="float">
            <text:p>28.2036151885986</text:p>
          </table:table-cell>
          <table:table-cell office:value-type="float" office:value="8.96743392944336" calcext:value-type="float">
            <text:p>8.96743392944336</text:p>
          </table:table-cell>
          <table:table-cell office:value-type="float" office:value="19.2361812591553" calcext:value-type="float">
            <text:p>19.2361812591553</text:p>
          </table:table-cell>
          <table:table-cell office:value-type="float" office:value="37.171049118042" calcext:value-type="float">
            <text:p>37.171049118042</text:p>
          </table:table-cell>
          <table:table-cell table:formula="of:=IF(AND([.B113]&gt;=[.E113];[.B113]&lt;=[.F113]);0;1)" office:value-type="float" office:value="0" calcext:value-type="float">
            <text:p>0</text:p>
          </table:table-cell>
          <table:table-cell table:formula="of:=([.B113]-[.C113])^2" office:value-type="float" office:value="2.32985059247679" calcext:value-type="float">
            <text:p>2.3298505924767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61" calcext:value-type="float">
            <text:p>25.61</text:p>
          </table:table-cell>
          <table:table-cell office:value-type="float" office:value="36.4688606262207" calcext:value-type="float">
            <text:p>36.4688606262207</text:p>
          </table:table-cell>
          <table:table-cell office:value-type="float" office:value="7.27494430541992" calcext:value-type="float">
            <text:p>7.27494430541992</text:p>
          </table:table-cell>
          <table:table-cell office:value-type="float" office:value="29.1939163208008" calcext:value-type="float">
            <text:p>29.1939163208008</text:p>
          </table:table-cell>
          <table:table-cell office:value-type="float" office:value="43.7438049316406" calcext:value-type="float">
            <text:p>43.7438049316406</text:p>
          </table:table-cell>
          <table:table-cell table:formula="of:=IF(AND([.B114]&gt;=[.E114];[.B114]&lt;=[.F114]);0;1)" office:value-type="float" office:value="1" calcext:value-type="float">
            <text:p>1</text:p>
          </table:table-cell>
          <table:table-cell table:formula="of:=([.B114]-[.C114])^2" office:value-type="float" office:value="117.914854099686" calcext:value-type="float">
            <text:p>117.91485409968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.72" calcext:value-type="float">
            <text:p>33.72</text:p>
          </table:table-cell>
          <table:table-cell office:value-type="float" office:value="38.7429695129394" calcext:value-type="float">
            <text:p>38.7429695129394</text:p>
          </table:table-cell>
          <table:table-cell office:value-type="float" office:value="7.20687103271484" calcext:value-type="float">
            <text:p>7.20687103271484</text:p>
          </table:table-cell>
          <table:table-cell office:value-type="float" office:value="31.5360984802246" calcext:value-type="float">
            <text:p>31.5360984802246</text:p>
          </table:table-cell>
          <table:table-cell office:value-type="float" office:value="45.9498405456543" calcext:value-type="float">
            <text:p>45.9498405456543</text:p>
          </table:table-cell>
          <table:table-cell table:formula="of:=IF(AND([.B115]&gt;=[.E115];[.B115]&lt;=[.F115]);0;1)" office:value-type="float" office:value="0" calcext:value-type="float">
            <text:p>0</text:p>
          </table:table-cell>
          <table:table-cell table:formula="of:=([.B115]-[.C115])^2" office:value-type="float" office:value="25.2302227279192" calcext:value-type="float">
            <text:p>25.230222727919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26.6264400482178" calcext:value-type="float">
            <text:p>26.6264400482178</text:p>
          </table:table-cell>
          <table:table-cell office:value-type="float" office:value="6.11429977416992" calcext:value-type="float">
            <text:p>6.11429977416992</text:p>
          </table:table-cell>
          <table:table-cell office:value-type="float" office:value="20.5121402740478" calcext:value-type="float">
            <text:p>20.5121402740478</text:p>
          </table:table-cell>
          <table:table-cell office:value-type="float" office:value="32.7407398223877" calcext:value-type="float">
            <text:p>32.7407398223877</text:p>
          </table:table-cell>
          <table:table-cell table:formula="of:=IF(AND([.B116]&gt;=[.E116];[.B116]&lt;=[.F116]);0;1)" office:value-type="float" office:value="1" calcext:value-type="float">
            <text:p>1</text:p>
          </table:table-cell>
          <table:table-cell table:formula="of:=([.B116]-[.C116])^2" office:value-type="float" office:value="40.6222664589623" calcext:value-type="float">
            <text:p>40.622266458962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.68" calcext:value-type="float">
            <text:p>40.68</text:p>
          </table:table-cell>
          <table:table-cell office:value-type="float" office:value="39.5367126464844" calcext:value-type="float">
            <text:p>39.5367126464844</text:p>
          </table:table-cell>
          <table:table-cell office:value-type="float" office:value="8.51778411865234" calcext:value-type="float">
            <text:p>8.51778411865234</text:p>
          </table:table-cell>
          <table:table-cell office:value-type="float" office:value="31.018928527832" calcext:value-type="float">
            <text:p>31.018928527832</text:p>
          </table:table-cell>
          <table:table-cell office:value-type="float" office:value="48.0544967651367" calcext:value-type="float">
            <text:p>48.0544967651367</text:p>
          </table:table-cell>
          <table:table-cell table:formula="of:=IF(AND([.B117]&gt;=[.E117];[.B117]&lt;=[.F117]);0;1)" office:value-type="float" office:value="0" calcext:value-type="float">
            <text:p>0</text:p>
          </table:table-cell>
          <table:table-cell table:formula="of:=([.B117]-[.C117])^2" office:value-type="float" office:value="1.30710597270876" calcext:value-type="float">
            <text:p>1.3071059727087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73" calcext:value-type="float">
            <text:p>25.73</text:p>
          </table:table-cell>
          <table:table-cell office:value-type="float" office:value="24.5579223632812" calcext:value-type="float">
            <text:p>24.5579223632812</text:p>
          </table:table-cell>
          <table:table-cell office:value-type="float" office:value="6.89678382873535" calcext:value-type="float">
            <text:p>6.89678382873535</text:p>
          </table:table-cell>
          <table:table-cell office:value-type="float" office:value="17.6611385345459" calcext:value-type="float">
            <text:p>17.6611385345459</text:p>
          </table:table-cell>
          <table:table-cell office:value-type="float" office:value="31.4547061920166" calcext:value-type="float">
            <text:p>31.4547061920166</text:p>
          </table:table-cell>
          <table:table-cell table:formula="of:=IF(AND([.B118]&gt;=[.E118];[.B118]&lt;=[.F118]);0;1)" office:value-type="float" office:value="0" calcext:value-type="float">
            <text:p>0</text:p>
          </table:table-cell>
          <table:table-cell table:formula="of:=([.B118]-[.C118])^2" office:value-type="float" office:value="1.37376598649621" calcext:value-type="float">
            <text:p>1.3737659864962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23" calcext:value-type="float">
            <text:p>26.23</text:p>
          </table:table-cell>
          <table:table-cell office:value-type="float" office:value="31.9670181274414" calcext:value-type="float">
            <text:p>31.9670181274414</text:p>
          </table:table-cell>
          <table:table-cell office:value-type="float" office:value="8.80482578277588" calcext:value-type="float">
            <text:p>8.80482578277588</text:p>
          </table:table-cell>
          <table:table-cell office:value-type="float" office:value="23.1621923446655" calcext:value-type="float">
            <text:p>23.1621923446655</text:p>
          </table:table-cell>
          <table:table-cell office:value-type="float" office:value="40.7718439102173" calcext:value-type="float">
            <text:p>40.7718439102173</text:p>
          </table:table-cell>
          <table:table-cell table:formula="of:=IF(AND([.B119]&gt;=[.E119];[.B119]&lt;=[.F119]);0;1)" office:value-type="float" office:value="0" calcext:value-type="float">
            <text:p>0</text:p>
          </table:table-cell>
          <table:table-cell table:formula="of:=([.B119]-[.C119])^2" office:value-type="float" office:value="32.9133769945913" calcext:value-type="float">
            <text:p>32.913376994591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.97" calcext:value-type="float">
            <text:p>49.97</text:p>
          </table:table-cell>
          <table:table-cell office:value-type="float" office:value="49.5020179748535" calcext:value-type="float">
            <text:p>49.5020179748535</text:p>
          </table:table-cell>
          <table:table-cell office:value-type="float" office:value="14.9367761611938" calcext:value-type="float">
            <text:p>14.9367761611938</text:p>
          </table:table-cell>
          <table:table-cell office:value-type="float" office:value="34.5652418136597" calcext:value-type="float">
            <text:p>34.5652418136597</text:p>
          </table:table-cell>
          <table:table-cell office:value-type="float" office:value="64.4387941360474" calcext:value-type="float">
            <text:p>64.4387941360474</text:p>
          </table:table-cell>
          <table:table-cell table:formula="of:=IF(AND([.B120]&gt;=[.E120];[.B120]&lt;=[.F120]);0;1)" office:value-type="float" office:value="0" calcext:value-type="float">
            <text:p>0</text:p>
          </table:table-cell>
          <table:table-cell table:formula="of:=([.B120]-[.C120])^2" office:value-type="float" office:value="0.219007175860204" calcext:value-type="float">
            <text:p>0.21900717586020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348510742187" calcext:value-type="float">
            <text:p>23.5348510742187</text:p>
          </table:table-cell>
          <table:table-cell office:value-type="float" office:value="7.08521509170532" calcext:value-type="float">
            <text:p>7.08521509170532</text:p>
          </table:table-cell>
          <table:table-cell office:value-type="float" office:value="16.4496359825134" calcext:value-type="float">
            <text:p>16.4496359825134</text:p>
          </table:table-cell>
          <table:table-cell office:value-type="float" office:value="30.6200661659241" calcext:value-type="float">
            <text:p>30.6200661659241</text:p>
          </table:table-cell>
          <table:table-cell table:formula="of:=IF(AND([.B121]&gt;=[.E121];[.B121]&lt;=[.F121]);0;1)" office:value-type="float" office:value="0" calcext:value-type="float">
            <text:p>0</text:p>
          </table:table-cell>
          <table:table-cell table:formula="of:=([.B121]-[.C121])^2" office:value-type="float" office:value="46.9930667946398" calcext:value-type="float">
            <text:p>46.993066794639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.9" calcext:value-type="float">
            <text:p>66.9</text:p>
          </table:table-cell>
          <table:table-cell office:value-type="float" office:value="66.7807540893555" calcext:value-type="float">
            <text:p>66.7807540893555</text:p>
          </table:table-cell>
          <table:table-cell office:value-type="float" office:value="12.6096448898315" calcext:value-type="float">
            <text:p>12.6096448898315</text:p>
          </table:table-cell>
          <table:table-cell office:value-type="float" office:value="54.1711091995239" calcext:value-type="float">
            <text:p>54.1711091995239</text:p>
          </table:table-cell>
          <table:table-cell office:value-type="float" office:value="79.390398979187" calcext:value-type="float">
            <text:p>79.390398979187</text:p>
          </table:table-cell>
          <table:table-cell table:formula="of:=IF(AND([.B122]&gt;=[.E122];[.B122]&lt;=[.F122]);0;1)" office:value-type="float" office:value="0" calcext:value-type="float">
            <text:p>0</text:p>
          </table:table-cell>
          <table:table-cell table:formula="of:=([.B122]-[.C122])^2" office:value-type="float" office:value="0.0142195872054449" calcext:value-type="float">
            <text:p>0.014219587205444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.07" calcext:value-type="float">
            <text:p>32.07</text:p>
          </table:table-cell>
          <table:table-cell office:value-type="float" office:value="30.9470653533936" calcext:value-type="float">
            <text:p>30.9470653533936</text:p>
          </table:table-cell>
          <table:table-cell office:value-type="float" office:value="7.9355640411377" calcext:value-type="float">
            <text:p>7.9355640411377</text:p>
          </table:table-cell>
          <table:table-cell office:value-type="float" office:value="23.0115013122559" calcext:value-type="float">
            <text:p>23.0115013122559</text:p>
          </table:table-cell>
          <table:table-cell office:value-type="float" office:value="38.8826293945312" calcext:value-type="float">
            <text:p>38.8826293945312</text:p>
          </table:table-cell>
          <table:table-cell table:formula="of:=IF(AND([.B123]&gt;=[.E123];[.B123]&lt;=[.F123]);0;1)" office:value-type="float" office:value="0" calcext:value-type="float">
            <text:p>0</text:p>
          </table:table-cell>
          <table:table-cell table:formula="of:=([.B123]-[.C123])^2" office:value-type="float" office:value="1.26098222054914" calcext:value-type="float">
            <text:p>1.2609822205491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.87" calcext:value-type="float">
            <text:p>29.87</text:p>
          </table:table-cell>
          <table:table-cell office:value-type="float" office:value="31.6413822174072" calcext:value-type="float">
            <text:p>31.6413822174072</text:p>
          </table:table-cell>
          <table:table-cell office:value-type="float" office:value="10.6820640563965" calcext:value-type="float">
            <text:p>10.6820640563965</text:p>
          </table:table-cell>
          <table:table-cell office:value-type="float" office:value="20.9593181610107" calcext:value-type="float">
            <text:p>20.9593181610107</text:p>
          </table:table-cell>
          <table:table-cell office:value-type="float" office:value="42.3234462738037" calcext:value-type="float">
            <text:p>42.3234462738037</text:p>
          </table:table-cell>
          <table:table-cell table:formula="of:=IF(AND([.B124]&gt;=[.E124];[.B124]&lt;=[.F124]);0;1)" office:value-type="float" office:value="0" calcext:value-type="float">
            <text:p>0</text:p>
          </table:table-cell>
          <table:table-cell table:formula="of:=([.B124]-[.C124])^2" office:value-type="float" office:value="3.13779496014654" calcext:value-type="float">
            <text:p>3.1377949601465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.92" calcext:value-type="float">
            <text:p>20.92</text:p>
          </table:table-cell>
          <table:table-cell office:value-type="float" office:value="18.9475536346436" calcext:value-type="float">
            <text:p>18.9475536346436</text:p>
          </table:table-cell>
          <table:table-cell office:value-type="float" office:value="4.34696197509766" calcext:value-type="float">
            <text:p>4.34696197509766</text:p>
          </table:table-cell>
          <table:table-cell office:value-type="float" office:value="14.6005916595459" calcext:value-type="float">
            <text:p>14.6005916595459</text:p>
          </table:table-cell>
          <table:table-cell office:value-type="float" office:value="23.2945156097412" calcext:value-type="float">
            <text:p>23.2945156097412</text:p>
          </table:table-cell>
          <table:table-cell table:formula="of:=IF(AND([.B125]&gt;=[.E125];[.B125]&lt;=[.F125]);0;1)" office:value-type="float" office:value="0" calcext:value-type="float">
            <text:p>0</text:p>
          </table:table-cell>
          <table:table-cell table:formula="of:=([.B125]-[.C125])^2" office:value-type="float" office:value="3.89054466420786" calcext:value-type="float">
            <text:p>3.8905446642078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.9" calcext:value-type="float">
            <text:p>55.9</text:p>
          </table:table-cell>
          <table:table-cell office:value-type="float" office:value="45.6559066772461" calcext:value-type="float">
            <text:p>45.6559066772461</text:p>
          </table:table-cell>
          <table:table-cell office:value-type="float" office:value="10.7965078353882" calcext:value-type="float">
            <text:p>10.7965078353882</text:p>
          </table:table-cell>
          <table:table-cell office:value-type="float" office:value="34.8593988418579" calcext:value-type="float">
            <text:p>34.8593988418579</text:p>
          </table:table-cell>
          <table:table-cell office:value-type="float" office:value="56.4524145126343" calcext:value-type="float">
            <text:p>56.4524145126343</text:p>
          </table:table-cell>
          <table:table-cell table:formula="of:=IF(AND([.B126]&gt;=[.E126];[.B126]&lt;=[.F126]);0;1)" office:value-type="float" office:value="0" calcext:value-type="float">
            <text:p>0</text:p>
          </table:table-cell>
          <table:table-cell table:formula="of:=([.B126]-[.C126])^2" office:value-type="float" office:value="104.941448005291" calcext:value-type="float">
            <text:p>104.94144800529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.3" calcext:value-type="float">
            <text:p>79.3</text:p>
          </table:table-cell>
          <table:table-cell office:value-type="float" office:value="75.5403518676758" calcext:value-type="float">
            <text:p>75.5403518676758</text:p>
          </table:table-cell>
          <table:table-cell office:value-type="float" office:value="17.2276878356934" calcext:value-type="float">
            <text:p>17.2276878356934</text:p>
          </table:table-cell>
          <table:table-cell office:value-type="float" office:value="58.3126640319824" calcext:value-type="float">
            <text:p>58.3126640319824</text:p>
          </table:table-cell>
          <table:table-cell office:value-type="float" office:value="92.7680397033691" calcext:value-type="float">
            <text:p>92.7680397033691</text:p>
          </table:table-cell>
          <table:table-cell table:formula="of:=IF(AND([.B127]&gt;=[.E127];[.B127]&lt;=[.F127]);0;1)" office:value-type="float" office:value="0" calcext:value-type="float">
            <text:p>0</text:p>
          </table:table-cell>
          <table:table-cell table:formula="of:=([.B127]-[.C127])^2" office:value-type="float" office:value="14.134954078889" calcext:value-type="float">
            <text:p>14.134954078889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57" calcext:value-type="float">
            <text:p>13.57</text:p>
          </table:table-cell>
          <table:table-cell office:value-type="float" office:value="18.2027835845947" calcext:value-type="float">
            <text:p>18.2027835845947</text:p>
          </table:table-cell>
          <table:table-cell office:value-type="float" office:value="4.71595621109009" calcext:value-type="float">
            <text:p>4.71595621109009</text:p>
          </table:table-cell>
          <table:table-cell office:value-type="float" office:value="13.4868273735046" calcext:value-type="float">
            <text:p>13.4868273735046</text:p>
          </table:table-cell>
          <table:table-cell office:value-type="float" office:value="22.9187397956848" calcext:value-type="float">
            <text:p>22.9187397956848</text:p>
          </table:table-cell>
          <table:table-cell table:formula="of:=IF(AND([.B128]&gt;=[.E128];[.B128]&lt;=[.F128]);0;1)" office:value-type="float" office:value="0" calcext:value-type="float">
            <text:p>0</text:p>
          </table:table-cell>
          <table:table-cell table:formula="of:=([.B128]-[.C128])^2" office:value-type="float" office:value="21.4626837416904" calcext:value-type="float">
            <text:p>21.462683741690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.7" calcext:value-type="float">
            <text:p>73.7</text:p>
          </table:table-cell>
          <table:table-cell office:value-type="float" office:value="63.2520141601563" calcext:value-type="float">
            <text:p>63.2520141601563</text:p>
          </table:table-cell>
          <table:table-cell office:value-type="float" office:value="12.6773386001587" calcext:value-type="float">
            <text:p>12.6773386001587</text:p>
          </table:table-cell>
          <table:table-cell office:value-type="float" office:value="50.5746755599976" calcext:value-type="float">
            <text:p>50.5746755599976</text:p>
          </table:table-cell>
          <table:table-cell office:value-type="float" office:value="75.9293527603149" calcext:value-type="float">
            <text:p>75.9293527603149</text:p>
          </table:table-cell>
          <table:table-cell table:formula="of:=IF(AND([.B129]&gt;=[.E129];[.B129]&lt;=[.F129]);0;1)" office:value-type="float" office:value="0" calcext:value-type="float">
            <text:p>0</text:p>
          </table:table-cell>
          <table:table-cell table:formula="of:=([.B129]-[.C129])^2" office:value-type="float" office:value="109.160408109576" calcext:value-type="float">
            <text:p>109.16040810957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2" calcext:value-type="float">
            <text:p>13.12</text:p>
          </table:table-cell>
          <table:table-cell office:value-type="float" office:value="20.1920948028564" calcext:value-type="float">
            <text:p>20.1920948028564</text:p>
          </table:table-cell>
          <table:table-cell office:value-type="float" office:value="4.17589378356934" calcext:value-type="float">
            <text:p>4.17589378356934</text:p>
          </table:table-cell>
          <table:table-cell office:value-type="float" office:value="16.0162010192871" calcext:value-type="float">
            <text:p>16.0162010192871</text:p>
          </table:table-cell>
          <table:table-cell office:value-type="float" office:value="24.3679885864258" calcext:value-type="float">
            <text:p>24.3679885864258</text:p>
          </table:table-cell>
          <table:table-cell table:formula="of:=IF(AND([.B130]&gt;=[.E130];[.B130]&lt;=[.F130]);0;1)" office:value-type="float" office:value="1" calcext:value-type="float">
            <text:p>1</text:p>
          </table:table-cell>
          <table:table-cell table:formula="of:=([.B130]-[.C130])^2" office:value-type="float" office:value="50.0145249005892" calcext:value-type="float">
            <text:p>50.014524900589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58" calcext:value-type="float">
            <text:p>17.58</text:p>
          </table:table-cell>
          <table:table-cell office:value-type="float" office:value="23.0876712799072" calcext:value-type="float">
            <text:p>23.0876712799072</text:p>
          </table:table-cell>
          <table:table-cell office:value-type="float" office:value="6.42884302139282" calcext:value-type="float">
            <text:p>6.42884302139282</text:p>
          </table:table-cell>
          <table:table-cell office:value-type="float" office:value="16.6588282585144" calcext:value-type="float">
            <text:p>16.6588282585144</text:p>
          </table:table-cell>
          <table:table-cell office:value-type="float" office:value="29.5165143013" calcext:value-type="float">
            <text:p>29.5165143013</text:p>
          </table:table-cell>
          <table:table-cell table:formula="of:=IF(AND([.B131]&gt;=[.E131];[.B131]&lt;=[.F131]);0;1)" office:value-type="float" office:value="0" calcext:value-type="float">
            <text:p>0</text:p>
          </table:table-cell>
          <table:table-cell table:formula="of:=([.B131]-[.C131])^2" office:value-type="float" office:value="30.3344429275149" calcext:value-type="float">
            <text:p>30.334442927514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33" calcext:value-type="float">
            <text:p>42.33</text:p>
          </table:table-cell>
          <table:table-cell office:value-type="float" office:value="45.4106674194336" calcext:value-type="float">
            <text:p>45.4106674194336</text:p>
          </table:table-cell>
          <table:table-cell office:value-type="float" office:value="13.2048206329346" calcext:value-type="float">
            <text:p>13.2048206329346</text:p>
          </table:table-cell>
          <table:table-cell office:value-type="float" office:value="32.205846786499" calcext:value-type="float">
            <text:p>32.205846786499</text:p>
          </table:table-cell>
          <table:table-cell office:value-type="float" office:value="58.6154880523682" calcext:value-type="float">
            <text:p>58.6154880523682</text:p>
          </table:table-cell>
          <table:table-cell table:formula="of:=IF(AND([.B132]&gt;=[.E132];[.B132]&lt;=[.F132]);0;1)" office:value-type="float" office:value="0" calcext:value-type="float">
            <text:p>0</text:p>
          </table:table-cell>
          <table:table-cell table:formula="of:=([.B132]-[.C132])^2" office:value-type="float" office:value="9.49051174915965" calcext:value-type="float">
            <text:p>9.4905117491596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8" calcext:value-type="float">
            <text:p>23.8</text:p>
          </table:table-cell>
          <table:table-cell office:value-type="float" office:value="28.2552947998047" calcext:value-type="float">
            <text:p>28.2552947998047</text:p>
          </table:table-cell>
          <table:table-cell office:value-type="float" office:value="6.69427728652954" calcext:value-type="float">
            <text:p>6.69427728652954</text:p>
          </table:table-cell>
          <table:table-cell office:value-type="float" office:value="21.5610175132751" calcext:value-type="float">
            <text:p>21.5610175132751</text:p>
          </table:table-cell>
          <table:table-cell office:value-type="float" office:value="34.9495720863342" calcext:value-type="float">
            <text:p>34.9495720863342</text:p>
          </table:table-cell>
          <table:table-cell table:formula="of:=IF(AND([.B133]&gt;=[.E133];[.B133]&lt;=[.F133]);0;1)" office:value-type="float" office:value="0" calcext:value-type="float">
            <text:p>0</text:p>
          </table:table-cell>
          <table:table-cell table:formula="of:=([.B133]-[.C133])^2" office:value-type="float" office:value="19.8496517531667" calcext:value-type="float">
            <text:p>19.849651753166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.6" calcext:value-type="float">
            <text:p>38.6</text:p>
          </table:table-cell>
          <table:table-cell office:value-type="float" office:value="33.1022300720215" calcext:value-type="float">
            <text:p>33.1022300720215</text:p>
          </table:table-cell>
          <table:table-cell office:value-type="float" office:value="8.21152400970459" calcext:value-type="float">
            <text:p>8.21152400970459</text:p>
          </table:table-cell>
          <table:table-cell office:value-type="float" office:value="24.8907060623169" calcext:value-type="float">
            <text:p>24.8907060623169</text:p>
          </table:table-cell>
          <table:table-cell office:value-type="float" office:value="41.3137540817261" calcext:value-type="float">
            <text:p>41.3137540817261</text:p>
          </table:table-cell>
          <table:table-cell table:formula="of:=IF(AND([.B134]&gt;=[.E134];[.B134]&lt;=[.F134]);0;1)" office:value-type="float" office:value="0" calcext:value-type="float">
            <text:p>0</text:p>
          </table:table-cell>
          <table:table-cell table:formula="of:=([.B134]-[.C134])^2" office:value-type="float" office:value="30.2254741809849" calcext:value-type="float">
            <text:p>30.225474180984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.76" calcext:value-type="float">
            <text:p>40.76</text:p>
          </table:table-cell>
          <table:table-cell office:value-type="float" office:value="41.9245834350586" calcext:value-type="float">
            <text:p>41.9245834350586</text:p>
          </table:table-cell>
          <table:table-cell office:value-type="float" office:value="9.07594108581543" calcext:value-type="float">
            <text:p>9.07594108581543</text:p>
          </table:table-cell>
          <table:table-cell office:value-type="float" office:value="32.8486423492432" calcext:value-type="float">
            <text:p>32.8486423492432</text:p>
          </table:table-cell>
          <table:table-cell office:value-type="float" office:value="51.000524520874" calcext:value-type="float">
            <text:p>51.000524520874</text:p>
          </table:table-cell>
          <table:table-cell table:formula="of:=IF(AND([.B135]&gt;=[.E135];[.B135]&lt;=[.F135]);0;1)" office:value-type="float" office:value="0" calcext:value-type="float">
            <text:p>0</text:p>
          </table:table-cell>
          <table:table-cell table:formula="of:=([.B135]-[.C135])^2" office:value-type="float" office:value="1.35625457721288" calcext:value-type="float">
            <text:p>1.3562545772128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52" calcext:value-type="float">
            <text:p>15.52</text:p>
          </table:table-cell>
          <table:table-cell office:value-type="float" office:value="14.0003747940063" calcext:value-type="float">
            <text:p>14.0003747940063</text:p>
          </table:table-cell>
          <table:table-cell office:value-type="float" office:value="8.99630451202393" calcext:value-type="float">
            <text:p>8.99630451202393</text:p>
          </table:table-cell>
          <table:table-cell office:value-type="float" office:value="5.00407028198242" calcext:value-type="float">
            <text:p>5.00407028198242</text:p>
          </table:table-cell>
          <table:table-cell office:value-type="float" office:value="22.9966793060303" calcext:value-type="float">
            <text:p>22.9966793060303</text:p>
          </table:table-cell>
          <table:table-cell table:formula="of:=IF(AND([.B136]&gt;=[.E136];[.B136]&lt;=[.F136]);0;1)" office:value-type="float" office:value="0" calcext:value-type="float">
            <text:p>0</text:p>
          </table:table-cell>
          <table:table-cell table:formula="of:=([.B136]-[.C136])^2" office:value-type="float" office:value="2.30926076669125" calcext:value-type="float">
            <text:p>2.3092607666912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71" calcext:value-type="float">
            <text:p>13.71</text:p>
          </table:table-cell>
          <table:table-cell office:value-type="float" office:value="15.1416282653809" calcext:value-type="float">
            <text:p>15.1416282653809</text:p>
          </table:table-cell>
          <table:table-cell office:value-type="float" office:value="3.80966186523437" calcext:value-type="float">
            <text:p>3.80966186523437</text:p>
          </table:table-cell>
          <table:table-cell office:value-type="float" office:value="11.3319664001465" calcext:value-type="float">
            <text:p>11.3319664001465</text:p>
          </table:table-cell>
          <table:table-cell office:value-type="float" office:value="18.9512901306152" calcext:value-type="float">
            <text:p>18.9512901306152</text:p>
          </table:table-cell>
          <table:table-cell table:formula="of:=IF(AND([.B137]&gt;=[.E137];[.B137]&lt;=[.F137]);0;1)" office:value-type="float" office:value="0" calcext:value-type="float">
            <text:p>0</text:p>
          </table:table-cell>
          <table:table-cell table:formula="of:=([.B137]-[.C137])^2" office:value-type="float" office:value="2.04955949023741" calcext:value-type="float">
            <text:p>2.0495594902374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.44" calcext:value-type="float">
            <text:p>37.44</text:p>
          </table:table-cell>
          <table:table-cell office:value-type="float" office:value="34.695240020752" calcext:value-type="float">
            <text:p>34.695240020752</text:p>
          </table:table-cell>
          <table:table-cell office:value-type="float" office:value="8.15029144287109" calcext:value-type="float">
            <text:p>8.15029144287109</text:p>
          </table:table-cell>
          <table:table-cell office:value-type="float" office:value="26.5449485778809" calcext:value-type="float">
            <text:p>26.5449485778809</text:p>
          </table:table-cell>
          <table:table-cell office:value-type="float" office:value="42.845531463623" calcext:value-type="float">
            <text:p>42.845531463623</text:p>
          </table:table-cell>
          <table:table-cell table:formula="of:=IF(AND([.B138]&gt;=[.E138];[.B138]&lt;=[.F138]);0;1)" office:value-type="float" office:value="0" calcext:value-type="float">
            <text:p>0</text:p>
          </table:table-cell>
          <table:table-cell table:formula="of:=([.B138]-[.C138])^2" office:value-type="float" office:value="7.53370734368173" calcext:value-type="float">
            <text:p>7.5337073436817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6" calcext:value-type="float">
            <text:p>14.6</text:p>
          </table:table-cell>
          <table:table-cell office:value-type="float" office:value="14.9176549911499" calcext:value-type="float">
            <text:p>14.9176549911499</text:p>
          </table:table-cell>
          <table:table-cell office:value-type="float" office:value="2.74698948860168" calcext:value-type="float">
            <text:p>2.74698948860168</text:p>
          </table:table-cell>
          <table:table-cell office:value-type="float" office:value="12.1706655025482" calcext:value-type="float">
            <text:p>12.1706655025482</text:p>
          </table:table-cell>
          <table:table-cell office:value-type="float" office:value="17.6646444797516" calcext:value-type="float">
            <text:p>17.6646444797516</text:p>
          </table:table-cell>
          <table:table-cell table:formula="of:=IF(AND([.B139]&gt;=[.E139];[.B139]&lt;=[.F139]);0;1)" office:value-type="float" office:value="0" calcext:value-type="float">
            <text:p>0</text:p>
          </table:table-cell>
          <table:table-cell table:formula="of:=([.B139]-[.C139])^2" office:value-type="float" office:value="0.100904693402445" calcext:value-type="float">
            <text:p>0.10090469340244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.74" calcext:value-type="float">
            <text:p>47.74</text:p>
          </table:table-cell>
          <table:table-cell office:value-type="float" office:value="42.7025718688965" calcext:value-type="float">
            <text:p>42.7025718688965</text:p>
          </table:table-cell>
          <table:table-cell office:value-type="float" office:value="12.3013553619385" calcext:value-type="float">
            <text:p>12.3013553619385</text:p>
          </table:table-cell>
          <table:table-cell office:value-type="float" office:value="30.401216506958" calcext:value-type="float">
            <text:p>30.401216506958</text:p>
          </table:table-cell>
          <table:table-cell office:value-type="float" office:value="55.003927230835" calcext:value-type="float">
            <text:p>55.003927230835</text:p>
          </table:table-cell>
          <table:table-cell table:formula="of:=IF(AND([.B140]&gt;=[.E140];[.B140]&lt;=[.F140]);0;1)" office:value-type="float" office:value="0" calcext:value-type="float">
            <text:p>0</text:p>
          </table:table-cell>
          <table:table-cell table:formula="of:=([.B140]-[.C140])^2" office:value-type="float" office:value="25.3756821760331" calcext:value-type="float">
            <text:p>25.375682176033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.08" calcext:value-type="float">
            <text:p>35.08</text:p>
          </table:table-cell>
          <table:table-cell office:value-type="float" office:value="32.1724014282227" calcext:value-type="float">
            <text:p>32.1724014282227</text:p>
          </table:table-cell>
          <table:table-cell office:value-type="float" office:value="6.99070978164673" calcext:value-type="float">
            <text:p>6.99070978164673</text:p>
          </table:table-cell>
          <table:table-cell office:value-type="float" office:value="25.1816916465759" calcext:value-type="float">
            <text:p>25.1816916465759</text:p>
          </table:table-cell>
          <table:table-cell office:value-type="float" office:value="39.1631112098694" calcext:value-type="float">
            <text:p>39.1631112098694</text:p>
          </table:table-cell>
          <table:table-cell table:formula="of:=IF(AND([.B141]&gt;=[.E141];[.B141]&lt;=[.F141]);0;1)" office:value-type="float" office:value="0" calcext:value-type="float">
            <text:p>0</text:p>
          </table:table-cell>
          <table:table-cell table:formula="of:=([.B141]-[.C141])^2" office:value-type="float" office:value="8.45412945460164" calcext:value-type="float">
            <text:p>8.4541294546016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.3" calcext:value-type="float">
            <text:p>39.3</text:p>
          </table:table-cell>
          <table:table-cell office:value-type="float" office:value="52.0439872741699" calcext:value-type="float">
            <text:p>52.0439872741699</text:p>
          </table:table-cell>
          <table:table-cell office:value-type="float" office:value="13.5163383483887" calcext:value-type="float">
            <text:p>13.5163383483887</text:p>
          </table:table-cell>
          <table:table-cell office:value-type="float" office:value="38.5276489257812" calcext:value-type="float">
            <text:p>38.5276489257812</text:p>
          </table:table-cell>
          <table:table-cell office:value-type="float" office:value="65.5603256225586" calcext:value-type="float">
            <text:p>65.5603256225586</text:p>
          </table:table-cell>
          <table:table-cell table:formula="of:=IF(AND([.B142]&gt;=[.E142];[.B142]&lt;=[.F142]);0;1)" office:value-type="float" office:value="0" calcext:value-type="float">
            <text:p>0</text:p>
          </table:table-cell>
          <table:table-cell table:formula="of:=([.B142]-[.C142])^2" office:value-type="float" office:value="162.409211644205" calcext:value-type="float">
            <text:p>162.40921164420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.8" calcext:value-type="float">
            <text:p>42.8</text:p>
          </table:table-cell>
          <table:table-cell office:value-type="float" office:value="41.4989013671875" calcext:value-type="float">
            <text:p>41.4989013671875</text:p>
          </table:table-cell>
          <table:table-cell office:value-type="float" office:value="10.0664472579956" calcext:value-type="float">
            <text:p>10.0664472579956</text:p>
          </table:table-cell>
          <table:table-cell office:value-type="float" office:value="31.4324541091919" calcext:value-type="float">
            <text:p>31.4324541091919</text:p>
          </table:table-cell>
          <table:table-cell office:value-type="float" office:value="51.5653486251831" calcext:value-type="float">
            <text:p>51.5653486251831</text:p>
          </table:table-cell>
          <table:table-cell table:formula="of:=IF(AND([.B143]&gt;=[.E143];[.B143]&lt;=[.F143]);0;1)" office:value-type="float" office:value="0" calcext:value-type="float">
            <text:p>0</text:p>
          </table:table-cell>
          <table:table-cell table:formula="of:=([.B143]-[.C143])^2" office:value-type="float" office:value="1.69285765230655" calcext:value-type="float">
            <text:p>1.69285765230655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09" calcext:value-type="float">
            <text:p>13.09</text:p>
          </table:table-cell>
          <table:table-cell office:value-type="float" office:value="15.9010410308838" calcext:value-type="float">
            <text:p>15.9010410308838</text:p>
          </table:table-cell>
          <table:table-cell office:value-type="float" office:value="3.8662223815918" calcext:value-type="float">
            <text:p>3.8662223815918</text:p>
          </table:table-cell>
          <table:table-cell office:value-type="float" office:value="12.034818649292" calcext:value-type="float">
            <text:p>12.034818649292</text:p>
          </table:table-cell>
          <table:table-cell office:value-type="float" office:value="19.7672634124756" calcext:value-type="float">
            <text:p>19.7672634124756</text:p>
          </table:table-cell>
          <table:table-cell table:formula="of:=IF(AND([.B144]&gt;=[.E144];[.B144]&lt;=[.F144]);0;1)" office:value-type="float" office:value="0" calcext:value-type="float">
            <text:p>0</text:p>
          </table:table-cell>
          <table:table-cell table:formula="of:=([.B144]-[.C144])^2" office:value-type="float" office:value="7.9019516773122" calcext:value-type="float">
            <text:p>7.901951677312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.88" calcext:value-type="float">
            <text:p>32.88</text:p>
          </table:table-cell>
          <table:table-cell office:value-type="float" office:value="31.257869720459" calcext:value-type="float">
            <text:p>31.257869720459</text:p>
          </table:table-cell>
          <table:table-cell office:value-type="float" office:value="7.31151247024536" calcext:value-type="float">
            <text:p>7.31151247024536</text:p>
          </table:table-cell>
          <table:table-cell office:value-type="float" office:value="23.9463572502136" calcext:value-type="float">
            <text:p>23.9463572502136</text:p>
          </table:table-cell>
          <table:table-cell office:value-type="float" office:value="38.5693821907043" calcext:value-type="float">
            <text:p>38.5693821907043</text:p>
          </table:table-cell>
          <table:table-cell table:formula="of:=IF(AND([.B145]&gt;=[.E145];[.B145]&lt;=[.F145]);0;1)" office:value-type="float" office:value="0" calcext:value-type="float">
            <text:p>0</text:p>
          </table:table-cell>
          <table:table-cell table:formula="of:=([.B145]-[.C145])^2" office:value-type="float" office:value="2.63130664380382" calcext:value-type="float">
            <text:p>2.6313066438038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1.35" calcext:value-type="float">
            <text:p>31.35</text:p>
          </table:table-cell>
          <table:table-cell office:value-type="float" office:value="35.9741249084473" calcext:value-type="float">
            <text:p>35.9741249084473</text:p>
          </table:table-cell>
          <table:table-cell office:value-type="float" office:value="9.85171699523926" calcext:value-type="float">
            <text:p>9.85171699523926</text:p>
          </table:table-cell>
          <table:table-cell office:value-type="float" office:value="26.122407913208" calcext:value-type="float">
            <text:p>26.122407913208</text:p>
          </table:table-cell>
          <table:table-cell office:value-type="float" office:value="45.8258419036865" calcext:value-type="float">
            <text:p>45.8258419036865</text:p>
          </table:table-cell>
          <table:table-cell table:formula="of:=IF(AND([.B146]&gt;=[.E146];[.B146]&lt;=[.F146]);0;1)" office:value-type="float" office:value="0" calcext:value-type="float">
            <text:p>0</text:p>
          </table:table-cell>
          <table:table-cell table:formula="of:=([.B146]-[.C146])^2" office:value-type="float" office:value="21.3825311689224" calcext:value-type="float">
            <text:p>21.382531168922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.12" calcext:value-type="float">
            <text:p>52.12</text:p>
          </table:table-cell>
          <table:table-cell office:value-type="float" office:value="49.7370376586914" calcext:value-type="float">
            <text:p>49.7370376586914</text:p>
          </table:table-cell>
          <table:table-cell office:value-type="float" office:value="9.72491836547852" calcext:value-type="float">
            <text:p>9.72491836547852</text:p>
          </table:table-cell>
          <table:table-cell office:value-type="float" office:value="40.0121192932129" calcext:value-type="float">
            <text:p>40.0121192932129</text:p>
          </table:table-cell>
          <table:table-cell office:value-type="float" office:value="59.4619560241699" calcext:value-type="float">
            <text:p>59.4619560241699</text:p>
          </table:table-cell>
          <table:table-cell table:formula="of:=IF(AND([.B147]&gt;=[.E147];[.B147]&lt;=[.F147]);0;1)" office:value-type="float" office:value="0" calcext:value-type="float">
            <text:p>0</text:p>
          </table:table-cell>
          <table:table-cell table:formula="of:=([.B147]-[.C147])^2" office:value-type="float" office:value="5.67850952009492" calcext:value-type="float">
            <text:p>5.6785095200949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.16" calcext:value-type="float">
            <text:p>21.16</text:p>
          </table:table-cell>
          <table:table-cell office:value-type="float" office:value="20.112211227417" calcext:value-type="float">
            <text:p>20.112211227417</text:p>
          </table:table-cell>
          <table:table-cell office:value-type="float" office:value="3.22591304779053" calcext:value-type="float">
            <text:p>3.22591304779053</text:p>
          </table:table-cell>
          <table:table-cell office:value-type="float" office:value="16.8862981796265" calcext:value-type="float">
            <text:p>16.8862981796265</text:p>
          </table:table-cell>
          <table:table-cell office:value-type="float" office:value="23.3381242752075" calcext:value-type="float">
            <text:p>23.3381242752075</text:p>
          </table:table-cell>
          <table:table-cell table:formula="of:=IF(AND([.B148]&gt;=[.E148];[.B148]&lt;=[.F148]);0;1)" office:value-type="float" office:value="0" calcext:value-type="float">
            <text:p>0</text:p>
          </table:table-cell>
          <table:table-cell table:formula="of:=([.B148]-[.C148])^2" office:value-type="float" office:value="1.09786131195101" calcext:value-type="float">
            <text:p>1.0978613119510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5896854400635" calcext:value-type="float">
            <text:p>10.5896854400635</text:p>
          </table:table-cell>
          <table:table-cell office:value-type="float" office:value="10.6792993545532" calcext:value-type="float">
            <text:p>10.6792993545532</text:p>
          </table:table-cell>
          <table:table-cell office:value-type="float" office:value="-0.0896139144897461" calcext:value-type="float">
            <text:p>-0.0896139144897461</text:p>
          </table:table-cell>
          <table:table-cell office:value-type="float" office:value="21.2689847946167" calcext:value-type="float">
            <text:p>21.2689847946167</text:p>
          </table:table-cell>
          <table:table-cell table:formula="of:=IF(AND([.B149]&gt;=[.E149];[.B149]&lt;=[.F149]);0;1)" office:value-type="float" office:value="0" calcext:value-type="float">
            <text:p>0</text:p>
          </table:table-cell>
          <table:table-cell table:formula="of:=([.B149]-[.C149])^2" office:value-type="float" office:value="0.00246864295430141" calcext:value-type="float">
            <text:p>0.0024686429543014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.78" calcext:value-type="float">
            <text:p>47.78</text:p>
          </table:table-cell>
          <table:table-cell office:value-type="float" office:value="45.2922592163086" calcext:value-type="float">
            <text:p>45.2922592163086</text:p>
          </table:table-cell>
          <table:table-cell office:value-type="float" office:value="13.0580396652222" calcext:value-type="float">
            <text:p>13.0580396652222</text:p>
          </table:table-cell>
          <table:table-cell office:value-type="float" office:value="32.2342195510864" calcext:value-type="float">
            <text:p>32.2342195510864</text:p>
          </table:table-cell>
          <table:table-cell office:value-type="float" office:value="58.3502988815308" calcext:value-type="float">
            <text:p>58.3502988815308</text:p>
          </table:table-cell>
          <table:table-cell table:formula="of:=IF(AND([.B150]&gt;=[.E150];[.B150]&lt;=[.F150]);0;1)" office:value-type="float" office:value="0" calcext:value-type="float">
            <text:p>0</text:p>
          </table:table-cell>
          <table:table-cell table:formula="of:=([.B150]-[.C150])^2" office:value-type="float" office:value="6.18885420684154" calcext:value-type="float">
            <text:p>6.1888542068415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.24" calcext:value-type="float">
            <text:p>46.24</text:p>
          </table:table-cell>
          <table:table-cell office:value-type="float" office:value="38.8320846557617" calcext:value-type="float">
            <text:p>38.8320846557617</text:p>
          </table:table-cell>
          <table:table-cell office:value-type="float" office:value="8.85150146484375" calcext:value-type="float">
            <text:p>8.85150146484375</text:p>
          </table:table-cell>
          <table:table-cell office:value-type="float" office:value="29.980583190918" calcext:value-type="float">
            <text:p>29.980583190918</text:p>
          </table:table-cell>
          <table:table-cell office:value-type="float" office:value="47.6835861206055" calcext:value-type="float">
            <text:p>47.6835861206055</text:p>
          </table:table-cell>
          <table:table-cell table:formula="of:=IF(AND([.B151]&gt;=[.E151];[.B151]&lt;=[.F151]);0;1)" office:value-type="float" office:value="0" calcext:value-type="float">
            <text:p>0</text:p>
          </table:table-cell>
          <table:table-cell table:formula="of:=([.B151]-[.C151])^2" office:value-type="float" office:value="54.877209747401" calcext:value-type="float">
            <text:p>54.8772097474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.61" calcext:value-type="float">
            <text:p>33.61</text:p>
          </table:table-cell>
          <table:table-cell office:value-type="float" office:value="30.038049697876" calcext:value-type="float">
            <text:p>30.038049697876</text:p>
          </table:table-cell>
          <table:table-cell office:value-type="float" office:value="6.70749807357788" calcext:value-type="float">
            <text:p>6.70749807357788</text:p>
          </table:table-cell>
          <table:table-cell office:value-type="float" office:value="23.3305516242981" calcext:value-type="float">
            <text:p>23.3305516242981</text:p>
          </table:table-cell>
          <table:table-cell office:value-type="float" office:value="36.7455477714539" calcext:value-type="float">
            <text:p>36.7455477714539</text:p>
          </table:table-cell>
          <table:table-cell table:formula="of:=IF(AND([.B152]&gt;=[.E152];[.B152]&lt;=[.F152]);0;1)" office:value-type="float" office:value="0" calcext:value-type="float">
            <text:p>0</text:p>
          </table:table-cell>
          <table:table-cell table:formula="of:=([.B152]-[.C152])^2" office:value-type="float" office:value="12.7588289608439" calcext:value-type="float">
            <text:p>12.758828960843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.59" calcext:value-type="float">
            <text:p>36.59</text:p>
          </table:table-cell>
          <table:table-cell office:value-type="float" office:value="36.5476303100586" calcext:value-type="float">
            <text:p>36.5476303100586</text:p>
          </table:table-cell>
          <table:table-cell office:value-type="float" office:value="13.219575881958" calcext:value-type="float">
            <text:p>13.219575881958</text:p>
          </table:table-cell>
          <table:table-cell office:value-type="float" office:value="23.3280544281006" calcext:value-type="float">
            <text:p>23.3280544281006</text:p>
          </table:table-cell>
          <table:table-cell office:value-type="float" office:value="49.7672061920166" calcext:value-type="float">
            <text:p>49.7672061920166</text:p>
          </table:table-cell>
          <table:table-cell table:formula="of:=IF(AND([.B153]&gt;=[.E153];[.B153]&lt;=[.F153]);0;1)" office:value-type="float" office:value="0" calcext:value-type="float">
            <text:p>0</text:p>
          </table:table-cell>
          <table:table-cell table:formula="of:=([.B153]-[.C153])^2" office:value-type="float" office:value="0.00179519062573119" calcext:value-type="float">
            <text:p>0.00179519062573119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.6" calcext:value-type="float">
            <text:p>17.6</text:p>
          </table:table-cell>
          <table:table-cell office:value-type="float" office:value="23.66090965271" calcext:value-type="float">
            <text:p>23.66090965271</text:p>
          </table:table-cell>
          <table:table-cell office:value-type="float" office:value="6.50176095962524" calcext:value-type="float">
            <text:p>6.50176095962524</text:p>
          </table:table-cell>
          <table:table-cell office:value-type="float" office:value="17.1591486930847" calcext:value-type="float">
            <text:p>17.1591486930847</text:p>
          </table:table-cell>
          <table:table-cell office:value-type="float" office:value="30.1626706123352" calcext:value-type="float">
            <text:p>30.1626706123352</text:p>
          </table:table-cell>
          <table:table-cell table:formula="of:=IF(AND([.B154]&gt;=[.E154];[.B154]&lt;=[.F154]);0;1)" office:value-type="float" office:value="0" calcext:value-type="float">
            <text:p>0</text:p>
          </table:table-cell>
          <table:table-cell table:formula="of:=([.B154]-[.C154])^2" office:value-type="float" office:value="36.7346258183128" calcext:value-type="float">
            <text:p>36.734625818312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22" calcext:value-type="float">
            <text:p>42.22</text:p>
          </table:table-cell>
          <table:table-cell office:value-type="float" office:value="34.6635055541992" calcext:value-type="float">
            <text:p>34.6635055541992</text:p>
          </table:table-cell>
          <table:table-cell office:value-type="float" office:value="7.44884347915649" calcext:value-type="float">
            <text:p>7.44884347915649</text:p>
          </table:table-cell>
          <table:table-cell office:value-type="float" office:value="27.2146620750427" calcext:value-type="float">
            <text:p>27.2146620750427</text:p>
          </table:table-cell>
          <table:table-cell office:value-type="float" office:value="42.1123490333557" calcext:value-type="float">
            <text:p>42.1123490333557</text:p>
          </table:table-cell>
          <table:table-cell table:formula="of:=IF(AND([.B155]&gt;=[.E155];[.B155]&lt;=[.F155]);0;1)" office:value-type="float" office:value="1" calcext:value-type="float">
            <text:p>1</text:p>
          </table:table-cell>
          <table:table-cell table:formula="of:=([.B155]-[.C155])^2" office:value-type="float" office:value="57.100608309418" calcext:value-type="float">
            <text:p>57.10060830941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2" calcext:value-type="float">
            <text:p>8.2</text:p>
          </table:table-cell>
          <table:table-cell office:value-type="float" office:value="12.3831014633179" calcext:value-type="float">
            <text:p>12.3831014633179</text:p>
          </table:table-cell>
          <table:table-cell office:value-type="float" office:value="2.35420393943787" calcext:value-type="float">
            <text:p>2.35420393943787</text:p>
          </table:table-cell>
          <table:table-cell office:value-type="float" office:value="10.02889752388" calcext:value-type="float">
            <text:p>10.02889752388</text:p>
          </table:table-cell>
          <table:table-cell office:value-type="float" office:value="14.7373054027557" calcext:value-type="float">
            <text:p>14.7373054027557</text:p>
          </table:table-cell>
          <table:table-cell table:formula="of:=IF(AND([.B156]&gt;=[.E156];[.B156]&lt;=[.F156]);0;1)" office:value-type="float" office:value="1" calcext:value-type="float">
            <text:p>1</text:p>
          </table:table-cell>
          <table:table-cell table:formula="of:=([.B156]-[.C156])^2" office:value-type="float" office:value="17.4983378524121" calcext:value-type="float">
            <text:p>17.498337852412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.72" calcext:value-type="float">
            <text:p>31.72</text:p>
          </table:table-cell>
          <table:table-cell office:value-type="float" office:value="36.9737205505371" calcext:value-type="float">
            <text:p>36.9737205505371</text:p>
          </table:table-cell>
          <table:table-cell office:value-type="float" office:value="12.6766471862793" calcext:value-type="float">
            <text:p>12.6766471862793</text:p>
          </table:table-cell>
          <table:table-cell office:value-type="float" office:value="24.2970733642578" calcext:value-type="float">
            <text:p>24.2970733642578</text:p>
          </table:table-cell>
          <table:table-cell office:value-type="float" office:value="49.6503677368164" calcext:value-type="float">
            <text:p>49.6503677368164</text:p>
          </table:table-cell>
          <table:table-cell table:formula="of:=IF(AND([.B157]&gt;=[.E157];[.B157]&lt;=[.F157]);0;1)" office:value-type="float" office:value="0" calcext:value-type="float">
            <text:p>0</text:p>
          </table:table-cell>
          <table:table-cell table:formula="of:=([.B157]-[.C157])^2" office:value-type="float" office:value="27.601579623136" calcext:value-type="float">
            <text:p>27.60157962313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2" calcext:value-type="float">
            <text:p>52.2</text:p>
          </table:table-cell>
          <table:table-cell office:value-type="float" office:value="53.9463386535645" calcext:value-type="float">
            <text:p>53.9463386535645</text:p>
          </table:table-cell>
          <table:table-cell office:value-type="float" office:value="11.1189517974854" calcext:value-type="float">
            <text:p>11.1189517974854</text:p>
          </table:table-cell>
          <table:table-cell office:value-type="float" office:value="42.8273868560791" calcext:value-type="float">
            <text:p>42.8273868560791</text:p>
          </table:table-cell>
          <table:table-cell office:value-type="float" office:value="65.0652904510498" calcext:value-type="float">
            <text:p>65.0652904510498</text:p>
          </table:table-cell>
          <table:table-cell table:formula="of:=IF(AND([.B158]&gt;=[.E158];[.B158]&lt;=[.F158]);0;1)" office:value-type="float" office:value="0" calcext:value-type="float">
            <text:p>0</text:p>
          </table:table-cell>
          <table:table-cell table:formula="of:=([.B158]-[.C158])^2" office:value-type="float" office:value="3.0496986929333" calcext:value-type="float">
            <text:p>3.049698692933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.46" calcext:value-type="float">
            <text:p>50.46</text:p>
          </table:table-cell>
          <table:table-cell office:value-type="float" office:value="46.2506065368652" calcext:value-type="float">
            <text:p>46.2506065368652</text:p>
          </table:table-cell>
          <table:table-cell office:value-type="float" office:value="7.76189661026001" calcext:value-type="float">
            <text:p>7.76189661026001</text:p>
          </table:table-cell>
          <table:table-cell office:value-type="float" office:value="38.4887099266052" calcext:value-type="float">
            <text:p>38.4887099266052</text:p>
          </table:table-cell>
          <table:table-cell office:value-type="float" office:value="54.0125031471252" calcext:value-type="float">
            <text:p>54.0125031471252</text:p>
          </table:table-cell>
          <table:table-cell table:formula="of:=IF(AND([.B159]&gt;=[.E159];[.B159]&lt;=[.F159]);0;1)" office:value-type="float" office:value="0" calcext:value-type="float">
            <text:p>0</text:p>
          </table:table-cell>
          <table:table-cell table:formula="of:=([.B159]-[.C159])^2" office:value-type="float" office:value="17.7189933274817" calcext:value-type="float">
            <text:p>17.718993327481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.11" calcext:value-type="float">
            <text:p>19.11</text:p>
          </table:table-cell>
          <table:table-cell office:value-type="float" office:value="22.4816303253174" calcext:value-type="float">
            <text:p>22.4816303253174</text:p>
          </table:table-cell>
          <table:table-cell office:value-type="float" office:value="4.09889364242554" calcext:value-type="float">
            <text:p>4.09889364242554</text:p>
          </table:table-cell>
          <table:table-cell office:value-type="float" office:value="18.3827366828918" calcext:value-type="float">
            <text:p>18.3827366828918</text:p>
          </table:table-cell>
          <table:table-cell office:value-type="float" office:value="26.5805239677429" calcext:value-type="float">
            <text:p>26.5805239677429</text:p>
          </table:table-cell>
          <table:table-cell table:formula="of:=IF(AND([.B160]&gt;=[.E160];[.B160]&lt;=[.F160]);0;1)" office:value-type="float" office:value="0" calcext:value-type="float">
            <text:p>0</text:p>
          </table:table-cell>
          <table:table-cell table:formula="of:=([.B160]-[.C160])^2" office:value-type="float" office:value="11.3678910505998" calcext:value-type="float">
            <text:p>11.367891050599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25" calcext:value-type="float">
            <text:p>31.25</text:p>
          </table:table-cell>
          <table:table-cell office:value-type="float" office:value="29.6717910766602" calcext:value-type="float">
            <text:p>29.6717910766602</text:p>
          </table:table-cell>
          <table:table-cell office:value-type="float" office:value="7.75229835510254" calcext:value-type="float">
            <text:p>7.75229835510254</text:p>
          </table:table-cell>
          <table:table-cell office:value-type="float" office:value="21.9194927215576" calcext:value-type="float">
            <text:p>21.9194927215576</text:p>
          </table:table-cell>
          <table:table-cell office:value-type="float" office:value="37.4240894317627" calcext:value-type="float">
            <text:p>37.4240894317627</text:p>
          </table:table-cell>
          <table:table-cell table:formula="of:=IF(AND([.B161]&gt;=[.E161];[.B161]&lt;=[.F161]);0;1)" office:value-type="float" office:value="0" calcext:value-type="float">
            <text:p>0</text:p>
          </table:table-cell>
          <table:table-cell table:formula="of:=([.B161]-[.C161])^2" office:value-type="float" office:value="2.49074340570951" calcext:value-type="float">
            <text:p>2.4907434057095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.81" calcext:value-type="float">
            <text:p>31.81</text:p>
          </table:table-cell>
          <table:table-cell office:value-type="float" office:value="27.9518775939941" calcext:value-type="float">
            <text:p>27.9518775939941</text:p>
          </table:table-cell>
          <table:table-cell office:value-type="float" office:value="9.28674793243408" calcext:value-type="float">
            <text:p>9.28674793243408</text:p>
          </table:table-cell>
          <table:table-cell office:value-type="float" office:value="18.6651296615601" calcext:value-type="float">
            <text:p>18.6651296615601</text:p>
          </table:table-cell>
          <table:table-cell office:value-type="float" office:value="37.2386255264282" calcext:value-type="float">
            <text:p>37.2386255264282</text:p>
          </table:table-cell>
          <table:table-cell table:formula="of:=IF(AND([.B162]&gt;=[.E162];[.B162]&lt;=[.F162]);0;1)" office:value-type="float" office:value="0" calcext:value-type="float">
            <text:p>0</text:p>
          </table:table-cell>
          <table:table-cell table:formula="of:=([.B162]-[.C162])^2" office:value-type="float" office:value="14.8851084997244" calcext:value-type="float">
            <text:p>14.885108499724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.58" calcext:value-type="float">
            <text:p>43.58</text:p>
          </table:table-cell>
          <table:table-cell office:value-type="float" office:value="40.6332740783691" calcext:value-type="float">
            <text:p>40.6332740783691</text:p>
          </table:table-cell>
          <table:table-cell office:value-type="float" office:value="10.036714553833" calcext:value-type="float">
            <text:p>10.036714553833</text:p>
          </table:table-cell>
          <table:table-cell office:value-type="float" office:value="30.5965595245361" calcext:value-type="float">
            <text:p>30.5965595245361</text:p>
          </table:table-cell>
          <table:table-cell office:value-type="float" office:value="50.6699886322022" calcext:value-type="float">
            <text:p>50.6699886322022</text:p>
          </table:table-cell>
          <table:table-cell table:formula="of:=IF(AND([.B163]&gt;=[.E163];[.B163]&lt;=[.F163]);0;1)" office:value-type="float" office:value="0" calcext:value-type="float">
            <text:p>0</text:p>
          </table:table-cell>
          <table:table-cell table:formula="of:=([.B163]-[.C163])^2" office:value-type="float" office:value="8.68319365721123" calcext:value-type="float">
            <text:p>8.6831936572112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46" calcext:value-type="float">
            <text:p>12.46</text:p>
          </table:table-cell>
          <table:table-cell office:value-type="float" office:value="16.351749420166" calcext:value-type="float">
            <text:p>16.351749420166</text:p>
          </table:table-cell>
          <table:table-cell office:value-type="float" office:value="9.09355640411377" calcext:value-type="float">
            <text:p>9.09355640411377</text:p>
          </table:table-cell>
          <table:table-cell office:value-type="float" office:value="7.25819301605225" calcext:value-type="float">
            <text:p>7.25819301605225</text:p>
          </table:table-cell>
          <table:table-cell office:value-type="float" office:value="25.4453058242798" calcext:value-type="float">
            <text:p>25.4453058242798</text:p>
          </table:table-cell>
          <table:table-cell table:formula="of:=IF(AND([.B164]&gt;=[.E164];[.B164]&lt;=[.F164]);0;1)" office:value-type="float" office:value="0" calcext:value-type="float">
            <text:p>0</text:p>
          </table:table-cell>
          <table:table-cell table:formula="of:=([.B164]-[.C164])^2" office:value-type="float" office:value="15.1457135493625" calcext:value-type="float">
            <text:p>15.145713549362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79" calcext:value-type="float">
            <text:p>12.79</text:p>
          </table:table-cell>
          <table:table-cell office:value-type="float" office:value="20.1189727783203" calcext:value-type="float">
            <text:p>20.1189727783203</text:p>
          </table:table-cell>
          <table:table-cell office:value-type="float" office:value="5.08720445632935" calcext:value-type="float">
            <text:p>5.08720445632935</text:p>
          </table:table-cell>
          <table:table-cell office:value-type="float" office:value="15.031768321991" calcext:value-type="float">
            <text:p>15.031768321991</text:p>
          </table:table-cell>
          <table:table-cell office:value-type="float" office:value="25.2061772346497" calcext:value-type="float">
            <text:p>25.2061772346497</text:p>
          </table:table-cell>
          <table:table-cell table:formula="of:=IF(AND([.B165]&gt;=[.E165];[.B165]&lt;=[.F165]);0;1)" office:value-type="float" office:value="1" calcext:value-type="float">
            <text:p>1</text:p>
          </table:table-cell>
          <table:table-cell table:formula="of:=([.B165]-[.C165])^2" office:value-type="float" office:value="53.7138419853602" calcext:value-type="float">
            <text:p>53.713841985360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.97" calcext:value-type="float">
            <text:p>36.97</text:p>
          </table:table-cell>
          <table:table-cell office:value-type="float" office:value="40.5696601867676" calcext:value-type="float">
            <text:p>40.5696601867676</text:p>
          </table:table-cell>
          <table:table-cell office:value-type="float" office:value="11.3551483154297" calcext:value-type="float">
            <text:p>11.3551483154297</text:p>
          </table:table-cell>
          <table:table-cell office:value-type="float" office:value="29.2145118713379" calcext:value-type="float">
            <text:p>29.2145118713379</text:p>
          </table:table-cell>
          <table:table-cell office:value-type="float" office:value="51.9248085021973" calcext:value-type="float">
            <text:p>51.9248085021973</text:p>
          </table:table-cell>
          <table:table-cell table:formula="of:=IF(AND([.B166]&gt;=[.E166];[.B166]&lt;=[.F166]);0;1)" office:value-type="float" office:value="0" calcext:value-type="float">
            <text:p>0</text:p>
          </table:table-cell>
          <table:table-cell table:formula="of:=([.B166]-[.C166])^2" office:value-type="float" office:value="12.9575534601996" calcext:value-type="float">
            <text:p>12.957553460199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.3" calcext:value-type="float">
            <text:p>36.3</text:p>
          </table:table-cell>
          <table:table-cell office:value-type="float" office:value="44.3773765563965" calcext:value-type="float">
            <text:p>44.3773765563965</text:p>
          </table:table-cell>
          <table:table-cell office:value-type="float" office:value="6.06518268585205" calcext:value-type="float">
            <text:p>6.06518268585205</text:p>
          </table:table-cell>
          <table:table-cell office:value-type="float" office:value="38.3121938705444" calcext:value-type="float">
            <text:p>38.3121938705444</text:p>
          </table:table-cell>
          <table:table-cell office:value-type="float" office:value="50.4425592422485" calcext:value-type="float">
            <text:p>50.4425592422485</text:p>
          </table:table-cell>
          <table:table-cell table:formula="of:=IF(AND([.B167]&gt;=[.E167];[.B167]&lt;=[.F167]);0;1)" office:value-type="float" office:value="1" calcext:value-type="float">
            <text:p>1</text:p>
          </table:table-cell>
          <table:table-cell table:formula="of:=([.B167]-[.C167])^2" office:value-type="float" office:value="65.2440120338236" calcext:value-type="float">
            <text:p>65.244012033823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.92" calcext:value-type="float">
            <text:p>42.92</text:p>
          </table:table-cell>
          <table:table-cell office:value-type="float" office:value="41.8572731018066" calcext:value-type="float">
            <text:p>41.8572731018066</text:p>
          </table:table-cell>
          <table:table-cell office:value-type="float" office:value="13.2045135498047" calcext:value-type="float">
            <text:p>13.2045135498047</text:p>
          </table:table-cell>
          <table:table-cell office:value-type="float" office:value="28.652759552002" calcext:value-type="float">
            <text:p>28.652759552002</text:p>
          </table:table-cell>
          <table:table-cell office:value-type="float" office:value="55.0617866516113" calcext:value-type="float">
            <text:p>55.0617866516113</text:p>
          </table:table-cell>
          <table:table-cell table:formula="of:=IF(AND([.B168]&gt;=[.E168];[.B168]&lt;=[.F168]);0;1)" office:value-type="float" office:value="0" calcext:value-type="float">
            <text:p>0</text:p>
          </table:table-cell>
          <table:table-cell table:formula="of:=([.B168]-[.C168])^2" office:value-type="float" office:value="1.12938846014368" calcext:value-type="float">
            <text:p>1.1293884601436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.18" calcext:value-type="float">
            <text:p>21.18</text:p>
          </table:table-cell>
          <table:table-cell office:value-type="float" office:value="20.1447658538818" calcext:value-type="float">
            <text:p>20.1447658538818</text:p>
          </table:table-cell>
          <table:table-cell office:value-type="float" office:value="3.01409482955933" calcext:value-type="float">
            <text:p>3.01409482955933</text:p>
          </table:table-cell>
          <table:table-cell office:value-type="float" office:value="17.1306710243225" calcext:value-type="float">
            <text:p>17.1306710243225</text:p>
          </table:table-cell>
          <table:table-cell office:value-type="float" office:value="23.1588606834412" calcext:value-type="float">
            <text:p>23.1588606834412</text:p>
          </table:table-cell>
          <table:table-cell table:formula="of:=IF(AND([.B169]&gt;=[.E169];[.B169]&lt;=[.F169]);0;1)" office:value-type="float" office:value="0" calcext:value-type="float">
            <text:p>0</text:p>
          </table:table-cell>
          <table:table-cell table:formula="of:=([.B169]-[.C169])^2" office:value-type="float" office:value="1.071709737289" calcext:value-type="float">
            <text:p>1.071709737289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48" calcext:value-type="float">
            <text:p>25.48</text:p>
          </table:table-cell>
          <table:table-cell office:value-type="float" office:value="15.4690179824829" calcext:value-type="float">
            <text:p>15.4690179824829</text:p>
          </table:table-cell>
          <table:table-cell office:value-type="float" office:value="4.51966524124146" calcext:value-type="float">
            <text:p>4.51966524124146</text:p>
          </table:table-cell>
          <table:table-cell office:value-type="float" office:value="10.9493527412415" calcext:value-type="float">
            <text:p>10.9493527412415</text:p>
          </table:table-cell>
          <table:table-cell office:value-type="float" office:value="19.9886832237244" calcext:value-type="float">
            <text:p>19.9886832237244</text:p>
          </table:table-cell>
          <table:table-cell table:formula="of:=IF(AND([.B170]&gt;=[.E170];[.B170]&lt;=[.F170]);0;1)" office:value-type="float" office:value="1" calcext:value-type="float">
            <text:p>1</text:p>
          </table:table-cell>
          <table:table-cell table:formula="of:=([.B170]-[.C170])^2" office:value-type="float" office:value="100.219760955051" calcext:value-type="float">
            <text:p>100.21976095505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18" calcext:value-type="float">
            <text:p>25.18</text:p>
          </table:table-cell>
          <table:table-cell office:value-type="float" office:value="26.2612895965576" calcext:value-type="float">
            <text:p>26.2612895965576</text:p>
          </table:table-cell>
          <table:table-cell office:value-type="float" office:value="5.46860456466675" calcext:value-type="float">
            <text:p>5.46860456466675</text:p>
          </table:table-cell>
          <table:table-cell office:value-type="float" office:value="20.7926850318909" calcext:value-type="float">
            <text:p>20.7926850318909</text:p>
          </table:table-cell>
          <table:table-cell office:value-type="float" office:value="31.7298941612244" calcext:value-type="float">
            <text:p>31.7298941612244</text:p>
          </table:table-cell>
          <table:table-cell table:formula="of:=IF(AND([.B171]&gt;=[.E171];[.B171]&lt;=[.F171]);0;1)" office:value-type="float" office:value="0" calcext:value-type="float">
            <text:p>0</text:p>
          </table:table-cell>
          <table:table-cell table:formula="of:=([.B171]-[.C171])^2" office:value-type="float" office:value="1.16918719162374" calcext:value-type="float">
            <text:p>1.1691871916237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.43" calcext:value-type="float">
            <text:p>37.43</text:p>
          </table:table-cell>
          <table:table-cell office:value-type="float" office:value="36.1209335327148" calcext:value-type="float">
            <text:p>36.1209335327148</text:p>
          </table:table-cell>
          <table:table-cell office:value-type="float" office:value="11.5031118392944" calcext:value-type="float">
            <text:p>11.5031118392944</text:p>
          </table:table-cell>
          <table:table-cell office:value-type="float" office:value="24.6178216934204" calcext:value-type="float">
            <text:p>24.6178216934204</text:p>
          </table:table-cell>
          <table:table-cell office:value-type="float" office:value="47.6240453720093" calcext:value-type="float">
            <text:p>47.6240453720093</text:p>
          </table:table-cell>
          <table:table-cell table:formula="of:=IF(AND([.B172]&gt;=[.E172];[.B172]&lt;=[.F172]);0;1)" office:value-type="float" office:value="0" calcext:value-type="float">
            <text:p>0</text:p>
          </table:table-cell>
          <table:table-cell table:formula="of:=([.B172]-[.C172])^2" office:value-type="float" office:value="1.71365501577044" calcext:value-type="float">
            <text:p>1.7136550157704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.46" calcext:value-type="float">
            <text:p>38.46</text:p>
          </table:table-cell>
          <table:table-cell office:value-type="float" office:value="43.8462181091309" calcext:value-type="float">
            <text:p>43.8462181091309</text:p>
          </table:table-cell>
          <table:table-cell office:value-type="float" office:value="9.24036026000977" calcext:value-type="float">
            <text:p>9.24036026000977</text:p>
          </table:table-cell>
          <table:table-cell office:value-type="float" office:value="34.6058578491211" calcext:value-type="float">
            <text:p>34.6058578491211</text:p>
          </table:table-cell>
          <table:table-cell office:value-type="float" office:value="53.0865783691406" calcext:value-type="float">
            <text:p>53.0865783691406</text:p>
          </table:table-cell>
          <table:table-cell table:formula="of:=IF(AND([.B173]&gt;=[.E173];[.B173]&lt;=[.F173]);0;1)" office:value-type="float" office:value="0" calcext:value-type="float">
            <text:p>0</text:p>
          </table:table-cell>
          <table:table-cell table:formula="of:=([.B173]-[.C173])^2" office:value-type="float" office:value="29.0113455191292" calcext:value-type="float">
            <text:p>29.011345519129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9" calcext:value-type="float">
            <text:p>10.39</text:p>
          </table:table-cell>
          <table:table-cell office:value-type="float" office:value="12.6337699890137" calcext:value-type="float">
            <text:p>12.6337699890137</text:p>
          </table:table-cell>
          <table:table-cell office:value-type="float" office:value="4.33009815216064" calcext:value-type="float">
            <text:p>4.33009815216064</text:p>
          </table:table-cell>
          <table:table-cell office:value-type="float" office:value="8.30367183685303" calcext:value-type="float">
            <text:p>8.30367183685303</text:p>
          </table:table-cell>
          <table:table-cell office:value-type="float" office:value="16.9638681411743" calcext:value-type="float">
            <text:p>16.9638681411743</text:p>
          </table:table-cell>
          <table:table-cell table:formula="of:=IF(AND([.B174]&gt;=[.E174];[.B174]&lt;=[.F174]);0;1)" office:value-type="float" office:value="0" calcext:value-type="float">
            <text:p>0</text:p>
          </table:table-cell>
          <table:table-cell table:formula="of:=([.B174]-[.C174])^2" office:value-type="float" office:value="5.03450376359841" calcext:value-type="float">
            <text:p>5.034503763598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.36" calcext:value-type="float">
            <text:p>35.36</text:p>
          </table:table-cell>
          <table:table-cell office:value-type="float" office:value="37.2344093322754" calcext:value-type="float">
            <text:p>37.2344093322754</text:p>
          </table:table-cell>
          <table:table-cell office:value-type="float" office:value="5.49904727935791" calcext:value-type="float">
            <text:p>5.49904727935791</text:p>
          </table:table-cell>
          <table:table-cell office:value-type="float" office:value="31.7353620529175" calcext:value-type="float">
            <text:p>31.7353620529175</text:p>
          </table:table-cell>
          <table:table-cell office:value-type="float" office:value="42.7334566116333" calcext:value-type="float">
            <text:p>42.7334566116333</text:p>
          </table:table-cell>
          <table:table-cell table:formula="of:=IF(AND([.B175]&gt;=[.E175];[.B175]&lt;=[.F175]);0;1)" office:value-type="float" office:value="0" calcext:value-type="float">
            <text:p>0</text:p>
          </table:table-cell>
          <table:table-cell table:formula="of:=([.B175]-[.C175])^2" office:value-type="float" office:value="3.51341034492108" calcext:value-type="float">
            <text:p>3.5134103449210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.23" calcext:value-type="float">
            <text:p>30.23</text:p>
          </table:table-cell>
          <table:table-cell office:value-type="float" office:value="28.2263813018799" calcext:value-type="float">
            <text:p>28.2263813018799</text:p>
          </table:table-cell>
          <table:table-cell office:value-type="float" office:value="6.07797384262085" calcext:value-type="float">
            <text:p>6.07797384262085</text:p>
          </table:table-cell>
          <table:table-cell office:value-type="float" office:value="22.148407459259" calcext:value-type="float">
            <text:p>22.148407459259</text:p>
          </table:table-cell>
          <table:table-cell office:value-type="float" office:value="34.3043551445007" calcext:value-type="float">
            <text:p>34.3043551445007</text:p>
          </table:table-cell>
          <table:table-cell table:formula="of:=IF(AND([.B176]&gt;=[.E176];[.B176]&lt;=[.F176]);0;1)" office:value-type="float" office:value="0" calcext:value-type="float">
            <text:p>0</text:p>
          </table:table-cell>
          <table:table-cell table:formula="of:=([.B176]-[.C176])^2" office:value-type="float" office:value="4.01448788745656" calcext:value-type="float">
            <text:p>4.0144878874565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.7" calcext:value-type="float">
            <text:p>43.7</text:p>
          </table:table-cell>
          <table:table-cell office:value-type="float" office:value="37.6554260253906" calcext:value-type="float">
            <text:p>37.6554260253906</text:p>
          </table:table-cell>
          <table:table-cell office:value-type="float" office:value="8.48348045349121" calcext:value-type="float">
            <text:p>8.48348045349121</text:p>
          </table:table-cell>
          <table:table-cell office:value-type="float" office:value="29.1719455718994" calcext:value-type="float">
            <text:p>29.1719455718994</text:p>
          </table:table-cell>
          <table:table-cell office:value-type="float" office:value="46.1389064788818" calcext:value-type="float">
            <text:p>46.1389064788818</text:p>
          </table:table-cell>
          <table:table-cell table:formula="of:=IF(AND([.B177]&gt;=[.E177];[.B177]&lt;=[.F177]);0;1)" office:value-type="float" office:value="0" calcext:value-type="float">
            <text:p>0</text:p>
          </table:table-cell>
          <table:table-cell table:formula="of:=([.B177]-[.C177])^2" office:value-type="float" office:value="36.536874534525" calcext:value-type="float">
            <text:p>36.53687453452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69" calcext:value-type="float">
            <text:p>25.69</text:p>
          </table:table-cell>
          <table:table-cell office:value-type="float" office:value="21.8112983703613" calcext:value-type="float">
            <text:p>21.8112983703613</text:p>
          </table:table-cell>
          <table:table-cell office:value-type="float" office:value="4.20374584197998" calcext:value-type="float">
            <text:p>4.20374584197998</text:p>
          </table:table-cell>
          <table:table-cell office:value-type="float" office:value="17.6075525283813" calcext:value-type="float">
            <text:p>17.6075525283813</text:p>
          </table:table-cell>
          <table:table-cell office:value-type="float" office:value="26.0150442123413" calcext:value-type="float">
            <text:p>26.0150442123413</text:p>
          </table:table-cell>
          <table:table-cell table:formula="of:=IF(AND([.B178]&gt;=[.E178];[.B178]&lt;=[.F178]);0;1)" office:value-type="float" office:value="0" calcext:value-type="float">
            <text:p>0</text:p>
          </table:table-cell>
          <table:table-cell table:formula="of:=([.B178]-[.C178])^2" office:value-type="float" office:value="15.0443263317617" calcext:value-type="float">
            <text:p>15.044326331761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.42" calcext:value-type="float">
            <text:p>37.42</text:p>
          </table:table-cell>
          <table:table-cell office:value-type="float" office:value="34.4275588989258" calcext:value-type="float">
            <text:p>34.4275588989258</text:p>
          </table:table-cell>
          <table:table-cell office:value-type="float" office:value="7.64076328277588" calcext:value-type="float">
            <text:p>7.64076328277588</text:p>
          </table:table-cell>
          <table:table-cell office:value-type="float" office:value="26.7867956161499" calcext:value-type="float">
            <text:p>26.7867956161499</text:p>
          </table:table-cell>
          <table:table-cell office:value-type="float" office:value="42.0683221817017" calcext:value-type="float">
            <text:p>42.0683221817017</text:p>
          </table:table-cell>
          <table:table-cell table:formula="of:=IF(AND([.B179]&gt;=[.E179];[.B179]&lt;=[.F179]);0;1)" office:value-type="float" office:value="0" calcext:value-type="float">
            <text:p>0</text:p>
          </table:table-cell>
          <table:table-cell table:formula="of:=([.B179]-[.C179])^2" office:value-type="float" office:value="8.95470374339829" calcext:value-type="float">
            <text:p>8.9547037433982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.85" calcext:value-type="float">
            <text:p>30.85</text:p>
          </table:table-cell>
          <table:table-cell office:value-type="float" office:value="37.6480140686035" calcext:value-type="float">
            <text:p>37.6480140686035</text:p>
          </table:table-cell>
          <table:table-cell office:value-type="float" office:value="7.25942230224609" calcext:value-type="float">
            <text:p>7.25942230224609</text:p>
          </table:table-cell>
          <table:table-cell office:value-type="float" office:value="30.3885917663574" calcext:value-type="float">
            <text:p>30.3885917663574</text:p>
          </table:table-cell>
          <table:table-cell office:value-type="float" office:value="44.9074363708496" calcext:value-type="float">
            <text:p>44.9074363708496</text:p>
          </table:table-cell>
          <table:table-cell table:formula="of:=IF(AND([.B180]&gt;=[.E180];[.B180]&lt;=[.F180]);0;1)" office:value-type="float" office:value="0" calcext:value-type="float">
            <text:p>0</text:p>
          </table:table-cell>
          <table:table-cell table:formula="of:=([.B180]-[.C180])^2" office:value-type="float" office:value="46.2129952769313" calcext:value-type="float">
            <text:p>46.212995276931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.05" calcext:value-type="float">
            <text:p>32.05</text:p>
          </table:table-cell>
          <table:table-cell office:value-type="float" office:value="34.7641677856445" calcext:value-type="float">
            <text:p>34.7641677856445</text:p>
          </table:table-cell>
          <table:table-cell office:value-type="float" office:value="8.52689552307129" calcext:value-type="float">
            <text:p>8.52689552307129</text:p>
          </table:table-cell>
          <table:table-cell office:value-type="float" office:value="26.2372722625732" calcext:value-type="float">
            <text:p>26.2372722625732</text:p>
          </table:table-cell>
          <table:table-cell office:value-type="float" office:value="43.2910633087158" calcext:value-type="float">
            <text:p>43.2910633087158</text:p>
          </table:table-cell>
          <table:table-cell table:formula="of:=IF(AND([.B181]&gt;=[.E181];[.B181]&lt;=[.F181]);0;1)" office:value-type="float" office:value="0" calcext:value-type="float">
            <text:p>0</text:p>
          </table:table-cell>
          <table:table-cell table:formula="of:=([.B181]-[.C181])^2" office:value-type="float" office:value="7.36670676863055" calcext:value-type="float">
            <text:p>7.3667067686305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56" calcext:value-type="float">
            <text:p>38.56</text:p>
          </table:table-cell>
          <table:table-cell office:value-type="float" office:value="37.422534942627" calcext:value-type="float">
            <text:p>37.422534942627</text:p>
          </table:table-cell>
          <table:table-cell office:value-type="float" office:value="12.6996240615845" calcext:value-type="float">
            <text:p>12.6996240615845</text:p>
          </table:table-cell>
          <table:table-cell office:value-type="float" office:value="24.7229108810425" calcext:value-type="float">
            <text:p>24.7229108810425</text:p>
          </table:table-cell>
          <table:table-cell office:value-type="float" office:value="50.1221590042114" calcext:value-type="float">
            <text:p>50.1221590042114</text:p>
          </table:table-cell>
          <table:table-cell table:formula="of:=IF(AND([.B182]&gt;=[.E182];[.B182]&lt;=[.F182]);0;1)" office:value-type="float" office:value="0" calcext:value-type="float">
            <text:p>0</text:p>
          </table:table-cell>
          <table:table-cell table:formula="of:=([.B182]-[.C182])^2" office:value-type="float" office:value="1.29382675674467" calcext:value-type="float">
            <text:p>1.2938267567446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.14" calcext:value-type="float">
            <text:p>26.14</text:p>
          </table:table-cell>
          <table:table-cell office:value-type="float" office:value="30.2576484680176" calcext:value-type="float">
            <text:p>30.2576484680176</text:p>
          </table:table-cell>
          <table:table-cell office:value-type="float" office:value="9.95838260650635" calcext:value-type="float">
            <text:p>9.95838260650635</text:p>
          </table:table-cell>
          <table:table-cell office:value-type="float" office:value="20.2992658615112" calcext:value-type="float">
            <text:p>20.2992658615112</text:p>
          </table:table-cell>
          <table:table-cell office:value-type="float" office:value="40.2160310745239" calcext:value-type="float">
            <text:p>40.2160310745239</text:p>
          </table:table-cell>
          <table:table-cell table:formula="of:=IF(AND([.B183]&gt;=[.E183];[.B183]&lt;=[.F183]);0;1)" office:value-type="float" office:value="0" calcext:value-type="float">
            <text:p>0</text:p>
          </table:table-cell>
          <table:table-cell table:formula="of:=([.B183]-[.C183])^2" office:value-type="float" office:value="16.9550289061675" calcext:value-type="float">
            <text:p>16.955028906167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.38" calcext:value-type="float">
            <text:p>54.38</text:p>
          </table:table-cell>
          <table:table-cell office:value-type="float" office:value="50.6563415527344" calcext:value-type="float">
            <text:p>50.6563415527344</text:p>
          </table:table-cell>
          <table:table-cell office:value-type="float" office:value="11.891016960144" calcext:value-type="float">
            <text:p>11.891016960144</text:p>
          </table:table-cell>
          <table:table-cell office:value-type="float" office:value="38.7653245925903" calcext:value-type="float">
            <text:p>38.7653245925903</text:p>
          </table:table-cell>
          <table:table-cell office:value-type="float" office:value="62.5473585128784" calcext:value-type="float">
            <text:p>62.5473585128784</text:p>
          </table:table-cell>
          <table:table-cell table:formula="of:=IF(AND([.B184]&gt;=[.E184];[.B184]&lt;=[.F184]);0;1)" office:value-type="float" office:value="0" calcext:value-type="float">
            <text:p>0</text:p>
          </table:table-cell>
          <table:table-cell table:formula="of:=([.B184]-[.C184])^2" office:value-type="float" office:value="13.8656322318927" calcext:value-type="float">
            <text:p>13.865632231892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.32" calcext:value-type="float">
            <text:p>26.32</text:p>
          </table:table-cell>
          <table:table-cell office:value-type="float" office:value="27.288890838623" calcext:value-type="float">
            <text:p>27.288890838623</text:p>
          </table:table-cell>
          <table:table-cell office:value-type="float" office:value="10.7338829040527" calcext:value-type="float">
            <text:p>10.7338829040527</text:p>
          </table:table-cell>
          <table:table-cell office:value-type="float" office:value="16.5550079345703" calcext:value-type="float">
            <text:p>16.5550079345703</text:p>
          </table:table-cell>
          <table:table-cell office:value-type="float" office:value="38.0227737426758" calcext:value-type="float">
            <text:p>38.0227737426758</text:p>
          </table:table-cell>
          <table:table-cell table:formula="of:=IF(AND([.B185]&gt;=[.E185];[.B185]&lt;=[.F185]);0;1)" office:value-type="float" office:value="0" calcext:value-type="float">
            <text:p>0</text:p>
          </table:table-cell>
          <table:table-cell table:formula="of:=([.B185]-[.C185])^2" office:value-type="float" office:value="0.93874945716767" calcext:value-type="float">
            <text:p>0.9387494571676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.7" calcext:value-type="float">
            <text:p>43.7</text:p>
          </table:table-cell>
          <table:table-cell office:value-type="float" office:value="45.021900177002" calcext:value-type="float">
            <text:p>45.021900177002</text:p>
          </table:table-cell>
          <table:table-cell office:value-type="float" office:value="7.18638372421265" calcext:value-type="float">
            <text:p>7.18638372421265</text:p>
          </table:table-cell>
          <table:table-cell office:value-type="float" office:value="37.8355164527893" calcext:value-type="float">
            <text:p>37.8355164527893</text:p>
          </table:table-cell>
          <table:table-cell office:value-type="float" office:value="52.2082839012146" calcext:value-type="float">
            <text:p>52.2082839012146</text:p>
          </table:table-cell>
          <table:table-cell table:formula="of:=IF(AND([.B186]&gt;=[.E186];[.B186]&lt;=[.F186]);0;1)" office:value-type="float" office:value="0" calcext:value-type="float">
            <text:p>0</text:p>
          </table:table-cell>
          <table:table-cell table:formula="of:=([.B186]-[.C186])^2" office:value-type="float" office:value="1.74742007795779" calcext:value-type="float">
            <text:p>1.74742007795779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.36" calcext:value-type="float">
            <text:p>39.36</text:p>
          </table:table-cell>
          <table:table-cell office:value-type="float" office:value="41.6458320617676" calcext:value-type="float">
            <text:p>41.6458320617676</text:p>
          </table:table-cell>
          <table:table-cell office:value-type="float" office:value="14.1071891784668" calcext:value-type="float">
            <text:p>14.1071891784668</text:p>
          </table:table-cell>
          <table:table-cell office:value-type="float" office:value="27.5386428833008" calcext:value-type="float">
            <text:p>27.5386428833008</text:p>
          </table:table-cell>
          <table:table-cell office:value-type="float" office:value="55.7530212402344" calcext:value-type="float">
            <text:p>55.7530212402344</text:p>
          </table:table-cell>
          <table:table-cell table:formula="of:=IF(AND([.B187]&gt;=[.E187];[.B187]&lt;=[.F187]);0;1)" office:value-type="float" office:value="0" calcext:value-type="float">
            <text:p>0</text:p>
          </table:table-cell>
          <table:table-cell table:formula="of:=([.B187]-[.C187])^2" office:value-type="float" office:value="5.22502821460462" calcext:value-type="float">
            <text:p>5.2250282146046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.5" calcext:value-type="float">
            <text:p>21.5</text:p>
          </table:table-cell>
          <table:table-cell office:value-type="float" office:value="21.5027236938477" calcext:value-type="float">
            <text:p>21.5027236938477</text:p>
          </table:table-cell>
          <table:table-cell office:value-type="float" office:value="7.24066638946533" calcext:value-type="float">
            <text:p>7.24066638946533</text:p>
          </table:table-cell>
          <table:table-cell office:value-type="float" office:value="14.2620573043823" calcext:value-type="float">
            <text:p>14.2620573043823</text:p>
          </table:table-cell>
          <table:table-cell office:value-type="float" office:value="28.743390083313" calcext:value-type="float">
            <text:p>28.743390083313</text:p>
          </table:table-cell>
          <table:table-cell table:formula="of:=IF(AND([.B188]&gt;=[.E188];[.B188]&lt;=[.F188]);0;1)" office:value-type="float" office:value="0" calcext:value-type="float">
            <text:p>0</text:p>
          </table:table-cell>
          <table:table-cell table:formula="of:=([.B188]-[.C188])^2" office:value-type="float" office:value="0.00000741850817576051" calcext:value-type="float">
            <text:p>7.41850817576051E-0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22" calcext:value-type="float">
            <text:p>25.22</text:p>
          </table:table-cell>
          <table:table-cell office:value-type="float" office:value="26.3457412719727" calcext:value-type="float">
            <text:p>26.3457412719727</text:p>
          </table:table-cell>
          <table:table-cell office:value-type="float" office:value="5.58676671981812" calcext:value-type="float">
            <text:p>5.58676671981812</text:p>
          </table:table-cell>
          <table:table-cell office:value-type="float" office:value="20.7589745521545" calcext:value-type="float">
            <text:p>20.7589745521545</text:p>
          </table:table-cell>
          <table:table-cell office:value-type="float" office:value="31.9325079917908" calcext:value-type="float">
            <text:p>31.9325079917908</text:p>
          </table:table-cell>
          <table:table-cell table:formula="of:=IF(AND([.B189]&gt;=[.E189];[.B189]&lt;=[.F189]);0;1)" office:value-type="float" office:value="0" calcext:value-type="float">
            <text:p>0</text:p>
          </table:table-cell>
          <table:table-cell table:formula="of:=([.B189]-[.C189])^2" office:value-type="float" office:value="1.26729341142262" calcext:value-type="float">
            <text:p>1.2672934114226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.87" calcext:value-type="float">
            <text:p>31.87</text:p>
          </table:table-cell>
          <table:table-cell office:value-type="float" office:value="32.2235412597656" calcext:value-type="float">
            <text:p>32.2235412597656</text:p>
          </table:table-cell>
          <table:table-cell office:value-type="float" office:value="7.04426622390747" calcext:value-type="float">
            <text:p>7.04426622390747</text:p>
          </table:table-cell>
          <table:table-cell office:value-type="float" office:value="25.1792750358582" calcext:value-type="float">
            <text:p>25.1792750358582</text:p>
          </table:table-cell>
          <table:table-cell office:value-type="float" office:value="39.2678074836731" calcext:value-type="float">
            <text:p>39.2678074836731</text:p>
          </table:table-cell>
          <table:table-cell table:formula="of:=IF(AND([.B190]&gt;=[.E190];[.B190]&lt;=[.F190]);0;1)" office:value-type="float" office:value="0" calcext:value-type="float">
            <text:p>0</text:p>
          </table:table-cell>
          <table:table-cell table:formula="of:=([.B190]-[.C190])^2" office:value-type="float" office:value="0.124991422356664" calcext:value-type="float">
            <text:p>0.12499142235666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.7" calcext:value-type="float">
            <text:p>38.7</text:p>
          </table:table-cell>
          <table:table-cell office:value-type="float" office:value="35.0519065856934" calcext:value-type="float">
            <text:p>35.0519065856934</text:p>
          </table:table-cell>
          <table:table-cell office:value-type="float" office:value="8.50148963928223" calcext:value-type="float">
            <text:p>8.50148963928223</text:p>
          </table:table-cell>
          <table:table-cell office:value-type="float" office:value="26.5504169464111" calcext:value-type="float">
            <text:p>26.5504169464111</text:p>
          </table:table-cell>
          <table:table-cell office:value-type="float" office:value="43.5533962249756" calcext:value-type="float">
            <text:p>43.5533962249756</text:p>
          </table:table-cell>
          <table:table-cell table:formula="of:=IF(AND([.B191]&gt;=[.E191];[.B191]&lt;=[.F191]);0;1)" office:value-type="float" office:value="0" calcext:value-type="float">
            <text:p>0</text:p>
          </table:table-cell>
          <table:table-cell table:formula="of:=([.B191]-[.C191])^2" office:value-type="float" office:value="13.3085855595075" calcext:value-type="float">
            <text:p>13.3085855595075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.53" calcext:value-type="float">
            <text:p>32.53</text:p>
          </table:table-cell>
          <table:table-cell office:value-type="float" office:value="35.6922225952148" calcext:value-type="float">
            <text:p>35.6922225952148</text:p>
          </table:table-cell>
          <table:table-cell office:value-type="float" office:value="10.9897985458374" calcext:value-type="float">
            <text:p>10.9897985458374</text:p>
          </table:table-cell>
          <table:table-cell office:value-type="float" office:value="24.7024240493774" calcext:value-type="float">
            <text:p>24.7024240493774</text:p>
          </table:table-cell>
          <table:table-cell office:value-type="float" office:value="46.6820211410523" calcext:value-type="float">
            <text:p>46.6820211410523</text:p>
          </table:table-cell>
          <table:table-cell table:formula="of:=IF(AND([.B192]&gt;=[.E192];[.B192]&lt;=[.F192]);0;1)" office:value-type="float" office:value="0" calcext:value-type="float">
            <text:p>0</text:p>
          </table:table-cell>
          <table:table-cell table:formula="of:=([.B192]-[.C192])^2" office:value-type="float" office:value="9.9996517416873" calcext:value-type="float">
            <text:p>9.999651741687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.76" calcext:value-type="float">
            <text:p>33.76</text:p>
          </table:table-cell>
          <table:table-cell office:value-type="float" office:value="36.0074768066406" calcext:value-type="float">
            <text:p>36.0074768066406</text:p>
          </table:table-cell>
          <table:table-cell office:value-type="float" office:value="12.0064105987549" calcext:value-type="float">
            <text:p>12.0064105987549</text:p>
          </table:table-cell>
          <table:table-cell office:value-type="float" office:value="24.0010662078857" calcext:value-type="float">
            <text:p>24.0010662078857</text:p>
          </table:table-cell>
          <table:table-cell office:value-type="float" office:value="48.0138874053955" calcext:value-type="float">
            <text:p>48.0138874053955</text:p>
          </table:table-cell>
          <table:table-cell table:formula="of:=IF(AND([.B193]&gt;=[.E193];[.B193]&lt;=[.F193]);0;1)" office:value-type="float" office:value="0" calcext:value-type="float">
            <text:p>0</text:p>
          </table:table-cell>
          <table:table-cell table:formula="of:=([.B193]-[.C193])^2" office:value-type="float" office:value="5.05115199638755" calcext:value-type="float">
            <text:p>5.0511519963875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37" calcext:value-type="float">
            <text:p>12.37</text:p>
          </table:table-cell>
          <table:table-cell office:value-type="float" office:value="16.0783004760742" calcext:value-type="float">
            <text:p>16.0783004760742</text:p>
          </table:table-cell>
          <table:table-cell office:value-type="float" office:value="4.20639705657959" calcext:value-type="float">
            <text:p>4.20639705657959</text:p>
          </table:table-cell>
          <table:table-cell office:value-type="float" office:value="11.8719034194946" calcext:value-type="float">
            <text:p>11.8719034194946</text:p>
          </table:table-cell>
          <table:table-cell office:value-type="float" office:value="20.2846975326538" calcext:value-type="float">
            <text:p>20.2846975326538</text:p>
          </table:table-cell>
          <table:table-cell table:formula="of:=IF(AND([.B194]&gt;=[.E194];[.B194]&lt;=[.F194]);0;1)" office:value-type="float" office:value="0" calcext:value-type="float">
            <text:p>0</text:p>
          </table:table-cell>
          <table:table-cell table:formula="of:=([.B194]-[.C194])^2" office:value-type="float" office:value="13.7514924208523" calcext:value-type="float">
            <text:p>13.751492420852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12" calcext:value-type="float">
            <text:p>25.12</text:p>
          </table:table-cell>
          <table:table-cell office:value-type="float" office:value="36.7975769042969" calcext:value-type="float">
            <text:p>36.7975769042969</text:p>
          </table:table-cell>
          <table:table-cell office:value-type="float" office:value="6.66231060028076" calcext:value-type="float">
            <text:p>6.66231060028076</text:p>
          </table:table-cell>
          <table:table-cell office:value-type="float" office:value="30.1352663040161" calcext:value-type="float">
            <text:p>30.1352663040161</text:p>
          </table:table-cell>
          <table:table-cell office:value-type="float" office:value="43.4598875045776" calcext:value-type="float">
            <text:p>43.4598875045776</text:p>
          </table:table-cell>
          <table:table-cell table:formula="of:=IF(AND([.B195]&gt;=[.E195];[.B195]&lt;=[.F195]);0;1)" office:value-type="float" office:value="1" calcext:value-type="float">
            <text:p>1</text:p>
          </table:table-cell>
          <table:table-cell table:formula="of:=([.B195]-[.C195])^2" office:value-type="float" office:value="136.365802355768" calcext:value-type="float">
            <text:p>136.36580235576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.94" calcext:value-type="float">
            <text:p>39.94</text:p>
          </table:table-cell>
          <table:table-cell office:value-type="float" office:value="40.6981086730957" calcext:value-type="float">
            <text:p>40.6981086730957</text:p>
          </table:table-cell>
          <table:table-cell office:value-type="float" office:value="8.62053871154785" calcext:value-type="float">
            <text:p>8.62053871154785</text:p>
          </table:table-cell>
          <table:table-cell office:value-type="float" office:value="32.0775699615479" calcext:value-type="float">
            <text:p>32.0775699615479</text:p>
          </table:table-cell>
          <table:table-cell office:value-type="float" office:value="49.3186473846436" calcext:value-type="float">
            <text:p>49.3186473846436</text:p>
          </table:table-cell>
          <table:table-cell table:formula="of:=IF(AND([.B196]&gt;=[.E196];[.B196]&lt;=[.F196]);0;1)" office:value-type="float" office:value="0" calcext:value-type="float">
            <text:p>0</text:p>
          </table:table-cell>
          <table:table-cell table:formula="of:=([.B196]-[.C196])^2" office:value-type="float" office:value="0.574728760222931" calcext:value-type="float">
            <text:p>0.57472876022293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.75" calcext:value-type="float">
            <text:p>35.75</text:p>
          </table:table-cell>
          <table:table-cell office:value-type="float" office:value="37.5498123168945" calcext:value-type="float">
            <text:p>37.5498123168945</text:p>
          </table:table-cell>
          <table:table-cell office:value-type="float" office:value="7.13157081604004" calcext:value-type="float">
            <text:p>7.13157081604004</text:p>
          </table:table-cell>
          <table:table-cell office:value-type="float" office:value="30.4182415008545" calcext:value-type="float">
            <text:p>30.4182415008545</text:p>
          </table:table-cell>
          <table:table-cell office:value-type="float" office:value="44.6813831329346" calcext:value-type="float">
            <text:p>44.6813831329346</text:p>
          </table:table-cell>
          <table:table-cell table:formula="of:=IF(AND([.B197]&gt;=[.E197];[.B197]&lt;=[.F197]);0;1)" office:value-type="float" office:value="0" calcext:value-type="float">
            <text:p>0</text:p>
          </table:table-cell>
          <table:table-cell table:formula="of:=([.B197]-[.C197])^2" office:value-type="float" office:value="3.23932437604526" calcext:value-type="float">
            <text:p>3.2393243760452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.29" calcext:value-type="float">
            <text:p>13.29</text:p>
          </table:table-cell>
          <table:table-cell office:value-type="float" office:value="12.5876550674438" calcext:value-type="float">
            <text:p>12.5876550674438</text:p>
          </table:table-cell>
          <table:table-cell office:value-type="float" office:value="9.88991069793701" calcext:value-type="float">
            <text:p>9.88991069793701</text:p>
          </table:table-cell>
          <table:table-cell office:value-type="float" office:value="2.69774436950684" calcext:value-type="float">
            <text:p>2.69774436950684</text:p>
          </table:table-cell>
          <table:table-cell office:value-type="float" office:value="22.4775657653809" calcext:value-type="float">
            <text:p>22.4775657653809</text:p>
          </table:table-cell>
          <table:table-cell table:formula="of:=IF(AND([.B198]&gt;=[.E198];[.B198]&lt;=[.F198]);0;1)" office:value-type="float" office:value="0" calcext:value-type="float">
            <text:p>0</text:p>
          </table:table-cell>
          <table:table-cell table:formula="of:=([.B198]-[.C198])^2" office:value-type="float" office:value="0.493288404287305" calcext:value-type="float">
            <text:p>0.49328840428730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9" calcext:value-type="float">
            <text:p>28.99</text:p>
          </table:table-cell>
          <table:table-cell office:value-type="float" office:value="30.9615268707275" calcext:value-type="float">
            <text:p>30.9615268707275</text:p>
          </table:table-cell>
          <table:table-cell office:value-type="float" office:value="10.3908491134644" calcext:value-type="float">
            <text:p>10.3908491134644</text:p>
          </table:table-cell>
          <table:table-cell office:value-type="float" office:value="20.5706777572632" calcext:value-type="float">
            <text:p>20.5706777572632</text:p>
          </table:table-cell>
          <table:table-cell office:value-type="float" office:value="41.3523759841919" calcext:value-type="float">
            <text:p>41.3523759841919</text:p>
          </table:table-cell>
          <table:table-cell table:formula="of:=IF(AND([.B199]&gt;=[.E199];[.B199]&lt;=[.F199]);0;1)" office:value-type="float" office:value="0" calcext:value-type="float">
            <text:p>0</text:p>
          </table:table-cell>
          <table:table-cell table:formula="of:=([.B199]-[.C199])^2" office:value-type="float" office:value="3.88691820200073" calcext:value-type="float">
            <text:p>3.8869182020007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967426300049" calcext:value-type="float">
            <text:p>15.0967426300049</text:p>
          </table:table-cell>
          <table:table-cell office:value-type="float" office:value="4.73296308517456" calcext:value-type="float">
            <text:p>4.73296308517456</text:p>
          </table:table-cell>
          <table:table-cell office:value-type="float" office:value="10.3637795448303" calcext:value-type="float">
            <text:p>10.3637795448303</text:p>
          </table:table-cell>
          <table:table-cell office:value-type="float" office:value="19.8297057151794" calcext:value-type="float">
            <text:p>19.8297057151794</text:p>
          </table:table-cell>
          <table:table-cell table:formula="of:=IF(AND([.B200]&gt;=[.E200];[.B200]&lt;=[.F200]);0;1)" office:value-type="float" office:value="0" calcext:value-type="float">
            <text:p>0</text:p>
          </table:table-cell>
          <table:table-cell table:formula="of:=([.B200]-[.C200])^2" office:value-type="float" office:value="0.00321972605987112" calcext:value-type="float">
            <text:p>0.0032197260598711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.38" calcext:value-type="float">
            <text:p>39.38</text:p>
          </table:table-cell>
          <table:table-cell office:value-type="float" office:value="38.2301445007324" calcext:value-type="float">
            <text:p>38.2301445007324</text:p>
          </table:table-cell>
          <table:table-cell office:value-type="float" office:value="8.30760288238525" calcext:value-type="float">
            <text:p>8.30760288238525</text:p>
          </table:table-cell>
          <table:table-cell office:value-type="float" office:value="29.9225416183472" calcext:value-type="float">
            <text:p>29.9225416183472</text:p>
          </table:table-cell>
          <table:table-cell office:value-type="float" office:value="46.5377473831177" calcext:value-type="float">
            <text:p>46.5377473831177</text:p>
          </table:table-cell>
          <table:table-cell table:formula="of:=IF(AND([.B201]&gt;=[.E201];[.B201]&lt;=[.F201]);0;1)" office:value-type="float" office:value="0" calcext:value-type="float">
            <text:p>0</text:p>
          </table:table-cell>
          <table:table-cell table:formula="of:=([.B201]-[.C201])^2" office:value-type="float" office:value="1.3221676691959" calcext:value-type="float">
            <text:p>1.322167669195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.31" calcext:value-type="float">
            <text:p>67.31</text:p>
          </table:table-cell>
          <table:table-cell office:value-type="float" office:value="56.9557266235352" calcext:value-type="float">
            <text:p>56.9557266235352</text:p>
          </table:table-cell>
          <table:table-cell office:value-type="float" office:value="11.6276397705078" calcext:value-type="float">
            <text:p>11.6276397705078</text:p>
          </table:table-cell>
          <table:table-cell office:value-type="float" office:value="45.3280868530274" calcext:value-type="float">
            <text:p>45.3280868530274</text:p>
          </table:table-cell>
          <table:table-cell office:value-type="float" office:value="68.583366394043" calcext:value-type="float">
            <text:p>68.583366394043</text:p>
          </table:table-cell>
          <table:table-cell table:formula="of:=IF(AND([.B202]&gt;=[.E202];[.B202]&lt;=[.F202]);0;1)" office:value-type="float" office:value="0" calcext:value-type="float">
            <text:p>0</text:p>
          </table:table-cell>
          <table:table-cell table:formula="of:=([.B202]-[.C202])^2" office:value-type="float" office:value="107.210977154569" calcext:value-type="float">
            <text:p>107.21097715456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.25" calcext:value-type="float">
            <text:p>46.25</text:p>
          </table:table-cell>
          <table:table-cell office:value-type="float" office:value="38.6775016784668" calcext:value-type="float">
            <text:p>38.6775016784668</text:p>
          </table:table-cell>
          <table:table-cell office:value-type="float" office:value="8.51937103271484" calcext:value-type="float">
            <text:p>8.51937103271484</text:p>
          </table:table-cell>
          <table:table-cell office:value-type="float" office:value="30.158130645752" calcext:value-type="float">
            <text:p>30.158130645752</text:p>
          </table:table-cell>
          <table:table-cell office:value-type="float" office:value="47.1968727111816" calcext:value-type="float">
            <text:p>47.1968727111816</text:p>
          </table:table-cell>
          <table:table-cell table:formula="of:=IF(AND([.B203]&gt;=[.E203];[.B203]&lt;=[.F203]);0;1)" office:value-type="float" office:value="0" calcext:value-type="float">
            <text:p>0</text:p>
          </table:table-cell>
          <table:table-cell table:formula="of:=([.B203]-[.C203])^2" office:value-type="float" office:value="57.3427308296232" calcext:value-type="float">
            <text:p>57.342730829623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93" calcext:value-type="float">
            <text:p>29.93</text:p>
          </table:table-cell>
          <table:table-cell office:value-type="float" office:value="22.8427772521973" calcext:value-type="float">
            <text:p>22.8427772521973</text:p>
          </table:table-cell>
          <table:table-cell office:value-type="float" office:value="4.27173519134522" calcext:value-type="float">
            <text:p>4.27173519134522</text:p>
          </table:table-cell>
          <table:table-cell office:value-type="float" office:value="18.5710420608521" calcext:value-type="float">
            <text:p>18.5710420608521</text:p>
          </table:table-cell>
          <table:table-cell office:value-type="float" office:value="27.1145124435425" calcext:value-type="float">
            <text:p>27.1145124435425</text:p>
          </table:table-cell>
          <table:table-cell table:formula="of:=IF(AND([.B204]&gt;=[.E204];[.B204]&lt;=[.F204]);0;1)" office:value-type="float" office:value="1" calcext:value-type="float">
            <text:p>1</text:p>
          </table:table-cell>
          <table:table-cell table:formula="of:=([.B204]-[.C204])^2" office:value-type="float" office:value="50.2287262769725" calcext:value-type="float">
            <text:p>50.228726276972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.61" calcext:value-type="float">
            <text:p>44.61</text:p>
          </table:table-cell>
          <table:table-cell office:value-type="float" office:value="34.3936500549316" calcext:value-type="float">
            <text:p>34.3936500549316</text:p>
          </table:table-cell>
          <table:table-cell office:value-type="float" office:value="10.4339551925659" calcext:value-type="float">
            <text:p>10.4339551925659</text:p>
          </table:table-cell>
          <table:table-cell office:value-type="float" office:value="23.9596948623657" calcext:value-type="float">
            <text:p>23.9596948623657</text:p>
          </table:table-cell>
          <table:table-cell office:value-type="float" office:value="44.8276052474976" calcext:value-type="float">
            <text:p>44.8276052474976</text:p>
          </table:table-cell>
          <table:table-cell table:formula="of:=IF(AND([.B205]&gt;=[.E205];[.B205]&lt;=[.F205]);0;1)" office:value-type="float" office:value="0" calcext:value-type="float">
            <text:p>0</text:p>
          </table:table-cell>
          <table:table-cell table:formula="of:=([.B205]-[.C205])^2" office:value-type="float" office:value="104.373806200098" calcext:value-type="float">
            <text:p>104.37380620009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78" calcext:value-type="float">
            <text:p>4.78</text:p>
          </table:table-cell>
          <table:table-cell office:value-type="float" office:value="8.89827537536621" calcext:value-type="float">
            <text:p>8.89827537536621</text:p>
          </table:table-cell>
          <table:table-cell office:value-type="float" office:value="3.43427872657776" calcext:value-type="float">
            <text:p>3.43427872657776</text:p>
          </table:table-cell>
          <table:table-cell office:value-type="float" office:value="5.46399664878845" calcext:value-type="float">
            <text:p>5.46399664878845</text:p>
          </table:table-cell>
          <table:table-cell office:value-type="float" office:value="12.332554101944" calcext:value-type="float">
            <text:p>12.332554101944</text:p>
          </table:table-cell>
          <table:table-cell table:formula="of:=IF(AND([.B206]&gt;=[.E206];[.B206]&lt;=[.F206]);0;1)" office:value-type="float" office:value="1" calcext:value-type="float">
            <text:p>1</text:p>
          </table:table-cell>
          <table:table-cell table:formula="of:=([.B206]-[.C206])^2" office:value-type="float" office:value="16.9601920673477" calcext:value-type="float">
            <text:p>16.960192067347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.52" calcext:value-type="float">
            <text:p>23.52</text:p>
          </table:table-cell>
          <table:table-cell office:value-type="float" office:value="27.548168182373" calcext:value-type="float">
            <text:p>27.548168182373</text:p>
          </table:table-cell>
          <table:table-cell office:value-type="float" office:value="10.144811630249" calcext:value-type="float">
            <text:p>10.144811630249</text:p>
          </table:table-cell>
          <table:table-cell office:value-type="float" office:value="17.403356552124" calcext:value-type="float">
            <text:p>17.403356552124</text:p>
          </table:table-cell>
          <table:table-cell office:value-type="float" office:value="37.6929798126221" calcext:value-type="float">
            <text:p>37.6929798126221</text:p>
          </table:table-cell>
          <table:table-cell table:formula="of:=IF(AND([.B207]&gt;=[.E207];[.B207]&lt;=[.F207]);0;1)" office:value-type="float" office:value="0" calcext:value-type="float">
            <text:p>0</text:p>
          </table:table-cell>
          <table:table-cell table:formula="of:=([.B207]-[.C207])^2" office:value-type="float" office:value="16.2261389054826" calcext:value-type="float">
            <text:p>16.226138905482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6.23" calcext:value-type="float">
            <text:p>46.23</text:p>
          </table:table-cell>
          <table:table-cell office:value-type="float" office:value="49.2354431152344" calcext:value-type="float">
            <text:p>49.2354431152344</text:p>
          </table:table-cell>
          <table:table-cell office:value-type="float" office:value="13.1926116943359" calcext:value-type="float">
            <text:p>13.1926116943359</text:p>
          </table:table-cell>
          <table:table-cell office:value-type="float" office:value="36.0428314208984" calcext:value-type="float">
            <text:p>36.0428314208984</text:p>
          </table:table-cell>
          <table:table-cell office:value-type="float" office:value="62.4280548095703" calcext:value-type="float">
            <text:p>62.4280548095703</text:p>
          </table:table-cell>
          <table:table-cell table:formula="of:=IF(AND([.B208]&gt;=[.E208];[.B208]&lt;=[.F208]);0;1)" office:value-type="float" office:value="0" calcext:value-type="float">
            <text:p>0</text:p>
          </table:table-cell>
          <table:table-cell table:formula="of:=([.B208]-[.C208])^2" office:value-type="float" office:value="9.03268831890972" calcext:value-type="float">
            <text:p>9.0326883189097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6.14" calcext:value-type="float">
            <text:p>56.14</text:p>
          </table:table-cell>
          <table:table-cell office:value-type="float" office:value="52.5285263061523" calcext:value-type="float">
            <text:p>52.5285263061523</text:p>
          </table:table-cell>
          <table:table-cell office:value-type="float" office:value="12.2243766784668" calcext:value-type="float">
            <text:p>12.2243766784668</text:p>
          </table:table-cell>
          <table:table-cell office:value-type="float" office:value="40.3041496276856" calcext:value-type="float">
            <text:p>40.3041496276856</text:p>
          </table:table-cell>
          <table:table-cell office:value-type="float" office:value="64.7529029846191" calcext:value-type="float">
            <text:p>64.7529029846191</text:p>
          </table:table-cell>
          <table:table-cell table:formula="of:=IF(AND([.B209]&gt;=[.E209];[.B209]&lt;=[.F209]);0;1)" office:value-type="float" office:value="0" calcext:value-type="float">
            <text:p>0</text:p>
          </table:table-cell>
          <table:table-cell table:formula="of:=([.B209]-[.C209])^2" office:value-type="float" office:value="13.0427422413536" calcext:value-type="float">
            <text:p>13.042742241353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.94" calcext:value-type="float">
            <text:p>33.94</text:p>
          </table:table-cell>
          <table:table-cell office:value-type="float" office:value="39.8757972717285" calcext:value-type="float">
            <text:p>39.8757972717285</text:p>
          </table:table-cell>
          <table:table-cell office:value-type="float" office:value="8.59221458435059" calcext:value-type="float">
            <text:p>8.59221458435059</text:p>
          </table:table-cell>
          <table:table-cell office:value-type="float" office:value="31.2835826873779" calcext:value-type="float">
            <text:p>31.2835826873779</text:p>
          </table:table-cell>
          <table:table-cell office:value-type="float" office:value="48.4680118560791" calcext:value-type="float">
            <text:p>48.4680118560791</text:p>
          </table:table-cell>
          <table:table-cell table:formula="of:=IF(AND([.B210]&gt;=[.E210];[.B210]&lt;=[.F210]);0;1)" office:value-type="float" office:value="0" calcext:value-type="float">
            <text:p>0</text:p>
          </table:table-cell>
          <table:table-cell table:formula="of:=([.B210]-[.C210])^2" office:value-type="float" office:value="35.2336892510597" calcext:value-type="float">
            <text:p>35.233689251059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.59" calcext:value-type="float">
            <text:p>20.59</text:p>
          </table:table-cell>
          <table:table-cell office:value-type="float" office:value="15.8586931228638" calcext:value-type="float">
            <text:p>15.8586931228638</text:p>
          </table:table-cell>
          <table:table-cell office:value-type="float" office:value="6.53516054153442" calcext:value-type="float">
            <text:p>6.53516054153442</text:p>
          </table:table-cell>
          <table:table-cell office:value-type="float" office:value="9.32353258132935" calcext:value-type="float">
            <text:p>9.32353258132935</text:p>
          </table:table-cell>
          <table:table-cell office:value-type="float" office:value="22.3938536643982" calcext:value-type="float">
            <text:p>22.3938536643982</text:p>
          </table:table-cell>
          <table:table-cell table:formula="of:=IF(AND([.B211]&gt;=[.E211];[.B211]&lt;=[.F211]);0;1)" office:value-type="float" office:value="0" calcext:value-type="float">
            <text:p>0</text:p>
          </table:table-cell>
          <table:table-cell table:formula="of:=([.B211]-[.C211])^2" office:value-type="float" office:value="22.3852647656366" calcext:value-type="float">
            <text:p>22.385264765636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84" calcext:value-type="float">
            <text:p>14.84</text:p>
          </table:table-cell>
          <table:table-cell office:value-type="float" office:value="17.3559818267822" calcext:value-type="float">
            <text:p>17.3559818267822</text:p>
          </table:table-cell>
          <table:table-cell office:value-type="float" office:value="3.08593463897705" calcext:value-type="float">
            <text:p>3.08593463897705</text:p>
          </table:table-cell>
          <table:table-cell office:value-type="float" office:value="14.2700471878052" calcext:value-type="float">
            <text:p>14.2700471878052</text:p>
          </table:table-cell>
          <table:table-cell office:value-type="float" office:value="20.4419164657593" calcext:value-type="float">
            <text:p>20.4419164657593</text:p>
          </table:table-cell>
          <table:table-cell table:formula="of:=IF(AND([.B212]&gt;=[.E212];[.B212]&lt;=[.F212]);0;1)" office:value-type="float" office:value="0" calcext:value-type="float">
            <text:p>0</text:p>
          </table:table-cell>
          <table:table-cell table:formula="of:=([.B212]-[.C212])^2" office:value-type="float" office:value="6.33016455269843" calcext:value-type="float">
            <text:p>6.3301645526984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.3" calcext:value-type="float">
            <text:p>72.3</text:p>
          </table:table-cell>
          <table:table-cell office:value-type="float" office:value="70.3786239624023" calcext:value-type="float">
            <text:p>70.3786239624023</text:p>
          </table:table-cell>
          <table:table-cell office:value-type="float" office:value="15.9584436416626" calcext:value-type="float">
            <text:p>15.9584436416626</text:p>
          </table:table-cell>
          <table:table-cell office:value-type="float" office:value="54.4201803207397" calcext:value-type="float">
            <text:p>54.4201803207397</text:p>
          </table:table-cell>
          <table:table-cell office:value-type="float" office:value="86.3370676040649" calcext:value-type="float">
            <text:p>86.3370676040649</text:p>
          </table:table-cell>
          <table:table-cell table:formula="of:=IF(AND([.B213]&gt;=[.E213];[.B213]&lt;=[.F213]);0;1)" office:value-type="float" office:value="0" calcext:value-type="float">
            <text:p>0</text:p>
          </table:table-cell>
          <table:table-cell table:formula="of:=([.B213]-[.C213])^2" office:value-type="float" office:value="3.69168587785446" calcext:value-type="float">
            <text:p>3.6916858778544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.64" calcext:value-type="float">
            <text:p>23.64</text:p>
          </table:table-cell>
          <table:table-cell office:value-type="float" office:value="36.8540458679199" calcext:value-type="float">
            <text:p>36.8540458679199</text:p>
          </table:table-cell>
          <table:table-cell office:value-type="float" office:value="6.84775495529175" calcext:value-type="float">
            <text:p>6.84775495529175</text:p>
          </table:table-cell>
          <table:table-cell office:value-type="float" office:value="30.0062909126282" calcext:value-type="float">
            <text:p>30.0062909126282</text:p>
          </table:table-cell>
          <table:table-cell office:value-type="float" office:value="43.7018008232117" calcext:value-type="float">
            <text:p>43.7018008232117</text:p>
          </table:table-cell>
          <table:table-cell table:formula="of:=IF(AND([.B214]&gt;=[.E214];[.B214]&lt;=[.F214]);0;1)" office:value-type="float" office:value="1" calcext:value-type="float">
            <text:p>1</text:p>
          </table:table-cell>
          <table:table-cell table:formula="of:=([.B214]-[.C214])^2" office:value-type="float" office:value="174.611008199492" calcext:value-type="float">
            <text:p>174.61100819949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3.4" calcext:value-type="float">
            <text:p>63.4</text:p>
          </table:table-cell>
          <table:table-cell office:value-type="float" office:value="73.5909652709961" calcext:value-type="float">
            <text:p>73.5909652709961</text:p>
          </table:table-cell>
          <table:table-cell office:value-type="float" office:value="16.8433113098145" calcext:value-type="float">
            <text:p>16.8433113098145</text:p>
          </table:table-cell>
          <table:table-cell office:value-type="float" office:value="56.7476539611816" calcext:value-type="float">
            <text:p>56.7476539611816</text:p>
          </table:table-cell>
          <table:table-cell office:value-type="float" office:value="90.4342765808105" calcext:value-type="float">
            <text:p>90.4342765808105</text:p>
          </table:table-cell>
          <table:table-cell table:formula="of:=IF(AND([.B215]&gt;=[.E215];[.B215]&lt;=[.F215]);0;1)" office:value-type="float" office:value="0" calcext:value-type="float">
            <text:p>0</text:p>
          </table:table-cell>
          <table:table-cell table:formula="of:=([.B215]-[.C215])^2" office:value-type="float" office:value="103.855773154649" calcext:value-type="float">
            <text:p>103.85577315464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.93" calcext:value-type="float">
            <text:p>41.93</text:p>
          </table:table-cell>
          <table:table-cell office:value-type="float" office:value="46.8566284179687" calcext:value-type="float">
            <text:p>46.8566284179687</text:p>
          </table:table-cell>
          <table:table-cell office:value-type="float" office:value="7.39635753631592" calcext:value-type="float">
            <text:p>7.39635753631592</text:p>
          </table:table-cell>
          <table:table-cell office:value-type="float" office:value="39.4602708816528" calcext:value-type="float">
            <text:p>39.4602708816528</text:p>
          </table:table-cell>
          <table:table-cell office:value-type="float" office:value="54.2529859542847" calcext:value-type="float">
            <text:p>54.2529859542847</text:p>
          </table:table-cell>
          <table:table-cell table:formula="of:=IF(AND([.B216]&gt;=[.E216];[.B216]&lt;=[.F216]);0;1)" office:value-type="float" office:value="0" calcext:value-type="float">
            <text:p>0</text:p>
          </table:table-cell>
          <table:table-cell table:formula="of:=([.B216]-[.C216])^2" office:value-type="float" office:value="24.2716675687373" calcext:value-type="float">
            <text:p>24.271667568737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.62" calcext:value-type="float">
            <text:p>15.62</text:p>
          </table:table-cell>
          <table:table-cell office:value-type="float" office:value="18.4858722686768" calcext:value-type="float">
            <text:p>18.4858722686768</text:p>
          </table:table-cell>
          <table:table-cell office:value-type="float" office:value="3.33302688598633" calcext:value-type="float">
            <text:p>3.33302688598633</text:p>
          </table:table-cell>
          <table:table-cell office:value-type="float" office:value="15.1528453826904" calcext:value-type="float">
            <text:p>15.1528453826904</text:p>
          </table:table-cell>
          <table:table-cell office:value-type="float" office:value="21.8188991546631" calcext:value-type="float">
            <text:p>21.8188991546631</text:p>
          </table:table-cell>
          <table:table-cell table:formula="of:=IF(AND([.B217]&gt;=[.E217];[.B217]&lt;=[.F217]);0;1)" office:value-type="float" office:value="0" calcext:value-type="float">
            <text:p>0</text:p>
          </table:table-cell>
          <table:table-cell table:formula="of:=([.B217]-[.C217])^2" office:value-type="float" office:value="8.21322386037047" calcext:value-type="float">
            <text:p>8.21322386037047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.2" calcext:value-type="float">
            <text:p>41.2</text:p>
          </table:table-cell>
          <table:table-cell office:value-type="float" office:value="34.0358123779297" calcext:value-type="float">
            <text:p>34.0358123779297</text:p>
          </table:table-cell>
          <table:table-cell office:value-type="float" office:value="9.0107479095459" calcext:value-type="float">
            <text:p>9.0107479095459</text:p>
          </table:table-cell>
          <table:table-cell office:value-type="float" office:value="25.0250644683838" calcext:value-type="float">
            <text:p>25.0250644683838</text:p>
          </table:table-cell>
          <table:table-cell office:value-type="float" office:value="43.0465602874756" calcext:value-type="float">
            <text:p>43.0465602874756</text:p>
          </table:table-cell>
          <table:table-cell table:formula="of:=IF(AND([.B218]&gt;=[.E218];[.B218]&lt;=[.F218]);0;1)" office:value-type="float" office:value="0" calcext:value-type="float">
            <text:p>0</text:p>
          </table:table-cell>
          <table:table-cell table:formula="of:=([.B218]-[.C218])^2" office:value-type="float" office:value="51.3255842842255" calcext:value-type="float">
            <text:p>51.325584284225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37" calcext:value-type="float">
            <text:p>25.37</text:p>
          </table:table-cell>
          <table:table-cell office:value-type="float" office:value="24.2662010192871" calcext:value-type="float">
            <text:p>24.2662010192871</text:p>
          </table:table-cell>
          <table:table-cell office:value-type="float" office:value="5.08834457397461" calcext:value-type="float">
            <text:p>5.08834457397461</text:p>
          </table:table-cell>
          <table:table-cell office:value-type="float" office:value="19.1778564453125" calcext:value-type="float">
            <text:p>19.1778564453125</text:p>
          </table:table-cell>
          <table:table-cell office:value-type="float" office:value="29.3545455932617" calcext:value-type="float">
            <text:p>29.3545455932617</text:p>
          </table:table-cell>
          <table:table-cell table:formula="of:=IF(AND([.B219]&gt;=[.E219];[.B219]&lt;=[.F219]);0;1)" office:value-type="float" office:value="0" calcext:value-type="float">
            <text:p>0</text:p>
          </table:table-cell>
          <table:table-cell table:formula="of:=([.B219]-[.C219])^2" office:value-type="float" office:value="1.21837218982282" calcext:value-type="float">
            <text:p>1.2183721898228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.86" calcext:value-type="float">
            <text:p>40.86</text:p>
          </table:table-cell>
          <table:table-cell office:value-type="float" office:value="40.4891929626465" calcext:value-type="float">
            <text:p>40.4891929626465</text:p>
          </table:table-cell>
          <table:table-cell office:value-type="float" office:value="9.3084774017334" calcext:value-type="float">
            <text:p>9.3084774017334</text:p>
          </table:table-cell>
          <table:table-cell office:value-type="float" office:value="31.1807155609131" calcext:value-type="float">
            <text:p>31.1807155609131</text:p>
          </table:table-cell>
          <table:table-cell office:value-type="float" office:value="49.7976703643799" calcext:value-type="float">
            <text:p>49.7976703643799</text:p>
          </table:table-cell>
          <table:table-cell table:formula="of:=IF(AND([.B220]&gt;=[.E220];[.B220]&lt;=[.F220]);0;1)" office:value-type="float" office:value="0" calcext:value-type="float">
            <text:p>0</text:p>
          </table:table-cell>
          <table:table-cell table:formula="of:=([.B220]-[.C220])^2" office:value-type="float" office:value="0.137497858950891" calcext:value-type="float">
            <text:p>0.13749785895089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1.41" calcext:value-type="float">
            <text:p>41.41</text:p>
          </table:table-cell>
          <table:table-cell office:value-type="float" office:value="34.916187286377" calcext:value-type="float">
            <text:p>34.916187286377</text:p>
          </table:table-cell>
          <table:table-cell office:value-type="float" office:value="9.4514217376709" calcext:value-type="float">
            <text:p>9.4514217376709</text:p>
          </table:table-cell>
          <table:table-cell office:value-type="float" office:value="25.4647655487061" calcext:value-type="float">
            <text:p>25.4647655487061</text:p>
          </table:table-cell>
          <table:table-cell office:value-type="float" office:value="44.3676090240479" calcext:value-type="float">
            <text:p>44.3676090240479</text:p>
          </table:table-cell>
          <table:table-cell table:formula="of:=IF(AND([.B221]&gt;=[.E221];[.B221]&lt;=[.F221]);0;1)" office:value-type="float" office:value="0" calcext:value-type="float">
            <text:p>0</text:p>
          </table:table-cell>
          <table:table-cell table:formula="of:=([.B221]-[.C221])^2" office:value-type="float" office:value="42.1696035596123" calcext:value-type="float">
            <text:p>42.169603559612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.02" calcext:value-type="float">
            <text:p>64.02</text:p>
          </table:table-cell>
          <table:table-cell office:value-type="float" office:value="47.3149719238281" calcext:value-type="float">
            <text:p>47.3149719238281</text:p>
          </table:table-cell>
          <table:table-cell office:value-type="float" office:value="10.540735244751" calcext:value-type="float">
            <text:p>10.540735244751</text:p>
          </table:table-cell>
          <table:table-cell office:value-type="float" office:value="36.7742366790771" calcext:value-type="float">
            <text:p>36.7742366790771</text:p>
          </table:table-cell>
          <table:table-cell office:value-type="float" office:value="57.8557071685791" calcext:value-type="float">
            <text:p>57.8557071685791</text:p>
          </table:table-cell>
          <table:table-cell table:formula="of:=IF(AND([.B222]&gt;=[.E222];[.B222]&lt;=[.F222]);0;1)" office:value-type="float" office:value="1" calcext:value-type="float">
            <text:p>1</text:p>
          </table:table-cell>
          <table:table-cell table:formula="of:=([.B222]-[.C222])^2" office:value-type="float" office:value="279.05796302569" calcext:value-type="float">
            <text:p>279.0579630256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49" calcext:value-type="float">
            <text:p>8.49</text:p>
          </table:table-cell>
          <table:table-cell office:value-type="float" office:value="18.2546253204346" calcext:value-type="float">
            <text:p>18.2546253204346</text:p>
          </table:table-cell>
          <table:table-cell office:value-type="float" office:value="3.93756628036499" calcext:value-type="float">
            <text:p>3.93756628036499</text:p>
          </table:table-cell>
          <table:table-cell office:value-type="float" office:value="14.3170590400696" calcext:value-type="float">
            <text:p>14.3170590400696</text:p>
          </table:table-cell>
          <table:table-cell office:value-type="float" office:value="22.1921916007996" calcext:value-type="float">
            <text:p>22.1921916007996</text:p>
          </table:table-cell>
          <table:table-cell table:formula="of:=IF(AND([.B223]&gt;=[.E223];[.B223]&lt;=[.F223]);0;1)" office:value-type="float" office:value="1" calcext:value-type="float">
            <text:p>1</text:p>
          </table:table-cell>
          <table:table-cell table:formula="of:=([.B223]-[.C223])^2" office:value-type="float" office:value="95.3479076484719" calcext:value-type="float">
            <text:p>95.347907648471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.27" calcext:value-type="float">
            <text:p>39.27</text:p>
          </table:table-cell>
          <table:table-cell office:value-type="float" office:value="39.826545715332" calcext:value-type="float">
            <text:p>39.826545715332</text:p>
          </table:table-cell>
          <table:table-cell office:value-type="float" office:value="10.3447570800781" calcext:value-type="float">
            <text:p>10.3447570800781</text:p>
          </table:table-cell>
          <table:table-cell office:value-type="float" office:value="29.4817886352539" calcext:value-type="float">
            <text:p>29.4817886352539</text:p>
          </table:table-cell>
          <table:table-cell office:value-type="float" office:value="50.1713027954102" calcext:value-type="float">
            <text:p>50.1713027954102</text:p>
          </table:table-cell>
          <table:table-cell table:formula="of:=IF(AND([.B224]&gt;=[.E224];[.B224]&lt;=[.F224]);0;1)" office:value-type="float" office:value="0" calcext:value-type="float">
            <text:p>0</text:p>
          </table:table-cell>
          <table:table-cell table:formula="of:=([.B224]-[.C224])^2" office:value-type="float" office:value="0.309743133254439" calcext:value-type="float">
            <text:p>0.30974313325443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.86" calcext:value-type="float">
            <text:p>40.86</text:p>
          </table:table-cell>
          <table:table-cell office:value-type="float" office:value="27.4608879089355" calcext:value-type="float">
            <text:p>27.4608879089355</text:p>
          </table:table-cell>
          <table:table-cell office:value-type="float" office:value="6.10873174667358" calcext:value-type="float">
            <text:p>6.10873174667358</text:p>
          </table:table-cell>
          <table:table-cell office:value-type="float" office:value="21.352156162262" calcext:value-type="float">
            <text:p>21.352156162262</text:p>
          </table:table-cell>
          <table:table-cell office:value-type="float" office:value="33.5696196556091" calcext:value-type="float">
            <text:p>33.5696196556091</text:p>
          </table:table-cell>
          <table:table-cell table:formula="of:=IF(AND([.B225]&gt;=[.E225];[.B225]&lt;=[.F225]);0;1)" office:value-type="float" office:value="1" calcext:value-type="float">
            <text:p>1</text:p>
          </table:table-cell>
          <table:table-cell table:formula="of:=([.B225]-[.C225])^2" office:value-type="float" office:value="179.53620482891" calcext:value-type="float">
            <text:p>179.5362048289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3.46" calcext:value-type="float">
            <text:p>53.46</text:p>
          </table:table-cell>
          <table:table-cell office:value-type="float" office:value="46.7427215576172" calcext:value-type="float">
            <text:p>46.7427215576172</text:p>
          </table:table-cell>
          <table:table-cell office:value-type="float" office:value="14.0141677856445" calcext:value-type="float">
            <text:p>14.0141677856445</text:p>
          </table:table-cell>
          <table:table-cell office:value-type="float" office:value="32.7285537719727" calcext:value-type="float">
            <text:p>32.7285537719727</text:p>
          </table:table-cell>
          <table:table-cell office:value-type="float" office:value="60.7568893432617" calcext:value-type="float">
            <text:p>60.7568893432617</text:p>
          </table:table-cell>
          <table:table-cell table:formula="of:=IF(AND([.B226]&gt;=[.E226];[.B226]&lt;=[.F226]);0;1)" office:value-type="float" office:value="0" calcext:value-type="float">
            <text:p>0</text:p>
          </table:table-cell>
          <table:table-cell table:formula="of:=([.B226]-[.C226])^2" office:value-type="float" office:value="45.1218296725009" calcext:value-type="float">
            <text:p>45.121829672500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.42" calcext:value-type="float">
            <text:p>37.42</text:p>
          </table:table-cell>
          <table:table-cell office:value-type="float" office:value="34.711540222168" calcext:value-type="float">
            <text:p>34.711540222168</text:p>
          </table:table-cell>
          <table:table-cell office:value-type="float" office:value="7.86177492141724" calcext:value-type="float">
            <text:p>7.86177492141724</text:p>
          </table:table-cell>
          <table:table-cell office:value-type="float" office:value="26.8497653007507" calcext:value-type="float">
            <text:p>26.8497653007507</text:p>
          </table:table-cell>
          <table:table-cell office:value-type="float" office:value="42.5733151435852" calcext:value-type="float">
            <text:p>42.5733151435852</text:p>
          </table:table-cell>
          <table:table-cell table:formula="of:=IF(AND([.B227]&gt;=[.E227];[.B227]&lt;=[.F227]);0;1)" office:value-type="float" office:value="0" calcext:value-type="float">
            <text:p>0</text:p>
          </table:table-cell>
          <table:table-cell table:formula="of:=([.B227]-[.C227])^2" office:value-type="float" office:value="7.33575436813395" calcext:value-type="float">
            <text:p>7.3357543681339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.97" calcext:value-type="float">
            <text:p>20.97</text:p>
          </table:table-cell>
          <table:table-cell office:value-type="float" office:value="18.480489730835" calcext:value-type="float">
            <text:p>18.480489730835</text:p>
          </table:table-cell>
          <table:table-cell office:value-type="float" office:value="3.14815521240234" calcext:value-type="float">
            <text:p>3.14815521240234</text:p>
          </table:table-cell>
          <table:table-cell office:value-type="float" office:value="15.3323345184326" calcext:value-type="float">
            <text:p>15.3323345184326</text:p>
          </table:table-cell>
          <table:table-cell office:value-type="float" office:value="21.6286449432373" calcext:value-type="float">
            <text:p>21.6286449432373</text:p>
          </table:table-cell>
          <table:table-cell table:formula="of:=IF(AND([.B228]&gt;=[.E228];[.B228]&lt;=[.F228]);0;1)" office:value-type="float" office:value="0" calcext:value-type="float">
            <text:p>0</text:p>
          </table:table-cell>
          <table:table-cell table:formula="of:=([.B228]-[.C228])^2" office:value-type="float" office:value="6.19766138027818" calcext:value-type="float">
            <text:p>6.1976613802781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.99" calcext:value-type="float">
            <text:p>24.99</text:p>
          </table:table-cell>
          <table:table-cell office:value-type="float" office:value="21.2856502532959" calcext:value-type="float">
            <text:p>21.2856502532959</text:p>
          </table:table-cell>
          <table:table-cell office:value-type="float" office:value="5.26707124710083" calcext:value-type="float">
            <text:p>5.26707124710083</text:p>
          </table:table-cell>
          <table:table-cell office:value-type="float" office:value="16.0185790061951" calcext:value-type="float">
            <text:p>16.0185790061951</text:p>
          </table:table-cell>
          <table:table-cell office:value-type="float" office:value="26.5527215003967" calcext:value-type="float">
            <text:p>26.5527215003967</text:p>
          </table:table-cell>
          <table:table-cell table:formula="of:=IF(AND([.B229]&gt;=[.E229];[.B229]&lt;=[.F229]);0;1)" office:value-type="float" office:value="0" calcext:value-type="float">
            <text:p>0</text:p>
          </table:table-cell>
          <table:table-cell table:formula="of:=([.B229]-[.C229])^2" office:value-type="float" office:value="13.7222070459067" calcext:value-type="float">
            <text:p>13.722207045906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.05" calcext:value-type="float">
            <text:p>41.05</text:p>
          </table:table-cell>
          <table:table-cell office:value-type="float" office:value="41.9484443664551" calcext:value-type="float">
            <text:p>41.9484443664551</text:p>
          </table:table-cell>
          <table:table-cell office:value-type="float" office:value="10.5878257751465" calcext:value-type="float">
            <text:p>10.5878257751465</text:p>
          </table:table-cell>
          <table:table-cell office:value-type="float" office:value="31.3606185913086" calcext:value-type="float">
            <text:p>31.3606185913086</text:p>
          </table:table-cell>
          <table:table-cell office:value-type="float" office:value="52.5362701416016" calcext:value-type="float">
            <text:p>52.5362701416016</text:p>
          </table:table-cell>
          <table:table-cell table:formula="of:=IF(AND([.B230]&gt;=[.E230];[.B230]&lt;=[.F230]);0;1)" office:value-type="float" office:value="0" calcext:value-type="float">
            <text:p>0</text:p>
          </table:table-cell>
          <table:table-cell table:formula="of:=([.B230]-[.C230])^2" office:value-type="float" office:value="0.807202279614872" calcext:value-type="float">
            <text:p>0.80720227961487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.12" calcext:value-type="float">
            <text:p>30.12</text:p>
          </table:table-cell>
          <table:table-cell office:value-type="float" office:value="35.4974136352539" calcext:value-type="float">
            <text:p>35.4974136352539</text:p>
          </table:table-cell>
          <table:table-cell office:value-type="float" office:value="7.3549222946167" calcext:value-type="float">
            <text:p>7.3549222946167</text:p>
          </table:table-cell>
          <table:table-cell office:value-type="float" office:value="28.1424913406372" calcext:value-type="float">
            <text:p>28.1424913406372</text:p>
          </table:table-cell>
          <table:table-cell office:value-type="float" office:value="42.8523359298706" calcext:value-type="float">
            <text:p>42.8523359298706</text:p>
          </table:table-cell>
          <table:table-cell table:formula="of:=IF(AND([.B231]&gt;=[.E231];[.B231]&lt;=[.F231]);0;1)" office:value-type="float" office:value="0" calcext:value-type="float">
            <text:p>0</text:p>
          </table:table-cell>
          <table:table-cell table:formula="of:=([.B231]-[.C231])^2" office:value-type="float" office:value="28.9165774046146" calcext:value-type="float">
            <text:p>28.916577404614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3.21" calcext:value-type="float">
            <text:p>33.21</text:p>
          </table:table-cell>
          <table:table-cell office:value-type="float" office:value="31.3269805908203" calcext:value-type="float">
            <text:p>31.3269805908203</text:p>
          </table:table-cell>
          <table:table-cell office:value-type="float" office:value="7.51952695846558" calcext:value-type="float">
            <text:p>7.51952695846558</text:p>
          </table:table-cell>
          <table:table-cell office:value-type="float" office:value="23.8074536323547" calcext:value-type="float">
            <text:p>23.8074536323547</text:p>
          </table:table-cell>
          <table:table-cell office:value-type="float" office:value="38.8465075492859" calcext:value-type="float">
            <text:p>38.8465075492859</text:p>
          </table:table-cell>
          <table:table-cell table:formula="of:=IF(AND([.B232]&gt;=[.E232];[.B232]&lt;=[.F232]);0;1)" office:value-type="float" office:value="0" calcext:value-type="float">
            <text:p>0</text:p>
          </table:table-cell>
          <table:table-cell table:formula="of:=([.B232]-[.C232])^2" office:value-type="float" office:value="3.54576209534742" calcext:value-type="float">
            <text:p>3.5457620953474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.85" calcext:value-type="float">
            <text:p>23.85</text:p>
          </table:table-cell>
          <table:table-cell office:value-type="float" office:value="34.3134574890137" calcext:value-type="float">
            <text:p>34.3134574890137</text:p>
          </table:table-cell>
          <table:table-cell office:value-type="float" office:value="6.80868291854858" calcext:value-type="float">
            <text:p>6.80868291854858</text:p>
          </table:table-cell>
          <table:table-cell office:value-type="float" office:value="27.5047745704651" calcext:value-type="float">
            <text:p>27.5047745704651</text:p>
          </table:table-cell>
          <table:table-cell office:value-type="float" office:value="41.1221404075623" calcext:value-type="float">
            <text:p>41.1221404075623</text:p>
          </table:table-cell>
          <table:table-cell table:formula="of:=IF(AND([.B233]&gt;=[.E233];[.B233]&lt;=[.F233]);0;1)" office:value-type="float" office:value="1" calcext:value-type="float">
            <text:p>1</text:p>
          </table:table-cell>
          <table:table-cell table:formula="of:=([.B233]-[.C233])^2" office:value-type="float" office:value="109.483942624396" calcext:value-type="float">
            <text:p>109.48394262439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1.64" calcext:value-type="float">
            <text:p>41.64</text:p>
          </table:table-cell>
          <table:table-cell office:value-type="float" office:value="45.5612945556641" calcext:value-type="float">
            <text:p>45.5612945556641</text:p>
          </table:table-cell>
          <table:table-cell office:value-type="float" office:value="9.58535003662109" calcext:value-type="float">
            <text:p>9.58535003662109</text:p>
          </table:table-cell>
          <table:table-cell office:value-type="float" office:value="35.975944519043" calcext:value-type="float">
            <text:p>35.975944519043</text:p>
          </table:table-cell>
          <table:table-cell office:value-type="float" office:value="55.1466445922852" calcext:value-type="float">
            <text:p>55.1466445922852</text:p>
          </table:table-cell>
          <table:table-cell table:formula="of:=IF(AND([.B234]&gt;=[.E234];[.B234]&lt;=[.F234]);0;1)" office:value-type="float" office:value="0" calcext:value-type="float">
            <text:p>0</text:p>
          </table:table-cell>
          <table:table-cell table:formula="of:=([.B234]-[.C234])^2" office:value-type="float" office:value="15.3765509922806" calcext:value-type="float">
            <text:p>15.376550992280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.7" calcext:value-type="float">
            <text:p>45.7</text:p>
          </table:table-cell>
          <table:table-cell office:value-type="float" office:value="40.1266098022461" calcext:value-type="float">
            <text:p>40.1266098022461</text:p>
          </table:table-cell>
          <table:table-cell office:value-type="float" office:value="7.723304271698" calcext:value-type="float">
            <text:p>7.723304271698</text:p>
          </table:table-cell>
          <table:table-cell office:value-type="float" office:value="32.4033055305481" calcext:value-type="float">
            <text:p>32.4033055305481</text:p>
          </table:table-cell>
          <table:table-cell office:value-type="float" office:value="47.8499140739441" calcext:value-type="float">
            <text:p>47.8499140739441</text:p>
          </table:table-cell>
          <table:table-cell table:formula="of:=IF(AND([.B235]&gt;=[.E235];[.B235]&lt;=[.F235]);0;1)" office:value-type="float" office:value="0" calcext:value-type="float">
            <text:p>0</text:p>
          </table:table-cell>
          <table:table-cell table:formula="of:=([.B235]-[.C235])^2" office:value-type="float" office:value="31.0626782964194" calcext:value-type="float">
            <text:p>31.062678296419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.93" calcext:value-type="float">
            <text:p>40.93</text:p>
          </table:table-cell>
          <table:table-cell office:value-type="float" office:value="45.537670135498" calcext:value-type="float">
            <text:p>45.537670135498</text:p>
          </table:table-cell>
          <table:table-cell office:value-type="float" office:value="9.95095062255859" calcext:value-type="float">
            <text:p>9.95095062255859</text:p>
          </table:table-cell>
          <table:table-cell office:value-type="float" office:value="35.5867195129395" calcext:value-type="float">
            <text:p>35.5867195129395</text:p>
          </table:table-cell>
          <table:table-cell office:value-type="float" office:value="55.4886207580566" calcext:value-type="float">
            <text:p>55.4886207580566</text:p>
          </table:table-cell>
          <table:table-cell table:formula="of:=IF(AND([.B236]&gt;=[.E236];[.B236]&lt;=[.F236]);0;1)" office:value-type="float" office:value="0" calcext:value-type="float">
            <text:p>0</text:p>
          </table:table-cell>
          <table:table-cell table:formula="of:=([.B236]-[.C236])^2" office:value-type="float" office:value="21.2306240775606" calcext:value-type="float">
            <text:p>21.230624077560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4.17" calcext:value-type="float">
            <text:p>74.17</text:p>
          </table:table-cell>
          <table:table-cell office:value-type="float" office:value="60.7001533508301" calcext:value-type="float">
            <text:p>60.7001533508301</text:p>
          </table:table-cell>
          <table:table-cell office:value-type="float" office:value="10.9324789047241" calcext:value-type="float">
            <text:p>10.9324789047241</text:p>
          </table:table-cell>
          <table:table-cell office:value-type="float" office:value="49.767674446106" calcext:value-type="float">
            <text:p>49.767674446106</text:p>
          </table:table-cell>
          <table:table-cell office:value-type="float" office:value="71.6326322555542" calcext:value-type="float">
            <text:p>71.6326322555542</text:p>
          </table:table-cell>
          <table:table-cell table:formula="of:=IF(AND([.B237]&gt;=[.E237];[.B237]&lt;=[.F237]);0;1)" office:value-type="float" office:value="1" calcext:value-type="float">
            <text:p>1</text:p>
          </table:table-cell>
          <table:table-cell table:formula="of:=([.B237]-[.C237])^2" office:value-type="float" office:value="181.436768752154" calcext:value-type="float">
            <text:p>181.43676875215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0.29" calcext:value-type="float">
            <text:p>60.29</text:p>
          </table:table-cell>
          <table:table-cell office:value-type="float" office:value="60.843620300293" calcext:value-type="float">
            <text:p>60.843620300293</text:p>
          </table:table-cell>
          <table:table-cell office:value-type="float" office:value="11.951000213623" calcext:value-type="float">
            <text:p>11.951000213623</text:p>
          </table:table-cell>
          <table:table-cell office:value-type="float" office:value="48.8926200866699" calcext:value-type="float">
            <text:p>48.8926200866699</text:p>
          </table:table-cell>
          <table:table-cell office:value-type="float" office:value="72.794620513916" calcext:value-type="float">
            <text:p>72.794620513916</text:p>
          </table:table-cell>
          <table:table-cell table:formula="of:=IF(AND([.B238]&gt;=[.E238];[.B238]&lt;=[.F238]);0;1)" office:value-type="float" office:value="0" calcext:value-type="float">
            <text:p>0</text:p>
          </table:table-cell>
          <table:table-cell table:formula="of:=([.B238]-[.C238])^2" office:value-type="float" office:value="0.306495436896478" calcext:value-type="float">
            <text:p>0.30649543689647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.06" calcext:value-type="float">
            <text:p>51.06</text:p>
          </table:table-cell>
          <table:table-cell office:value-type="float" office:value="48.7888374328613" calcext:value-type="float">
            <text:p>48.7888374328613</text:p>
          </table:table-cell>
          <table:table-cell office:value-type="float" office:value="13.1727905273438" calcext:value-type="float">
            <text:p>13.1727905273438</text:p>
          </table:table-cell>
          <table:table-cell office:value-type="float" office:value="35.6160469055176" calcext:value-type="float">
            <text:p>35.6160469055176</text:p>
          </table:table-cell>
          <table:table-cell office:value-type="float" office:value="61.9616279602051" calcext:value-type="float">
            <text:p>61.9616279602051</text:p>
          </table:table-cell>
          <table:table-cell table:formula="of:=IF(AND([.B239]&gt;=[.E239];[.B239]&lt;=[.F239]);0;1)" office:value-type="float" office:value="0" calcext:value-type="float">
            <text:p>0</text:p>
          </table:table-cell>
          <table:table-cell table:formula="of:=([.B239]-[.C239])^2" office:value-type="float" office:value="5.15817940637193" calcext:value-type="float">
            <text:p>5.1581794063719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.94" calcext:value-type="float">
            <text:p>41.94</text:p>
          </table:table-cell>
          <table:table-cell office:value-type="float" office:value="43.8453254699707" calcext:value-type="float">
            <text:p>43.8453254699707</text:p>
          </table:table-cell>
          <table:table-cell office:value-type="float" office:value="7.99344158172607" calcext:value-type="float">
            <text:p>7.99344158172607</text:p>
          </table:table-cell>
          <table:table-cell office:value-type="float" office:value="35.8518838882446" calcext:value-type="float">
            <text:p>35.8518838882446</text:p>
          </table:table-cell>
          <table:table-cell office:value-type="float" office:value="51.8387670516968" calcext:value-type="float">
            <text:p>51.8387670516968</text:p>
          </table:table-cell>
          <table:table-cell table:formula="of:=IF(AND([.B240]&gt;=[.E240];[.B240]&lt;=[.F240]);0;1)" office:value-type="float" office:value="0" calcext:value-type="float">
            <text:p>0</text:p>
          </table:table-cell>
          <table:table-cell table:formula="of:=([.B240]-[.C240])^2" office:value-type="float" office:value="3.63026514651909" calcext:value-type="float">
            <text:p>3.6302651465190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.29" calcext:value-type="float">
            <text:p>42.29</text:p>
          </table:table-cell>
          <table:table-cell office:value-type="float" office:value="32.0847511291504" calcext:value-type="float">
            <text:p>32.0847511291504</text:p>
          </table:table-cell>
          <table:table-cell office:value-type="float" office:value="5.55739402770996" calcext:value-type="float">
            <text:p>5.55739402770996</text:p>
          </table:table-cell>
          <table:table-cell office:value-type="float" office:value="26.5273571014404" calcext:value-type="float">
            <text:p>26.5273571014404</text:p>
          </table:table-cell>
          <table:table-cell office:value-type="float" office:value="37.6421451568604" calcext:value-type="float">
            <text:p>37.6421451568604</text:p>
          </table:table-cell>
          <table:table-cell table:formula="of:=IF(AND([.B241]&gt;=[.E241];[.B241]&lt;=[.F241]);0;1)" office:value-type="float" office:value="1" calcext:value-type="float">
            <text:p>1</text:p>
          </table:table-cell>
          <table:table-cell table:formula="of:=([.B241]-[.C241])^2" office:value-type="float" office:value="104.147104515977" calcext:value-type="float">
            <text:p>104.14710451597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.94" calcext:value-type="float">
            <text:p>36.94</text:p>
          </table:table-cell>
          <table:table-cell office:value-type="float" office:value="36.5862655639648" calcext:value-type="float">
            <text:p>36.5862655639648</text:p>
          </table:table-cell>
          <table:table-cell office:value-type="float" office:value="9.10810279846191" calcext:value-type="float">
            <text:p>9.10810279846191</text:p>
          </table:table-cell>
          <table:table-cell office:value-type="float" office:value="27.4781627655029" calcext:value-type="float">
            <text:p>27.4781627655029</text:p>
          </table:table-cell>
          <table:table-cell office:value-type="float" office:value="45.6943683624268" calcext:value-type="float">
            <text:p>45.6943683624268</text:p>
          </table:table-cell>
          <table:table-cell table:formula="of:=IF(AND([.B242]&gt;=[.E242];[.B242]&lt;=[.F242]);0;1)" office:value-type="float" office:value="0" calcext:value-type="float">
            <text:p>0</text:p>
          </table:table-cell>
          <table:table-cell table:formula="of:=([.B242]-[.C242])^2" office:value-type="float" office:value="0.125128051237108" calcext:value-type="float">
            <text:p>0.12512805123710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.5" calcext:value-type="float">
            <text:p>52.5</text:p>
          </table:table-cell>
          <table:table-cell office:value-type="float" office:value="42.983470916748" calcext:value-type="float">
            <text:p>42.983470916748</text:p>
          </table:table-cell>
          <table:table-cell office:value-type="float" office:value="10.1316194534302" calcext:value-type="float">
            <text:p>10.1316194534302</text:p>
          </table:table-cell>
          <table:table-cell office:value-type="float" office:value="32.8518514633179" calcext:value-type="float">
            <text:p>32.8518514633179</text:p>
          </table:table-cell>
          <table:table-cell office:value-type="float" office:value="53.1150903701782" calcext:value-type="float">
            <text:p>53.1150903701782</text:p>
          </table:table-cell>
          <table:table-cell table:formula="of:=IF(AND([.B243]&gt;=[.E243];[.B243]&lt;=[.F243]);0;1)" office:value-type="float" office:value="0" calcext:value-type="float">
            <text:p>0</text:p>
          </table:table-cell>
          <table:table-cell table:formula="of:=([.B243]-[.C243])^2" office:value-type="float" office:value="90.5643257923803" calcext:value-type="float">
            <text:p>90.564325792380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.42" calcext:value-type="float">
            <text:p>20.42</text:p>
          </table:table-cell>
          <table:table-cell office:value-type="float" office:value="17.4710865020752" calcext:value-type="float">
            <text:p>17.4710865020752</text:p>
          </table:table-cell>
          <table:table-cell office:value-type="float" office:value="3.73445868492126" calcext:value-type="float">
            <text:p>3.73445868492126</text:p>
          </table:table-cell>
          <table:table-cell office:value-type="float" office:value="13.7366278171539" calcext:value-type="float">
            <text:p>13.7366278171539</text:p>
          </table:table-cell>
          <table:table-cell office:value-type="float" office:value="21.2055451869965" calcext:value-type="float">
            <text:p>21.2055451869965</text:p>
          </table:table-cell>
          <table:table-cell table:formula="of:=IF(AND([.B244]&gt;=[.E244];[.B244]&lt;=[.F244]);0;1)" office:value-type="float" office:value="0" calcext:value-type="float">
            <text:p>0</text:p>
          </table:table-cell>
          <table:table-cell table:formula="of:=([.B244]-[.C244])^2" office:value-type="float" office:value="8.69609081824312" calcext:value-type="float">
            <text:p>8.6960908182431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76" calcext:value-type="float">
            <text:p>33.76</text:p>
          </table:table-cell>
          <table:table-cell office:value-type="float" office:value="36.4079971313477" calcext:value-type="float">
            <text:p>36.4079971313477</text:p>
          </table:table-cell>
          <table:table-cell office:value-type="float" office:value="10.5594053268433" calcext:value-type="float">
            <text:p>10.5594053268433</text:p>
          </table:table-cell>
          <table:table-cell office:value-type="float" office:value="25.8485918045044" calcext:value-type="float">
            <text:p>25.8485918045044</text:p>
          </table:table-cell>
          <table:table-cell office:value-type="float" office:value="46.9674024581909" calcext:value-type="float">
            <text:p>46.9674024581909</text:p>
          </table:table-cell>
          <table:table-cell table:formula="of:=IF(AND([.B245]&gt;=[.E245];[.B245]&lt;=[.F245]);0;1)" office:value-type="float" office:value="0" calcext:value-type="float">
            <text:p>0</text:p>
          </table:table-cell>
          <table:table-cell table:formula="of:=([.B245]-[.C245])^2" office:value-type="float" office:value="7.01188880762543" calcext:value-type="float">
            <text:p>7.011888807625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03" calcext:value-type="float">
            <text:p>15.03</text:p>
          </table:table-cell>
          <table:table-cell office:value-type="float" office:value="13.7696762084961" calcext:value-type="float">
            <text:p>13.7696762084961</text:p>
          </table:table-cell>
          <table:table-cell office:value-type="float" office:value="4.00116777420044" calcext:value-type="float">
            <text:p>4.00116777420044</text:p>
          </table:table-cell>
          <table:table-cell office:value-type="float" office:value="9.76850843429565" calcext:value-type="float">
            <text:p>9.76850843429565</text:p>
          </table:table-cell>
          <table:table-cell office:value-type="float" office:value="17.7708439826965" calcext:value-type="float">
            <text:p>17.7708439826965</text:p>
          </table:table-cell>
          <table:table-cell table:formula="of:=IF(AND([.B246]&gt;=[.E246];[.B246]&lt;=[.F246]);0;1)" office:value-type="float" office:value="0" calcext:value-type="float">
            <text:p>0</text:p>
          </table:table-cell>
          <table:table-cell table:formula="of:=([.B246]-[.C246])^2" office:value-type="float" office:value="1.58841605943078" calcext:value-type="float">
            <text:p>1.5884160594307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float" office:value="23.1004753112793" calcext:value-type="float">
            <text:p>23.1004753112793</text:p>
          </table:table-cell>
          <table:table-cell office:value-type="float" office:value="3.65027666091919" calcext:value-type="float">
            <text:p>3.65027666091919</text:p>
          </table:table-cell>
          <table:table-cell office:value-type="float" office:value="19.4501986503601" calcext:value-type="float">
            <text:p>19.4501986503601</text:p>
          </table:table-cell>
          <table:table-cell office:value-type="float" office:value="26.7507519721985" calcext:value-type="float">
            <text:p>26.7507519721985</text:p>
          </table:table-cell>
          <table:table-cell table:formula="of:=IF(AND([.B247]&gt;=[.E247];[.B247]&lt;=[.F247]);0;1)" office:value-type="float" office:value="0" calcext:value-type="float">
            <text:p>0</text:p>
          </table:table-cell>
          <table:table-cell table:formula="of:=([.B247]-[.C247])^2" office:value-type="float" office:value="0.809144665618078" calcext:value-type="float">
            <text:p>0.809144665618078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9" calcext:value-type="float">
            <text:p>59</text:p>
          </table:table-cell>
          <table:table-cell office:value-type="float" office:value="51.9687156677246" calcext:value-type="float">
            <text:p>51.9687156677246</text:p>
          </table:table-cell>
          <table:table-cell office:value-type="float" office:value="11.833441734314" calcext:value-type="float">
            <text:p>11.833441734314</text:p>
          </table:table-cell>
          <table:table-cell office:value-type="float" office:value="40.1352739334106" calcext:value-type="float">
            <text:p>40.1352739334106</text:p>
          </table:table-cell>
          <table:table-cell office:value-type="float" office:value="63.8021574020386" calcext:value-type="float">
            <text:p>63.8021574020386</text:p>
          </table:table-cell>
          <table:table-cell table:formula="of:=IF(AND([.B248]&gt;=[.E248];[.B248]&lt;=[.F248]);0;1)" office:value-type="float" office:value="0" calcext:value-type="float">
            <text:p>0</text:p>
          </table:table-cell>
          <table:table-cell table:formula="of:=([.B248]-[.C248])^2" office:value-type="float" office:value="49.4389593613014" calcext:value-type="float">
            <text:p>49.438959361301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8" calcext:value-type="float">
            <text:p>36.8</text:p>
          </table:table-cell>
          <table:table-cell office:value-type="float" office:value="40.522388458252" calcext:value-type="float">
            <text:p>40.522388458252</text:p>
          </table:table-cell>
          <table:table-cell office:value-type="float" office:value="9.7231502532959" calcext:value-type="float">
            <text:p>9.7231502532959</text:p>
          </table:table-cell>
          <table:table-cell office:value-type="float" office:value="30.7992382049561" calcext:value-type="float">
            <text:p>30.7992382049561</text:p>
          </table:table-cell>
          <table:table-cell office:value-type="float" office:value="50.2455387115479" calcext:value-type="float">
            <text:p>50.2455387115479</text:p>
          </table:table-cell>
          <table:table-cell table:formula="of:=IF(AND([.B249]&gt;=[.E249];[.B249]&lt;=[.F249]);0;1)" office:value-type="float" office:value="0" calcext:value-type="float">
            <text:p>0</text:p>
          </table:table-cell>
          <table:table-cell table:formula="of:=([.B249]-[.C249])^2" office:value-type="float" office:value="13.8561758341274" calcext:value-type="float">
            <text:p>13.856175834127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6.34" calcext:value-type="float">
            <text:p>56.34</text:p>
          </table:table-cell>
          <table:table-cell office:value-type="float" office:value="60.2906951904297" calcext:value-type="float">
            <text:p>60.2906951904297</text:p>
          </table:table-cell>
          <table:table-cell office:value-type="float" office:value="12.6415939331055" calcext:value-type="float">
            <text:p>12.6415939331055</text:p>
          </table:table-cell>
          <table:table-cell office:value-type="float" office:value="47.6491012573242" calcext:value-type="float">
            <text:p>47.6491012573242</text:p>
          </table:table-cell>
          <table:table-cell office:value-type="float" office:value="72.9322891235352" calcext:value-type="float">
            <text:p>72.9322891235352</text:p>
          </table:table-cell>
          <table:table-cell table:formula="of:=IF(AND([.B250]&gt;=[.E250];[.B250]&lt;=[.F250]);0;1)" office:value-type="float" office:value="0" calcext:value-type="float">
            <text:p>0</text:p>
          </table:table-cell>
          <table:table-cell table:formula="of:=([.B250]-[.C250])^2" office:value-type="float" office:value="15.6079924876842" calcext:value-type="float">
            <text:p>15.607992487684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.28" calcext:value-type="float">
            <text:p>44.28</text:p>
          </table:table-cell>
          <table:table-cell office:value-type="float" office:value="44.3355216979981" calcext:value-type="float">
            <text:p>44.3355216979981</text:p>
          </table:table-cell>
          <table:table-cell office:value-type="float" office:value="6.74835681915283" calcext:value-type="float">
            <text:p>6.74835681915283</text:p>
          </table:table-cell>
          <table:table-cell office:value-type="float" office:value="37.5871648788452" calcext:value-type="float">
            <text:p>37.5871648788452</text:p>
          </table:table-cell>
          <table:table-cell office:value-type="float" office:value="51.0838785171509" calcext:value-type="float">
            <text:p>51.0838785171509</text:p>
          </table:table-cell>
          <table:table-cell table:formula="of:=IF(AND([.B251]&gt;=[.E251];[.B251]&lt;=[.F251]);0;1)" office:value-type="float" office:value="0" calcext:value-type="float">
            <text:p>0</text:p>
          </table:table-cell>
          <table:table-cell table:formula="of:=([.B251]-[.C251])^2" office:value-type="float" office:value="0.0030826589485862" calcext:value-type="float">
            <text:p>0.003082658948586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3" calcext:value-type="float">
            <text:p>28.3</text:p>
          </table:table-cell>
          <table:table-cell office:value-type="float" office:value="46.6153411865234" calcext:value-type="float">
            <text:p>46.6153411865234</text:p>
          </table:table-cell>
          <table:table-cell office:value-type="float" office:value="13.8212451934814" calcext:value-type="float">
            <text:p>13.8212451934814</text:p>
          </table:table-cell>
          <table:table-cell office:value-type="float" office:value="32.794095993042" calcext:value-type="float">
            <text:p>32.794095993042</text:p>
          </table:table-cell>
          <table:table-cell office:value-type="float" office:value="60.4365863800049" calcext:value-type="float">
            <text:p>60.4365863800049</text:p>
          </table:table-cell>
          <table:table-cell table:formula="of:=IF(AND([.B252]&gt;=[.E252];[.B252]&lt;=[.F252]);0;1)" office:value-type="float" office:value="1" calcext:value-type="float">
            <text:p>1</text:p>
          </table:table-cell>
          <table:table-cell table:formula="of:=([.B252]-[.C252])^2" office:value-type="float" office:value="335.451722778762" calcext:value-type="float">
            <text:p>335.45172277876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1.68" calcext:value-type="float">
            <text:p>41.68</text:p>
          </table:table-cell>
          <table:table-cell office:value-type="float" office:value="36.2843437194824" calcext:value-type="float">
            <text:p>36.2843437194824</text:p>
          </table:table-cell>
          <table:table-cell office:value-type="float" office:value="7.87700271606445" calcext:value-type="float">
            <text:p>7.87700271606445</text:p>
          </table:table-cell>
          <table:table-cell office:value-type="float" office:value="28.407341003418" calcext:value-type="float">
            <text:p>28.407341003418</text:p>
          </table:table-cell>
          <table:table-cell office:value-type="float" office:value="44.1613464355469" calcext:value-type="float">
            <text:p>44.1613464355469</text:p>
          </table:table-cell>
          <table:table-cell table:formula="of:=IF(AND([.B253]&gt;=[.E253];[.B253]&lt;=[.F253]);0;1)" office:value-type="float" office:value="0" calcext:value-type="float">
            <text:p>0</text:p>
          </table:table-cell>
          <table:table-cell table:formula="of:=([.B253]-[.C253])^2" office:value-type="float" office:value="29.1131066974888" calcext:value-type="float">
            <text:p>29.1131066974888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12" calcext:value-type="float">
            <text:p>33.12</text:p>
          </table:table-cell>
          <table:table-cell office:value-type="float" office:value="43.6064224243164" calcext:value-type="float">
            <text:p>43.6064224243164</text:p>
          </table:table-cell>
          <table:table-cell office:value-type="float" office:value="11.8333377838135" calcext:value-type="float">
            <text:p>11.8333377838135</text:p>
          </table:table-cell>
          <table:table-cell office:value-type="float" office:value="31.7730846405029" calcext:value-type="float">
            <text:p>31.7730846405029</text:p>
          </table:table-cell>
          <table:table-cell office:value-type="float" office:value="55.4397602081299" calcext:value-type="float">
            <text:p>55.4397602081299</text:p>
          </table:table-cell>
          <table:table-cell table:formula="of:=IF(AND([.B254]&gt;=[.E254];[.B254]&lt;=[.F254]);0;1)" office:value-type="float" office:value="0" calcext:value-type="float">
            <text:p>0</text:p>
          </table:table-cell>
          <table:table-cell table:formula="of:=([.B254]-[.C254])^2" office:value-type="float" office:value="109.965055261206" calcext:value-type="float">
            <text:p>109.96505526120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.01" calcext:value-type="float">
            <text:p>32.01</text:p>
          </table:table-cell>
          <table:table-cell office:value-type="float" office:value="36.8853874206543" calcext:value-type="float">
            <text:p>36.8853874206543</text:p>
          </table:table-cell>
          <table:table-cell office:value-type="float" office:value="7.37908363342285" calcext:value-type="float">
            <text:p>7.37908363342285</text:p>
          </table:table-cell>
          <table:table-cell office:value-type="float" office:value="29.5063037872314" calcext:value-type="float">
            <text:p>29.5063037872314</text:p>
          </table:table-cell>
          <table:table-cell office:value-type="float" office:value="44.2644710540772" calcext:value-type="float">
            <text:p>44.2644710540772</text:p>
          </table:table-cell>
          <table:table-cell table:formula="of:=IF(AND([.B255]&gt;=[.E255];[.B255]&lt;=[.F255]);0;1)" office:value-type="float" office:value="0" calcext:value-type="float">
            <text:p>0</text:p>
          </table:table-cell>
          <table:table-cell table:formula="of:=([.B255]-[.C255])^2" office:value-type="float" office:value="23.7694025014742" calcext:value-type="float">
            <text:p>23.769402501474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.3" calcext:value-type="float">
            <text:p>35.3</text:p>
          </table:table-cell>
          <table:table-cell office:value-type="float" office:value="45.7448844909668" calcext:value-type="float">
            <text:p>45.7448844909668</text:p>
          </table:table-cell>
          <table:table-cell office:value-type="float" office:value="11.906813621521" calcext:value-type="float">
            <text:p>11.906813621521</text:p>
          </table:table-cell>
          <table:table-cell office:value-type="float" office:value="33.8380708694458" calcext:value-type="float">
            <text:p>33.8380708694458</text:p>
          </table:table-cell>
          <table:table-cell office:value-type="float" office:value="57.6516981124878" calcext:value-type="float">
            <text:p>57.6516981124878</text:p>
          </table:table-cell>
          <table:table-cell table:formula="of:=IF(AND([.B256]&gt;=[.E256];[.B256]&lt;=[.F256]);0;1)" office:value-type="float" office:value="0" calcext:value-type="float">
            <text:p>0</text:p>
          </table:table-cell>
          <table:table-cell table:formula="of:=([.B256]-[.C256])^2" office:value-type="float" office:value="109.095612029639" calcext:value-type="float">
            <text:p>109.09561202963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.2" calcext:value-type="float">
            <text:p>65.2</text:p>
          </table:table-cell>
          <table:table-cell office:value-type="float" office:value="65.4547348022461" calcext:value-type="float">
            <text:p>65.4547348022461</text:p>
          </table:table-cell>
          <table:table-cell office:value-type="float" office:value="13.7690277099609" calcext:value-type="float">
            <text:p>13.7690277099609</text:p>
          </table:table-cell>
          <table:table-cell office:value-type="float" office:value="51.6857070922852" calcext:value-type="float">
            <text:p>51.6857070922852</text:p>
          </table:table-cell>
          <table:table-cell office:value-type="float" office:value="79.223762512207" calcext:value-type="float">
            <text:p>79.223762512207</text:p>
          </table:table-cell>
          <table:table-cell table:formula="of:=IF(AND([.B257]&gt;=[.E257];[.B257]&lt;=[.F257]);0;1)" office:value-type="float" office:value="0" calcext:value-type="float">
            <text:p>0</text:p>
          </table:table-cell>
          <table:table-cell table:formula="of:=([.B257]-[.C257])^2" office:value-type="float" office:value="0.0648898194753551" calcext:value-type="float">
            <text:p>0.064889819475355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.94" calcext:value-type="float">
            <text:p>28.94</text:p>
          </table:table-cell>
          <table:table-cell office:value-type="float" office:value="24.8993625640869" calcext:value-type="float">
            <text:p>24.8993625640869</text:p>
          </table:table-cell>
          <table:table-cell office:value-type="float" office:value="7.54814147949219" calcext:value-type="float">
            <text:p>7.54814147949219</text:p>
          </table:table-cell>
          <table:table-cell office:value-type="float" office:value="17.3512210845947" calcext:value-type="float">
            <text:p>17.3512210845947</text:p>
          </table:table-cell>
          <table:table-cell office:value-type="float" office:value="32.4475040435791" calcext:value-type="float">
            <text:p>32.4475040435791</text:p>
          </table:table-cell>
          <table:table-cell table:formula="of:=IF(AND([.B258]&gt;=[.E258];[.B258]&lt;=[.F258]);0;1)" office:value-type="float" office:value="0" calcext:value-type="float">
            <text:p>0</text:p>
          </table:table-cell>
          <table:table-cell table:formula="of:=([.B258]-[.C258])^2" office:value-type="float" office:value="16.3267508885023" calcext:value-type="float">
            <text:p>16.3267508885023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0.73" calcext:value-type="float">
            <text:p>50.73</text:p>
          </table:table-cell>
          <table:table-cell office:value-type="float" office:value="49.5285110473633" calcext:value-type="float">
            <text:p>49.5285110473633</text:p>
          </table:table-cell>
          <table:table-cell office:value-type="float" office:value="16.2825870513916" calcext:value-type="float">
            <text:p>16.2825870513916</text:p>
          </table:table-cell>
          <table:table-cell office:value-type="float" office:value="33.2459239959717" calcext:value-type="float">
            <text:p>33.2459239959717</text:p>
          </table:table-cell>
          <table:table-cell office:value-type="float" office:value="65.8110980987549" calcext:value-type="float">
            <text:p>65.8110980987549</text:p>
          </table:table-cell>
          <table:table-cell table:formula="of:=IF(AND([.B259]&gt;=[.E259];[.B259]&lt;=[.F259]);0;1)" office:value-type="float" office:value="0" calcext:value-type="float">
            <text:p>0</text:p>
          </table:table-cell>
          <table:table-cell table:formula="of:=([.B259]-[.C259])^2" office:value-type="float" office:value="1.44357570330807" calcext:value-type="float">
            <text:p>1.4435757033080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.74" calcext:value-type="float">
            <text:p>26.74</text:p>
          </table:table-cell>
          <table:table-cell office:value-type="float" office:value="32.6329536437988" calcext:value-type="float">
            <text:p>32.6329536437988</text:p>
          </table:table-cell>
          <table:table-cell office:value-type="float" office:value="7.39370679855347" calcext:value-type="float">
            <text:p>7.39370679855347</text:p>
          </table:table-cell>
          <table:table-cell office:value-type="float" office:value="25.2392468452454" calcext:value-type="float">
            <text:p>25.2392468452454</text:p>
          </table:table-cell>
          <table:table-cell office:value-type="float" office:value="40.0266604423523" calcext:value-type="float">
            <text:p>40.0266604423523</text:p>
          </table:table-cell>
          <table:table-cell table:formula="of:=IF(AND([.B260]&gt;=[.E260];[.B260]&lt;=[.F260]);0;1)" office:value-type="float" office:value="0" calcext:value-type="float">
            <text:p>0</text:p>
          </table:table-cell>
          <table:table-cell table:formula="of:=([.B260]-[.C260])^2" office:value-type="float" office:value="34.7269026479619" calcext:value-type="float">
            <text:p>34.726902647961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72" calcext:value-type="float">
            <text:p>25.72</text:p>
          </table:table-cell>
          <table:table-cell office:value-type="float" office:value="28.3295707702637" calcext:value-type="float">
            <text:p>28.3295707702637</text:p>
          </table:table-cell>
          <table:table-cell office:value-type="float" office:value="7.58128643035889" calcext:value-type="float">
            <text:p>7.58128643035889</text:p>
          </table:table-cell>
          <table:table-cell office:value-type="float" office:value="20.7482843399048" calcext:value-type="float">
            <text:p>20.7482843399048</text:p>
          </table:table-cell>
          <table:table-cell office:value-type="float" office:value="35.9108572006226" calcext:value-type="float">
            <text:p>35.9108572006226</text:p>
          </table:table-cell>
          <table:table-cell table:formula="of:=IF(AND([.B261]&gt;=[.E261];[.B261]&lt;=[.F261]);0;1)" office:value-type="float" office:value="0" calcext:value-type="float">
            <text:p>0</text:p>
          </table:table-cell>
          <table:table-cell table:formula="of:=([.B261]-[.C261])^2" office:value-type="float" office:value="6.80985960501454" calcext:value-type="float">
            <text:p>6.8098596050145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.46" calcext:value-type="float">
            <text:p>39.46</text:p>
          </table:table-cell>
          <table:table-cell office:value-type="float" office:value="37.9347724914551" calcext:value-type="float">
            <text:p>37.9347724914551</text:p>
          </table:table-cell>
          <table:table-cell office:value-type="float" office:value="11.6363153457642" calcext:value-type="float">
            <text:p>11.6363153457642</text:p>
          </table:table-cell>
          <table:table-cell office:value-type="float" office:value="26.2984571456909" calcext:value-type="float">
            <text:p>26.2984571456909</text:p>
          </table:table-cell>
          <table:table-cell office:value-type="float" office:value="49.5710878372192" calcext:value-type="float">
            <text:p>49.5710878372192</text:p>
          </table:table-cell>
          <table:table-cell table:formula="of:=IF(AND([.B262]&gt;=[.E262];[.B262]&lt;=[.F262]);0;1)" office:value-type="float" office:value="0" calcext:value-type="float">
            <text:p>0</text:p>
          </table:table-cell>
          <table:table-cell table:formula="of:=([.B262]-[.C262])^2" office:value-type="float" office:value="2.32631895282215" calcext:value-type="float">
            <text:p>2.3263189528221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3.05" calcext:value-type="float">
            <text:p>33.05</text:p>
          </table:table-cell>
          <table:table-cell office:value-type="float" office:value="33.7745513916016" calcext:value-type="float">
            <text:p>33.7745513916016</text:p>
          </table:table-cell>
          <table:table-cell office:value-type="float" office:value="11.0455760955811" calcext:value-type="float">
            <text:p>11.0455760955811</text:p>
          </table:table-cell>
          <table:table-cell office:value-type="float" office:value="22.7289752960205" calcext:value-type="float">
            <text:p>22.7289752960205</text:p>
          </table:table-cell>
          <table:table-cell office:value-type="float" office:value="44.8201274871826" calcext:value-type="float">
            <text:p>44.8201274871826</text:p>
          </table:table-cell>
          <table:table-cell table:formula="of:=IF(AND([.B263]&gt;=[.E263];[.B263]&lt;=[.F263]);0;1)" office:value-type="float" office:value="0" calcext:value-type="float">
            <text:p>0</text:p>
          </table:table-cell>
          <table:table-cell table:formula="of:=([.B263]-[.C263])^2" office:value-type="float" office:value="0.524974719071765" calcext:value-type="float">
            <text:p>0.52497471907176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22" calcext:value-type="float">
            <text:p>10.22</text:p>
          </table:table-cell>
          <table:table-cell office:value-type="float" office:value="12.0928859710693" calcext:value-type="float">
            <text:p>12.0928859710693</text:p>
          </table:table-cell>
          <table:table-cell office:value-type="float" office:value="2.84823608398437" calcext:value-type="float">
            <text:p>2.84823608398437</text:p>
          </table:table-cell>
          <table:table-cell office:value-type="float" office:value="9.24464988708496" calcext:value-type="float">
            <text:p>9.24464988708496</text:p>
          </table:table-cell>
          <table:table-cell office:value-type="float" office:value="14.9411220550537" calcext:value-type="float">
            <text:p>14.9411220550537</text:p>
          </table:table-cell>
          <table:table-cell table:formula="of:=IF(AND([.B264]&gt;=[.E264];[.B264]&lt;=[.F264]);0;1)" office:value-type="float" office:value="0" calcext:value-type="float">
            <text:p>0</text:p>
          </table:table-cell>
          <table:table-cell table:formula="of:=([.B264]-[.C264])^2" office:value-type="float" office:value="3.50770186062833" calcext:value-type="float">
            <text:p>3.5077018606283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.06" calcext:value-type="float">
            <text:p>33.06</text:p>
          </table:table-cell>
          <table:table-cell office:value-type="float" office:value="27.0866355895996" calcext:value-type="float">
            <text:p>27.0866355895996</text:p>
          </table:table-cell>
          <table:table-cell office:value-type="float" office:value="7.20350122451782" calcext:value-type="float">
            <text:p>7.20350122451782</text:p>
          </table:table-cell>
          <table:table-cell office:value-type="float" office:value="19.8831343650818" calcext:value-type="float">
            <text:p>19.8831343650818</text:p>
          </table:table-cell>
          <table:table-cell office:value-type="float" office:value="34.2901368141174" calcext:value-type="float">
            <text:p>34.2901368141174</text:p>
          </table:table-cell>
          <table:table-cell table:formula="of:=IF(AND([.B265]&gt;=[.E265];[.B265]&lt;=[.F265]);0;1)" office:value-type="float" office:value="0" calcext:value-type="float">
            <text:p>0</text:p>
          </table:table-cell>
          <table:table-cell table:formula="of:=([.B265]-[.C265])^2" office:value-type="float" office:value="35.681082379438" calcext:value-type="float">
            <text:p>35.68108237943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.82" calcext:value-type="float">
            <text:p>17.82</text:p>
          </table:table-cell>
          <table:table-cell office:value-type="float" office:value="29.9499549865723" calcext:value-type="float">
            <text:p>29.9499549865723</text:p>
          </table:table-cell>
          <table:table-cell office:value-type="float" office:value="7.98922491073608" calcext:value-type="float">
            <text:p>7.98922491073608</text:p>
          </table:table-cell>
          <table:table-cell office:value-type="float" office:value="21.9607300758362" calcext:value-type="float">
            <text:p>21.9607300758362</text:p>
          </table:table-cell>
          <table:table-cell office:value-type="float" office:value="37.9391798973083" calcext:value-type="float">
            <text:p>37.9391798973083</text:p>
          </table:table-cell>
          <table:table-cell table:formula="of:=IF(AND([.B266]&gt;=[.E266];[.B266]&lt;=[.F266]);0;1)" office:value-type="float" office:value="1" calcext:value-type="float">
            <text:p>1</text:p>
          </table:table-cell>
          <table:table-cell table:formula="of:=([.B266]-[.C266])^2" office:value-type="float" office:value="147.135807976269" calcext:value-type="float">
            <text:p>147.135807976269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.44" calcext:value-type="float">
            <text:p>15.44</text:p>
          </table:table-cell>
          <table:table-cell office:value-type="float" office:value="17.9146556854248" calcext:value-type="float">
            <text:p>17.9146556854248</text:p>
          </table:table-cell>
          <table:table-cell office:value-type="float" office:value="4.38108682632446" calcext:value-type="float">
            <text:p>4.38108682632446</text:p>
          </table:table-cell>
          <table:table-cell office:value-type="float" office:value="13.5335688591003" calcext:value-type="float">
            <text:p>13.5335688591003</text:p>
          </table:table-cell>
          <table:table-cell office:value-type="float" office:value="22.2957425117493" calcext:value-type="float">
            <text:p>22.2957425117493</text:p>
          </table:table-cell>
          <table:table-cell table:formula="of:=IF(AND([.B267]&gt;=[.E267];[.B267]&lt;=[.F267]);0;1)" office:value-type="float" office:value="0" calcext:value-type="float">
            <text:p>0</text:p>
          </table:table-cell>
          <table:table-cell table:formula="of:=([.B267]-[.C267])^2" office:value-type="float" office:value="6.12392076140531" calcext:value-type="float">
            <text:p>6.1239207614053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.77" calcext:value-type="float">
            <text:p>26.77</text:p>
          </table:table-cell>
          <table:table-cell office:value-type="float" office:value="23.4921054840088" calcext:value-type="float">
            <text:p>23.4921054840088</text:p>
          </table:table-cell>
          <table:table-cell office:value-type="float" office:value="5.14449071884155" calcext:value-type="float">
            <text:p>5.14449071884155</text:p>
          </table:table-cell>
          <table:table-cell office:value-type="float" office:value="18.3476147651672" calcext:value-type="float">
            <text:p>18.3476147651672</text:p>
          </table:table-cell>
          <table:table-cell office:value-type="float" office:value="28.6365962028503" calcext:value-type="float">
            <text:p>28.6365962028503</text:p>
          </table:table-cell>
          <table:table-cell table:formula="of:=IF(AND([.B268]&gt;=[.E268];[.B268]&lt;=[.F268]);0;1)" office:value-type="float" office:value="0" calcext:value-type="float">
            <text:p>0</text:p>
          </table:table-cell>
          <table:table-cell table:formula="of:=([.B268]-[.C268])^2" office:value-type="float" office:value="10.7445924579653" calcext:value-type="float">
            <text:p>10.7445924579653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0.51" calcext:value-type="float">
            <text:p>50.51</text:p>
          </table:table-cell>
          <table:table-cell office:value-type="float" office:value="46.2786521911621" calcext:value-type="float">
            <text:p>46.2786521911621</text:p>
          </table:table-cell>
          <table:table-cell office:value-type="float" office:value="12.9926824569702" calcext:value-type="float">
            <text:p>12.9926824569702</text:p>
          </table:table-cell>
          <table:table-cell office:value-type="float" office:value="33.2859697341919" calcext:value-type="float">
            <text:p>33.2859697341919</text:p>
          </table:table-cell>
          <table:table-cell office:value-type="float" office:value="59.2713346481323" calcext:value-type="float">
            <text:p>59.2713346481323</text:p>
          </table:table-cell>
          <table:table-cell table:formula="of:=IF(AND([.B269]&gt;=[.E269];[.B269]&lt;=[.F269]);0;1)" office:value-type="float" office:value="0" calcext:value-type="float">
            <text:p>0</text:p>
          </table:table-cell>
          <table:table-cell table:formula="of:=([.B269]-[.C269])^2" office:value-type="float" office:value="17.9043042793572" calcext:value-type="float">
            <text:p>17.9043042793572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7.4" calcext:value-type="float">
            <text:p>47.4</text:p>
          </table:table-cell>
          <table:table-cell office:value-type="float" office:value="41.8246154785156" calcext:value-type="float">
            <text:p>41.8246154785156</text:p>
          </table:table-cell>
          <table:table-cell office:value-type="float" office:value="9.53039932250977" calcext:value-type="float">
            <text:p>9.53039932250977</text:p>
          </table:table-cell>
          <table:table-cell office:value-type="float" office:value="32.2942161560059" calcext:value-type="float">
            <text:p>32.2942161560059</text:p>
          </table:table-cell>
          <table:table-cell office:value-type="float" office:value="51.3550148010254" calcext:value-type="float">
            <text:p>51.3550148010254</text:p>
          </table:table-cell>
          <table:table-cell table:formula="of:=IF(AND([.B270]&gt;=[.E270];[.B270]&lt;=[.F270]);0;1)" office:value-type="float" office:value="0" calcext:value-type="float">
            <text:p>0</text:p>
          </table:table-cell>
          <table:table-cell table:formula="of:=([.B270]-[.C270])^2" office:value-type="float" office:value="31.0849125624075" calcext:value-type="float">
            <text:p>31.084912562407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.15" calcext:value-type="float">
            <text:p>40.15</text:p>
          </table:table-cell>
          <table:table-cell office:value-type="float" office:value="37.8693923950195" calcext:value-type="float">
            <text:p>37.8693923950195</text:p>
          </table:table-cell>
          <table:table-cell office:value-type="float" office:value="10.5715188980103" calcext:value-type="float">
            <text:p>10.5715188980103</text:p>
          </table:table-cell>
          <table:table-cell office:value-type="float" office:value="27.2978734970093" calcext:value-type="float">
            <text:p>27.2978734970093</text:p>
          </table:table-cell>
          <table:table-cell office:value-type="float" office:value="48.4409112930298" calcext:value-type="float">
            <text:p>48.4409112930298</text:p>
          </table:table-cell>
          <table:table-cell table:formula="of:=IF(AND([.B271]&gt;=[.E271];[.B271]&lt;=[.F271]);0;1)" office:value-type="float" office:value="0" calcext:value-type="float">
            <text:p>0</text:p>
          </table:table-cell>
          <table:table-cell table:formula="of:=([.B271]-[.C271])^2" office:value-type="float" office:value="5.20117104789474" calcext:value-type="float">
            <text:p>5.2011710478947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.05" calcext:value-type="float">
            <text:p>41.05</text:p>
          </table:table-cell>
          <table:table-cell office:value-type="float" office:value="42.0625419616699" calcext:value-type="float">
            <text:p>42.0625419616699</text:p>
          </table:table-cell>
          <table:table-cell office:value-type="float" office:value="10.3474836349487" calcext:value-type="float">
            <text:p>10.3474836349487</text:p>
          </table:table-cell>
          <table:table-cell office:value-type="float" office:value="31.7150583267212" calcext:value-type="float">
            <text:p>31.7150583267212</text:p>
          </table:table-cell>
          <table:table-cell office:value-type="float" office:value="52.4100255966187" calcext:value-type="float">
            <text:p>52.4100255966187</text:p>
          </table:table-cell>
          <table:table-cell table:formula="of:=IF(AND([.B272]&gt;=[.E272];[.B272]&lt;=[.F272]);0;1)" office:value-type="float" office:value="0" calcext:value-type="float">
            <text:p>0</text:p>
          </table:table-cell>
          <table:table-cell table:formula="of:=([.B272]-[.C272])^2" office:value-type="float" office:value="1.02524122414238" calcext:value-type="float">
            <text:p>1.0252412241423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0.71" calcext:value-type="float">
            <text:p>40.71</text:p>
          </table:table-cell>
          <table:table-cell office:value-type="float" office:value="35.3891525268555" calcext:value-type="float">
            <text:p>35.3891525268555</text:p>
          </table:table-cell>
          <table:table-cell office:value-type="float" office:value="10.8514337539673" calcext:value-type="float">
            <text:p>10.8514337539673</text:p>
          </table:table-cell>
          <table:table-cell office:value-type="float" office:value="24.5377187728882" calcext:value-type="float">
            <text:p>24.5377187728882</text:p>
          </table:table-cell>
          <table:table-cell office:value-type="float" office:value="46.2405862808228" calcext:value-type="float">
            <text:p>46.2405862808228</text:p>
          </table:table-cell>
          <table:table-cell table:formula="of:=IF(AND([.B273]&gt;=[.E273];[.B273]&lt;=[.F273]);0;1)" office:value-type="float" office:value="0" calcext:value-type="float">
            <text:p>0</text:p>
          </table:table-cell>
          <table:table-cell table:formula="of:=([.B273]-[.C273])^2" office:value-type="float" office:value="28.3114178324686" calcext:value-type="float">
            <text:p>28.3114178324686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.21" calcext:value-type="float">
            <text:p>44.21</text:p>
          </table:table-cell>
          <table:table-cell office:value-type="float" office:value="43.7745132446289" calcext:value-type="float">
            <text:p>43.7745132446289</text:p>
          </table:table-cell>
          <table:table-cell office:value-type="float" office:value="13.0437049865723" calcext:value-type="float">
            <text:p>13.0437049865723</text:p>
          </table:table-cell>
          <table:table-cell office:value-type="float" office:value="30.7308082580566" calcext:value-type="float">
            <text:p>30.7308082580566</text:p>
          </table:table-cell>
          <table:table-cell office:value-type="float" office:value="56.8182182312012" calcext:value-type="float">
            <text:p>56.8182182312012</text:p>
          </table:table-cell>
          <table:table-cell table:formula="of:=IF(AND([.B274]&gt;=[.E274];[.B274]&lt;=[.F274]);0;1)" office:value-type="float" office:value="0" calcext:value-type="float">
            <text:p>0</text:p>
          </table:table-cell>
          <table:table-cell table:formula="of:=([.B274]-[.C274])^2" office:value-type="float" office:value="0.189648714103644" calcext:value-type="float">
            <text:p>0.18964871410364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.4" calcext:value-type="float">
            <text:p>32.4</text:p>
          </table:table-cell>
          <table:table-cell office:value-type="float" office:value="36.8925361633301" calcext:value-type="float">
            <text:p>36.8925361633301</text:p>
          </table:table-cell>
          <table:table-cell office:value-type="float" office:value="6.78702402114868" calcext:value-type="float">
            <text:p>6.78702402114868</text:p>
          </table:table-cell>
          <table:table-cell office:value-type="float" office:value="30.1055121421814" calcext:value-type="float">
            <text:p>30.1055121421814</text:p>
          </table:table-cell>
          <table:table-cell office:value-type="float" office:value="43.6795601844788" calcext:value-type="float">
            <text:p>43.6795601844788</text:p>
          </table:table-cell>
          <table:table-cell table:formula="of:=IF(AND([.B275]&gt;=[.E275];[.B275]&lt;=[.F275]);0;1)" office:value-type="float" office:value="0" calcext:value-type="float">
            <text:p>0</text:p>
          </table:table-cell>
          <table:table-cell table:formula="of:=([.B275]-[.C275])^2" office:value-type="float" office:value="20.1828811788285" calcext:value-type="float">
            <text:p>20.182881178828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8.75" calcext:value-type="float">
            <text:p>68.75</text:p>
          </table:table-cell>
          <table:table-cell office:value-type="float" office:value="61.3423461914063" calcext:value-type="float">
            <text:p>61.3423461914063</text:p>
          </table:table-cell>
          <table:table-cell office:value-type="float" office:value="14.2972593307495" calcext:value-type="float">
            <text:p>14.2972593307495</text:p>
          </table:table-cell>
          <table:table-cell office:value-type="float" office:value="47.0450868606567" calcext:value-type="float">
            <text:p>47.0450868606567</text:p>
          </table:table-cell>
          <table:table-cell office:value-type="float" office:value="75.6396055221558" calcext:value-type="float">
            <text:p>75.6396055221558</text:p>
          </table:table-cell>
          <table:table-cell table:formula="of:=IF(AND([.B276]&gt;=[.E276];[.B276]&lt;=[.F276]);0;1)" office:value-type="float" office:value="0" calcext:value-type="float">
            <text:p>0</text:p>
          </table:table-cell>
          <table:table-cell table:formula="of:=([.B276]-[.C276])^2" office:value-type="float" office:value="54.8733349479735" calcext:value-type="float">
            <text:p>54.873334947973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4.32" calcext:value-type="float">
            <text:p>54.32</text:p>
          </table:table-cell>
          <table:table-cell office:value-type="float" office:value="54.811637878418" calcext:value-type="float">
            <text:p>54.811637878418</text:p>
          </table:table-cell>
          <table:table-cell office:value-type="float" office:value="14.3387355804443" calcext:value-type="float">
            <text:p>14.3387355804443</text:p>
          </table:table-cell>
          <table:table-cell office:value-type="float" office:value="40.4729022979736" calcext:value-type="float">
            <text:p>40.4729022979736</text:p>
          </table:table-cell>
          <table:table-cell office:value-type="float" office:value="69.1503734588623" calcext:value-type="float">
            <text:p>69.1503734588623</text:p>
          </table:table-cell>
          <table:table-cell table:formula="of:=IF(AND([.B277]&gt;=[.E277];[.B277]&lt;=[.F277]);0;1)" office:value-type="float" office:value="0" calcext:value-type="float">
            <text:p>0</text:p>
          </table:table-cell>
          <table:table-cell table:formula="of:=([.B277]-[.C277])^2" office:value-type="float" office:value="0.241707803495321" calcext:value-type="float">
            <text:p>0.24170780349532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.02" calcext:value-type="float">
            <text:p>18.02</text:p>
          </table:table-cell>
          <table:table-cell office:value-type="float" office:value="26.721887588501" calcext:value-type="float">
            <text:p>26.721887588501</text:p>
          </table:table-cell>
          <table:table-cell office:value-type="float" office:value="7.72851753234863" calcext:value-type="float">
            <text:p>7.72851753234863</text:p>
          </table:table-cell>
          <table:table-cell office:value-type="float" office:value="18.9933700561523" calcext:value-type="float">
            <text:p>18.9933700561523</text:p>
          </table:table-cell>
          <table:table-cell office:value-type="float" office:value="34.4504051208496" calcext:value-type="float">
            <text:p>34.4504051208496</text:p>
          </table:table-cell>
          <table:table-cell table:formula="of:=IF(AND([.B278]&gt;=[.E278];[.B278]&lt;=[.F278]);0;1)" office:value-type="float" office:value="1" calcext:value-type="float">
            <text:p>1</text:p>
          </table:table-cell>
          <table:table-cell table:formula="of:=([.B278]-[.C278])^2" office:value-type="float" office:value="75.7228476029074" calcext:value-type="float">
            <text:p>75.722847602907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99" calcext:value-type="float">
            <text:p>14.99</text:p>
          </table:table-cell>
          <table:table-cell office:value-type="float" office:value="16.6301822662354" calcext:value-type="float">
            <text:p>16.6301822662354</text:p>
          </table:table-cell>
          <table:table-cell office:value-type="float" office:value="2.8115348815918" calcext:value-type="float">
            <text:p>2.8115348815918</text:p>
          </table:table-cell>
          <table:table-cell office:value-type="float" office:value="13.8186473846436" calcext:value-type="float">
            <text:p>13.8186473846436</text:p>
          </table:table-cell>
          <table:table-cell office:value-type="float" office:value="19.4417171478271" calcext:value-type="float">
            <text:p>19.4417171478271</text:p>
          </table:table-cell>
          <table:table-cell table:formula="of:=IF(AND([.B279]&gt;=[.E279];[.B279]&lt;=[.F279]);0;1)" office:value-type="float" office:value="0" calcext:value-type="float">
            <text:p>0</text:p>
          </table:table-cell>
          <table:table-cell table:formula="of:=([.B279]-[.C279])^2" office:value-type="float" office:value="2.69019786647293" calcext:value-type="float">
            <text:p>2.69019786647293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.57" calcext:value-type="float">
            <text:p>34.57</text:p>
          </table:table-cell>
          <table:table-cell office:value-type="float" office:value="35.9409255981445" calcext:value-type="float">
            <text:p>35.9409255981445</text:p>
          </table:table-cell>
          <table:table-cell office:value-type="float" office:value="8.44035625457764" calcext:value-type="float">
            <text:p>8.44035625457764</text:p>
          </table:table-cell>
          <table:table-cell office:value-type="float" office:value="27.5005693435669" calcext:value-type="float">
            <text:p>27.5005693435669</text:p>
          </table:table-cell>
          <table:table-cell office:value-type="float" office:value="44.3812818527222" calcext:value-type="float">
            <text:p>44.3812818527222</text:p>
          </table:table-cell>
          <table:table-cell table:formula="of:=IF(AND([.B280]&gt;=[.E280];[.B280]&lt;=[.F280]);0;1)" office:value-type="float" office:value="0" calcext:value-type="float">
            <text:p>0</text:p>
          </table:table-cell>
          <table:table-cell table:formula="of:=([.B280]-[.C280])^2" office:value-type="float" office:value="1.87943699564794" calcext:value-type="float">
            <text:p>1.8794369956479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.24" calcext:value-type="float">
            <text:p>17.24</text:p>
          </table:table-cell>
          <table:table-cell office:value-type="float" office:value="19.5936050415039" calcext:value-type="float">
            <text:p>19.5936050415039</text:p>
          </table:table-cell>
          <table:table-cell office:value-type="float" office:value="3.73637938499451" calcext:value-type="float">
            <text:p>3.73637938499451</text:p>
          </table:table-cell>
          <table:table-cell office:value-type="float" office:value="15.8572256565094" calcext:value-type="float">
            <text:p>15.8572256565094</text:p>
          </table:table-cell>
          <table:table-cell office:value-type="float" office:value="23.3299844264984" calcext:value-type="float">
            <text:p>23.3299844264984</text:p>
          </table:table-cell>
          <table:table-cell table:formula="of:=IF(AND([.B281]&gt;=[.E281];[.B281]&lt;=[.F281]);0;1)" office:value-type="float" office:value="0" calcext:value-type="float">
            <text:p>0</text:p>
          </table:table-cell>
          <table:table-cell table:formula="of:=([.B281]-[.C281])^2" office:value-type="float" office:value="5.53945669139261" calcext:value-type="float">
            <text:p>5.5394566913926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.74" calcext:value-type="float">
            <text:p>31.74</text:p>
          </table:table-cell>
          <table:table-cell office:value-type="float" office:value="28.8823661804199" calcext:value-type="float">
            <text:p>28.8823661804199</text:p>
          </table:table-cell>
          <table:table-cell office:value-type="float" office:value="6.70661449432373" calcext:value-type="float">
            <text:p>6.70661449432373</text:p>
          </table:table-cell>
          <table:table-cell office:value-type="float" office:value="22.1757516860962" calcext:value-type="float">
            <text:p>22.1757516860962</text:p>
          </table:table-cell>
          <table:table-cell office:value-type="float" office:value="35.5889806747437" calcext:value-type="float">
            <text:p>35.5889806747437</text:p>
          </table:table-cell>
          <table:table-cell table:formula="of:=IF(AND([.B282]&gt;=[.E282];[.B282]&lt;=[.F282]);0;1)" office:value-type="float" office:value="0" calcext:value-type="float">
            <text:p>0</text:p>
          </table:table-cell>
          <table:table-cell table:formula="of:=([.B282]-[.C282])^2" office:value-type="float" office:value="8.16607104680782" calcext:value-type="float">
            <text:p>8.1660710468078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5.23" calcext:value-type="float">
            <text:p>35.23</text:p>
          </table:table-cell>
          <table:table-cell office:value-type="float" office:value="27.8926830291748" calcext:value-type="float">
            <text:p>27.8926830291748</text:p>
          </table:table-cell>
          <table:table-cell office:value-type="float" office:value="7.04514503479004" calcext:value-type="float">
            <text:p>7.04514503479004</text:p>
          </table:table-cell>
          <table:table-cell office:value-type="float" office:value="20.8475379943848" calcext:value-type="float">
            <text:p>20.8475379943848</text:p>
          </table:table-cell>
          <table:table-cell office:value-type="float" office:value="34.9378280639648" calcext:value-type="float">
            <text:p>34.9378280639648</text:p>
          </table:table-cell>
          <table:table-cell table:formula="of:=IF(AND([.B283]&gt;=[.E283];[.B283]&lt;=[.F283]);0;1)" office:value-type="float" office:value="1" calcext:value-type="float">
            <text:p>1</text:p>
          </table:table-cell>
          <table:table-cell table:formula="of:=([.B283]-[.C283])^2" office:value-type="float" office:value="53.8362203303594" calcext:value-type="float">
            <text:p>53.8362203303594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9.3" calcext:value-type="float">
            <text:p>69.3</text:p>
          </table:table-cell>
          <table:table-cell office:value-type="float" office:value="72.3227844238281" calcext:value-type="float">
            <text:p>72.3227844238281</text:p>
          </table:table-cell>
          <table:table-cell office:value-type="float" office:value="13.4698934555054" calcext:value-type="float">
            <text:p>13.4698934555054</text:p>
          </table:table-cell>
          <table:table-cell office:value-type="float" office:value="58.8528909683228" calcext:value-type="float">
            <text:p>58.8528909683228</text:p>
          </table:table-cell>
          <table:table-cell office:value-type="float" office:value="85.7926778793335" calcext:value-type="float">
            <text:p>85.7926778793335</text:p>
          </table:table-cell>
          <table:table-cell table:formula="of:=IF(AND([.B284]&gt;=[.E284];[.B284]&lt;=[.F284]);0;1)" office:value-type="float" office:value="0" calcext:value-type="float">
            <text:p>0</text:p>
          </table:table-cell>
          <table:table-cell table:formula="of:=([.B284]-[.C284])^2" office:value-type="float" office:value="9.13722567293795" calcext:value-type="float">
            <text:p>9.1372256729379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.54" calcext:value-type="float">
            <text:p>17.54</text:p>
          </table:table-cell>
          <table:table-cell office:value-type="float" office:value="23.0565872192383" calcext:value-type="float">
            <text:p>23.0565872192383</text:p>
          </table:table-cell>
          <table:table-cell office:value-type="float" office:value="6.05649709701538" calcext:value-type="float">
            <text:p>6.05649709701538</text:p>
          </table:table-cell>
          <table:table-cell office:value-type="float" office:value="17.0000901222229" calcext:value-type="float">
            <text:p>17.0000901222229</text:p>
          </table:table-cell>
          <table:table-cell office:value-type="float" office:value="29.1130843162537" calcext:value-type="float">
            <text:p>29.1130843162537</text:p>
          </table:table-cell>
          <table:table-cell table:formula="of:=IF(AND([.B285]&gt;=[.E285];[.B285]&lt;=[.F285]);0;1)" office:value-type="float" office:value="0" calcext:value-type="float">
            <text:p>0</text:p>
          </table:table-cell>
          <table:table-cell table:formula="of:=([.B285]-[.C285])^2" office:value-type="float" office:value="30.4327345474632" calcext:value-type="float">
            <text:p>30.432734547463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3.95" calcext:value-type="float">
            <text:p>33.95</text:p>
          </table:table-cell>
          <table:table-cell office:value-type="float" office:value="26.9296321868896" calcext:value-type="float">
            <text:p>26.9296321868896</text:p>
          </table:table-cell>
          <table:table-cell office:value-type="float" office:value="7.5556001663208" calcext:value-type="float">
            <text:p>7.5556001663208</text:p>
          </table:table-cell>
          <table:table-cell office:value-type="float" office:value="19.3740320205688" calcext:value-type="float">
            <text:p>19.3740320205688</text:p>
          </table:table-cell>
          <table:table-cell office:value-type="float" office:value="34.4852323532104" calcext:value-type="float">
            <text:p>34.4852323532104</text:p>
          </table:table-cell>
          <table:table-cell table:formula="of:=IF(AND([.B286]&gt;=[.E286];[.B286]&lt;=[.F286]);0;1)" office:value-type="float" office:value="0" calcext:value-type="float">
            <text:p>0</text:p>
          </table:table-cell>
          <table:table-cell table:formula="of:=([.B286]-[.C286])^2" office:value-type="float" office:value="49.2855642313559" calcext:value-type="float">
            <text:p>49.285564231355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1.35" calcext:value-type="float">
            <text:p>31.35</text:p>
          </table:table-cell>
          <table:table-cell office:value-type="float" office:value="36.7323760986328" calcext:value-type="float">
            <text:p>36.7323760986328</text:p>
          </table:table-cell>
          <table:table-cell office:value-type="float" office:value="8.70737171173096" calcext:value-type="float">
            <text:p>8.70737171173096</text:p>
          </table:table-cell>
          <table:table-cell office:value-type="float" office:value="28.0250043869019" calcext:value-type="float">
            <text:p>28.0250043869019</text:p>
          </table:table-cell>
          <table:table-cell office:value-type="float" office:value="45.4397478103638" calcext:value-type="float">
            <text:p>45.4397478103638</text:p>
          </table:table-cell>
          <table:table-cell table:formula="of:=IF(AND([.B287]&gt;=[.E287];[.B287]&lt;=[.F287]);0;1)" office:value-type="float" office:value="0" calcext:value-type="float">
            <text:p>0</text:p>
          </table:table-cell>
          <table:table-cell table:formula="of:=([.B287]-[.C287])^2" office:value-type="float" office:value="28.9699724671338" calcext:value-type="float">
            <text:p>28.969972467133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6" calcext:value-type="float">
            <text:p>66</text:p>
          </table:table-cell>
          <table:table-cell office:value-type="float" office:value="68.7686386108399" calcext:value-type="float">
            <text:p>68.7686386108399</text:p>
          </table:table-cell>
          <table:table-cell office:value-type="float" office:value="17.3155002593994" calcext:value-type="float">
            <text:p>17.3155002593994</text:p>
          </table:table-cell>
          <table:table-cell office:value-type="float" office:value="51.4531383514404" calcext:value-type="float">
            <text:p>51.4531383514404</text:p>
          </table:table-cell>
          <table:table-cell office:value-type="float" office:value="86.0841388702393" calcext:value-type="float">
            <text:p>86.0841388702393</text:p>
          </table:table-cell>
          <table:table-cell table:formula="of:=IF(AND([.B288]&gt;=[.E288];[.B288]&lt;=[.F288]);0;1)" office:value-type="float" office:value="0" calcext:value-type="float">
            <text:p>0</text:p>
          </table:table-cell>
          <table:table-cell table:formula="of:=([.B288]-[.C288])^2" office:value-type="float" office:value="7.66535975743318" calcext:value-type="float">
            <text:p>7.66535975743318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2" calcext:value-type="float">
            <text:p>7.72</text:p>
          </table:table-cell>
          <table:table-cell office:value-type="float" office:value="6.75714015960693" calcext:value-type="float">
            <text:p>6.75714015960693</text:p>
          </table:table-cell>
          <table:table-cell office:value-type="float" office:value="5.29755926132202" calcext:value-type="float">
            <text:p>5.29755926132202</text:p>
          </table:table-cell>
          <table:table-cell office:value-type="float" office:value="1.45958089828491" calcext:value-type="float">
            <text:p>1.45958089828491</text:p>
          </table:table-cell>
          <table:table-cell office:value-type="float" office:value="12.054699420929" calcext:value-type="float">
            <text:p>12.054699420929</text:p>
          </table:table-cell>
          <table:table-cell table:formula="of:=IF(AND([.B289]&gt;=[.E289];[.B289]&lt;=[.F289]);0;1)" office:value-type="float" office:value="0" calcext:value-type="float">
            <text:p>0</text:p>
          </table:table-cell>
          <table:table-cell table:formula="of:=([.B289]-[.C289])^2" office:value-type="float" office:value="0.927099072241761" calcext:value-type="float">
            <text:p>0.92709907224176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.16" calcext:value-type="float">
            <text:p>55.16</text:p>
          </table:table-cell>
          <table:table-cell office:value-type="float" office:value="49.5200309753418" calcext:value-type="float">
            <text:p>49.5200309753418</text:p>
          </table:table-cell>
          <table:table-cell office:value-type="float" office:value="11.2074565887451" calcext:value-type="float">
            <text:p>11.2074565887451</text:p>
          </table:table-cell>
          <table:table-cell office:value-type="float" office:value="38.3125743865967" calcext:value-type="float">
            <text:p>38.3125743865967</text:p>
          </table:table-cell>
          <table:table-cell office:value-type="float" office:value="60.7274875640869" calcext:value-type="float">
            <text:p>60.7274875640869</text:p>
          </table:table-cell>
          <table:table-cell table:formula="of:=IF(AND([.B290]&gt;=[.E290];[.B290]&lt;=[.F290]);0;1)" office:value-type="float" office:value="0" calcext:value-type="float">
            <text:p>0</text:p>
          </table:table-cell>
          <table:table-cell table:formula="of:=([.B290]-[.C290])^2" office:value-type="float" office:value="31.809250599104" calcext:value-type="float">
            <text:p>31.80925059910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8.99" calcext:value-type="float">
            <text:p>48.99</text:p>
          </table:table-cell>
          <table:table-cell office:value-type="float" office:value="47.8345375061035" calcext:value-type="float">
            <text:p>47.8345375061035</text:p>
          </table:table-cell>
          <table:table-cell office:value-type="float" office:value="12.6586713790894" calcext:value-type="float">
            <text:p>12.6586713790894</text:p>
          </table:table-cell>
          <table:table-cell office:value-type="float" office:value="35.1758661270142" calcext:value-type="float">
            <text:p>35.1758661270142</text:p>
          </table:table-cell>
          <table:table-cell office:value-type="float" office:value="60.4932088851929" calcext:value-type="float">
            <text:p>60.4932088851929</text:p>
          </table:table-cell>
          <table:table-cell table:formula="of:=IF(AND([.B291]&gt;=[.E291];[.B291]&lt;=[.F291]);0;1)" office:value-type="float" office:value="0" calcext:value-type="float">
            <text:p>0</text:p>
          </table:table-cell>
          <table:table-cell table:formula="of:=([.B291]-[.C291])^2" office:value-type="float" office:value="1.33509357480149" calcext:value-type="float">
            <text:p>1.3350935748014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float" office:value="23.0875549316406" calcext:value-type="float">
            <text:p>23.0875549316406</text:p>
          </table:table-cell>
          <table:table-cell office:value-type="float" office:value="3.75591206550598" calcext:value-type="float">
            <text:p>3.75591206550598</text:p>
          </table:table-cell>
          <table:table-cell office:value-type="float" office:value="19.3316428661346" calcext:value-type="float">
            <text:p>19.3316428661346</text:p>
          </table:table-cell>
          <table:table-cell office:value-type="float" office:value="26.8434669971466" calcext:value-type="float">
            <text:p>26.8434669971466</text:p>
          </table:table-cell>
          <table:table-cell table:formula="of:=IF(AND([.B292]&gt;=[.E292];[.B292]&lt;=[.F292]);0;1)" office:value-type="float" office:value="0" calcext:value-type="float">
            <text:p>0</text:p>
          </table:table-cell>
          <table:table-cell table:formula="of:=([.B292]-[.C292])^2" office:value-type="float" office:value="0.832556002773345" calcext:value-type="float">
            <text:p>0.832556002773345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.22" calcext:value-type="float">
            <text:p>13.22</text:p>
          </table:table-cell>
          <table:table-cell office:value-type="float" office:value="18.0738582611084" calcext:value-type="float">
            <text:p>18.0738582611084</text:p>
          </table:table-cell>
          <table:table-cell office:value-type="float" office:value="3.70102477073669" calcext:value-type="float">
            <text:p>3.70102477073669</text:p>
          </table:table-cell>
          <table:table-cell office:value-type="float" office:value="14.3728334903717" calcext:value-type="float">
            <text:p>14.3728334903717</text:p>
          </table:table-cell>
          <table:table-cell office:value-type="float" office:value="21.7748830318451" calcext:value-type="float">
            <text:p>21.7748830318451</text:p>
          </table:table-cell>
          <table:table-cell table:formula="of:=IF(AND([.B293]&gt;=[.E293];[.B293]&lt;=[.F293]);0;1)" office:value-type="float" office:value="1" calcext:value-type="float">
            <text:p>1</text:p>
          </table:table-cell>
          <table:table-cell table:formula="of:=([.B293]-[.C293])^2" office:value-type="float" office:value="23.5599400189302" calcext:value-type="float">
            <text:p>23.5599400189302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47" calcext:value-type="float">
            <text:p>6.47</text:p>
          </table:table-cell>
          <table:table-cell office:value-type="float" office:value="11.8996868133545" calcext:value-type="float">
            <text:p>11.8996868133545</text:p>
          </table:table-cell>
          <table:table-cell office:value-type="float" office:value="2.90590143203735" calcext:value-type="float">
            <text:p>2.90590143203735</text:p>
          </table:table-cell>
          <table:table-cell office:value-type="float" office:value="8.99378538131714" calcext:value-type="float">
            <text:p>8.99378538131714</text:p>
          </table:table-cell>
          <table:table-cell office:value-type="float" office:value="14.8055882453918" calcext:value-type="float">
            <text:p>14.8055882453918</text:p>
          </table:table-cell>
          <table:table-cell table:formula="of:=IF(AND([.B294]&gt;=[.E294];[.B294]&lt;=[.F294]);0;1)" office:value-type="float" office:value="1" calcext:value-type="float">
            <text:p>1</text:p>
          </table:table-cell>
          <table:table-cell table:formula="of:=([.B294]-[.C294])^2" office:value-type="float" office:value="29.4814988911157" calcext:value-type="float">
            <text:p>29.481498891115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.42" calcext:value-type="float">
            <text:p>19.42</text:p>
          </table:table-cell>
          <table:table-cell office:value-type="float" office:value="24.3903961181641" calcext:value-type="float">
            <text:p>24.3903961181641</text:p>
          </table:table-cell>
          <table:table-cell office:value-type="float" office:value="8.94756984710693" calcext:value-type="float">
            <text:p>8.94756984710693</text:p>
          </table:table-cell>
          <table:table-cell office:value-type="float" office:value="15.4428262710571" calcext:value-type="float">
            <text:p>15.4428262710571</text:p>
          </table:table-cell>
          <table:table-cell office:value-type="float" office:value="33.337965965271" calcext:value-type="float">
            <text:p>33.337965965271</text:p>
          </table:table-cell>
          <table:table-cell table:formula="of:=IF(AND([.B295]&gt;=[.E295];[.B295]&lt;=[.F295]);0;1)" office:value-type="float" office:value="0" calcext:value-type="float">
            <text:p>0</text:p>
          </table:table-cell>
          <table:table-cell table:formula="of:=([.B295]-[.C295])^2" office:value-type="float" office:value="24.7048375714604" calcext:value-type="float">
            <text:p>24.704837571460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.4" calcext:value-type="float">
            <text:p>33.4</text:p>
          </table:table-cell>
          <table:table-cell office:value-type="float" office:value="42.4534416198731" calcext:value-type="float">
            <text:p>42.4534416198731</text:p>
          </table:table-cell>
          <table:table-cell office:value-type="float" office:value="7.68779945373535" calcext:value-type="float">
            <text:p>7.68779945373535</text:p>
          </table:table-cell>
          <table:table-cell office:value-type="float" office:value="34.7656421661377" calcext:value-type="float">
            <text:p>34.7656421661377</text:p>
          </table:table-cell>
          <table:table-cell office:value-type="float" office:value="50.1412410736084" calcext:value-type="float">
            <text:p>50.1412410736084</text:p>
          </table:table-cell>
          <table:table-cell table:formula="of:=IF(AND([.B296]&gt;=[.E296];[.B296]&lt;=[.F296]);0;1)" office:value-type="float" office:value="1" calcext:value-type="float">
            <text:p>1</text:p>
          </table:table-cell>
          <table:table-cell table:formula="of:=([.B296]-[.C296])^2" office:value-type="float" office:value="81.9648051644495" calcext:value-type="float">
            <text:p>81.9648051644495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.95" calcext:value-type="float">
            <text:p>17.95</text:p>
          </table:table-cell>
          <table:table-cell office:value-type="float" office:value="19.9754314422607" calcext:value-type="float">
            <text:p>19.9754314422607</text:p>
          </table:table-cell>
          <table:table-cell office:value-type="float" office:value="10.0262308120728" calcext:value-type="float">
            <text:p>10.0262308120728</text:p>
          </table:table-cell>
          <table:table-cell office:value-type="float" office:value="9.94920063018799" calcext:value-type="float">
            <text:p>9.94920063018799</text:p>
          </table:table-cell>
          <table:table-cell office:value-type="float" office:value="30.0016622543335" calcext:value-type="float">
            <text:p>30.0016622543335</text:p>
          </table:table-cell>
          <table:table-cell table:formula="of:=IF(AND([.B297]&gt;=[.E297];[.B297]&lt;=[.F297]);0;1)" office:value-type="float" office:value="0" calcext:value-type="float">
            <text:p>0</text:p>
          </table:table-cell>
          <table:table-cell table:formula="of:=([.B297]-[.C297])^2" office:value-type="float" office:value="4.10237252729843" calcext:value-type="float">
            <text:p>4.1023725272984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.1" calcext:value-type="float">
            <text:p>53.1</text:p>
          </table:table-cell>
          <table:table-cell office:value-type="float" office:value="50.5687522888184" calcext:value-type="float">
            <text:p>50.5687522888184</text:p>
          </table:table-cell>
          <table:table-cell office:value-type="float" office:value="9.62882709503174" calcext:value-type="float">
            <text:p>9.62882709503174</text:p>
          </table:table-cell>
          <table:table-cell office:value-type="float" office:value="40.9399251937866" calcext:value-type="float">
            <text:p>40.9399251937866</text:p>
          </table:table-cell>
          <table:table-cell office:value-type="float" office:value="60.1975793838501" calcext:value-type="float">
            <text:p>60.1975793838501</text:p>
          </table:table-cell>
          <table:table-cell table:formula="of:=IF(AND([.B298]&gt;=[.E298];[.B298]&lt;=[.F298]);0;1)" office:value-type="float" office:value="0" calcext:value-type="float">
            <text:p>0</text:p>
          </table:table-cell>
          <table:table-cell table:formula="of:=([.B298]-[.C298])^2" office:value-type="float" office:value="6.4072149753623" calcext:value-type="float">
            <text:p>6.407214975362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75" calcext:value-type="float">
            <text:p>7.75</text:p>
          </table:table-cell>
          <table:table-cell office:value-type="float" office:value="26.5311851501465" calcext:value-type="float">
            <text:p>26.5311851501465</text:p>
          </table:table-cell>
          <table:table-cell office:value-type="float" office:value="8.2023344039917" calcext:value-type="float">
            <text:p>8.2023344039917</text:p>
          </table:table-cell>
          <table:table-cell office:value-type="float" office:value="18.3288507461548" calcext:value-type="float">
            <text:p>18.3288507461548</text:p>
          </table:table-cell>
          <table:table-cell office:value-type="float" office:value="34.7335195541382" calcext:value-type="float">
            <text:p>34.7335195541382</text:p>
          </table:table-cell>
          <table:table-cell table:formula="of:=IF(AND([.B299]&gt;=[.E299];[.B299]&lt;=[.F299]);0;1)" office:value-type="float" office:value="1" calcext:value-type="float">
            <text:p>1</text:p>
          </table:table-cell>
          <table:table-cell table:formula="of:=([.B299]-[.C299])^2" office:value-type="float" office:value="352.732915644083" calcext:value-type="float">
            <text:p>352.732915644083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.52" calcext:value-type="float">
            <text:p>44.52</text:p>
          </table:table-cell>
          <table:table-cell office:value-type="float" office:value="55.6389961242676" calcext:value-type="float">
            <text:p>55.6389961242676</text:p>
          </table:table-cell>
          <table:table-cell office:value-type="float" office:value="13.0597248077393" calcext:value-type="float">
            <text:p>13.0597248077393</text:p>
          </table:table-cell>
          <table:table-cell office:value-type="float" office:value="42.5792713165283" calcext:value-type="float">
            <text:p>42.5792713165283</text:p>
          </table:table-cell>
          <table:table-cell office:value-type="float" office:value="68.6987209320068" calcext:value-type="float">
            <text:p>68.6987209320068</text:p>
          </table:table-cell>
          <table:table-cell table:formula="of:=IF(AND([.B300]&gt;=[.E300];[.B300]&lt;=[.F300]);0;1)" office:value-type="float" office:value="0" calcext:value-type="float">
            <text:p>0</text:p>
          </table:table-cell>
          <table:table-cell table:formula="of:=([.B300]-[.C300])^2" office:value-type="float" office:value="123.632074811477" calcext:value-type="float">
            <text:p>123.63207481147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.99" calcext:value-type="float">
            <text:p>74.99</text:p>
          </table:table-cell>
          <table:table-cell office:value-type="float" office:value="58.4812126159668" calcext:value-type="float">
            <text:p>58.4812126159668</text:p>
          </table:table-cell>
          <table:table-cell office:value-type="float" office:value="17.6021728515625" calcext:value-type="float">
            <text:p>17.6021728515625</text:p>
          </table:table-cell>
          <table:table-cell office:value-type="float" office:value="40.8790397644043" calcext:value-type="float">
            <text:p>40.8790397644043</text:p>
          </table:table-cell>
          <table:table-cell office:value-type="float" office:value="76.0833854675293" calcext:value-type="float">
            <text:p>76.0833854675293</text:p>
          </table:table-cell>
          <table:table-cell table:formula="of:=IF(AND([.B301]&gt;=[.E301];[.B301]&lt;=[.F301]);0;1)" office:value-type="float" office:value="0" calcext:value-type="float">
            <text:p>0</text:p>
          </table:table-cell>
          <table:table-cell table:formula="of:=([.B301]-[.C301])^2" office:value-type="float" office:value="272.540060891214" calcext:value-type="float">
            <text:p>272.54006089121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.33" calcext:value-type="float">
            <text:p>32.33</text:p>
          </table:table-cell>
          <table:table-cell office:value-type="float" office:value="30.8751659393311" calcext:value-type="float">
            <text:p>30.8751659393311</text:p>
          </table:table-cell>
          <table:table-cell office:value-type="float" office:value="8.13168048858643" calcext:value-type="float">
            <text:p>8.13168048858643</text:p>
          </table:table-cell>
          <table:table-cell office:value-type="float" office:value="22.7434854507446" calcext:value-type="float">
            <text:p>22.7434854507446</text:p>
          </table:table-cell>
          <table:table-cell office:value-type="float" office:value="39.0068464279175" calcext:value-type="float">
            <text:p>39.0068464279175</text:p>
          </table:table-cell>
          <table:table-cell table:formula="of:=IF(AND([.B302]&gt;=[.E302];[.B302]&lt;=[.F302]);0;1)" office:value-type="float" office:value="0" calcext:value-type="float">
            <text:p>0</text:p>
          </table:table-cell>
          <table:table-cell table:formula="of:=([.B302]-[.C302])^2" office:value-type="float" office:value="2.11654214408249" calcext:value-type="float">
            <text:p>2.1165421440824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.44" calcext:value-type="float">
            <text:p>30.44</text:p>
          </table:table-cell>
          <table:table-cell office:value-type="float" office:value="25.6825504302979" calcext:value-type="float">
            <text:p>25.6825504302979</text:p>
          </table:table-cell>
          <table:table-cell office:value-type="float" office:value="5.34764432907105" calcext:value-type="float">
            <text:p>5.34764432907105</text:p>
          </table:table-cell>
          <table:table-cell office:value-type="float" office:value="20.3349061012268" calcext:value-type="float">
            <text:p>20.3349061012268</text:p>
          </table:table-cell>
          <table:table-cell office:value-type="float" office:value="31.0301947593689" calcext:value-type="float">
            <text:p>31.0301947593689</text:p>
          </table:table-cell>
          <table:table-cell table:formula="of:=IF(AND([.B303]&gt;=[.E303];[.B303]&lt;=[.F303]);0;1)" office:value-type="float" office:value="0" calcext:value-type="float">
            <text:p>0</text:p>
          </table:table-cell>
          <table:table-cell table:formula="of:=([.B303]-[.C303])^2" office:value-type="float" office:value="22.6333264082592" calcext:value-type="float">
            <text:p>22.633326408259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.2" calcext:value-type="float">
            <text:p>59.2</text:p>
          </table:table-cell>
          <table:table-cell office:value-type="float" office:value="62.3494491577148" calcext:value-type="float">
            <text:p>62.3494491577148</text:p>
          </table:table-cell>
          <table:table-cell office:value-type="float" office:value="10.0227460861206" calcext:value-type="float">
            <text:p>10.0227460861206</text:p>
          </table:table-cell>
          <table:table-cell office:value-type="float" office:value="52.3267030715942" calcext:value-type="float">
            <text:p>52.3267030715942</text:p>
          </table:table-cell>
          <table:table-cell office:value-type="float" office:value="72.3721952438355" calcext:value-type="float">
            <text:p>72.3721952438355</text:p>
          </table:table-cell>
          <table:table-cell table:formula="of:=IF(AND([.B304]&gt;=[.E304];[.B304]&lt;=[.F304]);0;1)" office:value-type="float" office:value="0" calcext:value-type="float">
            <text:p>0</text:p>
          </table:table-cell>
          <table:table-cell table:formula="of:=([.B304]-[.C304])^2" office:value-type="float" office:value="9.91902999703072" calcext:value-type="float">
            <text:p>9.9190299970307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7.27" calcext:value-type="float">
            <text:p>37.27</text:p>
          </table:table-cell>
          <table:table-cell office:value-type="float" office:value="44.7447395324707" calcext:value-type="float">
            <text:p>44.7447395324707</text:p>
          </table:table-cell>
          <table:table-cell office:value-type="float" office:value="12.8589181900024" calcext:value-type="float">
            <text:p>12.8589181900024</text:p>
          </table:table-cell>
          <table:table-cell office:value-type="float" office:value="31.8858213424683" calcext:value-type="float">
            <text:p>31.8858213424683</text:p>
          </table:table-cell>
          <table:table-cell office:value-type="float" office:value="57.6036577224731" calcext:value-type="float">
            <text:p>57.6036577224731</text:p>
          </table:table-cell>
          <table:table-cell table:formula="of:=IF(AND([.B305]&gt;=[.E305];[.B305]&lt;=[.F305]);0;1)" office:value-type="float" office:value="0" calcext:value-type="float">
            <text:p>0</text:p>
          </table:table-cell>
          <table:table-cell table:formula="of:=([.B305]-[.C305])^2" office:value-type="float" office:value="55.8717310782803" calcext:value-type="float">
            <text:p>55.87173107828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2.04" calcext:value-type="float">
            <text:p>52.04</text:p>
          </table:table-cell>
          <table:table-cell office:value-type="float" office:value="51.4431800842285" calcext:value-type="float">
            <text:p>51.4431800842285</text:p>
          </table:table-cell>
          <table:table-cell office:value-type="float" office:value="11.9086217880249" calcext:value-type="float">
            <text:p>11.9086217880249</text:p>
          </table:table-cell>
          <table:table-cell office:value-type="float" office:value="39.5345582962036" calcext:value-type="float">
            <text:p>39.5345582962036</text:p>
          </table:table-cell>
          <table:table-cell office:value-type="float" office:value="63.3518018722534" calcext:value-type="float">
            <text:p>63.3518018722534</text:p>
          </table:table-cell>
          <table:table-cell table:formula="of:=IF(AND([.B306]&gt;=[.E306];[.B306]&lt;=[.F306]);0;1)" office:value-type="float" office:value="0" calcext:value-type="float">
            <text:p>0</text:p>
          </table:table-cell>
          <table:table-cell table:formula="of:=([.B306]-[.C306])^2" office:value-type="float" office:value="0.356194011861481" calcext:value-type="float">
            <text:p>0.35619401186148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.69" calcext:value-type="float">
            <text:p>33.69</text:p>
          </table:table-cell>
          <table:table-cell office:value-type="float" office:value="48.3982429504395" calcext:value-type="float">
            <text:p>48.3982429504395</text:p>
          </table:table-cell>
          <table:table-cell office:value-type="float" office:value="9.15084171295166" calcext:value-type="float">
            <text:p>9.15084171295166</text:p>
          </table:table-cell>
          <table:table-cell office:value-type="float" office:value="39.2474012374878" calcext:value-type="float">
            <text:p>39.2474012374878</text:p>
          </table:table-cell>
          <table:table-cell office:value-type="float" office:value="57.5490846633911" calcext:value-type="float">
            <text:p>57.5490846633911</text:p>
          </table:table-cell>
          <table:table-cell table:formula="of:=IF(AND([.B307]&gt;=[.E307];[.B307]&lt;=[.F307]);0;1)" office:value-type="float" office:value="1" calcext:value-type="float">
            <text:p>1</text:p>
          </table:table-cell>
          <table:table-cell table:formula="of:=([.B307]-[.C307])^2" office:value-type="float" office:value="216.332410689152" calcext:value-type="float">
            <text:p>216.332410689152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.88" calcext:value-type="float">
            <text:p>16.88</text:p>
          </table:table-cell>
          <table:table-cell office:value-type="float" office:value="20.0622577667236" calcext:value-type="float">
            <text:p>20.0622577667236</text:p>
          </table:table-cell>
          <table:table-cell office:value-type="float" office:value="6.40585517883301" calcext:value-type="float">
            <text:p>6.40585517883301</text:p>
          </table:table-cell>
          <table:table-cell office:value-type="float" office:value="13.6564025878906" calcext:value-type="float">
            <text:p>13.6564025878906</text:p>
          </table:table-cell>
          <table:table-cell office:value-type="float" office:value="26.4681129455566" calcext:value-type="float">
            <text:p>26.4681129455566</text:p>
          </table:table-cell>
          <table:table-cell table:formula="of:=IF(AND([.B308]&gt;=[.E308];[.B308]&lt;=[.F308]);0;1)" office:value-type="float" office:value="0" calcext:value-type="float">
            <text:p>0</text:p>
          </table:table-cell>
          <table:table-cell table:formula="of:=([.B308]-[.C308])^2" office:value-type="float" office:value="10.1267644938729" calcext:value-type="float">
            <text:p>10.126764493872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.7" calcext:value-type="float">
            <text:p>39.7</text:p>
          </table:table-cell>
          <table:table-cell office:value-type="float" office:value="40.1638984680176" calcext:value-type="float">
            <text:p>40.1638984680176</text:p>
          </table:table-cell>
          <table:table-cell office:value-type="float" office:value="12.2875947952271" calcext:value-type="float">
            <text:p>12.2875947952271</text:p>
          </table:table-cell>
          <table:table-cell office:value-type="float" office:value="27.8763036727905" calcext:value-type="float">
            <text:p>27.8763036727905</text:p>
          </table:table-cell>
          <table:table-cell office:value-type="float" office:value="52.4514932632446" calcext:value-type="float">
            <text:p>52.4514932632446</text:p>
          </table:table-cell>
          <table:table-cell table:formula="of:=IF(AND([.B309]&gt;=[.E309];[.B309]&lt;=[.F309]);0;1)" office:value-type="float" office:value="0" calcext:value-type="float">
            <text:p>0</text:p>
          </table:table-cell>
          <table:table-cell table:formula="of:=([.B309]-[.C309])^2" office:value-type="float" office:value="0.215201788629053" calcext:value-type="float">
            <text:p>0.215201788629053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.89" calcext:value-type="float">
            <text:p>24.89</text:p>
          </table:table-cell>
          <table:table-cell office:value-type="float" office:value="25.235538482666" calcext:value-type="float">
            <text:p>25.235538482666</text:p>
          </table:table-cell>
          <table:table-cell office:value-type="float" office:value="6.82924509048462" calcext:value-type="float">
            <text:p>6.82924509048462</text:p>
          </table:table-cell>
          <table:table-cell office:value-type="float" office:value="18.4062933921814" calcext:value-type="float">
            <text:p>18.4062933921814</text:p>
          </table:table-cell>
          <table:table-cell office:value-type="float" office:value="32.0647835731506" calcext:value-type="float">
            <text:p>32.0647835731506</text:p>
          </table:table-cell>
          <table:table-cell table:formula="of:=IF(AND([.B310]&gt;=[.E310];[.B310]&lt;=[.F310]);0;1)" office:value-type="float" office:value="0" calcext:value-type="float">
            <text:p>0</text:p>
          </table:table-cell>
          <table:table-cell table:formula="of:=([.B310]-[.C310])^2" office:value-type="float" office:value="0.119396843003132" calcext:value-type="float">
            <text:p>0.119396843003132</text:p>
          </table:table-cell>
          <table:table-cell office:value-type="string" calcext:value-type="string">
            <text:p>RMSE sem a técnica MCDROPOUT</text:p>
          </table:table-cell>
          <table:table-cell table:number-columns-repeated="2"/>
          <table:table-cell table:style-name="ce2" office:value-type="float" office:value="36.81" calcext:value-type="float">
            <text:p>36.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 for a do intervalo</text:p>
          </table:table-cell>
          <table:table-cell table:formula="of:=SUM([.G1:.G310])" office:value-type="float" office:value="45" calcext:value-type="float">
            <text:p>45</text:p>
          </table:table-cell>
          <table:table-cell table:formula="of:=SQRT(AVERAGE([.H2:.H310]))" office:value-type="float" office:value="5.95611477158114" calcext:value-type="float">
            <text:p>5.95611477158114</text:p>
          </table:table-cell>
          <table:table-cell office:value-type="string" calcext:value-type="string">
            <text:p>RMSE com a técnica MC DROPOUT</text:p>
          </table:table-cell>
          <table:table-cell table:number-columns-repeated="2"/>
          <table:table-cell table:style-name="ce2" table:formula="of:=[.H311]" office:value-type="float" office:value="5.95611477158114" calcext:value-type="float">
            <text:p>5.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de dados 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 dentro do intervalo</text:p>
          </table:table-cell>
          <table:table-cell table:formula="of:=300-45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 for a do intervalo</text:p>
          </table:table-cell>
          <table:table-cell table:formula="of:=[.G311]" office:value-type="float" office:value="45" calcext:value-type="float">
            <text:p>45</text:p>
          </table:table-cell>
          <table:table-cell table:style-name="ce1" table:formula="of:=[.E314]/300" office:value-type="percentage" office:value="0.15" calcext:value-type="percentage">
            <text:p>15.00%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nclusão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 técnica MCDROPOUT melhorou muito o ajuste dos dados de treino. Diminuiu <text:s/>RMSE de 36.81 para 5.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te resultados foram obtidos pela média de 1000 previsões obtidas pelas 1000 redes neurais definidas <text:s/>pela anulação de parte dos neurônios <text:s/>em casa propagação .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 intervalos de confiança em torno do valor predito pela técnica MC Dropout <text:s/>foi obtido pelo desvio padrão obtido por essas 1000 previsões para cada pon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ste intervalo de confiança de 95% teria que abranger 95 % dos valores de teste mas neste exemplo foi de 85% o que mostra que não se pode considerar como um intervalo de confiança no senbtido de que se pode esperar que o resultado real esteja dentre deste intervalo. Há outras fontes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14:38:49.399237904</dc:date>
    <meta:editing-duration>PT24M15S</meta:editing-duration>
    <meta:editing-cycles>2</meta:editing-cycles>
    <meta:generator>LibreOffice/7.3.7.2$Linux_X86_64 LibreOffice_project/30$Build-2</meta:generator>
    <meta:document-statistic meta:table-count="1" meta:cell-count="25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75cm" svg:height="9.01cm" xlink:href=".." xlink:type="simple" chart:class="chart:line" chart:style-name="ch1">
        <chart:legend chart:legend-position="end" svg:x="20.959cm" svg:y="3.741cm" style:legend-expansion="high" chart:style-name="ch2"/>
        <chart:plot-area chart:style-name="ch3" table:cell-range-address="'df.resume'.B1:'df.resume'.B50 'df.resume'.E1:'df.resume'.F50" chart:data-source-has-labels="row" svg:x="0.465cm" svg:y="0.18cm" svg:width="20.029cm" svg:height="8.65cm">
          <chart:coordinate-region svg:x="1.114cm" svg:y="0.368cm" svg:width="19.247cm" svg:height="7.6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f.resume'.B2:'df.resume'.B50" chart:label-cell-address="'df.resume'.B1:'df.resume'.B1" chart:class="chart:line">
            <chart:data-point chart:repeated="49"/>
          </chart:series>
          <chart:series chart:style-name="ch7" chart:values-cell-range-address="'df.resume'.E2:'df.resume'.E50" chart:label-cell-address="'df.resume'.E1:'df.resume'.E1" chart:class="chart:line">
            <chart:data-point chart:repeated="49"/>
          </chart:series>
          <chart:series chart:style-name="ch8" chart:values-cell-range-address="'df.resume'.F2:'df.resume'.F50" chart:label-cell-address="'df.resume'.F1:'df.resume'.F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_real</text:p>
                <draw:g>
                  <svg:desc>'df.resume'.B1:'df.resume'.B1</svg:desc>
                </draw:g>
              </table:table-cell>
              <table:table-cell office:value-type="string">
                <text:p>Ulow</text:p>
                <draw:g>
                  <svg:desc>'df.resume'.E1:'df.resume'.E1</svg:desc>
                </draw:g>
              </table:table-cell>
              <table:table-cell office:value-type="string">
                <text:p>Uup</text:p>
                <draw:g>
                  <svg:desc>'df.resume'.F1:'df.resum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28">
                <text:p>18.28</text:p>
                <draw:g>
                  <svg:desc>'df.resume'.B2:'df.resume'.B50</svg:desc>
                </draw:g>
              </table:table-cell>
              <table:table-cell office:value-type="float" office:value="18.7294235229492">
                <text:p>18.7294235229492</text:p>
                <draw:g>
                  <svg:desc>'df.resume'.E2:'df.resume'.E50</svg:desc>
                </draw:g>
              </table:table-cell>
              <table:table-cell office:value-type="float" office:value="36.6420135498047">
                <text:p>36.6420135498047</text:p>
                <draw:g>
                  <svg:desc>'df.resume'.F2:'df.resume'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02">
                <text:p>31.02</text:p>
              </table:table-cell>
              <table:table-cell office:value-type="float" office:value="19.9073839187622">
                <text:p>19.9073839187622</text:p>
              </table:table-cell>
              <table:table-cell office:value-type="float" office:value="42.094069480896">
                <text:p>42.09406948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4">
                <text:p>12.84</text:p>
              </table:table-cell>
              <table:table-cell office:value-type="float" office:value="10.1443953514099">
                <text:p>10.1443953514099</text:p>
              </table:table-cell>
              <table:table-cell office:value-type="float" office:value="18.6935811042786">
                <text:p>18.6935811042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9">
                <text:p>53.9</text:p>
              </table:table-cell>
              <table:table-cell office:value-type="float" office:value="32.0869178771973">
                <text:p>32.0869178771973</text:p>
              </table:table-cell>
              <table:table-cell office:value-type="float" office:value="66.0199699401855">
                <text:p>66.0199699401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7">
                <text:p>39.7</text:p>
              </table:table-cell>
              <table:table-cell office:value-type="float" office:value="27.8418970108032">
                <text:p>27.8418970108032</text:p>
              </table:table-cell>
              <table:table-cell office:value-type="float" office:value="56.0184316635132">
                <text:p>56.0184316635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12">
                <text:p>31.12</text:p>
              </table:table-cell>
              <table:table-cell office:value-type="float" office:value="20.5894060134888">
                <text:p>20.5894060134888</text:p>
              </table:table-cell>
              <table:table-cell office:value-type="float" office:value="38.7902631759644">
                <text:p>38.7902631759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92">
                <text:p>61.92</text:p>
              </table:table-cell>
              <table:table-cell office:value-type="float" office:value="44.6157636642456">
                <text:p>44.6157636642456</text:p>
              </table:table-cell>
              <table:table-cell office:value-type="float" office:value="66.2764177322388">
                <text:p>66.276417732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81">
                <text:p>56.81</text:p>
              </table:table-cell>
              <table:table-cell office:value-type="float" office:value="34.8569145202637">
                <text:p>34.8569145202637</text:p>
              </table:table-cell>
              <table:table-cell office:value-type="float" office:value="67.256893157959">
                <text:p>67.256893157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87">
                <text:p>40.87</text:p>
              </table:table-cell>
              <table:table-cell office:value-type="float" office:value="33.5163421630859">
                <text:p>33.5163421630859</text:p>
              </table:table-cell>
              <table:table-cell office:value-type="float" office:value="55.0699462890625">
                <text:p>55.06994628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5">
                <text:p>43.5</text:p>
              </table:table-cell>
              <table:table-cell office:value-type="float" office:value="29.8629865646362">
                <text:p>29.8629865646362</text:p>
              </table:table-cell>
              <table:table-cell office:value-type="float" office:value="55.8408632278442">
                <text:p>55.840863227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.3">
                <text:p>64.3</text:p>
              </table:table-cell>
              <table:table-cell office:value-type="float" office:value="53.2499799728394">
                <text:p>53.2499799728394</text:p>
              </table:table-cell>
              <table:table-cell office:value-type="float" office:value="77.3320360183716">
                <text:p>77.3320360183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1">
                <text:p>24.1</text:p>
              </table:table-cell>
              <table:table-cell office:value-type="float" office:value="30.6817817687988">
                <text:p>30.6817817687988</text:p>
              </table:table-cell>
              <table:table-cell office:value-type="float" office:value="54.5549125671387">
                <text:p>54.5549125671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5">
                <text:p>11.85</text:p>
              </table:table-cell>
              <table:table-cell office:value-type="float" office:value="12.977658033371">
                <text:p>12.977658033371</text:p>
              </table:table-cell>
              <table:table-cell office:value-type="float" office:value="18.9364292621613">
                <text:p>18.9364292621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9">
                <text:p>54.9</text:p>
              </table:table-cell>
              <table:table-cell office:value-type="float" office:value="43.4328699111939">
                <text:p>43.4328699111939</text:p>
              </table:table-cell>
              <table:table-cell office:value-type="float" office:value="63.6250905990601">
                <text:p>63.6250905990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94">
                <text:p>55.94</text:p>
              </table:table-cell>
              <table:table-cell office:value-type="float" office:value="38.3266468048096">
                <text:p>38.3266468048096</text:p>
              </table:table-cell>
              <table:table-cell office:value-type="float" office:value="58.1392345428467">
                <text:p>58.1392345428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92">
                <text:p>24.92</text:p>
              </table:table-cell>
              <table:table-cell office:value-type="float" office:value="18.7315287590027">
                <text:p>18.7315287590027</text:p>
              </table:table-cell>
              <table:table-cell office:value-type="float" office:value="27.9730496406555">
                <text:p>27.9730496406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63">
                <text:p>22.63</text:p>
              </table:table-cell>
              <table:table-cell office:value-type="float" office:value="19.8395285606384">
                <text:p>19.8395285606384</text:p>
              </table:table-cell>
              <table:table-cell office:value-type="float" office:value="33.3835854530334">
                <text:p>33.3835854530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46">
                <text:p>38.46</text:p>
              </table:table-cell>
              <table:table-cell office:value-type="float" office:value="32.5090312957764">
                <text:p>32.5090312957764</text:p>
              </table:table-cell>
              <table:table-cell office:value-type="float" office:value="53.9414081573486">
                <text:p>53.9414081573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5">
                <text:p>31.45</text:p>
              </table:table-cell>
              <table:table-cell office:value-type="float" office:value="23.1777873039246">
                <text:p>23.1777873039246</text:p>
              </table:table-cell>
              <table:table-cell office:value-type="float" office:value="36.4109921455383">
                <text:p>36.4109921455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02">
                <text:p>28.02</text:p>
              </table:table-cell>
              <table:table-cell office:value-type="float" office:value="18.7937207221985">
                <text:p>18.7937207221985</text:p>
              </table:table-cell>
              <table:table-cell office:value-type="float" office:value="30.9902377128601">
                <text:p>30.9902377128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31">
                <text:p>14.31</text:p>
              </table:table-cell>
              <table:table-cell office:value-type="float" office:value="13.5212807655334">
                <text:p>13.5212807655334</text:p>
              </table:table-cell>
              <table:table-cell office:value-type="float" office:value="20.5176863670349">
                <text:p>20.517686367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25">
                <text:p>55.25</text:p>
              </table:table-cell>
              <table:table-cell office:value-type="float" office:value="45.2681465148926">
                <text:p>45.2681465148926</text:p>
              </table:table-cell>
              <table:table-cell office:value-type="float" office:value="72.6244697570801">
                <text:p>72.6244697570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01">
                <text:p>33.01</text:p>
              </table:table-cell>
              <table:table-cell office:value-type="float" office:value="19.2768402099609">
                <text:p>19.2768402099609</text:p>
              </table:table-cell>
              <table:table-cell office:value-type="float" office:value="37.5682601928711">
                <text:p>37.5682601928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04">
                <text:p>27.04</text:p>
              </table:table-cell>
              <table:table-cell office:value-type="float" office:value="18.4332842826843">
                <text:p>18.4332842826843</text:p>
              </table:table-cell>
              <table:table-cell office:value-type="float" office:value="26.9774975776672">
                <text:p>26.9774975776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63">
                <text:p>38.63</text:p>
              </table:table-cell>
              <table:table-cell office:value-type="float" office:value="31.3140754699707">
                <text:p>31.3140754699707</text:p>
              </table:table-cell>
              <table:table-cell office:value-type="float" office:value="47.9908256530762">
                <text:p>47.9908256530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87">
                <text:p>67.87</text:p>
              </table:table-cell>
              <table:table-cell office:value-type="float" office:value="39.4709281921387">
                <text:p>39.4709281921387</text:p>
              </table:table-cell>
              <table:table-cell office:value-type="float" office:value="58.6482658386231">
                <text:p>58.6482658386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55">
                <text:p>55.55</text:p>
              </table:table-cell>
              <table:table-cell office:value-type="float" office:value="40.5073823928833">
                <text:p>40.5073823928833</text:p>
              </table:table-cell>
              <table:table-cell office:value-type="float" office:value="61.9621229171753">
                <text:p>61.9621229171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6">
                <text:p>28.6</text:p>
              </table:table-cell>
              <table:table-cell office:value-type="float" office:value="35.2656393051147">
                <text:p>35.2656393051147</text:p>
              </table:table-cell>
              <table:table-cell office:value-type="float" office:value="50.052544593811">
                <text:p>50.0525445938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48">
                <text:p>21.48</text:p>
              </table:table-cell>
              <table:table-cell office:value-type="float" office:value="14.8857731819153">
                <text:p>14.8857731819153</text:p>
              </table:table-cell>
              <table:table-cell office:value-type="float" office:value="23.1442980766296">
                <text:p>23.1442980766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08">
                <text:p>20.08</text:p>
              </table:table-cell>
              <table:table-cell office:value-type="float" office:value="14.5917081832886">
                <text:p>14.5917081832886</text:p>
              </table:table-cell>
              <table:table-cell office:value-type="float" office:value="23.2628335952759">
                <text:p>23.2628335952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82">
                <text:p>52.82</text:p>
              </table:table-cell>
              <table:table-cell office:value-type="float" office:value="39.0036172866821">
                <text:p>39.0036172866821</text:p>
              </table:table-cell>
              <table:table-cell office:value-type="float" office:value="55.6419439315796">
                <text:p>55.6419439315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77">
                <text:p>19.77</text:p>
              </table:table-cell>
              <table:table-cell office:value-type="float" office:value="18.1142587661743">
                <text:p>18.1142587661743</text:p>
              </table:table-cell>
              <table:table-cell office:value-type="float" office:value="29.2226819992065">
                <text:p>29.2226819992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53">
                <text:p>50.53</text:p>
              </table:table-cell>
              <table:table-cell office:value-type="float" office:value="35.3995971679687">
                <text:p>35.3995971679687</text:p>
              </table:table-cell>
              <table:table-cell office:value-type="float" office:value="70.9185791015625">
                <text:p>70.918579101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26">
                <text:p>55.26</text:p>
              </table:table-cell>
              <table:table-cell office:value-type="float" office:value="39.3630571365356">
                <text:p>39.3630571365356</text:p>
              </table:table-cell>
              <table:table-cell office:value-type="float" office:value="64.4919538497925">
                <text:p>64.491953849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93">
                <text:p>46.93</text:p>
              </table:table-cell>
              <table:table-cell office:value-type="float" office:value="32.8875904083252">
                <text:p>32.8875904083252</text:p>
              </table:table-cell>
              <table:table-cell office:value-type="float" office:value="60.2179088592529">
                <text:p>60.2179088592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6">
                <text:p>35.76</text:p>
              </table:table-cell>
              <table:table-cell office:value-type="float" office:value="25.2327270507813">
                <text:p>25.2327270507813</text:p>
              </table:table-cell>
              <table:table-cell office:value-type="float" office:value="41.4570007324219">
                <text:p>41.4570007324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74">
                <text:p>23.74</text:p>
              </table:table-cell>
              <table:table-cell office:value-type="float" office:value="18.1088843345642">
                <text:p>18.1088843345642</text:p>
              </table:table-cell>
              <table:table-cell office:value-type="float" office:value="32.711962223053">
                <text:p>32.711962223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56">
                <text:p>25.56</text:p>
              </table:table-cell>
              <table:table-cell office:value-type="float" office:value="21.5544013977051">
                <text:p>21.5544013977051</text:p>
              </table:table-cell>
              <table:table-cell office:value-type="float" office:value="38.4352149963379">
                <text:p>38.4352149963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7">
                <text:p>15.57</text:p>
              </table:table-cell>
              <table:table-cell office:value-type="float" office:value="9.97167634963989">
                <text:p>9.97167634963989</text:p>
              </table:table-cell>
              <table:table-cell office:value-type="float" office:value="25.1740946769714">
                <text:p>25.1740946769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91">
                <text:p>26.91</text:p>
              </table:table-cell>
              <table:table-cell office:value-type="float" office:value="24.0542936325073">
                <text:p>24.0542936325073</text:p>
              </table:table-cell>
              <table:table-cell office:value-type="float" office:value="41.3880205154419">
                <text:p>41.3880205154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54">
                <text:p>13.54</text:p>
              </table:table-cell>
              <table:table-cell office:value-type="float" office:value="13.9625887870789">
                <text:p>13.9625887870789</text:p>
              </table:table-cell>
              <table:table-cell office:value-type="float" office:value="22.8847241401672">
                <text:p>22.8847241401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52">
                <text:p>58.52</text:p>
              </table:table-cell>
              <table:table-cell office:value-type="float" office:value="45.2814064025879">
                <text:p>45.2814064025879</text:p>
              </table:table-cell>
              <table:table-cell office:value-type="float" office:value="71.559757232666">
                <text:p>71.559757232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3">
                <text:p>42.03</text:p>
              </table:table-cell>
              <table:table-cell office:value-type="float" office:value="35.0198621749878">
                <text:p>35.0198621749878</text:p>
              </table:table-cell>
              <table:table-cell office:value-type="float" office:value="58.2000322341919">
                <text:p>58.2000322341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5">
                <text:p>75.5</text:p>
              </table:table-cell>
              <table:table-cell office:value-type="float" office:value="51.4965896606445">
                <text:p>51.4965896606445</text:p>
              </table:table-cell>
              <table:table-cell office:value-type="float" office:value="75.0150527954102">
                <text:p>75.0150527954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2">
                <text:p>7.32</text:p>
              </table:table-cell>
              <table:table-cell office:value-type="float" office:value="10.8654937744141">
                <text:p>10.8654937744141</text:p>
              </table:table-cell>
              <table:table-cell office:value-type="float" office:value="25.2097473144531">
                <text:p>25.2097473144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07">
                <text:p>29.07</text:p>
              </table:table-cell>
              <table:table-cell office:value-type="float" office:value="22.2151737213135">
                <text:p>22.2151737213135</text:p>
              </table:table-cell>
              <table:table-cell office:value-type="float" office:value="43.5404872894287">
                <text:p>43.5404872894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13">
                <text:p>47.13</text:p>
              </table:table-cell>
              <table:table-cell office:value-type="float" office:value="31.7507638931274">
                <text:p>31.7507638931274</text:p>
              </table:table-cell>
              <table:table-cell office:value-type="float" office:value="60.7190313339233">
                <text:p>60.7190313339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96">
                <text:p>37.96</text:p>
              </table:table-cell>
              <table:table-cell office:value-type="float" office:value="24.3718433380127">
                <text:p>24.3718433380127</text:p>
              </table:table-cell>
              <table:table-cell office:value-type="float" office:value="44.2992610931397">
                <text:p>44.2992610931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57">
                <text:p>17.57</text:p>
              </table:table-cell>
              <table:table-cell office:value-type="float" office:value="18.447705745697">
                <text:p>18.447705745697</text:p>
              </table:table-cell>
              <table:table-cell office:value-type="float" office:value="30.8917832374573">
                <text:p>30.8917832374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73cm" svg:height="13.187cm" xlink:href=".." xlink:type="simple" chart:class="chart:line" chart:style-name="ch1">
        <chart:legend chart:legend-position="end" svg:x="33.049cm" svg:y="5.829cm" style:legend-expansion="high" chart:style-name="ch2"/>
        <chart:plot-area chart:style-name="ch3" table:cell-range-address="'df.resume'.B51:'df.resume'.B100 'df.resume'.E51:'df.resume'.F100" svg:x="0.936cm" svg:y="0.263cm" svg:width="31.616cm" svg:height="12.66cm">
          <chart:coordinate-region svg:x="1.585cm" svg:y="0.452cm" svg:width="30.766cm" svg:height="11.8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f.resume'.B51:'df.resume'.B100" chart:class="chart:line">
            <chart:data-point chart:repeated="50"/>
          </chart:series>
          <chart:series chart:style-name="ch7" chart:values-cell-range-address="'df.resume'.E51:'df.resume'.E100" chart:class="chart:line">
            <chart:data-point chart:repeated="50"/>
          </chart:series>
          <chart:series chart:style-name="ch8" chart:values-cell-range-address="'df.resume'.F51:'df.resume'.F10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8">
                <text:p>23.08</text:p>
                <draw:g>
                  <svg:desc>'df.resume'.B51:'df.resume'.B100</svg:desc>
                </draw:g>
              </table:table-cell>
              <table:table-cell office:value-type="float" office:value="15.6930360794067">
                <text:p>15.6930360794067</text:p>
                <draw:g>
                  <svg:desc>'df.resume'.E51:'df.resume'.E100</svg:desc>
                </draw:g>
              </table:table-cell>
              <table:table-cell office:value-type="float" office:value="31.7799825668335">
                <text:p>31.7799825668335</text:p>
                <draw:g>
                  <svg:desc>'df.resume'.F51:'df.resume'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97">
                <text:p>47.97</text:p>
              </table:table-cell>
              <table:table-cell office:value-type="float" office:value="45.8015270233154">
                <text:p>45.8015270233154</text:p>
              </table:table-cell>
              <table:table-cell office:value-type="float" office:value="73.8095188140869">
                <text:p>73.8095188140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62">
                <text:p>25.62</text:p>
              </table:table-cell>
              <table:table-cell office:value-type="float" office:value="22.0062799453735">
                <text:p>22.0062799453735</text:p>
              </table:table-cell>
              <table:table-cell office:value-type="float" office:value="30.2682027816772">
                <text:p>30.2682027816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24">
                <text:p>76.24</text:p>
              </table:table-cell>
              <table:table-cell office:value-type="float" office:value="41.5038614273071">
                <text:p>41.5038614273071</text:p>
              </table:table-cell>
              <table:table-cell office:value-type="float" office:value="62.824652671814">
                <text:p>62.824652671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42">
                <text:p>52.42</text:p>
              </table:table-cell>
              <table:table-cell office:value-type="float" office:value="35.7401657104492">
                <text:p>35.7401657104492</text:p>
              </table:table-cell>
              <table:table-cell office:value-type="float" office:value="56.0342407226563">
                <text:p>56.034240722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09">
                <text:p>44.09</text:p>
              </table:table-cell>
              <table:table-cell office:value-type="float" office:value="29.7149171829224">
                <text:p>29.7149171829224</text:p>
              </table:table-cell>
              <table:table-cell office:value-type="float" office:value="48.6889142990112">
                <text:p>48.6889142990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85">
                <text:p>45.85</text:p>
              </table:table-cell>
              <table:table-cell office:value-type="float" office:value="27.3269071578979">
                <text:p>27.3269071578979</text:p>
              </table:table-cell>
              <table:table-cell office:value-type="float" office:value="42.7146196365356">
                <text:p>42.7146196365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78">
                <text:p>39.78</text:p>
              </table:table-cell>
              <table:table-cell office:value-type="float" office:value="31.1295785903931">
                <text:p>31.1295785903931</text:p>
              </table:table-cell>
              <table:table-cell office:value-type="float" office:value="50.9772100448608">
                <text:p>50.9772100448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26">
                <text:p>51.26</text:p>
              </table:table-cell>
              <table:table-cell office:value-type="float" office:value="35.5231332778931">
                <text:p>35.5231332778931</text:p>
              </table:table-cell>
              <table:table-cell office:value-type="float" office:value="60.9267492294312">
                <text:p>60.9267492294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2">
                <text:p>32.72</text:p>
              </table:table-cell>
              <table:table-cell office:value-type="float" office:value="19.6615290641785">
                <text:p>19.6615290641785</text:p>
              </table:table-cell>
              <table:table-cell office:value-type="float" office:value="34.8519940376282">
                <text:p>34.8519940376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96">
                <text:p>17.96</text:p>
              </table:table-cell>
              <table:table-cell office:value-type="float" office:value="12.2786841392517">
                <text:p>12.2786841392517</text:p>
              </table:table-cell>
              <table:table-cell office:value-type="float" office:value="23.5970253944397">
                <text:p>23.5970253944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62">
                <text:p>42.62</text:p>
              </table:table-cell>
              <table:table-cell office:value-type="float" office:value="34.7766947746277">
                <text:p>34.7766947746277</text:p>
              </table:table-cell>
              <table:table-cell office:value-type="float" office:value="49.1583790779114">
                <text:p>49.1583790779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54">
                <text:p>24.54</text:p>
              </table:table-cell>
              <table:table-cell office:value-type="float" office:value="19.936291217804">
                <text:p>19.936291217804</text:p>
              </table:table-cell>
              <table:table-cell office:value-type="float" office:value="32.2768969535828">
                <text:p>32.2768969535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39">
                <text:p>40.39</text:p>
              </table:table-cell>
              <table:table-cell office:value-type="float" office:value="28.1301822662353">
                <text:p>28.1301822662353</text:p>
              </table:table-cell>
              <table:table-cell office:value-type="float" office:value="54.1767024993897">
                <text:p>54.1767024993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22">
                <text:p>27.22</text:p>
              </table:table-cell>
              <table:table-cell office:value-type="float" office:value="22.303071975708">
                <text:p>22.303071975708</text:p>
              </table:table-cell>
              <table:table-cell office:value-type="float" office:value="35.0261287689209">
                <text:p>35.0261287689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30.7703275680542">
                <text:p>30.7703275680542</text:p>
              </table:table-cell>
              <table:table-cell office:value-type="float" office:value="45.2282991409302">
                <text:p>45.2282991409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3">
                <text:p>64.3</text:p>
              </table:table-cell>
              <table:table-cell office:value-type="float" office:value="52.378363609314">
                <text:p>52.378363609314</text:p>
              </table:table-cell>
              <table:table-cell office:value-type="float" office:value="78.0513849258423">
                <text:p>78.0513849258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72">
                <text:p>41.72</text:p>
              </table:table-cell>
              <table:table-cell office:value-type="float" office:value="27.5787220001221">
                <text:p>27.5787220001221</text:p>
              </table:table-cell>
              <table:table-cell office:value-type="float" office:value="51.7096004486084">
                <text:p>51.709600448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25">
                <text:p>36.25</text:p>
              </table:table-cell>
              <table:table-cell office:value-type="float" office:value="29.4965162277222">
                <text:p>29.4965162277222</text:p>
              </table:table-cell>
              <table:table-cell office:value-type="float" office:value="52.0666780471802">
                <text:p>52.0666780471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84">
                <text:p>32.84</text:p>
              </table:table-cell>
              <table:table-cell office:value-type="float" office:value="21.0128498077393">
                <text:p>21.0128498077393</text:p>
              </table:table-cell>
              <table:table-cell office:value-type="float" office:value="43.0044231414795">
                <text:p>43.0044231414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29">
                <text:p>60.29</text:p>
              </table:table-cell>
              <table:table-cell office:value-type="float" office:value="49.4696416854858">
                <text:p>49.4696416854858</text:p>
              </table:table-cell>
              <table:table-cell office:value-type="float" office:value="72.1684885025024">
                <text:p>72.1684885025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05">
                <text:p>62.05</text:p>
              </table:table-cell>
              <table:table-cell office:value-type="float" office:value="39.7192115783691">
                <text:p>39.7192115783691</text:p>
              </table:table-cell>
              <table:table-cell office:value-type="float" office:value="69.2855491638184">
                <text:p>69.2855491638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64">
                <text:p>36.64</text:p>
              </table:table-cell>
              <table:table-cell office:value-type="float" office:value="29.591552734375">
                <text:p>29.591552734375</text:p>
              </table:table-cell>
              <table:table-cell office:value-type="float" office:value="52.4644470214844">
                <text:p>52.4644470214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9">
                <text:p>45.9</text:p>
              </table:table-cell>
              <table:table-cell office:value-type="float" office:value="32.8317399024963">
                <text:p>32.8317399024963</text:p>
              </table:table-cell>
              <table:table-cell office:value-type="float" office:value="42.8674941062927">
                <text:p>42.8674941062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94">
                <text:p>43.94</text:p>
              </table:table-cell>
              <table:table-cell office:value-type="float" office:value="35.8549642562866">
                <text:p>35.8549642562866</text:p>
              </table:table-cell>
              <table:table-cell office:value-type="float" office:value="62.7261819839478">
                <text:p>62.7261819839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13">
                <text:p>18.13</text:p>
              </table:table-cell>
              <table:table-cell office:value-type="float" office:value="16.1994864940643">
                <text:p>16.1994864940643</text:p>
              </table:table-cell>
              <table:table-cell office:value-type="float" office:value="22.9806892871857">
                <text:p>22.9806892871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37">
                <text:p>41.37</text:p>
              </table:table-cell>
              <table:table-cell office:value-type="float" office:value="43.8603925704956">
                <text:p>43.8603925704956</text:p>
              </table:table-cell>
              <table:table-cell office:value-type="float" office:value="69.2008638381958">
                <text:p>69.2008638381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77">
                <text:p>49.77</text:p>
              </table:table-cell>
              <table:table-cell office:value-type="float" office:value="36.797046661377">
                <text:p>36.797046661377</text:p>
              </table:table-cell>
              <table:table-cell office:value-type="float" office:value="51.3998832702637">
                <text:p>51.3998832702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7">
                <text:p>34.67</text:p>
              </table:table-cell>
              <table:table-cell office:value-type="float" office:value="26.7464337348938">
                <text:p>26.7464337348938</text:p>
              </table:table-cell>
              <table:table-cell office:value-type="float" office:value="39.2333941459656">
                <text:p>39.2333941459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14">
                <text:p>56.14</text:p>
              </table:table-cell>
              <table:table-cell office:value-type="float" office:value="47.4886093139648">
                <text:p>47.4886093139648</text:p>
              </table:table-cell>
              <table:table-cell office:value-type="float" office:value="71.3293914794922">
                <text:p>71.3293914794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.04">
                <text:p>51.04</text:p>
              </table:table-cell>
              <table:table-cell office:value-type="float" office:value="38.4529676437378">
                <text:p>38.4529676437378</text:p>
              </table:table-cell>
              <table:table-cell office:value-type="float" office:value="60.3804140090942">
                <text:p>60.3804140090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85">
                <text:p>35.85</text:p>
              </table:table-cell>
              <table:table-cell office:value-type="float" office:value="27.9090738296509">
                <text:p>27.9090738296509</text:p>
              </table:table-cell>
              <table:table-cell office:value-type="float" office:value="48.9770421981812">
                <text:p>48.9770421981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7">
                <text:p>35.87</text:p>
              </table:table-cell>
              <table:table-cell office:value-type="float" office:value="34.3917264938354">
                <text:p>34.3917264938354</text:p>
              </table:table-cell>
              <table:table-cell office:value-type="float" office:value="51.9962739944458">
                <text:p>51.9962739944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3">
                <text:p>64.3</text:p>
              </table:table-cell>
              <table:table-cell office:value-type="float" office:value="52.9533414840698">
                <text:p>52.9533414840698</text:p>
              </table:table-cell>
              <table:table-cell office:value-type="float" office:value="77.4694795608521">
                <text:p>77.4694795608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14">
                <text:p>22.14</text:p>
              </table:table-cell>
              <table:table-cell office:value-type="float" office:value="14.7469239234924">
                <text:p>14.7469239234924</text:p>
              </table:table-cell>
              <table:table-cell office:value-type="float" office:value="23.3497710227966">
                <text:p>23.3497710227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08">
                <text:p>45.08</text:p>
              </table:table-cell>
              <table:table-cell office:value-type="float" office:value="27.4751615524292">
                <text:p>27.4751615524292</text:p>
              </table:table-cell>
              <table:table-cell office:value-type="float" office:value="53.4250917434692">
                <text:p>53.4250917434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2">
                <text:p>32.82</text:p>
              </table:table-cell>
              <table:table-cell office:value-type="float" office:value="24.0553712844849">
                <text:p>24.0553712844849</text:p>
              </table:table-cell>
              <table:table-cell office:value-type="float" office:value="38.5592565536499">
                <text:p>38.5592565536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72">
                <text:p>22.72</text:p>
              </table:table-cell>
              <table:table-cell office:value-type="float" office:value="14.3507752418518">
                <text:p>14.3507752418518</text:p>
              </table:table-cell>
              <table:table-cell office:value-type="float" office:value="26.0962119102478">
                <text:p>26.0962119102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3">
                <text:p>35.3</text:p>
              </table:table-cell>
              <table:table-cell office:value-type="float" office:value="35.2090702056885">
                <text:p>35.2090702056885</text:p>
              </table:table-cell>
              <table:table-cell office:value-type="float" office:value="57.071081161499">
                <text:p>57.071081161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63">
                <text:p>28.63</text:p>
              </table:table-cell>
              <table:table-cell office:value-type="float" office:value="20.5076751708984">
                <text:p>20.5076751708984</text:p>
              </table:table-cell>
              <table:table-cell office:value-type="float" office:value="39.7026672363281">
                <text:p>39.7026672363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23">
                <text:p>35.23</text:p>
              </table:table-cell>
              <table:table-cell office:value-type="float" office:value="26.8679995536804">
                <text:p>26.8679995536804</text:p>
              </table:table-cell>
              <table:table-cell office:value-type="float" office:value="38.9133648872375">
                <text:p>38.9133648872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08">
                <text:p>30.08</text:p>
              </table:table-cell>
              <table:table-cell office:value-type="float" office:value="25.3730297088623">
                <text:p>25.3730297088623</text:p>
              </table:table-cell>
              <table:table-cell office:value-type="float" office:value="41.3454837799072">
                <text:p>41.3454837799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91">
                <text:p>21.91</text:p>
              </table:table-cell>
              <table:table-cell office:value-type="float" office:value="13.3066625595093">
                <text:p>13.3066625595093</text:p>
              </table:table-cell>
              <table:table-cell office:value-type="float" office:value="30.4511919021606">
                <text:p>30.4511919021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9">
                <text:p>16.89</text:p>
              </table:table-cell>
              <table:table-cell office:value-type="float" office:value="10.5035271644592">
                <text:p>10.5035271644592</text:p>
              </table:table-cell>
              <table:table-cell office:value-type="float" office:value="21.5496306419373">
                <text:p>21.5496306419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2">
                <text:p>14.2</text:p>
              </table:table-cell>
              <table:table-cell office:value-type="float" office:value="14.2837991714478">
                <text:p>14.2837991714478</text:p>
              </table:table-cell>
              <table:table-cell office:value-type="float" office:value="21.3534421920776">
                <text:p>21.3534421920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61">
                <text:p>15.61</text:p>
              </table:table-cell>
              <table:table-cell office:value-type="float" office:value="17.4584403038025">
                <text:p>17.4584403038025</text:p>
              </table:table-cell>
              <table:table-cell office:value-type="float" office:value="31.1430802345276">
                <text:p>31.1430802345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2">
                <text:p>25.2</text:p>
              </table:table-cell>
              <table:table-cell office:value-type="float" office:value="31.6576318740845">
                <text:p>31.6576318740845</text:p>
              </table:table-cell>
              <table:table-cell office:value-type="float" office:value="53.709189414978">
                <text:p>53.709189414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93">
                <text:p>40.93</text:p>
              </table:table-cell>
              <table:table-cell office:value-type="float" office:value="35.6046676635742">
                <text:p>35.6046676635742</text:p>
              </table:table-cell>
              <table:table-cell office:value-type="float" office:value="55.2277526855469">
                <text:p>55.2277526855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42">
                <text:p>42.42</text:p>
              </table:table-cell>
              <table:table-cell office:value-type="float" office:value="31.4122376441956">
                <text:p>31.4122376441956</text:p>
              </table:table-cell>
              <table:table-cell office:value-type="float" office:value="44.7079405784607">
                <text:p>44.7079405784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7">
                <text:p>67.7</text:p>
              </table:table-cell>
              <table:table-cell office:value-type="float" office:value="43.4966583251953">
                <text:p>43.4966583251953</text:p>
              </table:table-cell>
              <table:table-cell office:value-type="float" office:value="67.8661270141602">
                <text:p>67.8661270141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16cm" svg:height="9.01cm" xlink:href=".." xlink:type="simple" chart:class="chart:line" chart:style-name="ch1">
        <chart:legend chart:legend-position="end" svg:x="32.792cm" svg:y="3.741cm" style:legend-expansion="high" chart:style-name="ch2"/>
        <chart:plot-area chart:style-name="ch3" table:cell-range-address="'df.resume'.B101:'df.resume'.B150 'df.resume'.E101:'df.resume'.F150" svg:x="0.712cm" svg:y="0.18cm" svg:width="31.368cm" svg:height="8.65cm">
          <chart:coordinate-region svg:x="1.559cm" svg:y="0.368cm" svg:width="30.321cm" svg:height="8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f.resume'.B101:'df.resume'.B150" chart:class="chart:line">
            <chart:data-point chart:repeated="50"/>
          </chart:series>
          <chart:series chart:style-name="ch7" chart:values-cell-range-address="'df.resume'.E101:'df.resume'.E150" chart:class="chart:line">
            <chart:data-point chart:repeated="50"/>
          </chart:series>
          <chart:series chart:style-name="ch8" chart:values-cell-range-address="'df.resume'.F101:'df.resume'.F1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36">
                <text:p>37.36</text:p>
                <draw:g>
                  <svg:desc>'df.resume'.B101:'df.resume'.B150</svg:desc>
                </draw:g>
              </table:table-cell>
              <table:table-cell office:value-type="float" office:value="23.4733428955078">
                <text:p>23.4733428955078</text:p>
                <draw:g>
                  <svg:desc>'df.resume'.E101:'df.resume'.E150</svg:desc>
                </draw:g>
              </table:table-cell>
              <table:table-cell office:value-type="float" office:value="45.2099990844727">
                <text:p>45.2099990844727</text:p>
                <draw:g>
                  <svg:desc>'df.resume'.F101:'df.resume'.F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4">
                <text:p>17.54</text:p>
              </table:table-cell>
              <table:table-cell office:value-type="float" office:value="15.6023840904236">
                <text:p>15.6023840904236</text:p>
              </table:table-cell>
              <table:table-cell office:value-type="float" office:value="20.6925492286682">
                <text:p>20.6925492286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68">
                <text:p>46.68</text:p>
              </table:table-cell>
              <table:table-cell office:value-type="float" office:value="42.3716917037964">
                <text:p>42.3716917037964</text:p>
              </table:table-cell>
              <table:table-cell office:value-type="float" office:value="65.005482673645">
                <text:p>65.005482673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5">
                <text:p>55.45</text:p>
              </table:table-cell>
              <table:table-cell office:value-type="float" office:value="42.3244590759277">
                <text:p>42.3244590759277</text:p>
              </table:table-cell>
              <table:table-cell office:value-type="float" office:value="63.4691429138184">
                <text:p>63.469142913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69">
                <text:p>33.69</text:p>
              </table:table-cell>
              <table:table-cell office:value-type="float" office:value="22.7749862670898">
                <text:p>22.7749862670898</text:p>
              </table:table-cell>
              <table:table-cell office:value-type="float" office:value="35.6631889343262">
                <text:p>35.663188934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3">
                <text:p>24.43</text:p>
              </table:table-cell>
              <table:table-cell office:value-type="float" office:value="18.6153683662415">
                <text:p>18.6153683662415</text:p>
              </table:table-cell>
              <table:table-cell office:value-type="float" office:value="27.2867960929871">
                <text:p>27.2867960929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6">
                <text:p>54.6</text:p>
              </table:table-cell>
              <table:table-cell office:value-type="float" office:value="33.3771677017212">
                <text:p>33.3771677017212</text:p>
              </table:table-cell>
              <table:table-cell office:value-type="float" office:value="61.8137578964233">
                <text:p>61.8137578964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66">
                <text:p>50.66</text:p>
              </table:table-cell>
              <table:table-cell office:value-type="float" office:value="32.6093187332153">
                <text:p>32.6093187332153</text:p>
              </table:table-cell>
              <table:table-cell office:value-type="float" office:value="60.1234464645386">
                <text:p>60.1234464645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18">
                <text:p>31.18</text:p>
              </table:table-cell>
              <table:table-cell office:value-type="float" office:value="30.0978994369507">
                <text:p>30.0978994369507</text:p>
              </table:table-cell>
              <table:table-cell office:value-type="float" office:value="46.6051721572876">
                <text:p>46.6051721572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8">
                <text:p>27.68</text:p>
              </table:table-cell>
              <table:table-cell office:value-type="float" office:value="22.8449373245239">
                <text:p>22.8449373245239</text:p>
              </table:table-cell>
              <table:table-cell office:value-type="float" office:value="41.6952314376831">
                <text:p>41.6952314376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2">
                <text:p>65.2</text:p>
              </table:table-cell>
              <table:table-cell office:value-type="float" office:value="51.8250198364258">
                <text:p>51.8250198364258</text:p>
              </table:table-cell>
              <table:table-cell office:value-type="float" office:value="78.6594161987305">
                <text:p>78.659416198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8">
                <text:p>46.8</text:p>
              </table:table-cell>
              <table:table-cell office:value-type="float" office:value="40.1959595680237">
                <text:p>40.1959595680237</text:p>
              </table:table-cell>
              <table:table-cell office:value-type="float" office:value="52.6756148338318">
                <text:p>52.6756148338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73">
                <text:p>29.73</text:p>
              </table:table-cell>
              <table:table-cell office:value-type="float" office:value="19.2361812591553">
                <text:p>19.2361812591553</text:p>
              </table:table-cell>
              <table:table-cell office:value-type="float" office:value="37.171049118042">
                <text:p>37.171049118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61">
                <text:p>25.61</text:p>
              </table:table-cell>
              <table:table-cell office:value-type="float" office:value="29.1939163208008">
                <text:p>29.1939163208008</text:p>
              </table:table-cell>
              <table:table-cell office:value-type="float" office:value="43.7438049316406">
                <text:p>43.7438049316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72">
                <text:p>33.72</text:p>
              </table:table-cell>
              <table:table-cell office:value-type="float" office:value="31.5360984802246">
                <text:p>31.5360984802246</text:p>
              </table:table-cell>
              <table:table-cell office:value-type="float" office:value="45.9498405456543">
                <text:p>45.9498405456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0.5121402740478">
                <text:p>20.5121402740478</text:p>
              </table:table-cell>
              <table:table-cell office:value-type="float" office:value="32.7407398223877">
                <text:p>32.7407398223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8">
                <text:p>40.68</text:p>
              </table:table-cell>
              <table:table-cell office:value-type="float" office:value="31.018928527832">
                <text:p>31.018928527832</text:p>
              </table:table-cell>
              <table:table-cell office:value-type="float" office:value="48.0544967651367">
                <text:p>48.0544967651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73">
                <text:p>25.73</text:p>
              </table:table-cell>
              <table:table-cell office:value-type="float" office:value="17.6611385345459">
                <text:p>17.6611385345459</text:p>
              </table:table-cell>
              <table:table-cell office:value-type="float" office:value="31.4547061920166">
                <text:p>31.4547061920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23">
                <text:p>26.23</text:p>
              </table:table-cell>
              <table:table-cell office:value-type="float" office:value="23.1621923446655">
                <text:p>23.1621923446655</text:p>
              </table:table-cell>
              <table:table-cell office:value-type="float" office:value="40.7718439102173">
                <text:p>40.7718439102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97">
                <text:p>49.97</text:p>
              </table:table-cell>
              <table:table-cell office:value-type="float" office:value="34.5652418136597">
                <text:p>34.5652418136597</text:p>
              </table:table-cell>
              <table:table-cell office:value-type="float" office:value="64.4387941360474">
                <text:p>64.4387941360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39">
                <text:p>30.39</text:p>
              </table:table-cell>
              <table:table-cell office:value-type="float" office:value="16.4496359825134">
                <text:p>16.4496359825134</text:p>
              </table:table-cell>
              <table:table-cell office:value-type="float" office:value="30.6200661659241">
                <text:p>30.6200661659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9">
                <text:p>66.9</text:p>
              </table:table-cell>
              <table:table-cell office:value-type="float" office:value="54.1711091995239">
                <text:p>54.1711091995239</text:p>
              </table:table-cell>
              <table:table-cell office:value-type="float" office:value="79.390398979187">
                <text:p>79.390398979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07">
                <text:p>32.07</text:p>
              </table:table-cell>
              <table:table-cell office:value-type="float" office:value="23.0115013122559">
                <text:p>23.0115013122559</text:p>
              </table:table-cell>
              <table:table-cell office:value-type="float" office:value="38.8826293945312">
                <text:p>38.8826293945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87">
                <text:p>29.87</text:p>
              </table:table-cell>
              <table:table-cell office:value-type="float" office:value="20.9593181610107">
                <text:p>20.9593181610107</text:p>
              </table:table-cell>
              <table:table-cell office:value-type="float" office:value="42.3234462738037">
                <text:p>42.3234462738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92">
                <text:p>20.92</text:p>
              </table:table-cell>
              <table:table-cell office:value-type="float" office:value="14.6005916595459">
                <text:p>14.6005916595459</text:p>
              </table:table-cell>
              <table:table-cell office:value-type="float" office:value="23.2945156097412">
                <text:p>23.2945156097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9">
                <text:p>55.9</text:p>
              </table:table-cell>
              <table:table-cell office:value-type="float" office:value="34.8593988418579">
                <text:p>34.8593988418579</text:p>
              </table:table-cell>
              <table:table-cell office:value-type="float" office:value="56.4524145126343">
                <text:p>56.4524145126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3">
                <text:p>79.3</text:p>
              </table:table-cell>
              <table:table-cell office:value-type="float" office:value="58.3126640319824">
                <text:p>58.3126640319824</text:p>
              </table:table-cell>
              <table:table-cell office:value-type="float" office:value="92.7680397033691">
                <text:p>92.7680397033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7">
                <text:p>13.57</text:p>
              </table:table-cell>
              <table:table-cell office:value-type="float" office:value="13.4868273735046">
                <text:p>13.4868273735046</text:p>
              </table:table-cell>
              <table:table-cell office:value-type="float" office:value="22.9187397956848">
                <text:p>22.9187397956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7">
                <text:p>73.7</text:p>
              </table:table-cell>
              <table:table-cell office:value-type="float" office:value="50.5746755599976">
                <text:p>50.5746755599976</text:p>
              </table:table-cell>
              <table:table-cell office:value-type="float" office:value="75.9293527603149">
                <text:p>75.9293527603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2">
                <text:p>13.12</text:p>
              </table:table-cell>
              <table:table-cell office:value-type="float" office:value="16.0162010192871">
                <text:p>16.0162010192871</text:p>
              </table:table-cell>
              <table:table-cell office:value-type="float" office:value="24.3679885864258">
                <text:p>24.3679885864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">
                <text:p>17.58</text:p>
              </table:table-cell>
              <table:table-cell office:value-type="float" office:value="16.6588282585144">
                <text:p>16.6588282585144</text:p>
              </table:table-cell>
              <table:table-cell office:value-type="float" office:value="29.5165143013">
                <text:p>29.5165143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33">
                <text:p>42.33</text:p>
              </table:table-cell>
              <table:table-cell office:value-type="float" office:value="32.205846786499">
                <text:p>32.205846786499</text:p>
              </table:table-cell>
              <table:table-cell office:value-type="float" office:value="58.6154880523682">
                <text:p>58.6154880523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8">
                <text:p>23.8</text:p>
              </table:table-cell>
              <table:table-cell office:value-type="float" office:value="21.5610175132751">
                <text:p>21.5610175132751</text:p>
              </table:table-cell>
              <table:table-cell office:value-type="float" office:value="34.9495720863342">
                <text:p>34.9495720863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6">
                <text:p>38.6</text:p>
              </table:table-cell>
              <table:table-cell office:value-type="float" office:value="24.8907060623169">
                <text:p>24.8907060623169</text:p>
              </table:table-cell>
              <table:table-cell office:value-type="float" office:value="41.3137540817261">
                <text:p>41.3137540817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76">
                <text:p>40.76</text:p>
              </table:table-cell>
              <table:table-cell office:value-type="float" office:value="32.8486423492432">
                <text:p>32.8486423492432</text:p>
              </table:table-cell>
              <table:table-cell office:value-type="float" office:value="51.000524520874">
                <text:p>51.000524520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2">
                <text:p>15.52</text:p>
              </table:table-cell>
              <table:table-cell office:value-type="float" office:value="5.00407028198242">
                <text:p>5.00407028198242</text:p>
              </table:table-cell>
              <table:table-cell office:value-type="float" office:value="22.9966793060303">
                <text:p>22.9966793060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71">
                <text:p>13.71</text:p>
              </table:table-cell>
              <table:table-cell office:value-type="float" office:value="11.3319664001465">
                <text:p>11.3319664001465</text:p>
              </table:table-cell>
              <table:table-cell office:value-type="float" office:value="18.9512901306152">
                <text:p>18.9512901306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44">
                <text:p>37.44</text:p>
              </table:table-cell>
              <table:table-cell office:value-type="float" office:value="26.5449485778809">
                <text:p>26.5449485778809</text:p>
              </table:table-cell>
              <table:table-cell office:value-type="float" office:value="42.845531463623">
                <text:p>42.845531463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6">
                <text:p>14.6</text:p>
              </table:table-cell>
              <table:table-cell office:value-type="float" office:value="12.1706655025482">
                <text:p>12.1706655025482</text:p>
              </table:table-cell>
              <table:table-cell office:value-type="float" office:value="17.6646444797516">
                <text:p>17.6646444797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74">
                <text:p>47.74</text:p>
              </table:table-cell>
              <table:table-cell office:value-type="float" office:value="30.401216506958">
                <text:p>30.401216506958</text:p>
              </table:table-cell>
              <table:table-cell office:value-type="float" office:value="55.003927230835">
                <text:p>55.003927230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08">
                <text:p>35.08</text:p>
              </table:table-cell>
              <table:table-cell office:value-type="float" office:value="25.1816916465759">
                <text:p>25.1816916465759</text:p>
              </table:table-cell>
              <table:table-cell office:value-type="float" office:value="39.1631112098694">
                <text:p>39.1631112098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3">
                <text:p>39.3</text:p>
              </table:table-cell>
              <table:table-cell office:value-type="float" office:value="38.5276489257812">
                <text:p>38.5276489257812</text:p>
              </table:table-cell>
              <table:table-cell office:value-type="float" office:value="65.5603256225586">
                <text:p>65.5603256225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">
                <text:p>42.8</text:p>
              </table:table-cell>
              <table:table-cell office:value-type="float" office:value="31.4324541091919">
                <text:p>31.4324541091919</text:p>
              </table:table-cell>
              <table:table-cell office:value-type="float" office:value="51.5653486251831">
                <text:p>51.5653486251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09">
                <text:p>13.09</text:p>
              </table:table-cell>
              <table:table-cell office:value-type="float" office:value="12.034818649292">
                <text:p>12.034818649292</text:p>
              </table:table-cell>
              <table:table-cell office:value-type="float" office:value="19.7672634124756">
                <text:p>19.7672634124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88">
                <text:p>32.88</text:p>
              </table:table-cell>
              <table:table-cell office:value-type="float" office:value="23.9463572502136">
                <text:p>23.9463572502136</text:p>
              </table:table-cell>
              <table:table-cell office:value-type="float" office:value="38.5693821907043">
                <text:p>38.5693821907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.35">
                <text:p>31.35</text:p>
              </table:table-cell>
              <table:table-cell office:value-type="float" office:value="26.122407913208">
                <text:p>26.122407913208</text:p>
              </table:table-cell>
              <table:table-cell office:value-type="float" office:value="45.8258419036865">
                <text:p>45.8258419036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12">
                <text:p>52.12</text:p>
              </table:table-cell>
              <table:table-cell office:value-type="float" office:value="40.0121192932129">
                <text:p>40.0121192932129</text:p>
              </table:table-cell>
              <table:table-cell office:value-type="float" office:value="59.4619560241699">
                <text:p>59.4619560241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16">
                <text:p>21.16</text:p>
              </table:table-cell>
              <table:table-cell office:value-type="float" office:value="16.8862981796265">
                <text:p>16.8862981796265</text:p>
              </table:table-cell>
              <table:table-cell office:value-type="float" office:value="23.3381242752075">
                <text:p>23.3381242752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54">
                <text:p>10.54</text:p>
              </table:table-cell>
              <table:table-cell office:value-type="float" office:value="-0.0896139144897461">
                <text:p>-0.0896139144897461</text:p>
              </table:table-cell>
              <table:table-cell office:value-type="float" office:value="21.2689847946167">
                <text:p>21.2689847946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78">
                <text:p>47.78</text:p>
              </table:table-cell>
              <table:table-cell office:value-type="float" office:value="32.2342195510864">
                <text:p>32.2342195510864</text:p>
              </table:table-cell>
              <table:table-cell office:value-type="float" office:value="58.3502988815308">
                <text:p>58.3502988815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